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paragraph-rsid="008d47e8"/>
    </style:style>
    <style:style style:name="P79" style:family="paragraph" style:parent-style-name="Text_20_body">
      <style:text-properties officeooo:rsid="009b73fc" officeooo:paragraph-rsid="009d4b7d"/>
    </style:style>
    <style:style style:name="P80" style:family="paragraph" style:parent-style-name="Text_20_body">
      <style:text-properties officeooo:rsid="009b73fc" officeooo:paragraph-rsid="009b73fc"/>
    </style:style>
    <style:style style:name="P81" style:family="paragraph" style:parent-style-name="Text_20_body">
      <style:text-properties officeooo:rsid="007e988e" officeooo:paragraph-rsid="009ca87b"/>
    </style:style>
    <style:style style:name="P82" style:family="paragraph" style:parent-style-name="Text_20_body">
      <style:text-properties officeooo:rsid="0085c8ba" officeooo:paragraph-rsid="009ca87b"/>
    </style:style>
    <style:style style:name="P83" style:family="paragraph" style:parent-style-name="Text_20_body">
      <style:text-properties officeooo:paragraph-rsid="0096ab56"/>
    </style:style>
    <style:style style:name="P84" style:family="paragraph" style:parent-style-name="Text_20_body">
      <style:text-properties officeooo:paragraph-rsid="009d4b7d"/>
    </style:style>
    <style:style style:name="P85" style:family="paragraph" style:parent-style-name="Text_20_body">
      <style:text-properties officeooo:rsid="00a08f1a" officeooo:paragraph-rsid="00a08f1a"/>
    </style:style>
    <style:style style:name="P86" style:family="paragraph" style:parent-style-name="Text_20_body">
      <style:text-properties officeooo:rsid="002aafe6" officeooo:paragraph-rsid="002aafe6"/>
    </style:style>
    <style:style style:name="P87" style:family="paragraph" style:parent-style-name="Text_20_body">
      <style:text-properties officeooo:rsid="00a167bb" officeooo:paragraph-rsid="00a167bb"/>
    </style:style>
    <style:style style:name="P88" style:family="paragraph" style:parent-style-name="Text_20_body">
      <style:text-properties officeooo:paragraph-rsid="00acfcad"/>
    </style:style>
    <style:style style:name="P89" style:family="paragraph" style:parent-style-name="Text_20_body">
      <style:text-properties officeooo:rsid="00961739" officeooo:paragraph-rsid="00ad4e68"/>
    </style:style>
    <style:style style:name="P90" style:family="paragraph" style:parent-style-name="Text_20_body">
      <style:text-properties officeooo:rsid="00b1110d" officeooo:paragraph-rsid="00b1110d"/>
    </style:style>
    <style:style style:name="P91" style:family="paragraph" style:parent-style-name="Text_20_body">
      <style:text-properties officeooo:paragraph-rsid="00b956b4"/>
    </style:style>
    <style:style style:name="P92" style:family="paragraph" style:parent-style-name="Text_20_body">
      <style:text-properties officeooo:paragraph-rsid="007b09df"/>
    </style:style>
    <style:style style:name="P93" style:family="paragraph" style:parent-style-name="Text_20_body">
      <style:text-properties officeooo:paragraph-rsid="00bb8dbd"/>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c055b0" officeooo:paragraph-rsid="00c055b0"/>
    </style:style>
    <style:style style:name="P99" style:family="paragraph" style:parent-style-name="Text_20_body">
      <style:text-properties officeooo:rsid="00bb8a6f" officeooo:paragraph-rsid="00c055b0"/>
    </style:style>
    <style:style style:name="P10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1" style:family="paragraph" style:parent-style-name="Text_20_body">
      <style:text-properties officeooo:rsid="00d065e8" officeooo:paragraph-rsid="00d065e8"/>
    </style:style>
    <style:style style:name="P102" style:family="paragraph" style:parent-style-name="Text_20_body">
      <style:text-properties officeooo:paragraph-rsid="005e8856"/>
    </style:style>
    <style:style style:name="P103" style:family="paragraph" style:parent-style-name="Text_20_body">
      <style:text-properties officeooo:paragraph-rsid="00d278fb"/>
    </style:style>
    <style:style style:name="P104" style:family="paragraph" style:parent-style-name="Text_20_body">
      <style:text-properties officeooo:rsid="00dca0b7" officeooo:paragraph-rsid="00dca0b7"/>
    </style:style>
    <style:style style:name="P105" style:family="paragraph" style:parent-style-name="Text_20_body">
      <style:text-properties fo:font-weight="bold" officeooo:rsid="019a907e" officeooo:paragraph-rsid="019a907e" style:font-weight-asian="bold" style:font-weight-complex="bold"/>
    </style:style>
    <style:style style:name="P106" style:family="paragraph" style:parent-style-name="Text_20_body">
      <style:text-properties officeooo:rsid="00eb65a8" officeooo:paragraph-rsid="00eb65a8"/>
    </style:style>
    <style:style style:name="P107" style:family="paragraph" style:parent-style-name="Text_20_body">
      <style:text-properties officeooo:rsid="005bf6cd" officeooo:paragraph-rsid="00ef8281"/>
    </style:style>
    <style:style style:name="P108" style:family="paragraph" style:parent-style-name="Text_20_body">
      <style:text-properties officeooo:rsid="00705452" officeooo:paragraph-rsid="00ef8281"/>
    </style:style>
    <style:style style:name="P109" style:family="paragraph" style:parent-style-name="Text_20_body">
      <style:text-properties officeooo:paragraph-rsid="00ffcb32"/>
    </style:style>
    <style:style style:name="P110" style:family="paragraph" style:parent-style-name="Text_20_body">
      <style:text-properties officeooo:paragraph-rsid="0107cdef"/>
    </style:style>
    <style:style style:name="P111" style:family="paragraph" style:parent-style-name="Text_20_body">
      <style:text-properties officeooo:rsid="010ad891" officeooo:paragraph-rsid="010ad891"/>
    </style:style>
    <style:style style:name="P112" style:family="paragraph" style:parent-style-name="Text_20_body">
      <style:text-properties officeooo:rsid="010ad891" officeooo:paragraph-rsid="01433c1d"/>
    </style:style>
    <style:style style:name="P113" style:family="paragraph" style:parent-style-name="Text_20_body">
      <style:text-properties officeooo:paragraph-rsid="0114df32"/>
    </style:style>
    <style:style style:name="P114" style:family="paragraph" style:parent-style-name="Text_20_body">
      <style:text-properties officeooo:paragraph-rsid="011873c5"/>
    </style:style>
    <style:style style:name="P115" style:family="paragraph" style:parent-style-name="Text_20_body">
      <style:text-properties officeooo:rsid="01214ca3" officeooo:paragraph-rsid="0124c8a6"/>
    </style:style>
    <style:style style:name="P116" style:family="paragraph" style:parent-style-name="Text_20_body">
      <style:text-properties officeooo:rsid="0122aed0" officeooo:paragraph-rsid="0124c8a6"/>
    </style:style>
    <style:style style:name="P117" style:family="paragraph" style:parent-style-name="Text_20_body">
      <style:text-properties officeooo:paragraph-rsid="0124c8a6"/>
    </style:style>
    <style:style style:name="P118" style:family="paragraph" style:parent-style-name="Text_20_body">
      <style:text-properties officeooo:paragraph-rsid="012ca6ad"/>
    </style:style>
    <style:style style:name="P119" style:family="paragraph" style:parent-style-name="Text_20_body">
      <style:text-properties officeooo:rsid="012ca6ad" officeooo:paragraph-rsid="012ca6ad"/>
    </style:style>
    <style:style style:name="P120" style:family="paragraph" style:parent-style-name="Text_20_body">
      <style:text-properties officeooo:rsid="0135ceb6" officeooo:paragraph-rsid="0135ceb6"/>
    </style:style>
    <style:style style:name="P121" style:family="paragraph" style:parent-style-name="Text_20_body">
      <style:text-properties officeooo:rsid="0135ceb6" officeooo:paragraph-rsid="013c6995"/>
    </style:style>
    <style:style style:name="P122" style:family="paragraph" style:parent-style-name="Text_20_body">
      <style:text-properties officeooo:rsid="010d34d8" officeooo:paragraph-rsid="010d34d8"/>
    </style:style>
    <style:style style:name="P123" style:family="paragraph" style:parent-style-name="Text_20_body">
      <style:text-properties officeooo:rsid="01433c1d" officeooo:paragraph-rsid="0143af28"/>
    </style:style>
    <style:style style:name="P124" style:family="paragraph" style:parent-style-name="Text_20_body">
      <style:text-properties officeooo:rsid="01433c1d" officeooo:paragraph-rsid="0149df8e"/>
    </style:style>
    <style:style style:name="P125" style:family="paragraph" style:parent-style-name="Text_20_body">
      <style:text-properties officeooo:rsid="014560bf" officeooo:paragraph-rsid="014560bf"/>
    </style:style>
    <style:style style:name="P126" style:family="paragraph" style:parent-style-name="Text_20_body">
      <style:text-properties officeooo:rsid="014560bf" officeooo:paragraph-rsid="01487ee1"/>
    </style:style>
    <style:style style:name="P127" style:family="paragraph" style:parent-style-name="Text_20_body">
      <style:text-properties officeooo:rsid="01487ee1" officeooo:paragraph-rsid="01487ee1"/>
    </style:style>
    <style:style style:name="P128" style:family="paragraph" style:parent-style-name="Text_20_body">
      <style:text-properties officeooo:rsid="014cddd9" officeooo:paragraph-rsid="014cddd9"/>
    </style:style>
    <style:style style:name="P129" style:family="paragraph" style:parent-style-name="Text_20_body">
      <style:text-properties officeooo:paragraph-rsid="014fe6ce"/>
    </style:style>
    <style:style style:name="P130" style:family="paragraph" style:parent-style-name="Text_20_body">
      <style:text-properties officeooo:paragraph-rsid="0153e177"/>
    </style:style>
    <style:style style:name="P131" style:family="paragraph" style:parent-style-name="Text_20_body">
      <style:text-properties officeooo:rsid="01558a1f" officeooo:paragraph-rsid="01558a1f"/>
    </style:style>
    <style:style style:name="P132" style:family="paragraph" style:parent-style-name="Text_20_body">
      <style:text-properties officeooo:paragraph-rsid="01558b7b"/>
    </style:style>
    <style:style style:name="P133" style:family="paragraph" style:parent-style-name="Text_20_body">
      <style:text-properties officeooo:rsid="015fef93" officeooo:paragraph-rsid="015fef93"/>
    </style:style>
    <style:style style:name="P134" style:family="paragraph" style:parent-style-name="Text_20_body">
      <style:text-properties officeooo:rsid="015fef93" officeooo:paragraph-rsid="01609c86"/>
    </style:style>
    <style:style style:name="P135" style:family="paragraph" style:parent-style-name="Text_20_body">
      <style:text-properties officeooo:rsid="015fef93" officeooo:paragraph-rsid="0166e72a"/>
    </style:style>
    <style:style style:name="P136" style:family="paragraph" style:parent-style-name="Text_20_body">
      <style:text-properties officeooo:rsid="01599ca6" officeooo:paragraph-rsid="01599ca6"/>
    </style:style>
    <style:style style:name="P137" style:family="paragraph" style:parent-style-name="Text_20_body">
      <style:text-properties officeooo:rsid="00f5ac55" officeooo:paragraph-rsid="016ba78c"/>
    </style:style>
    <style:style style:name="P138" style:family="paragraph" style:parent-style-name="Text_20_body">
      <style:text-properties officeooo:paragraph-rsid="01699742"/>
    </style:style>
    <style:style style:name="P139" style:family="paragraph" style:parent-style-name="Text_20_body">
      <style:text-properties officeooo:rsid="016d01ec" officeooo:paragraph-rsid="016deaa3"/>
    </style:style>
    <style:style style:name="P140" style:family="paragraph" style:parent-style-name="Text_20_body">
      <style:text-properties officeooo:paragraph-rsid="01750c5e"/>
    </style:style>
    <style:style style:name="P141" style:family="paragraph" style:parent-style-name="Text_20_body">
      <style:text-properties officeooo:rsid="01750c5e" officeooo:paragraph-rsid="01750c5e"/>
    </style:style>
    <style:style style:name="P142" style:family="paragraph" style:parent-style-name="Text_20_body">
      <style:text-properties officeooo:rsid="0176c712" officeooo:paragraph-rsid="0176c712"/>
    </style:style>
    <style:style style:name="P143" style:family="paragraph" style:parent-style-name="Text_20_body">
      <style:text-properties officeooo:paragraph-rsid="017a3d51"/>
    </style:style>
    <style:style style:name="P144" style:family="paragraph" style:parent-style-name="Text_20_body">
      <style:text-properties officeooo:rsid="017cbc3a" officeooo:paragraph-rsid="001b4556"/>
    </style:style>
    <style:style style:name="P145" style:family="paragraph" style:parent-style-name="Text_20_body">
      <style:text-properties officeooo:rsid="01711c47" officeooo:paragraph-rsid="01711c47"/>
    </style:style>
    <style:style style:name="P146" style:family="paragraph" style:parent-style-name="Text_20_body">
      <style:text-properties officeooo:paragraph-rsid="019f9761"/>
    </style:style>
    <style:style style:name="P147" style:family="paragraph" style:parent-style-name="Text_20_body">
      <style:text-properties officeooo:paragraph-rsid="01a01c9c"/>
    </style:style>
    <style:style style:name="P148" style:family="paragraph" style:parent-style-name="Text_20_body">
      <style:text-properties officeooo:paragraph-rsid="01a40355"/>
    </style:style>
    <style:style style:name="P149" style:family="paragraph" style:parent-style-name="Text_20_body">
      <style:paragraph-properties fo:text-align="start" style:justify-single-word="false"/>
      <style:text-properties officeooo:rsid="0107cdef" officeooo:paragraph-rsid="01097ae0"/>
    </style:style>
    <style:style style:name="P150" style:family="paragraph" style:parent-style-name="Text_20_body">
      <style:text-properties officeooo:rsid="01a90884" officeooo:paragraph-rsid="01a90884"/>
    </style:style>
    <style:style style:name="P151" style:family="paragraph" style:parent-style-name="Text_20_body">
      <style:text-properties officeooo:paragraph-rsid="01b0cc95"/>
    </style:style>
    <style:style style:name="P152" style:family="paragraph" style:parent-style-name="Text_20_body">
      <style:text-properties officeooo:rsid="01b733f6" officeooo:paragraph-rsid="01b733f6"/>
    </style:style>
    <style:style style:name="P153" style:family="paragraph" style:parent-style-name="Text_20_body">
      <style:text-properties officeooo:rsid="01bfc1bb" officeooo:paragraph-rsid="01bfc1bb"/>
    </style:style>
    <style:style style:name="P154" style:family="paragraph" style:parent-style-name="Text_20_body">
      <style:text-properties officeooo:rsid="01c044f9" officeooo:paragraph-rsid="01c044f9"/>
    </style:style>
    <style:style style:name="P155" style:family="paragraph" style:parent-style-name="Text_20_body">
      <style:text-properties officeooo:rsid="01c26dc2" officeooo:paragraph-rsid="01c26dc2"/>
    </style:style>
    <style:style style:name="P156" style:family="paragraph" style:parent-style-name="Text_20_body">
      <style:text-properties officeooo:paragraph-rsid="01c7d769"/>
    </style:style>
    <style:style style:name="P157" style:family="paragraph" style:parent-style-name="Text_20_body">
      <style:text-properties officeooo:paragraph-rsid="01c8c243"/>
    </style:style>
    <style:style style:name="P158" style:family="paragraph" style:parent-style-name="Text_20_body">
      <style:text-properties officeooo:rsid="01cdb011" officeooo:paragraph-rsid="01cdb011"/>
    </style:style>
    <style:style style:name="P159" style:family="paragraph" style:parent-style-name="Text_20_body">
      <style:text-properties officeooo:rsid="01c7d769" officeooo:paragraph-rsid="01c7d769"/>
    </style:style>
    <style:style style:name="P160" style:family="paragraph" style:parent-style-name="Text_20_body">
      <style:text-properties officeooo:rsid="01d40fdb" officeooo:paragraph-rsid="01d40fdb"/>
    </style:style>
    <style:style style:name="P161" style:family="paragraph" style:parent-style-name="Text_20_body">
      <style:text-properties officeooo:rsid="01d4695f" officeooo:paragraph-rsid="01d4695f"/>
    </style:style>
    <style:style style:name="P162" style:family="paragraph" style:parent-style-name="Text_20_body">
      <style:text-properties officeooo:rsid="01d601d3" officeooo:paragraph-rsid="01d601d3"/>
    </style:style>
    <style:style style:name="P163" style:family="paragraph" style:parent-style-name="Text_20_body">
      <style:text-properties officeooo:rsid="000d9e78" officeooo:paragraph-rsid="01dd8e45"/>
    </style:style>
    <style:style style:name="P164" style:family="paragraph" style:parent-style-name="Text_20_body">
      <style:text-properties officeooo:rsid="00e9e898" officeooo:paragraph-rsid="01d601d3"/>
    </style:style>
    <style:style style:name="P165" style:family="paragraph" style:parent-style-name="Text_20_body">
      <style:text-properties officeooo:rsid="00e9e898" officeooo:paragraph-rsid="01d9fa89"/>
    </style:style>
    <style:style style:name="P166" style:family="paragraph" style:parent-style-name="Text_20_body">
      <style:text-properties officeooo:paragraph-rsid="01d90249"/>
    </style:style>
    <style:style style:name="P167" style:family="paragraph" style:parent-style-name="Text_20_body">
      <style:text-properties officeooo:paragraph-rsid="01d9fa89"/>
    </style:style>
    <style:style style:name="P168" style:family="paragraph" style:parent-style-name="Text_20_body">
      <style:text-properties officeooo:rsid="01dbf29a" officeooo:paragraph-rsid="01dbf29a"/>
    </style:style>
    <style:style style:name="P169" style:family="paragraph" style:parent-style-name="Text_20_body">
      <style:text-properties officeooo:rsid="01dd8e45" officeooo:paragraph-rsid="01dd8e45"/>
    </style:style>
    <style:style style:name="P170" style:family="paragraph" style:parent-style-name="Text_20_body">
      <style:text-properties officeooo:paragraph-rsid="01dd8e45"/>
    </style:style>
    <style:style style:name="P171" style:family="paragraph" style:parent-style-name="Text_20_body">
      <style:text-properties officeooo:paragraph-rsid="01df2b04"/>
    </style:style>
    <style:style style:name="P172" style:family="paragraph" style:parent-style-name="Text_20_body">
      <style:text-properties officeooo:rsid="01d9fa89" officeooo:paragraph-rsid="01d9fa89"/>
    </style:style>
    <style:style style:name="P173" style:family="paragraph" style:parent-style-name="Text_20_body">
      <style:text-properties officeooo:rsid="01d90249" officeooo:paragraph-rsid="01d90249"/>
    </style:style>
    <style:style style:name="P174" style:family="paragraph" style:parent-style-name="Text_20_body">
      <style:text-properties officeooo:rsid="00234a62" officeooo:paragraph-rsid="004a56c7"/>
    </style:style>
    <style:style style:name="P175" style:family="paragraph" style:parent-style-name="Text_20_body">
      <style:text-properties officeooo:rsid="01e5695f" officeooo:paragraph-rsid="01e5695f"/>
    </style:style>
    <style:style style:name="P176" style:family="paragraph" style:parent-style-name="Text_20_body">
      <style:text-properties officeooo:rsid="01e5695f" officeooo:paragraph-rsid="01e7ef31"/>
    </style:style>
    <style:style style:name="P177" style:family="paragraph" style:parent-style-name="Text_20_body">
      <style:text-properties officeooo:paragraph-rsid="004f4bca"/>
    </style:style>
    <style:style style:name="P178" style:family="paragraph" style:parent-style-name="Text_20_body">
      <style:text-properties officeooo:rsid="01efad66" officeooo:paragraph-rsid="01efad66"/>
    </style:style>
    <style:style style:name="P179" style:family="paragraph" style:parent-style-name="Text_20_body">
      <style:text-properties officeooo:rsid="01f1d817" officeooo:paragraph-rsid="01f43ef1"/>
    </style:style>
    <style:style style:name="P180" style:family="paragraph" style:parent-style-name="Text_20_body">
      <style:text-properties officeooo:rsid="01f1d817" officeooo:paragraph-rsid="01f574ac"/>
    </style:style>
    <style:style style:name="P181" style:family="paragraph" style:parent-style-name="Text_20_body">
      <style:text-properties officeooo:rsid="01f4c215" officeooo:paragraph-rsid="01f4c215"/>
    </style:style>
    <style:style style:name="P182" style:family="paragraph" style:parent-style-name="Text_20_body">
      <style:text-properties officeooo:rsid="01f932a2" officeooo:paragraph-rsid="01f932a2"/>
    </style:style>
    <style:style style:name="P183" style:family="paragraph" style:parent-style-name="Text_20_body">
      <style:text-properties officeooo:paragraph-rsid="01f932a2"/>
    </style:style>
    <style:style style:name="P184" style:family="paragraph" style:parent-style-name="Text_20_body">
      <style:text-properties officeooo:paragraph-rsid="01fda5e5"/>
    </style:style>
    <style:style style:name="P185" style:family="paragraph" style:parent-style-name="Text_20_body">
      <style:text-properties officeooo:rsid="01f574ac" officeooo:paragraph-rsid="01f574ac"/>
    </style:style>
    <style:style style:name="P186" style:family="paragraph" style:parent-style-name="Text_20_body">
      <style:text-properties officeooo:paragraph-rsid="02030b20"/>
    </style:style>
    <style:style style:name="P187" style:family="paragraph" style:parent-style-name="Text_20_body">
      <style:text-properties officeooo:paragraph-rsid="02033653"/>
    </style:style>
    <style:style style:name="P188" style:family="paragraph" style:parent-style-name="Text_20_body">
      <style:text-properties officeooo:paragraph-rsid="015e09fe"/>
    </style:style>
    <style:style style:name="P189" style:family="paragraph" style:parent-style-name="Text_20_body">
      <style:text-properties officeooo:paragraph-rsid="0207dc5f"/>
    </style:style>
    <style:style style:name="P190" style:family="paragraph" style:parent-style-name="Text_20_body">
      <style:text-properties officeooo:rsid="01bc2314" officeooo:paragraph-rsid="01bd2492"/>
    </style:style>
    <style:style style:name="P191" style:family="paragraph" style:parent-style-name="Text_20_body">
      <style:text-properties officeooo:rsid="01bc2314" officeooo:paragraph-rsid="01bc2314"/>
    </style:style>
    <style:style style:name="P192" style:family="paragraph" style:parent-style-name="Text_20_body">
      <style:text-properties officeooo:rsid="01bc2314" officeooo:paragraph-rsid="02081e6f"/>
    </style:style>
    <style:style style:name="P193" style:family="paragraph" style:parent-style-name="Text_20_body">
      <style:paragraph-properties fo:text-align="start" style:justify-single-word="false"/>
      <style:text-properties officeooo:rsid="02081e6f" officeooo:paragraph-rsid="0209dc14"/>
    </style:style>
    <style:style style:name="P194" style:family="paragraph" style:parent-style-name="Text_20_body">
      <style:paragraph-properties fo:text-align="start" style:justify-single-word="false"/>
      <style:text-properties officeooo:rsid="02081e6f" officeooo:paragraph-rsid="020ab59e"/>
    </style:style>
    <style:style style:name="P195" style:family="paragraph" style:parent-style-name="Text_20_body">
      <style:text-properties officeooo:rsid="02081e6f" officeooo:paragraph-rsid="02081e6f"/>
    </style:style>
    <style:style style:name="P196" style:family="paragraph" style:parent-style-name="Text_20_body">
      <style:paragraph-properties fo:text-align="start" style:justify-single-word="false"/>
      <style:text-properties officeooo:rsid="0209dc14" officeooo:paragraph-rsid="0209dc14"/>
    </style:style>
    <style:style style:name="P197" style:family="paragraph" style:parent-style-name="Text_20_body">
      <style:text-properties officeooo:rsid="0005f3ff" officeooo:paragraph-rsid="00413cc0"/>
    </style:style>
    <style:style style:name="P198" style:family="paragraph" style:parent-style-name="Text_20_body">
      <style:text-properties officeooo:rsid="02133621" officeooo:paragraph-rsid="02133621"/>
    </style:style>
    <style:style style:name="P199" style:family="paragraph" style:parent-style-name="Text_20_body">
      <style:text-properties officeooo:rsid="02033653" officeooo:paragraph-rsid="0207dc5f"/>
    </style:style>
    <style:style style:name="P200" style:family="paragraph" style:parent-style-name="Text_20_body">
      <style:text-properties officeooo:rsid="0215b863" officeooo:paragraph-rsid="0215b863"/>
    </style:style>
    <style:style style:name="P201" style:family="paragraph" style:parent-style-name="Text_20_body">
      <style:text-properties officeooo:rsid="0215b863" officeooo:paragraph-rsid="0216866a"/>
    </style:style>
    <style:style style:name="P202" style:family="paragraph" style:parent-style-name="Text_20_body">
      <style:text-properties officeooo:rsid="0216866a" officeooo:paragraph-rsid="0216866a"/>
    </style:style>
    <style:style style:name="P203" style:family="paragraph" style:parent-style-name="Text_20_body">
      <style:text-properties officeooo:rsid="021b3dc2" officeooo:paragraph-rsid="021b3dc2"/>
    </style:style>
    <style:style style:name="P204" style:family="paragraph" style:parent-style-name="Text_20_body">
      <style:text-properties officeooo:paragraph-rsid="022637ab"/>
    </style:style>
    <style:style style:name="P205" style:family="paragraph" style:parent-style-name="Text_20_body">
      <style:text-properties officeooo:rsid="003cb19d" officeooo:paragraph-rsid="004871b1"/>
    </style:style>
    <style:style style:name="P206" style:family="paragraph" style:parent-style-name="Text_20_body">
      <style:text-properties officeooo:rsid="003cb19d" officeooo:paragraph-rsid="02274967"/>
    </style:style>
    <style:style style:name="P207" style:family="paragraph" style:parent-style-name="Text_20_body">
      <style:text-properties officeooo:rsid="0228e0e8" officeooo:paragraph-rsid="0228e0e8"/>
    </style:style>
    <style:style style:name="P208" style:family="paragraph" style:parent-style-name="Text_20_body">
      <style:text-properties officeooo:rsid="022de923" officeooo:paragraph-rsid="022de923"/>
    </style:style>
    <style:style style:name="P209" style:family="paragraph" style:parent-style-name="Text_20_body">
      <style:text-properties officeooo:paragraph-rsid="022f7369"/>
    </style:style>
    <style:style style:name="P210" style:family="paragraph" style:parent-style-name="Text_20_body">
      <style:text-properties officeooo:paragraph-rsid="0230c3e3"/>
    </style:style>
    <style:style style:name="P211" style:family="paragraph" style:parent-style-name="Text_20_body">
      <style:text-properties officeooo:rsid="0231d436" officeooo:paragraph-rsid="0231d436"/>
    </style:style>
    <style:style style:name="P21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13"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9" style:family="paragraph" style:parent-style-name="Standard">
      <style:paragraph-properties fo:margin-left="0cm" fo:margin-right="0cm" fo:text-indent="0cm" style:auto-text-indent="false"/>
      <style:text-properties officeooo:rsid="00da7d22" officeooo:paragraph-rsid="00fce3c9"/>
    </style:style>
    <style:style style:name="P220" style:family="paragraph" style:parent-style-name="Standard">
      <style:paragraph-properties fo:margin-left="0cm" fo:margin-right="0cm" fo:text-indent="0cm" style:auto-text-indent="false"/>
      <style:text-properties officeooo:rsid="00da8a43" officeooo:paragraph-rsid="00fce3c9"/>
    </style:style>
    <style:style style:name="P221" style:family="paragraph" style:parent-style-name="Standard">
      <style:paragraph-properties fo:margin-left="0cm" fo:margin-right="0cm" fo:text-indent="0cm" style:auto-text-indent="false"/>
      <style:text-properties officeooo:rsid="00da4a3b" officeooo:paragraph-rsid="00fce3c9"/>
    </style:style>
    <style:style style:name="P222" style:family="paragraph" style:parent-style-name="Standard">
      <style:paragraph-properties fo:margin-left="0cm" fo:margin-right="0cm" fo:text-indent="0cm" style:auto-text-indent="false"/>
      <style:text-properties officeooo:rsid="00da4a3b" officeooo:paragraph-rsid="00ffcb32"/>
    </style:style>
    <style:style style:name="P223" style:family="paragraph" style:parent-style-name="Standard">
      <style:paragraph-properties fo:margin-left="0cm" fo:margin-right="0cm" fo:text-indent="0cm" style:auto-text-indent="false"/>
      <style:text-properties officeooo:paragraph-rsid="00ffcb32"/>
    </style:style>
    <style:style style:name="P224" style:family="paragraph" style:parent-style-name="Standard">
      <style:paragraph-properties fo:margin-left="0cm" fo:margin-right="0cm" fo:text-indent="0cm" style:auto-text-indent="false"/>
      <style:text-properties officeooo:rsid="01038bfe" officeooo:paragraph-rsid="01038bfe"/>
    </style:style>
    <style:style style:name="P225" style:family="paragraph" style:parent-style-name="Standard">
      <style:paragraph-properties fo:margin-left="0cm" fo:margin-right="0cm" fo:text-indent="0cm" style:auto-text-indent="false"/>
      <style:text-properties officeooo:rsid="01042cb2" officeooo:paragraph-rsid="01042cb2"/>
    </style:style>
    <style:style style:name="P226" style:family="paragraph" style:parent-style-name="Standard">
      <style:paragraph-properties fo:margin-left="0cm" fo:margin-right="0cm" fo:text-align="start" style:justify-single-word="false" fo:text-indent="0cm" style:auto-text-indent="false"/>
    </style:style>
    <style:style style:name="P227"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8"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9"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30"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31"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32" style:family="paragraph" style:parent-style-name="Standard">
      <style:paragraph-properties fo:margin-left="0cm" fo:margin-right="0cm" fo:text-indent="0cm" style:auto-text-indent="false"/>
      <style:text-properties officeooo:paragraph-rsid="01e64b85"/>
    </style:style>
    <style:style style:name="P23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6" style:family="paragraph" style:parent-style-name="Preformatted_20_Text">
      <style:paragraph-properties fo:margin-left="0cm" fo:margin-right="0cm" fo:text-indent="0cm" style:auto-text-indent="false"/>
      <style:text-properties officeooo:paragraph-rsid="0149df8e"/>
    </style:style>
    <style:style style:name="P237"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8"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40"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41" style:family="paragraph" style:parent-style-name="Text_20_body">
      <style:paragraph-properties fo:margin-left="0cm" fo:margin-right="0cm" fo:text-indent="0cm" style:auto-text-indent="false"/>
      <style:text-properties officeooo:rsid="01609c86" officeooo:paragraph-rsid="01609c86"/>
    </style:style>
    <style:style style:name="P242" style:family="paragraph" style:parent-style-name="Text_20_body">
      <style:paragraph-properties fo:margin-left="0cm" fo:margin-right="0cm" fo:text-indent="0cm" style:auto-text-indent="false"/>
      <style:text-properties officeooo:rsid="015fef93" officeooo:paragraph-rsid="0192c4de"/>
    </style:style>
    <style:style style:name="P243" style:family="paragraph" style:parent-style-name="Text_20_body">
      <style:paragraph-properties fo:margin-left="0cm" fo:margin-right="0cm" fo:text-indent="0cm" style:auto-text-indent="false"/>
      <style:text-properties officeooo:rsid="0192c4de" officeooo:paragraph-rsid="0192c4de"/>
    </style:style>
    <style:style style:name="P244" style:family="paragraph" style:parent-style-name="Text_20_body">
      <style:paragraph-properties fo:margin-left="0cm" fo:margin-right="0cm" fo:text-indent="0cm" style:auto-text-indent="false"/>
      <style:text-properties officeooo:rsid="0192c4de" officeooo:paragraph-rsid="019d4ed8"/>
    </style:style>
    <style:style style:name="P245" style:family="paragraph" style:parent-style-name="Text_20_body">
      <style:paragraph-properties fo:margin-left="0cm" fo:margin-right="0cm" fo:text-indent="0cm" style:auto-text-indent="false"/>
      <style:text-properties officeooo:rsid="0197b2ac" officeooo:paragraph-rsid="0192c4de"/>
    </style:style>
    <style:style style:name="P246" style:family="paragraph" style:parent-style-name="Text_20_body">
      <style:paragraph-properties fo:margin-left="0cm" fo:margin-right="0cm" fo:text-indent="0cm" style:auto-text-indent="false"/>
      <style:text-properties officeooo:rsid="019e48c8" officeooo:paragraph-rsid="019d4ed8"/>
    </style:style>
    <style:style style:name="P247" style:family="paragraph" style:parent-style-name="Text_20_body">
      <style:paragraph-properties fo:margin-left="0cm" fo:margin-right="0cm" fo:text-indent="0cm" style:auto-text-indent="false"/>
      <style:text-properties officeooo:rsid="01cb12fd" officeooo:paragraph-rsid="01cb12fd"/>
    </style:style>
    <style:style style:name="P248"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9"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50" style:family="paragraph" style:parent-style-name="Text_20_body">
      <style:paragraph-properties fo:margin-left="0cm" fo:margin-right="0cm" fo:text-indent="0cm" style:auto-text-indent="false"/>
      <style:text-properties officeooo:rsid="01c8c243" officeooo:paragraph-rsid="01f1ac7f"/>
    </style:style>
    <style:style style:name="P251" style:family="paragraph" style:parent-style-name="Text_20_body">
      <style:paragraph-properties fo:margin-left="0cm" fo:margin-right="0cm" fo:text-indent="0cm" style:auto-text-indent="false"/>
      <style:text-properties officeooo:rsid="01c8c243" officeooo:paragraph-rsid="01f574ac"/>
    </style:style>
    <style:style style:name="P252" style:family="paragraph" style:parent-style-name="Text_20_body">
      <style:paragraph-properties fo:margin-left="0cm" fo:margin-right="0cm" fo:text-indent="0cm" style:auto-text-indent="false"/>
      <style:text-properties officeooo:rsid="01c8c243" officeooo:paragraph-rsid="01c8c243"/>
    </style:style>
    <style:style style:name="P253" style:family="paragraph" style:parent-style-name="Text_20_body">
      <style:paragraph-properties fo:margin-left="0cm" fo:margin-right="0cm" fo:text-indent="0cm" style:auto-text-indent="false"/>
      <style:text-properties officeooo:rsid="01cc8f78" officeooo:paragraph-rsid="01f574ac"/>
    </style:style>
    <style:style style:name="P254" style:family="paragraph" style:parent-style-name="Text_20_body">
      <style:paragraph-properties fo:margin-left="0cm" fo:margin-right="0cm" fo:text-indent="0cm" style:auto-text-indent="false"/>
      <style:text-properties officeooo:rsid="01fda5e5" officeooo:paragraph-rsid="01fda5e5"/>
    </style:style>
    <style:style style:name="P255" style:family="paragraph" style:parent-style-name="Text_20_body">
      <style:paragraph-properties fo:margin-left="0cm" fo:margin-right="0cm" fo:text-indent="0cm" style:auto-text-indent="false"/>
      <style:text-properties officeooo:rsid="01f1ac7f" officeooo:paragraph-rsid="01f1ac7f"/>
    </style:style>
    <style:style style:name="P256"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7"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8"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9" style:family="paragraph" style:parent-style-name="Title">
      <style:paragraph-properties fo:padding="0.049cm" fo:border="0.06pt solid #000000" style:shadow="none"/>
      <style:text-properties officeooo:rsid="003fe1d5" officeooo:paragraph-rsid="003fe1d5"/>
    </style:style>
    <style:style style:name="P260" style:family="paragraph" style:parent-style-name="Text_20_body">
      <style:paragraph-properties fo:margin-top="0cm" fo:margin-bottom="0cm" loext:contextual-spacing="false"/>
      <style:text-properties officeooo:rsid="005bf6cd" officeooo:paragraph-rsid="005bf6cd"/>
    </style:style>
    <style:style style:name="P261" style:family="paragraph" style:parent-style-name="Text_20_body">
      <style:paragraph-properties fo:margin-top="0cm" fo:margin-bottom="0cm" loext:contextual-spacing="false"/>
      <style:text-properties officeooo:rsid="00f5ac55" officeooo:paragraph-rsid="01699742"/>
    </style:style>
    <style:style style:name="P262"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63" style:family="paragraph" style:parent-style-name="Text_20_body" style:master-page-name="">
      <style:paragraph-properties style:page-number="auto" fo:keep-with-next="always"/>
      <style:text-properties officeooo:rsid="0075babf" officeooo:paragraph-rsid="009ca87b"/>
    </style:style>
    <style:style style:name="P264" style:family="paragraph" style:parent-style-name="Text_20_body" style:master-page-name="">
      <style:paragraph-properties style:page-number="auto" fo:keep-with-next="always"/>
      <style:text-properties officeooo:rsid="00a08f1a" officeooo:paragraph-rsid="00a08f1a"/>
    </style:style>
    <style:style style:name="P265" style:family="paragraph" style:parent-style-name="Text_20_body" style:master-page-name="">
      <style:paragraph-properties style:page-number="auto" fo:keep-with-next="always"/>
      <style:text-properties officeooo:rsid="00d065e8" officeooo:paragraph-rsid="00d1a634"/>
    </style:style>
    <style:style style:name="P266" style:family="paragraph" style:parent-style-name="Text_20_body" style:master-page-name="">
      <style:paragraph-properties fo:keep-together="always" style:page-number="auto" fo:keep-with-next="auto"/>
      <style:text-properties officeooo:rsid="00dca0b7" officeooo:paragraph-rsid="00de343d"/>
    </style:style>
    <style:style style:name="P267"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8" style:family="paragraph" style:parent-style-name="Text_20_body">
      <style:paragraph-properties fo:margin-left="1.27cm" fo:margin-right="0cm" fo:text-indent="0cm" style:auto-text-indent="false"/>
    </style:style>
    <style:style style:name="P269" style:family="paragraph" style:parent-style-name="Text_20_body">
      <style:paragraph-properties fo:margin-left="1.27cm" fo:margin-right="0cm" fo:text-indent="0cm" style:auto-text-indent="false"/>
      <style:text-properties officeooo:rsid="00a08f1a" officeooo:paragraph-rsid="00a08f1a"/>
    </style:style>
    <style:style style:name="P270" style:family="paragraph" style:parent-style-name="Text_20_body">
      <style:paragraph-properties fo:margin-left="1.27cm" fo:margin-right="0cm" fo:text-indent="0cm" style:auto-text-indent="false"/>
      <style:text-properties officeooo:rsid="00d52e18" officeooo:paragraph-rsid="00d52e18"/>
    </style:style>
    <style:style style:name="P271" style:family="paragraph" style:parent-style-name="Text_20_body">
      <style:paragraph-properties fo:margin-left="1.27cm" fo:margin-right="0cm" fo:text-indent="0cm" style:auto-text-indent="false"/>
      <style:text-properties officeooo:rsid="00d52e18" officeooo:paragraph-rsid="01014f94"/>
    </style:style>
    <style:style style:name="P272" style:family="paragraph" style:parent-style-name="Text_20_body">
      <style:paragraph-properties fo:margin-left="1.27cm" fo:margin-right="0cm" fo:text-indent="0cm" style:auto-text-indent="false"/>
      <style:text-properties officeooo:rsid="00d670b8" officeooo:paragraph-rsid="00d670b8"/>
    </style:style>
    <style:style style:name="P273" style:family="paragraph" style:parent-style-name="Text_20_body">
      <style:paragraph-properties fo:margin-left="1.27cm" fo:margin-right="0cm" fo:text-indent="0cm" style:auto-text-indent="false"/>
      <style:text-properties officeooo:rsid="00d7bdca" officeooo:paragraph-rsid="00d7bdca"/>
    </style:style>
    <style:style style:name="P274" style:family="paragraph" style:parent-style-name="Text_20_body">
      <style:paragraph-properties fo:margin-left="1.27cm" fo:margin-right="0cm" fo:text-indent="0cm" style:auto-text-indent="false"/>
      <style:text-properties officeooo:paragraph-rsid="00d8dca9"/>
    </style:style>
    <style:style style:name="P275" style:family="paragraph" style:parent-style-name="Text_20_body">
      <style:paragraph-properties fo:margin-left="1.27cm" fo:margin-right="0cm" fo:text-indent="0cm" style:auto-text-indent="false"/>
      <style:text-properties officeooo:rsid="00d8dca9" officeooo:paragraph-rsid="00d8dca9"/>
    </style:style>
    <style:style style:name="P276" style:family="paragraph" style:parent-style-name="Text_20_body">
      <style:paragraph-properties fo:margin-left="1.27cm" fo:margin-right="0cm" fo:text-indent="0cm" style:auto-text-indent="false"/>
      <style:text-properties officeooo:paragraph-rsid="01014f94"/>
    </style:style>
    <style:style style:name="P27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8"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79"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8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81" style:family="paragraph" style:parent-style-name="Text_20_body">
      <style:paragraph-properties fo:margin-left="1.27cm" fo:margin-right="0cm" fo:text-indent="0cm" style:auto-text-indent="false"/>
      <style:text-properties officeooo:rsid="015fef93" officeooo:paragraph-rsid="01609c86"/>
    </style:style>
    <style:style style:name="P282" style:family="paragraph" style:parent-style-name="Text_20_body">
      <style:paragraph-properties fo:margin-left="1.27cm" fo:margin-right="0cm" fo:text-indent="0cm" style:auto-text-indent="false"/>
      <style:text-properties officeooo:paragraph-rsid="01750c5e"/>
    </style:style>
    <style:style style:name="P283" style:family="paragraph" style:parent-style-name="Text_20_body">
      <style:paragraph-properties fo:margin-left="1.27cm" fo:margin-right="0cm" fo:text-indent="0cm" style:auto-text-indent="false"/>
      <style:text-properties officeooo:rsid="0176c712" officeooo:paragraph-rsid="0176c712"/>
    </style:style>
    <style:style style:name="P284" style:family="paragraph" style:parent-style-name="Text_20_body">
      <style:paragraph-properties fo:margin-left="1.27cm" fo:margin-right="0cm" fo:text-indent="0cm" style:auto-text-indent="false"/>
      <style:text-properties officeooo:rsid="01cdb011" officeooo:paragraph-rsid="01cdb011"/>
    </style:style>
    <style:style style:name="P285" style:family="paragraph" style:parent-style-name="Text_20_body">
      <style:paragraph-properties fo:margin-left="1.27cm" fo:margin-right="0cm" fo:text-indent="0cm" style:auto-text-indent="false"/>
      <style:text-properties officeooo:rsid="00e9e898" officeooo:paragraph-rsid="01d90249"/>
    </style:style>
    <style:style style:name="P286" style:family="paragraph" style:parent-style-name="Text_20_body">
      <style:paragraph-properties fo:margin-left="1.27cm" fo:margin-right="0cm" fo:text-indent="0cm" style:auto-text-indent="false"/>
      <style:text-properties officeooo:rsid="00e9e898" officeooo:paragraph-rsid="01d9fa89"/>
    </style:style>
    <style:style style:name="P287" style:family="paragraph" style:parent-style-name="Text_20_body">
      <style:paragraph-properties fo:margin-left="1.27cm" fo:margin-right="0cm" fo:text-indent="0cm" style:auto-text-indent="false"/>
      <style:text-properties officeooo:rsid="000d9e78" officeooo:paragraph-rsid="01dd8e45"/>
    </style:style>
    <style:style style:name="P28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90" style:family="paragraph" style:parent-style-name="Text_20_body">
      <style:paragraph-properties fo:margin-left="1.27cm" fo:margin-right="0cm" fo:text-indent="0cm" style:auto-text-indent="false"/>
      <style:text-properties officeooo:rsid="01cc8f78" officeooo:paragraph-rsid="01cc8f78"/>
    </style:style>
    <style:style style:name="P291" style:family="paragraph" style:parent-style-name="Text_20_body">
      <style:paragraph-properties fo:margin-left="1.27cm" fo:margin-right="0cm" fo:text-indent="0cm" style:auto-text-indent="false"/>
      <style:text-properties officeooo:rsid="01cc8f78" officeooo:paragraph-rsid="02114966"/>
    </style:style>
    <style:style style:name="P292" style:family="paragraph" style:parent-style-name="Text_20_body">
      <style:paragraph-properties fo:margin-left="1.27cm" fo:margin-right="0cm" fo:text-indent="0cm" style:auto-text-indent="false"/>
      <style:text-properties officeooo:rsid="01cc8f78" officeooo:paragraph-rsid="0211fb3c"/>
    </style:style>
    <style:style style:name="P293"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94" style:family="paragraph" style:parent-style-name="Text_20_body">
      <style:paragraph-properties fo:margin-left="1.27cm" fo:margin-right="0cm" fo:text-indent="0cm" style:auto-text-indent="false"/>
      <style:text-properties officeooo:rsid="021b3dc2" officeooo:paragraph-rsid="021b3dc2"/>
    </style:style>
    <style:style style:name="P295" style:family="paragraph" style:parent-style-name="Standard">
      <style:paragraph-properties fo:margin-left="1.27cm" fo:margin-right="0cm" fo:text-indent="0cm" style:auto-text-indent="false"/>
    </style:style>
    <style:style style:name="P29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9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00"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01"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02"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03" style:family="paragraph" style:parent-style-name="Standard">
      <style:paragraph-properties fo:margin-left="1.27cm" fo:margin-right="0cm" fo:text-indent="0cm" style:auto-text-indent="false"/>
      <style:text-properties officeooo:rsid="00da4a3b" officeooo:paragraph-rsid="00da7d22"/>
    </style:style>
    <style:style style:name="P304" style:family="paragraph" style:parent-style-name="Standard">
      <style:paragraph-properties fo:margin-left="1.27cm" fo:margin-right="0cm" fo:text-indent="0cm" style:auto-text-indent="false"/>
      <style:text-properties officeooo:rsid="00da4a3b" officeooo:paragraph-rsid="00da8a43"/>
    </style:style>
    <style:style style:name="P305" style:family="paragraph" style:parent-style-name="Standard">
      <style:paragraph-properties fo:margin-left="1.27cm" fo:margin-right="0cm" fo:text-indent="0cm" style:auto-text-indent="false"/>
      <style:text-properties officeooo:rsid="00da4a3b" officeooo:paragraph-rsid="00fce3c9"/>
    </style:style>
    <style:style style:name="P306" style:family="paragraph" style:parent-style-name="Standard">
      <style:paragraph-properties fo:margin-left="1.27cm" fo:margin-right="0cm" fo:text-indent="0cm" style:auto-text-indent="false"/>
      <style:text-properties officeooo:rsid="00da4a3b" officeooo:paragraph-rsid="00ffcb32"/>
    </style:style>
    <style:style style:name="P307" style:family="paragraph" style:parent-style-name="Standard">
      <style:paragraph-properties fo:margin-left="1.27cm" fo:margin-right="0cm" fo:text-indent="0cm" style:auto-text-indent="false"/>
      <style:text-properties officeooo:paragraph-rsid="00da4a3b"/>
    </style:style>
    <style:style style:name="P308" style:family="paragraph" style:parent-style-name="Standard">
      <style:paragraph-properties fo:margin-left="1.27cm" fo:margin-right="0cm" fo:text-indent="0cm" style:auto-text-indent="false"/>
      <style:text-properties officeooo:rsid="00da7d22" officeooo:paragraph-rsid="00da7d22"/>
    </style:style>
    <style:style style:name="P309" style:family="paragraph" style:parent-style-name="Standard">
      <style:paragraph-properties fo:margin-left="1.27cm" fo:margin-right="0cm" fo:text-indent="0cm" style:auto-text-indent="false"/>
      <style:text-properties officeooo:rsid="00da7d22" officeooo:paragraph-rsid="00da8a43"/>
    </style:style>
    <style:style style:name="P310" style:family="paragraph" style:parent-style-name="Standard">
      <style:paragraph-properties fo:margin-left="1.27cm" fo:margin-right="0cm" fo:text-indent="0cm" style:auto-text-indent="false"/>
      <style:text-properties officeooo:rsid="00da8a43" officeooo:paragraph-rsid="00da8a43"/>
    </style:style>
    <style:style style:name="P311" style:family="paragraph" style:parent-style-name="Standard">
      <style:paragraph-properties fo:margin-left="1.27cm" fo:margin-right="0cm" fo:text-indent="0cm" style:auto-text-indent="false"/>
      <style:text-properties officeooo:rsid="00da8a43" officeooo:paragraph-rsid="00fce3c9"/>
    </style:style>
    <style:style style:name="P312" style:family="paragraph" style:parent-style-name="Standard">
      <style:paragraph-properties fo:margin-left="1.27cm" fo:margin-right="0cm" fo:text-indent="0cm" style:auto-text-indent="false"/>
      <style:text-properties officeooo:paragraph-rsid="00da8a43"/>
    </style:style>
    <style:style style:name="P313" style:family="paragraph" style:parent-style-name="Standard">
      <style:paragraph-properties fo:margin-left="1.27cm" fo:margin-right="0cm" fo:text-indent="0cm" style:auto-text-indent="false"/>
      <style:text-properties officeooo:paragraph-rsid="00ffcb32"/>
    </style:style>
    <style:style style:name="P314" style:family="paragraph" style:parent-style-name="Standard">
      <style:paragraph-properties fo:margin-left="1.27cm" fo:margin-right="0cm" fo:text-indent="0cm" style:auto-text-indent="false"/>
      <style:text-properties officeooo:rsid="01038bfe" officeooo:paragraph-rsid="01038bfe"/>
    </style:style>
    <style:style style:name="P315" style:family="paragraph" style:parent-style-name="Standard">
      <style:paragraph-properties fo:margin-left="1.27cm" fo:margin-right="0cm" fo:text-indent="0cm" style:auto-text-indent="false"/>
      <style:text-properties officeooo:paragraph-rsid="01637b19"/>
    </style:style>
    <style:style style:name="P316"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17" style:family="paragraph" style:parent-style-name="Standard">
      <style:paragraph-properties fo:margin-left="1.27cm" fo:margin-right="0cm" fo:text-indent="0cm" style:auto-text-indent="false"/>
      <style:text-properties officeooo:paragraph-rsid="01c26dc2"/>
    </style:style>
    <style:style style:name="P318" style:family="paragraph" style:parent-style-name="Standard">
      <style:paragraph-properties fo:margin-left="1.27cm" fo:margin-right="0cm" fo:text-indent="0cm" style:auto-text-indent="false"/>
      <style:text-properties officeooo:paragraph-rsid="01c47527"/>
    </style:style>
    <style:style style:name="P319" style:family="paragraph" style:parent-style-name="Standard">
      <style:paragraph-properties fo:margin-left="1.27cm" fo:margin-right="0cm" fo:text-indent="0cm" style:auto-text-indent="false"/>
      <style:text-properties officeooo:rsid="01bc2314" officeooo:paragraph-rsid="022de923"/>
    </style:style>
    <style:style style:name="P320" style:family="paragraph" style:parent-style-name="Preformatted_20_Text">
      <style:paragraph-properties fo:margin-left="1.27cm" fo:margin-right="0cm" fo:text-indent="0cm" style:auto-text-indent="false"/>
      <style:text-properties officeooo:paragraph-rsid="014560bf"/>
    </style:style>
    <style:style style:name="P321" style:family="paragraph" style:parent-style-name="Preformatted_20_Text">
      <style:paragraph-properties fo:margin-left="1.27cm" fo:margin-right="0cm" fo:text-indent="0cm" style:auto-text-indent="false"/>
      <style:text-properties officeooo:paragraph-rsid="0146e3e0"/>
    </style:style>
    <style:style style:name="P322" style:family="paragraph" style:parent-style-name="Preformatted_20_Text">
      <style:paragraph-properties fo:margin-left="1.27cm" fo:margin-right="0cm" fo:text-indent="0cm" style:auto-text-indent="false"/>
      <style:text-properties officeooo:paragraph-rsid="01487ee1"/>
    </style:style>
    <style:style style:name="P323" style:family="paragraph" style:parent-style-name="Preformatted_20_Text">
      <style:paragraph-properties fo:margin-left="1.27cm" fo:margin-right="0cm" fo:text-indent="0cm" style:auto-text-indent="false"/>
      <style:text-properties officeooo:rsid="0149df8e" officeooo:paragraph-rsid="0149df8e"/>
    </style:style>
    <style:style style:name="P324" style:family="paragraph" style:parent-style-name="Preformatted_20_Text">
      <style:paragraph-properties fo:margin-left="1.27cm" fo:margin-right="0cm" fo:text-indent="0cm" style:auto-text-indent="false"/>
      <style:text-properties officeooo:paragraph-rsid="0149df8e"/>
    </style:style>
    <style:style style:name="P325"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6"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27" style:family="paragraph" style:parent-style-name="Table_20_Contents">
      <style:text-properties fo:font-size="10pt" officeooo:rsid="011cade6" officeooo:paragraph-rsid="0124c8a6" style:font-size-asian="10pt" style:font-size-complex="10pt"/>
    </style:style>
    <style:style style:name="P328" style:family="paragraph" style:parent-style-name="Table_20_Contents">
      <style:text-properties fo:font-size="10pt" officeooo:rsid="011d9650" officeooo:paragraph-rsid="0124c8a6" style:font-size-asian="10pt" style:font-size-complex="10pt"/>
    </style:style>
    <style:style style:name="P329" style:family="paragraph" style:parent-style-name="Table_20_Contents">
      <style:text-properties fo:font-size="10pt" officeooo:rsid="011f6af8" officeooo:paragraph-rsid="0124c8a6" style:font-size-asian="10pt" style:font-size-complex="10pt"/>
    </style:style>
    <style:style style:name="P330" style:family="paragraph" style:parent-style-name="Table_20_Contents">
      <style:text-properties fo:font-size="10pt" officeooo:rsid="01214ca3" officeooo:paragraph-rsid="0124c8a6" style:font-size-asian="10pt" style:font-size-complex="10pt"/>
    </style:style>
    <style:style style:name="P331" style:family="paragraph" style:parent-style-name="Table_20_Contents">
      <style:text-properties fo:font-size="10pt" officeooo:paragraph-rsid="0124c8a6" style:font-size-asian="10pt" style:font-size-complex="10pt"/>
    </style:style>
    <style:style style:name="P332" style:family="paragraph" style:parent-style-name="Table_20_Contents">
      <style:text-properties fo:font-size="10pt" officeooo:rsid="014b80e0" officeooo:paragraph-rsid="014b80e0" style:font-size-asian="10pt" style:font-size-complex="10pt"/>
    </style:style>
    <style:style style:name="P333" style:family="paragraph" style:parent-style-name="Table_20_Contents">
      <style:text-properties fo:font-size="10pt" officeooo:rsid="00f7371b" officeooo:paragraph-rsid="01699742" style:font-size-asian="10pt" style:font-size-complex="10pt"/>
    </style:style>
    <style:style style:name="P334" style:family="paragraph" style:parent-style-name="Table_20_Contents">
      <style:text-properties fo:font-size="10pt" officeooo:rsid="0168db67" officeooo:paragraph-rsid="01699742" style:font-size-asian="10pt" style:font-size-complex="10pt"/>
    </style:style>
    <style:style style:name="P335" style:family="paragraph" style:parent-style-name="Table_20_Contents">
      <style:text-properties fo:font-size="10pt" officeooo:rsid="01687901" officeooo:paragraph-rsid="01699742" style:font-size-asian="10pt" style:font-size-complex="10pt"/>
    </style:style>
    <style:style style:name="P336" style:family="paragraph" style:parent-style-name="Table_20_Contents">
      <style:text-properties fo:font-size="10pt" officeooo:rsid="016e5c1a" officeooo:paragraph-rsid="016e5c1a" style:font-size-asian="10pt" style:font-size-complex="10pt"/>
    </style:style>
    <style:style style:name="P337" style:family="paragraph" style:parent-style-name="Table_20_Contents">
      <style:text-properties fo:font-size="10pt" officeooo:rsid="0171aac5" officeooo:paragraph-rsid="0171aac5" style:font-size-asian="10pt" style:font-size-complex="10pt"/>
    </style:style>
    <style:style style:name="P338" style:family="paragraph" style:parent-style-name="Table_20_Contents">
      <style:text-properties fo:font-size="10pt" officeooo:rsid="01d22961" officeooo:paragraph-rsid="01d22961" style:font-size-asian="10pt" style:font-size-complex="10pt"/>
    </style:style>
    <style:style style:name="P339" style:family="paragraph" style:parent-style-name="Table_20_Contents">
      <style:text-properties fo:font-size="10pt" officeooo:rsid="02196403" officeooo:paragraph-rsid="02196403" style:font-size-asian="10pt" style:font-size-complex="10pt"/>
    </style:style>
    <style:style style:name="P340" style:family="paragraph" style:parent-style-name="Table_20_Contents">
      <style:text-properties fo:font-size="10pt" officeooo:rsid="011cade6" officeooo:paragraph-rsid="0124c8a6" fo:background-color="#ffff00" style:font-size-asian="10pt" style:font-size-complex="10pt"/>
    </style:style>
    <style:style style:name="P341" style:family="paragraph" style:parent-style-name="Table_20_Contents">
      <style:text-properties fo:font-size="10pt" officeooo:rsid="0122aed0" officeooo:paragraph-rsid="0124c8a6" fo:background-color="#ffff00" style:font-size-asian="10pt" style:font-size-complex="10pt"/>
    </style:style>
    <style:style style:name="P342" style:family="paragraph" style:parent-style-name="Table_20_Contents">
      <style:text-properties fo:font-size="10pt" officeooo:rsid="01d22961" officeooo:paragraph-rsid="01d22961" fo:background-color="#ffff00" style:font-size-asian="10pt" style:font-size-complex="10pt"/>
    </style:style>
    <style:style style:name="P343" style:family="paragraph" style:parent-style-name="Table_20_Heading">
      <style:text-properties fo:font-size="10pt" officeooo:rsid="011a3a45" officeooo:paragraph-rsid="0124c8a6" style:font-size-asian="10pt" style:font-size-complex="10pt"/>
    </style:style>
    <style:style style:name="P344" style:family="paragraph" style:parent-style-name="Table_20_Heading">
      <style:text-properties fo:font-size="10pt" officeooo:rsid="011cade6" officeooo:paragraph-rsid="0124c8a6" style:font-size-asian="10pt" style:font-size-complex="10pt"/>
    </style:style>
    <style:style style:name="P345" style:family="paragraph" style:parent-style-name="Table_20_Heading">
      <style:text-properties fo:font-size="10pt" officeooo:rsid="02196403" officeooo:paragraph-rsid="02196403" style:font-size-asian="10pt" style:font-size-complex="10pt"/>
    </style:style>
    <style:style style:name="P346" style:family="paragraph" style:parent-style-name="Table_20_Heading">
      <style:text-properties officeooo:paragraph-rsid="01352f54"/>
    </style:style>
    <style:style style:name="P347" style:family="paragraph" style:parent-style-name="Table_20_Heading">
      <style:text-properties officeooo:rsid="00f7371b" officeooo:paragraph-rsid="01699742"/>
    </style:style>
    <style:style style:name="P348" style:family="paragraph" style:parent-style-name="Table_20_Heading">
      <style:text-properties officeooo:rsid="01687901" officeooo:paragraph-rsid="01699742"/>
    </style:style>
    <style:style style:name="P349" style:family="paragraph" style:parent-style-name="Preformatted_20_Text">
      <style:text-properties officeooo:paragraph-rsid="013c6995"/>
    </style:style>
    <style:style style:name="P350" style:family="paragraph" style:parent-style-name="Preformatted_20_Text">
      <style:text-properties fo:font-size="9pt" style:font-size-asian="9pt" style:font-size-complex="9pt"/>
    </style:style>
    <style:style style:name="P351" style:family="paragraph" style:parent-style-name="Preformatted_20_Text">
      <style:text-properties fo:font-size="9pt" officeooo:paragraph-rsid="02033653" style:font-size-asian="9pt" style:font-size-complex="9pt"/>
    </style:style>
    <style:style style:name="P352" style:family="paragraph" style:parent-style-name="Preformatted_20_Text">
      <style:paragraph-properties fo:margin-top="0cm" fo:margin-bottom="0.499cm" loext:contextual-spacing="false"/>
      <style:text-properties fo:background-color="transparent"/>
    </style:style>
    <style:style style:name="P353" style:family="paragraph" style:parent-style-name="Preformatted_20_Text">
      <style:paragraph-properties fo:margin-top="0cm" fo:margin-bottom="0.499cm" loext:contextual-spacing="false"/>
      <style:text-properties officeooo:paragraph-rsid="02030b20"/>
    </style:style>
    <style:style style:name="P354" style:family="paragraph" style:parent-style-name="Preformatted_20_Text">
      <style:paragraph-properties fo:margin-top="0cm" fo:margin-bottom="0.499cm" loext:contextual-spacing="false"/>
      <style:text-properties officeooo:paragraph-rsid="02033653"/>
    </style:style>
    <style:style style:name="P355" style:family="paragraph" style:parent-style-name="List_20_Contents">
      <style:paragraph-properties fo:margin-top="0cm" fo:margin-bottom="0.499cm" loext:contextual-spacing="false"/>
      <style:text-properties officeooo:rsid="0178a6bc" officeooo:paragraph-rsid="0178a6bc"/>
    </style:style>
    <style:style style:name="P35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57" style:family="paragraph" style:parent-style-name="Standard">
      <style:paragraph-properties fo:keep-together="always" style:writing-mode="lr-tb"/>
      <style:text-properties fo:font-size="10pt" officeooo:paragraph-rsid="01fda5e5" style:font-size-asian="10pt" style:font-size-complex="10pt"/>
    </style:style>
    <style:style style:name="P358" style:family="paragraph" style:parent-style-name="Preformatted_20_Text" style:list-style-name="L29">
      <style:text-properties officeooo:paragraph-rsid="013c6995"/>
    </style:style>
    <style:style style:name="P359" style:family="paragraph" style:parent-style-name="Preformatted_20_Text" style:list-style-name="L29">
      <style:paragraph-properties fo:margin-top="0cm" fo:margin-bottom="0.499cm" loext:contextual-spacing="false"/>
      <style:text-properties officeooo:paragraph-rsid="013c6995"/>
    </style:style>
    <style:style style:name="P360" style:family="paragraph" style:parent-style-name="Heading_20_2">
      <style:text-properties officeooo:rsid="011470a4" officeooo:paragraph-rsid="011470a4"/>
    </style:style>
    <style:style style:name="P361" style:family="paragraph" style:parent-style-name="Heading_20_2">
      <style:text-properties officeooo:paragraph-rsid="0114df32"/>
    </style:style>
    <style:style style:name="P362" style:family="paragraph" style:parent-style-name="Heading_20_2">
      <style:text-properties officeooo:paragraph-rsid="01efa73a"/>
    </style:style>
    <style:style style:name="P363" style:family="paragraph" style:parent-style-name="Heading_20_2">
      <style:text-properties officeooo:rsid="0192c4de" officeooo:paragraph-rsid="0192c4de"/>
    </style:style>
    <style:style style:name="P364" style:family="paragraph" style:parent-style-name="Heading_20_2">
      <style:text-properties officeooo:rsid="01c8c243" officeooo:paragraph-rsid="01c8c243"/>
    </style:style>
    <style:style style:name="P365" style:family="paragraph" style:parent-style-name="Heading_20_2">
      <style:text-properties officeooo:rsid="021b3dc2" officeooo:paragraph-rsid="021b3dc2"/>
    </style:style>
    <style:style style:name="P366" style:family="paragraph" style:parent-style-name="Heading_20_2">
      <style:text-properties officeooo:rsid="01d40fdb" officeooo:paragraph-rsid="01d40fdb"/>
    </style:style>
    <style:style style:name="P367" style:family="paragraph" style:parent-style-name="Heading_20_2">
      <style:text-properties officeooo:rsid="01d4695f" officeooo:paragraph-rsid="01d4695f"/>
    </style:style>
    <style:style style:name="P368" style:family="paragraph" style:parent-style-name="Heading_20_2">
      <style:text-properties officeooo:rsid="01bfc1bb" officeooo:paragraph-rsid="01bfc1bb"/>
    </style:style>
    <style:style style:name="P369" style:family="paragraph" style:parent-style-name="Heading_20_2">
      <style:text-properties officeooo:rsid="01b733f6" officeooo:paragraph-rsid="01b733f6"/>
    </style:style>
    <style:style style:name="P370" style:family="paragraph" style:parent-style-name="Heading_20_2">
      <style:text-properties officeooo:rsid="00eb65a8" officeooo:paragraph-rsid="00eb65a8"/>
    </style:style>
    <style:style style:name="P371" style:family="paragraph" style:parent-style-name="Heading_20_2">
      <style:text-properties officeooo:rsid="00ef8281" officeooo:paragraph-rsid="00ef8281"/>
    </style:style>
    <style:style style:name="P372" style:family="paragraph" style:parent-style-name="Heading_20_2">
      <style:text-properties officeooo:rsid="0215b863" officeooo:paragraph-rsid="0215b863"/>
    </style:style>
    <style:style style:name="P373" style:family="paragraph" style:parent-style-name="Heading_20_2">
      <style:text-properties officeooo:rsid="0073a692" officeooo:paragraph-rsid="0073a692"/>
    </style:style>
    <style:style style:name="P374" style:family="paragraph" style:parent-style-name="Heading_20_2">
      <style:text-properties officeooo:rsid="012acabe" officeooo:paragraph-rsid="012acabe"/>
    </style:style>
    <style:style style:name="P375" style:family="paragraph" style:parent-style-name="Heading_20_2">
      <style:text-properties officeooo:rsid="00d065e8" officeooo:paragraph-rsid="00d065e8"/>
    </style:style>
    <style:style style:name="P376" style:family="paragraph" style:parent-style-name="Heading_20_2">
      <style:text-properties officeooo:rsid="0228e0e8" officeooo:paragraph-rsid="0228e0e8"/>
    </style:style>
    <style:style style:name="P377" style:family="paragraph" style:parent-style-name="Heading_20_2">
      <style:text-properties officeooo:rsid="0135ceb6" officeooo:paragraph-rsid="0135ceb6"/>
    </style:style>
    <style:style style:name="P378" style:family="paragraph" style:parent-style-name="Heading_20_2">
      <style:text-properties officeooo:rsid="00dca0b7" officeooo:paragraph-rsid="00dca0b7"/>
    </style:style>
    <style:style style:name="P379" style:family="paragraph" style:parent-style-name="Heading_20_2">
      <style:text-properties officeooo:rsid="0107cdef" officeooo:paragraph-rsid="0107cdef"/>
    </style:style>
    <style:style style:name="P380" style:family="paragraph" style:parent-style-name="Heading_20_2">
      <style:text-properties officeooo:rsid="01a40355" officeooo:paragraph-rsid="01a40355"/>
    </style:style>
    <style:style style:name="P381" style:family="paragraph" style:parent-style-name="Heading_20_2">
      <style:text-properties officeooo:rsid="01a90884" officeooo:paragraph-rsid="01a90884"/>
    </style:style>
    <style:style style:name="P382" style:family="paragraph" style:parent-style-name="Heading_20_2">
      <style:text-properties officeooo:rsid="01a73440" officeooo:paragraph-rsid="01a73440"/>
    </style:style>
    <style:style style:name="P383" style:family="paragraph" style:parent-style-name="Heading_20_2">
      <style:text-properties officeooo:rsid="01f932a2" officeooo:paragraph-rsid="01f932a2"/>
    </style:style>
    <style:style style:name="P384" style:family="paragraph" style:parent-style-name="Standard" style:list-style-name="L4"/>
    <style:style style:name="P385" style:family="paragraph" style:parent-style-name="Standard" style:list-style-name="L8">
      <style:text-properties officeooo:paragraph-rsid="01b0cc95"/>
    </style:style>
    <style:style style:name="P386" style:family="paragraph" style:parent-style-name="Standard" style:list-style-name="L10">
      <style:text-properties officeooo:rsid="0192c4de" officeooo:paragraph-rsid="0192c4de"/>
    </style:style>
    <style:style style:name="P387" style:family="paragraph" style:parent-style-name="Standard" style:list-style-name="L10">
      <style:text-properties officeooo:rsid="0192c4de" officeooo:paragraph-rsid="019388d9"/>
    </style:style>
    <style:style style:name="P388" style:family="paragraph" style:parent-style-name="Standard" style:list-style-name="L10">
      <style:text-properties officeooo:rsid="019388d9" officeooo:paragraph-rsid="019388d9"/>
    </style:style>
    <style:style style:name="P389" style:family="paragraph" style:parent-style-name="Standard" style:list-style-name="L18"/>
    <style:style style:name="P390" style:family="paragraph" style:parent-style-name="Standard" style:list-style-name="L19">
      <style:text-properties officeooo:paragraph-rsid="01c044f9"/>
    </style:style>
    <style:style style:name="P391" style:family="paragraph" style:parent-style-name="Standard" style:list-style-name="L19">
      <style:text-properties officeooo:rsid="00c42674" officeooo:paragraph-rsid="01c044f9"/>
    </style:style>
    <style:style style:name="P392" style:family="paragraph" style:parent-style-name="Standard" style:list-style-name="L22">
      <style:text-properties officeooo:paragraph-rsid="009ca87b"/>
    </style:style>
    <style:style style:name="P393" style:family="paragraph" style:parent-style-name="Standard" style:list-style-name="L22">
      <style:text-properties fo:color="#7f007f" style:font-name="Monaco" fo:font-size="11pt" officeooo:rsid="00816823" officeooo:paragraph-rsid="009ca87b" style:font-size-asian="11pt"/>
    </style:style>
    <style:style style:name="P394" style:family="paragraph" style:parent-style-name="Standard" style:list-style-name="L27">
      <style:text-properties officeooo:paragraph-rsid="0075babf"/>
    </style:style>
    <style:style style:name="P395" style:family="paragraph" style:parent-style-name="Standard" style:list-style-name="L27">
      <style:text-properties officeooo:paragraph-rsid="0079be46"/>
    </style:style>
    <style:style style:name="P396" style:family="paragraph" style:parent-style-name="Standard" style:list-style-name="L28">
      <style:text-properties style:font-name="Monaco" fo:font-size="11pt" officeooo:rsid="022637ab" officeooo:paragraph-rsid="022637ab" fo:background-color="#e8f2fe" style:font-size-asian="11pt"/>
    </style:style>
    <style:style style:name="P397" style:family="paragraph" style:parent-style-name="Standard" style:list-style-name="L28">
      <style:text-properties style:font-name="Monaco" fo:font-size="11pt" officeooo:rsid="02273df4" officeooo:paragraph-rsid="02273df4" fo:background-color="#e8f2fe" style:font-size-asian="11pt"/>
    </style:style>
    <style:style style:name="P398" style:family="paragraph" style:parent-style-name="Standard" style:list-style-name="L35">
      <style:text-properties officeooo:rsid="0188e5ad" officeooo:paragraph-rsid="0188e5ad"/>
    </style:style>
    <style:style style:name="P399" style:family="paragraph" style:parent-style-name="Text_20_body" style:list-style-name="L1">
      <style:text-properties officeooo:rsid="0230c3e3" officeooo:paragraph-rsid="0230c3e3"/>
    </style:style>
    <style:style style:name="P400" style:family="paragraph" style:parent-style-name="Text_20_body" style:list-style-name="L1">
      <style:text-properties officeooo:rsid="0230c3e3" officeooo:paragraph-rsid="0231d436"/>
    </style:style>
    <style:style style:name="P401" style:family="paragraph" style:parent-style-name="Text_20_body" style:list-style-name="L2">
      <style:text-properties officeooo:paragraph-rsid="000462f4"/>
    </style:style>
    <style:style style:name="P402" style:family="paragraph" style:parent-style-name="Text_20_body" style:list-style-name="L2">
      <style:text-properties officeooo:paragraph-rsid="000c6b4b"/>
    </style:style>
    <style:style style:name="P403" style:family="paragraph" style:parent-style-name="Text_20_body" style:list-style-name="L5">
      <style:text-properties officeooo:paragraph-rsid="01eb5cdc"/>
    </style:style>
    <style:style style:name="P404" style:family="paragraph" style:parent-style-name="Text_20_body" style:list-style-name="L5">
      <style:text-properties officeooo:paragraph-rsid="01eca0b0"/>
    </style:style>
    <style:style style:name="P405" style:family="paragraph" style:parent-style-name="Text_20_body" style:list-style-name="L5">
      <style:text-properties officeooo:paragraph-rsid="002984e8"/>
    </style:style>
    <style:style style:name="P406" style:family="paragraph" style:parent-style-name="Text_20_body" style:list-style-name="L6">
      <style:text-properties officeooo:rsid="0012b3c7" officeooo:paragraph-rsid="0012b3c7"/>
    </style:style>
    <style:style style:name="P407" style:family="paragraph" style:parent-style-name="Text_20_body" style:list-style-name="L6">
      <style:text-properties officeooo:rsid="0012b3c7" officeooo:paragraph-rsid="001438a4"/>
    </style:style>
    <style:style style:name="P408" style:family="paragraph" style:parent-style-name="Text_20_body" style:list-style-name="L6">
      <style:text-properties officeooo:rsid="001438a4" officeooo:paragraph-rsid="001438a4"/>
    </style:style>
    <style:style style:name="P409" style:family="paragraph" style:parent-style-name="Text_20_body" style:list-style-name="L6">
      <style:text-properties officeooo:rsid="00401924" officeooo:paragraph-rsid="00401924"/>
    </style:style>
    <style:style style:name="P410" style:family="paragraph" style:parent-style-name="Text_20_body" style:list-style-name="L6">
      <style:text-properties officeooo:rsid="01c7d769" officeooo:paragraph-rsid="01c7d769"/>
    </style:style>
    <style:style style:name="P411" style:family="paragraph" style:parent-style-name="Text_20_body" style:list-style-name="L6">
      <style:text-properties officeooo:rsid="01fd6e3d" officeooo:paragraph-rsid="01fd6e3d"/>
    </style:style>
    <style:style style:name="P412" style:family="paragraph" style:parent-style-name="Text_20_body" style:list-style-name="L7">
      <style:text-properties officeooo:rsid="00413cc0" officeooo:paragraph-rsid="00443f51"/>
    </style:style>
    <style:style style:name="P413" style:family="paragraph" style:parent-style-name="Text_20_body" style:list-style-name="L9">
      <style:text-properties fo:font-style="italic" fo:font-weight="bold" officeooo:rsid="007b7da4" officeooo:paragraph-rsid="007b7da4" style:font-style-asian="italic" style:font-weight-asian="bold" style:font-style-complex="italic" style:font-weight-complex="bold"/>
    </style:style>
    <style:style style:name="P414" style:family="paragraph" style:parent-style-name="Text_20_body" style:list-style-name="L11">
      <style:text-properties officeooo:rsid="01f1ac7f" officeooo:paragraph-rsid="01f1ac7f"/>
    </style:style>
    <style:style style:name="P415" style:family="paragraph" style:parent-style-name="Text_20_body" style:list-style-name="L12">
      <style:text-properties officeooo:paragraph-rsid="00344685"/>
    </style:style>
    <style:style style:name="P416" style:family="paragraph" style:parent-style-name="Text_20_body" style:list-style-name="L12">
      <style:text-properties officeooo:paragraph-rsid="004a7f70"/>
    </style:style>
    <style:style style:name="P417" style:family="paragraph" style:parent-style-name="Text_20_body" style:list-style-name="L13">
      <style:text-properties officeooo:rsid="004c5fd7" officeooo:paragraph-rsid="004c5fd7"/>
    </style:style>
    <style:style style:name="P418" style:family="paragraph" style:parent-style-name="Text_20_body" style:list-style-name="L13">
      <style:text-properties officeooo:rsid="004c5fd7" officeooo:paragraph-rsid="00532e4f"/>
    </style:style>
    <style:style style:name="P419" style:family="paragraph" style:parent-style-name="Text_20_body" style:list-style-name="L14">
      <style:paragraph-properties fo:text-align="start" style:justify-single-word="false"/>
      <style:text-properties officeooo:paragraph-rsid="004de4b5"/>
    </style:style>
    <style:style style:name="P420" style:family="paragraph" style:parent-style-name="Text_20_body" style:list-style-name="L14">
      <style:paragraph-properties fo:text-align="start" style:justify-single-word="false"/>
      <style:text-properties officeooo:paragraph-rsid="004f4bca"/>
    </style:style>
    <style:style style:name="P421" style:family="paragraph" style:parent-style-name="Text_20_body" style:list-style-name="L16">
      <style:paragraph-properties fo:text-align="start" style:justify-single-word="false"/>
      <style:text-properties officeooo:rsid="00d52e18" officeooo:paragraph-rsid="01014f94"/>
    </style:style>
    <style:style style:name="P422" style:family="paragraph" style:parent-style-name="Text_20_body" style:list-style-name="L17">
      <style:text-properties officeooo:paragraph-rsid="00fe070b"/>
    </style:style>
    <style:style style:name="P423" style:family="paragraph" style:parent-style-name="Text_20_body" style:list-style-name="L17">
      <style:text-properties officeooo:paragraph-rsid="00fd23fe"/>
    </style:style>
    <style:style style:name="P424" style:family="paragraph" style:parent-style-name="Text_20_body" style:list-style-name="L20">
      <style:text-properties officeooo:paragraph-rsid="00ad4e68"/>
    </style:style>
    <style:style style:name="P425" style:family="paragraph" style:parent-style-name="Text_20_body" style:list-style-name="L23">
      <style:text-properties officeooo:rsid="0058768d" officeooo:paragraph-rsid="0058768d"/>
    </style:style>
    <style:style style:name="P426" style:family="paragraph" style:parent-style-name="Text_20_body" style:list-style-name="L25">
      <style:text-properties officeooo:rsid="010c468e" officeooo:paragraph-rsid="010c468e"/>
    </style:style>
    <style:style style:name="P427" style:family="paragraph" style:parent-style-name="Text_20_body" style:list-style-name="L25">
      <style:text-properties officeooo:rsid="010c468e" officeooo:paragraph-rsid="010d34d8"/>
    </style:style>
    <style:style style:name="P428" style:family="paragraph" style:parent-style-name="Text_20_body" style:list-style-name="L26">
      <style:text-properties officeooo:rsid="0215b863" officeooo:paragraph-rsid="0215b863"/>
    </style:style>
    <style:style style:name="P429" style:family="paragraph" style:parent-style-name="Text_20_body" style:list-style-name="L29">
      <style:text-properties officeooo:paragraph-rsid="013d8111"/>
    </style:style>
    <style:style style:name="P430" style:family="paragraph" style:parent-style-name="Text_20_body" style:list-style-name="L29">
      <style:text-properties officeooo:rsid="0135ceb6" officeooo:paragraph-rsid="013c6995"/>
    </style:style>
    <style:style style:name="P431" style:family="paragraph" style:parent-style-name="Text_20_body" style:list-style-name="L31">
      <style:text-properties officeooo:paragraph-rsid="001b4556"/>
    </style:style>
    <style:style style:name="P432" style:family="paragraph" style:parent-style-name="Text_20_body" style:list-style-name="L31">
      <style:text-properties officeooo:paragraph-rsid="0085c8ba"/>
    </style:style>
    <style:style style:name="P433" style:family="paragraph" style:parent-style-name="Text_20_body" style:list-style-name="L32">
      <style:text-properties officeooo:paragraph-rsid="001b4556"/>
    </style:style>
    <style:style style:name="P434" style:family="paragraph" style:parent-style-name="Text_20_body" style:list-style-name="L33">
      <style:text-properties officeooo:paragraph-rsid="001c7c44"/>
    </style:style>
    <style:style style:name="P435" style:family="paragraph" style:parent-style-name="Text_20_body" style:list-style-name="L34">
      <style:text-properties officeooo:rsid="0176c712" officeooo:paragraph-rsid="0176c712"/>
    </style:style>
    <style:style style:name="P436" style:family="paragraph" style:parent-style-name="Text_20_body" style:list-style-name="L37">
      <style:text-properties officeooo:paragraph-rsid="01a01c9c"/>
    </style:style>
    <style:style style:name="P437" style:family="paragraph" style:parent-style-name="Text_20_body">
      <style:text-properties officeooo:rsid="00ba4616" officeooo:paragraph-rsid="00ba4616"/>
    </style:style>
    <style:style style:name="P438" style:family="paragraph" style:parent-style-name="Text_20_body">
      <style:text-properties officeooo:rsid="0233a6f0" officeooo:paragraph-rsid="0233a6f0"/>
    </style:style>
    <style:style style:name="P439" style:family="paragraph" style:parent-style-name="Text_20_body" style:list-style-name="L38">
      <style:text-properties officeooo:rsid="0233a6f0" officeooo:paragraph-rsid="0233a6f0"/>
    </style:style>
    <style:style style:name="P440" style:family="paragraph" style:parent-style-name="Text_20_body">
      <style:text-properties officeooo:rsid="0233a6f0" officeooo:paragraph-rsid="0238aa4c"/>
    </style:style>
    <style:style style:name="P441" style:family="paragraph" style:parent-style-name="Text_20_body" style:list-style-name="L38">
      <style:text-properties officeooo:paragraph-rsid="02355dfb"/>
    </style:style>
    <style:style style:name="P442" style:family="paragraph" style:parent-style-name="Text_20_body" style:list-style-name="L38">
      <style:text-properties officeooo:paragraph-rsid="02378647"/>
    </style:style>
    <style:style style:name="P443" style:family="paragraph" style:parent-style-name="Text_20_body" style:list-style-name="L38">
      <style:text-properties officeooo:paragraph-rsid="0238aa4c"/>
    </style:style>
    <style:style style:name="P444" style:family="paragraph" style:parent-style-name="Text_20_body" style:list-style-name="L38">
      <style:text-properties officeooo:rsid="02355dfb" officeooo:paragraph-rsid="02355dfb"/>
    </style:style>
    <style:style style:name="P445" style:family="paragraph" style:parent-style-name="Text_20_body" style:list-style-name="L38">
      <style:text-properties officeooo:rsid="0235a30f" officeooo:paragraph-rsid="0235a30f"/>
    </style:style>
    <style:style style:name="P446" style:family="paragraph" style:parent-style-name="Text_20_body" style:list-style-name="L38">
      <style:text-properties fo:color="#000000" officeooo:rsid="02378647" officeooo:paragraph-rsid="02378647"/>
    </style:style>
    <style:style style:name="P447" style:family="paragraph" style:parent-style-name="Text_20_body" style:list-style-name="L3">
      <style:paragraph-properties fo:margin-top="0cm" fo:margin-bottom="0cm" loext:contextual-spacing="false"/>
    </style:style>
    <style:style style:name="P448" style:family="paragraph" style:parent-style-name="Text_20_body" style:list-style-name="L3">
      <style:paragraph-properties fo:margin-top="0cm" fo:margin-bottom="0cm" loext:contextual-spacing="false"/>
      <style:text-properties officeooo:paragraph-rsid="000c6b4b"/>
    </style:style>
    <style:style style:name="P449" style:family="paragraph" style:parent-style-name="Text_20_body" style:list-style-name="L15">
      <style:paragraph-properties fo:margin-top="0cm" fo:margin-bottom="0cm" loext:contextual-spacing="false" fo:line-height="100%"/>
      <style:text-properties officeooo:paragraph-rsid="008d47e8"/>
    </style:style>
    <style:style style:name="P450" style:family="paragraph" style:parent-style-name="Text_20_body" style:list-style-name="L15">
      <style:paragraph-properties fo:margin-top="0cm" fo:margin-bottom="0cm" loext:contextual-spacing="false" fo:line-height="100%"/>
      <style:text-properties officeooo:paragraph-rsid="00c02d08"/>
    </style:style>
    <style:style style:name="P451" style:family="paragraph" style:parent-style-name="Text_20_body" style:list-style-name="L31">
      <style:paragraph-properties fo:margin-top="0cm" fo:margin-bottom="0cm" loext:contextual-spacing="false"/>
      <style:text-properties officeooo:rsid="01a73440" officeooo:paragraph-rsid="01a73440"/>
    </style:style>
    <style:style style:name="P452" style:family="paragraph" style:parent-style-name="Text_20_body" style:list-style-name="L31">
      <style:paragraph-properties fo:margin-top="0cm" fo:margin-bottom="0cm" loext:contextual-spacing="false"/>
      <style:text-properties officeooo:paragraph-rsid="001b4556"/>
    </style:style>
    <style:style style:name="P453" style:family="paragraph" style:parent-style-name="Text_20_body" style:list-style-name="L31">
      <style:paragraph-properties fo:margin-top="0cm" fo:margin-bottom="0cm" loext:contextual-spacing="false"/>
      <style:text-properties officeooo:paragraph-rsid="0085c8ba"/>
    </style:style>
    <style:style style:name="P454" style:family="paragraph" style:parent-style-name="Text_20_body" style:list-style-name="L32">
      <style:paragraph-properties fo:margin-top="0cm" fo:margin-bottom="0cm" loext:contextual-spacing="false"/>
      <style:text-properties officeooo:paragraph-rsid="001b4556"/>
    </style:style>
    <style:style style:name="P455" style:family="paragraph" style:parent-style-name="Text_20_body" style:list-style-name="L32">
      <style:paragraph-properties fo:margin-top="0cm" fo:margin-bottom="0cm" loext:contextual-spacing="false"/>
      <style:text-properties officeooo:paragraph-rsid="0091c899"/>
    </style:style>
    <style:style style:name="P456" style:family="paragraph" style:parent-style-name="Text_20_body" style:list-style-name="L33">
      <style:paragraph-properties fo:margin-top="0cm" fo:margin-bottom="0cm" loext:contextual-spacing="false"/>
      <style:text-properties officeooo:paragraph-rsid="001c7c44"/>
    </style:style>
    <style:style style:name="P457" style:family="paragraph" style:parent-style-name="Text_20_body" style:list-style-name="L15" style:master-page-name="">
      <style:paragraph-properties fo:margin-top="0cm" fo:margin-bottom="0cm" loext:contextual-spacing="false" fo:line-height="100%" style:page-number="auto"/>
      <style:text-properties officeooo:paragraph-rsid="008d47e8"/>
    </style:style>
    <style:style style:name="P458" style:family="paragraph" style:parent-style-name="Text_20_body" style:list-style-name="L21">
      <style:paragraph-properties fo:margin-top="0cm" fo:margin-bottom="0.049cm" loext:contextual-spacing="false" fo:line-height="100%"/>
      <style:text-properties officeooo:paragraph-rsid="009ca87b"/>
    </style:style>
    <style:style style:name="P459" style:family="paragraph" style:parent-style-name="Text_20_body" style:list-style-name="L32">
      <style:paragraph-properties fo:margin-top="0cm" fo:margin-bottom="0.499cm" loext:contextual-spacing="false"/>
      <style:text-properties officeooo:paragraph-rsid="001b4556"/>
    </style:style>
    <style:style style:name="P460" style:family="paragraph" style:parent-style-name="Text_20_body" style:list-style-name="L32">
      <style:paragraph-properties fo:margin-top="0cm" fo:margin-bottom="0.499cm" loext:contextual-spacing="false"/>
      <style:text-properties officeooo:paragraph-rsid="005e8856"/>
    </style:style>
    <style:style style:name="P461" style:family="paragraph" style:parent-style-name="Text_20_body" style:list-style-name="L32">
      <style:paragraph-properties fo:margin-top="0cm" fo:margin-bottom="0.499cm" loext:contextual-spacing="false"/>
      <style:text-properties officeooo:paragraph-rsid="006d6731"/>
    </style:style>
    <style:style style:name="P462" style:family="paragraph" style:parent-style-name="Text_20_body" style:list-style-name="L36">
      <style:paragraph-properties fo:margin-top="0cm" fo:margin-bottom="0.499cm" loext:contextual-spacing="false"/>
      <style:text-properties officeooo:rsid="0176c712" officeooo:paragraph-rsid="0178a6bc"/>
    </style:style>
    <style:style style:name="P463" style:family="paragraph" style:parent-style-name="Text_20_body" style:list-style-name="L33">
      <style:paragraph-properties fo:margin-left="1cm" fo:margin-right="0cm" fo:text-indent="0cm" style:auto-text-indent="false"/>
      <style:text-properties officeooo:paragraph-rsid="001c7c44"/>
    </style:style>
    <style:style style:name="P464" style:family="paragraph" style:parent-style-name="Text_20_body" style:list-style-name="L33">
      <style:paragraph-properties fo:margin-left="2cm" fo:margin-right="0cm" fo:text-indent="0cm" style:auto-text-indent="false"/>
      <style:text-properties officeooo:paragraph-rsid="001c7c44"/>
    </style:style>
    <style:style style:name="P465" style:family="paragraph" style:parent-style-name="List_20_Heading" style:list-style-name="L30"/>
    <style:style style:name="P466" style:family="paragraph" style:parent-style-name="List_20_Heading" style:list-style-name="L30">
      <style:text-properties officeooo:paragraph-rsid="01802fd9"/>
    </style:style>
    <style:style style:name="P467" style:family="paragraph" style:parent-style-name="List_20_Heading" style:list-style-name="L30">
      <style:text-properties officeooo:paragraph-rsid="017e8a6f"/>
    </style:style>
    <style:style style:name="P468" style:family="paragraph" style:parent-style-name="List_20_Heading" style:list-style-name="L30">
      <style:text-properties officeooo:paragraph-rsid="0184c999"/>
    </style:style>
    <style:style style:name="P469" style:family="paragraph" style:parent-style-name="List_20_Heading" style:list-style-name="L30">
      <style:text-properties officeooo:paragraph-rsid="013905f6"/>
    </style:style>
    <style:style style:name="P470" style:family="paragraph" style:parent-style-name="List_20_Heading" style:list-style-name="L30">
      <style:text-properties officeooo:rsid="017e8a6f" officeooo:paragraph-rsid="017e8a6f"/>
    </style:style>
    <style:style style:name="P471" style:family="paragraph" style:parent-style-name="List_20_Heading" style:list-style-name="L30">
      <style:text-properties fo:font-style="italic" fo:font-weight="bold" officeooo:paragraph-rsid="013905f6" style:font-style-asian="italic" style:font-weight-asian="bold" style:font-style-complex="italic" style:font-weight-complex="bold"/>
    </style:style>
    <style:style style:name="P472" style:family="paragraph" style:parent-style-name="List_20_Heading" style:list-style-name="L31">
      <style:text-properties officeooo:paragraph-rsid="001b4556"/>
    </style:style>
    <style:style style:name="P473" style:family="paragraph" style:parent-style-name="List_20_Heading" style:list-style-name="L31">
      <style:text-properties officeooo:paragraph-rsid="00c42674"/>
    </style:style>
    <style:style style:name="P474" style:family="paragraph" style:parent-style-name="List_20_Heading" style:list-style-name="L31">
      <style:text-properties officeooo:paragraph-rsid="00c83609"/>
    </style:style>
    <style:style style:name="P475" style:family="paragraph" style:parent-style-name="List_20_Heading" style:list-style-name="L31">
      <style:text-properties officeooo:paragraph-rsid="0087da99"/>
    </style:style>
    <style:style style:name="P476" style:family="paragraph" style:parent-style-name="List_20_Heading" style:list-style-name="L31">
      <style:text-properties officeooo:paragraph-rsid="02114966"/>
    </style:style>
    <style:style style:name="P477" style:family="paragraph" style:parent-style-name="List_20_Heading" style:list-style-name="L31">
      <style:text-properties officeooo:paragraph-rsid="007e988e"/>
    </style:style>
    <style:style style:name="P478" style:family="paragraph" style:parent-style-name="List_20_Heading" style:list-style-name="L31">
      <style:text-properties officeooo:paragraph-rsid="007f78e2"/>
    </style:style>
    <style:style style:name="P479" style:family="paragraph" style:parent-style-name="List_20_Heading" style:list-style-name="L31">
      <style:text-properties officeooo:paragraph-rsid="007f2694"/>
    </style:style>
    <style:style style:name="P480" style:family="paragraph" style:parent-style-name="List_20_Heading" style:list-style-name="L31">
      <style:text-properties officeooo:paragraph-rsid="0085c8ba"/>
    </style:style>
    <style:style style:name="P481" style:family="paragraph" style:parent-style-name="List_20_Heading" style:list-style-name="L31">
      <style:text-properties officeooo:rsid="007e988e" officeooo:paragraph-rsid="007e988e"/>
    </style:style>
    <style:style style:name="P482" style:family="paragraph" style:parent-style-name="List_20_Heading" style:list-style-name="L31">
      <style:text-properties officeooo:rsid="007e988e" officeooo:paragraph-rsid="007f78e2"/>
    </style:style>
    <style:style style:name="P483" style:family="paragraph" style:parent-style-name="List_20_Heading" style:list-style-name="L31">
      <style:text-properties officeooo:rsid="007e988e" officeooo:paragraph-rsid="007f2694"/>
    </style:style>
    <style:style style:name="P484" style:family="paragraph" style:parent-style-name="List_20_Heading" style:list-style-name="L31">
      <style:text-properties officeooo:rsid="007e988e" officeooo:paragraph-rsid="0085c8ba"/>
    </style:style>
    <style:style style:name="P485" style:family="paragraph" style:parent-style-name="List_20_Heading" style:list-style-name="L31">
      <style:text-properties officeooo:rsid="007f2694" officeooo:paragraph-rsid="007f2694"/>
    </style:style>
    <style:style style:name="P486" style:family="paragraph" style:parent-style-name="List_20_Heading" style:list-style-name="L31">
      <style:text-properties officeooo:rsid="007f2694" officeooo:paragraph-rsid="0085c8ba"/>
    </style:style>
    <style:style style:name="P487" style:family="paragraph" style:parent-style-name="List_20_Heading" style:list-style-name="L32">
      <style:text-properties officeooo:paragraph-rsid="001b4556"/>
    </style:style>
    <style:style style:name="P488" style:family="paragraph" style:parent-style-name="List_20_Heading" style:list-style-name="L33">
      <style:paragraph-properties fo:margin-left="1cm" fo:margin-right="0cm" fo:text-indent="0cm" style:auto-text-indent="false"/>
      <style:text-properties officeooo:paragraph-rsid="001c7c44"/>
    </style:style>
    <style:style style:name="P489" style:family="paragraph" style:parent-style-name="List_20_Heading" style:list-style-name="L33">
      <style:paragraph-properties fo:margin-left="2cm" fo:margin-right="0cm" fo:text-indent="0cm" style:auto-text-indent="false"/>
      <style:text-properties officeooo:paragraph-rsid="001c7c44"/>
    </style:style>
    <style:style style:name="P490" style:family="paragraph" style:parent-style-name="Contents_20_1">
      <style:paragraph-properties>
        <style:tab-stops>
          <style:tab-stop style:position="17cm" style:type="right" style:leader-style="dotted" style:leader-text="."/>
        </style:tab-stops>
      </style:paragraph-properties>
    </style:style>
    <style:style style:name="P491" style:family="paragraph" style:parent-style-name="Contents_20_5">
      <style:paragraph-properties>
        <style:tab-stops>
          <style:tab-stop style:position="17cm" style:type="right" style:leader-style="dotted" style:leader-text="."/>
        </style:tab-stops>
      </style:paragraph-properties>
    </style:style>
    <style:style style:name="P492" style:family="paragraph" style:parent-style-name="List_20_1" style:list-style-name="L24">
      <style:paragraph-properties fo:margin-top="0cm" fo:margin-bottom="0.101cm" loext:contextual-spacing="false" fo:line-height="100%"/>
    </style:style>
    <style:style style:name="P493" style:family="paragraph" style:parent-style-name="Contents_20_2">
      <style:paragraph-properties>
        <style:tab-stops>
          <style:tab-stop style:position="17cm" style:type="right" style:leader-style="dotted" style:leader-text="."/>
        </style:tab-stops>
      </style:paragraph-properties>
    </style:style>
    <style:style style:name="P494" style:family="paragraph" style:parent-style-name="Heading_20_1">
      <style:text-properties officeooo:rsid="004f4bca" officeooo:paragraph-rsid="004f4bca"/>
    </style:style>
    <style:style style:name="P495" style:family="paragraph" style:parent-style-name="Heading_20_1">
      <style:text-properties officeooo:rsid="0230c3e3" officeooo:paragraph-rsid="0230c3e3"/>
    </style:style>
    <style:style style:name="P496" style:family="paragraph" style:parent-style-name="Heading_20_1">
      <style:text-properties officeooo:rsid="001f870b"/>
    </style:style>
    <style:style style:name="P497" style:family="paragraph" style:parent-style-name="Heading_20_1">
      <style:text-properties officeooo:rsid="001f870b" officeooo:paragraph-rsid="001f870b"/>
    </style:style>
    <style:style style:name="P498" style:family="paragraph" style:parent-style-name="Heading_20_1">
      <style:text-properties officeooo:rsid="0045c0f4" officeooo:paragraph-rsid="0045c0f4"/>
    </style:style>
    <style:style style:name="P499" style:family="paragraph" style:parent-style-name="Heading_20_1">
      <style:text-properties officeooo:rsid="011aed4a" officeooo:paragraph-rsid="0124c8a6"/>
    </style:style>
    <style:style style:name="P500" style:family="paragraph" style:parent-style-name="Heading_20_1">
      <style:text-properties officeooo:rsid="003ada06" officeooo:paragraph-rsid="001f870b"/>
    </style:style>
    <style:style style:name="P501" style:family="paragraph" style:parent-style-name="Heading_20_1">
      <style:text-properties officeooo:rsid="001c7c44" officeooo:paragraph-rsid="001c7c44"/>
    </style:style>
    <style:style style:name="P502" style:family="paragraph" style:parent-style-name="Heading_20_1">
      <style:text-properties officeooo:rsid="001c7c44" officeooo:paragraph-rsid="01750c5e"/>
    </style:style>
    <style:style style:name="P503" style:family="paragraph" style:parent-style-name="Heading_20_1">
      <style:text-properties officeooo:rsid="019f9761" officeooo:paragraph-rsid="019f9761"/>
    </style:style>
    <style:style style:name="P504" style:family="paragraph" style:parent-style-name="Heading_20_1">
      <style:text-properties officeooo:rsid="01c8c243" officeooo:paragraph-rsid="01c8c243"/>
    </style:style>
    <style:style style:name="P505" style:family="paragraph" style:parent-style-name="Heading_20_1">
      <style:text-properties officeooo:rsid="01cdb011" officeooo:paragraph-rsid="01cdb011"/>
    </style:style>
    <style:style style:name="P506" style:family="paragraph" style:parent-style-name="Heading_20_1" style:master-page-name="">
      <style:paragraph-properties style:page-number="auto"/>
      <style:text-properties officeooo:rsid="001c7c44" officeooo:paragraph-rsid="01750c5e"/>
    </style:style>
    <style:style style:name="P507" style:family="paragraph" style:parent-style-name="Contents_20_3">
      <style:paragraph-properties>
        <style:tab-stops>
          <style:tab-stop style:position="17cm" style:type="right" style:leader-style="dotted" style:leader-text="."/>
        </style:tab-stops>
      </style:paragraph-properties>
    </style:style>
    <style:style style:name="P508" style:family="paragraph" style:parent-style-name="List_20_Contents" style:list-style-name="L30"/>
    <style:style style:name="P509" style:family="paragraph" style:parent-style-name="List_20_Contents" style:list-style-name="L30">
      <style:text-properties officeooo:paragraph-rsid="008cedc5"/>
    </style:style>
    <style:style style:name="P510" style:family="paragraph" style:parent-style-name="List_20_Contents" style:list-style-name="L30">
      <style:text-properties officeooo:paragraph-rsid="008b4949"/>
    </style:style>
    <style:style style:name="P511" style:family="paragraph" style:parent-style-name="List_20_Contents" style:list-style-name="L30">
      <style:text-properties officeooo:paragraph-rsid="0184c999"/>
    </style:style>
    <style:style style:name="P512" style:family="paragraph" style:parent-style-name="List_20_Contents" style:list-style-name="L30">
      <style:text-properties officeooo:rsid="017e8a6f" officeooo:paragraph-rsid="017e8a6f"/>
    </style:style>
    <style:style style:name="P513" style:family="paragraph" style:parent-style-name="List_20_Contents" style:list-style-name="L30">
      <style:text-properties officeooo:rsid="008a5819" officeooo:paragraph-rsid="01802fd9" fo:background-color="transparent"/>
    </style:style>
    <style:style style:name="P514" style:family="paragraph" style:parent-style-name="List_20_Contents" style:list-style-name="L30">
      <style:text-properties officeooo:rsid="013905f6" officeooo:paragraph-rsid="013905f6"/>
    </style:style>
    <style:style style:name="P515" style:family="paragraph" style:parent-style-name="List_20_Contents" style:list-style-name="L30">
      <style:text-properties officeooo:rsid="0139a206" officeooo:paragraph-rsid="0139a206"/>
    </style:style>
    <style:style style:name="P516" style:family="paragraph" style:parent-style-name="List_20_Contents" style:list-style-name="L31">
      <style:text-properties officeooo:paragraph-rsid="001b4556"/>
    </style:style>
    <style:style style:name="P517" style:family="paragraph" style:parent-style-name="List_20_Contents" style:list-style-name="L31">
      <style:text-properties officeooo:paragraph-rsid="00c42674"/>
    </style:style>
    <style:style style:name="P518" style:family="paragraph" style:parent-style-name="List_20_Contents" style:list-style-name="L31">
      <style:text-properties officeooo:paragraph-rsid="00c83609"/>
    </style:style>
    <style:style style:name="P519" style:family="paragraph" style:parent-style-name="List_20_Contents" style:list-style-name="L31">
      <style:text-properties officeooo:paragraph-rsid="00ce4b4e"/>
    </style:style>
    <style:style style:name="P520" style:family="paragraph" style:parent-style-name="List_20_Contents" style:list-style-name="L31">
      <style:text-properties officeooo:paragraph-rsid="0087da99"/>
    </style:style>
    <style:style style:name="P521" style:family="paragraph" style:parent-style-name="List_20_Contents" style:list-style-name="L31">
      <style:text-properties officeooo:paragraph-rsid="02114966"/>
    </style:style>
    <style:style style:name="P522" style:family="paragraph" style:parent-style-name="List_20_Contents" style:list-style-name="L31">
      <style:text-properties officeooo:paragraph-rsid="007e988e"/>
    </style:style>
    <style:style style:name="P523" style:family="paragraph" style:parent-style-name="List_20_Contents" style:list-style-name="L31">
      <style:text-properties officeooo:paragraph-rsid="0085c8ba"/>
    </style:style>
    <style:style style:name="P524" style:family="paragraph" style:parent-style-name="List_20_Contents" style:list-style-name="L32">
      <style:text-properties officeooo:paragraph-rsid="001b4556"/>
    </style:style>
    <style:style style:name="P525" style:family="paragraph" style:parent-style-name="List_20_Contents" style:list-style-name="L30">
      <style:paragraph-properties fo:margin-top="0cm" fo:margin-bottom="0.499cm" loext:contextual-spacing="false"/>
    </style:style>
    <style:style style:name="P526" style:family="paragraph" style:parent-style-name="List_20_Contents" style:list-style-name="L31">
      <style:paragraph-properties fo:margin-top="0cm" fo:margin-bottom="0.499cm" loext:contextual-spacing="false"/>
      <style:text-properties officeooo:rsid="000d9e78" officeooo:paragraph-rsid="001b4556"/>
    </style:style>
    <style:style style:name="P527" style:family="paragraph" style:parent-style-name="List_20_Contents" style:list-style-name="L32">
      <style:paragraph-properties fo:margin-top="0cm" fo:margin-bottom="0.499cm" loext:contextual-spacing="false"/>
      <style:text-properties officeooo:paragraph-rsid="001b4556"/>
    </style:style>
    <style:style style:name="P528" style:family="paragraph" style:parent-style-name="List_20_Contents" style:list-style-name="L36">
      <style:paragraph-properties fo:margin-top="0cm" fo:margin-bottom="0.499cm" loext:contextual-spacing="false"/>
      <style:text-properties officeooo:rsid="0178a6bc" officeooo:paragraph-rsid="0178a6bc"/>
    </style:style>
    <style:style style:name="P529" style:family="paragraph" style:parent-style-name="List_20_Contents" style:list-style-name="L31">
      <style:paragraph-properties fo:margin-left="0cm" fo:margin-right="0cm" fo:text-indent="0cm" style:auto-text-indent="false"/>
      <style:text-properties officeooo:paragraph-rsid="007f2694"/>
    </style:style>
    <style:style style:name="P530" style:family="paragraph" style:parent-style-name="List_20_Contents" style:list-style-name="L31">
      <style:paragraph-properties fo:margin-left="0cm" fo:margin-right="0cm" fo:text-indent="0cm" style:auto-text-indent="false"/>
      <style:text-properties officeooo:paragraph-rsid="007e988e"/>
    </style:style>
    <style:style style:name="P531" style:family="paragraph" style:parent-style-name="List_20_Contents" style:list-style-name="L31">
      <style:paragraph-properties fo:margin-left="0cm" fo:margin-right="0cm" fo:text-indent="0cm" style:auto-text-indent="false"/>
      <style:text-properties officeooo:paragraph-rsid="007f78e2"/>
    </style:style>
    <style:style style:name="P532" style:family="paragraph" style:parent-style-name="List_20_Contents" style:list-style-name="L31">
      <style:paragraph-properties fo:margin-left="0cm" fo:margin-right="0cm" fo:text-indent="0cm" style:auto-text-indent="false"/>
      <style:text-properties officeooo:paragraph-rsid="0085c8ba"/>
    </style:style>
    <style:style style:name="P533" style:family="paragraph" style:parent-style-name="List_20_Contents" style:list-style-name="L32">
      <style:paragraph-properties fo:margin-left="0cm" fo:margin-right="0cm" fo:text-indent="0cm" style:auto-text-indent="false"/>
      <style:text-properties officeooo:paragraph-rsid="001b4556"/>
    </style:style>
    <style:style style:name="P534" style:family="paragraph" style:parent-style-name="List_20_Contents" style:list-style-name="L33">
      <style:paragraph-properties fo:margin-left="2cm" fo:margin-right="0cm" fo:text-indent="0cm" style:auto-text-indent="false"/>
      <style:text-properties officeooo:paragraph-rsid="001c7c44"/>
    </style:style>
    <style:style style:name="P535" style:family="paragraph" style:parent-style-name="List_20_Contents" style:list-style-name="L33">
      <style:paragraph-properties fo:margin-left="3cm" fo:margin-right="0cm" fo:margin-top="0cm" fo:margin-bottom="0.499cm" loext:contextual-spacing="false" fo:text-indent="0cm" style:auto-text-indent="false"/>
      <style:text-properties officeooo:paragraph-rsid="01750c5e"/>
    </style:style>
    <style:style style:name="P536" style:family="paragraph" style:parent-style-name="Heading_20_3">
      <style:text-properties officeooo:rsid="01f1ac7f" officeooo:paragraph-rsid="01f1ac7f"/>
    </style:style>
    <style:style style:name="P537" style:family="paragraph" style:parent-style-name="Heading_20_3">
      <style:text-properties officeooo:rsid="01bc2314" officeooo:paragraph-rsid="01bc2314"/>
    </style:style>
    <style:style style:name="P538" style:family="paragraph" style:parent-style-name="Heading_20_3">
      <style:text-properties officeooo:rsid="02081e6f" officeooo:paragraph-rsid="02081e6f"/>
    </style:style>
    <style:style style:name="P539" style:family="paragraph" style:parent-style-name="Heading_20_3">
      <style:text-properties officeooo:paragraph-rsid="01d9fa89"/>
    </style:style>
    <style:style style:name="P540" style:family="paragraph" style:parent-style-name="Heading_20_3">
      <style:text-properties officeooo:rsid="01dd8e45" officeooo:paragraph-rsid="01dd8e45"/>
    </style:style>
    <style:style style:name="P541" style:family="paragraph" style:parent-style-name="Heading_20_3">
      <style:text-properties officeooo:rsid="01c044f9" officeooo:paragraph-rsid="01c044f9"/>
    </style:style>
    <style:style style:name="P542" style:family="paragraph" style:parent-style-name="Heading_20_3">
      <style:text-properties officeooo:rsid="01c26dc2" officeooo:paragraph-rsid="01c26dc2"/>
    </style:style>
    <style:style style:name="P543" style:family="paragraph" style:parent-style-name="Heading_20_3">
      <style:text-properties officeooo:rsid="00b1110d"/>
    </style:style>
    <style:style style:name="P544" style:family="paragraph" style:parent-style-name="Heading_20_3">
      <style:text-properties officeooo:rsid="01433c1d" officeooo:paragraph-rsid="01433c1d"/>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officeooo:rsid="0037c4a4"/>
    </style:style>
    <style:style style:name="T150" style:family="text">
      <style:text-properties fo:color="#2a00ff" style:font-name="Monaco" fo:font-size="11pt" fo:font-weight="bold" fo:background-color="#e8f2fe" loext:char-shading-value="0" style:font-size-asian="11pt" style:font-weight-asian="bold" style:font-weight-complex="bold"/>
    </style:style>
    <style:style style:name="T151" style:family="text">
      <style:text-properties fo:color="#2a00ff" style:font-name="Monaco" fo:font-size="11pt" fo:font-style="italic" style:font-size-asian="11pt" style:font-style-asian="italic"/>
    </style:style>
    <style:style style:name="T152" style:family="text">
      <style:text-properties fo:color="#2a00ff" style:font-name="Monaco" fo:font-size="11pt" fo:font-style="italic" officeooo:rsid="0075babf" style:font-size-asian="11pt" style:font-style-asian="italic"/>
    </style:style>
    <style:style style:name="T153" style:family="text">
      <style:text-properties fo:color="#2a00ff" style:font-name="Monaco" fo:font-size="11pt" fo:font-style="italic" officeooo:rsid="007e2e7c" style:font-size-asian="11pt" style:font-style-asian="italic"/>
    </style:style>
    <style:style style:name="T154" style:family="text">
      <style:text-properties fo:color="#2a00ff" style:font-name="Monaco" fo:font-size="11pt" fo:font-style="italic" officeooo:rsid="00c17a25" style:font-size-asian="11pt" style:font-style-asian="italic"/>
    </style:style>
    <style:style style:name="T155" style:family="text">
      <style:text-properties fo:color="#2a00ff" style:font-name="Monaco" fo:font-size="11pt" fo:font-style="italic" officeooo:rsid="01c26dc2" style:font-size-asian="11pt" style:font-style-asian="italic"/>
    </style:style>
    <style:style style:name="T156" style:family="text">
      <style:text-properties fo:color="#2a00ff" style:font-name="Monaco" fo:font-size="11pt" fo:font-style="italic" officeooo:rsid="01c3bcfd" style:font-size-asian="11pt" style:font-style-asian="italic"/>
    </style:style>
    <style:style style:name="T157" style:family="text">
      <style:text-properties fo:color="#2a00ff" style:font-name="Monaco" fo:font-size="11pt" fo:font-style="italic" officeooo:rsid="01c47527" style:font-size-asian="11pt" style:font-style-asian="italic"/>
    </style:style>
    <style:style style:name="T158" style:family="text">
      <style:text-properties fo:color="#2a00ff" style:font-name="Monaco" fo:font-size="11pt" fo:font-style="italic" fo:background-color="#e8f2fe" loext:char-shading-value="0" style:font-size-asian="11pt" style:font-style-asian="italic"/>
    </style:style>
    <style:style style:name="T159" style:family="text">
      <style:text-properties fo:color="#2a00ff" style:font-name="Monaco" fo:font-size="11pt" fo:font-style="normal" officeooo:rsid="0075babf" style:font-size-asian="11pt" style:font-style-asian="normal" style:font-style-complex="normal"/>
    </style:style>
    <style:style style:name="T160" style:family="text">
      <style:text-properties fo:color="#2a00ff" style:font-name="Monaco" fo:font-size="11pt" fo:font-style="normal" officeooo:rsid="0079be46" style:font-size-asian="11pt" style:font-style-asian="normal" style:font-style-complex="normal"/>
    </style:style>
    <style:style style:name="T161" style:family="text">
      <style:text-properties fo:color="#2a00ff" style:font-name="Monaco" fo:font-size="11pt" fo:background-color="#e8f2fe" loext:char-shading-value="0" style:font-size-asian="11pt"/>
    </style:style>
    <style:style style:name="T162" style:family="text">
      <style:text-properties fo:color="#2a00ff" style:font-name="Monaco" fo:font-size="11pt" officeooo:rsid="00bec492" fo:background-color="#e8f2fe" loext:char-shading-value="0" style:font-size-asian="11pt"/>
    </style:style>
    <style:style style:name="T163" style:family="text">
      <style:text-properties fo:color="#2a00ff" style:font-name="Monaco" fo:font-size="8pt" fo:font-style="italic" style:font-size-asian="8pt" style:font-style-asian="italic" style:font-size-complex="8pt"/>
    </style:style>
    <style:style style:name="T164" style:family="text">
      <style:text-properties fo:color="#2a00ff" style:font-name="Monaco" fo:font-size="8pt" fo:font-style="italic" officeooo:rsid="007e2e7c" style:font-size-asian="8pt" style:font-style-asian="italic" style:font-size-complex="8pt"/>
    </style:style>
    <style:style style:name="T165" style:family="text">
      <style:text-properties fo:color="#2a00ff" style:font-name="Monaco" fo:font-size="8pt" fo:font-style="italic" officeooo:rsid="00a8c91c" style:font-size-asian="8pt" style:font-style-asian="italic" style:font-size-complex="8pt"/>
    </style:style>
    <style:style style:name="T166" style:family="text">
      <style:text-properties fo:color="#2a00ff" style:font-name="Monaco" fo:font-size="8pt" fo:font-style="italic" officeooo:rsid="00a95812" style:font-size-asian="8pt" style:font-style-asian="italic" style:font-size-complex="8pt"/>
    </style:style>
    <style:style style:name="T167" style:family="text">
      <style:text-properties fo:color="#2a00ff" style:font-name="Monaco" fo:font-style="italic" style:font-style-asian="italic"/>
    </style:style>
    <style:style style:name="T168" style:family="text">
      <style:text-properties fo:color="#2a00ff" style:font-name="Monaco" fo:font-style="italic" officeooo:rsid="00d7bdca" style:font-style-asian="italic"/>
    </style:style>
    <style:style style:name="T169" style:family="text">
      <style:text-properties fo:color="#2a00ff" style:font-name="Monaco" fo:font-style="italic" officeooo:rsid="00da4a3b" style:font-style-asian="italic"/>
    </style:style>
    <style:style style:name="T170" style:family="text">
      <style:text-properties fo:color="#2a00ff" style:font-name="Monaco" fo:font-style="italic" officeooo:rsid="00da7d22" style:font-style-asian="italic"/>
    </style:style>
    <style:style style:name="T171" style:family="text">
      <style:text-properties fo:color="#2a00ff" style:font-name="Monaco" fo:font-style="italic" officeooo:rsid="00da8a43" style:font-style-asian="italic"/>
    </style:style>
    <style:style style:name="T172" style:family="text">
      <style:text-properties fo:color="#2a00ff" style:font-name="Monaco" fo:font-style="italic" officeooo:rsid="01042cb2" style:font-style-asian="italic"/>
    </style:style>
    <style:style style:name="T173" style:family="text">
      <style:text-properties fo:color="#2a00ff" style:font-name="Monaco" fo:font-style="italic" officeooo:rsid="021d06a5" style:font-style-asian="italic"/>
    </style:style>
    <style:style style:name="T174" style:family="text">
      <style:text-properties fo:color="#2a00ff" style:font-name="Monaco" fo:font-style="italic" fo:background-color="#bce4e5" loext:char-shading-value="0" style:font-style-asian="italic"/>
    </style:style>
    <style:style style:name="T175" style:family="text">
      <style:text-properties fo:color="#2a00ff" style:font-name="Monaco" fo:font-style="italic" officeooo:rsid="01fac5b4" fo:background-color="#bce4e5" loext:char-shading-value="0" style:font-style-asian="italic"/>
    </style:style>
    <style:style style:name="T176" style:family="text">
      <style:text-properties fo:color="#2a00ff" style:font-name="Courier New" fo:font-size="10pt" style:font-size-asian="10pt"/>
    </style:style>
    <style:style style:name="T177" style:family="text">
      <style:text-properties fo:color="#2a00ff" style:font-name="Monospace" fo:font-style="italic" style:font-style-asian="italic"/>
    </style:style>
    <style:style style:name="T178" style:family="text">
      <style:text-properties fo:color="#2a00ff" style:font-name="Monospace" fo:font-style="italic" officeooo:rsid="0207dc5f" style:font-style-asian="italic"/>
    </style:style>
    <style:style style:name="T179" style:family="text">
      <style:text-properties fo:color="#2a00ff" style:font-name="Consolas" fo:font-size="10pt" fo:font-style="italic" style:font-size-asian="10pt" style:font-style-asian="italic"/>
    </style:style>
    <style:style style:name="T180" style:family="text">
      <style:text-properties fo:color="#2a00ff" style:font-name="Consolas" fo:font-size="10pt" fo:font-style="italic" officeooo:rsid="01bc2314" style:font-size-asian="10pt" style:font-style-asian="italic"/>
    </style:style>
    <style:style style:name="T181" style:family="text">
      <style:text-properties fo:color="#2a00ff" style:font-name="Consolas" fo:font-size="10pt" fo:font-style="italic" officeooo:rsid="022de923" style:font-size-asian="10pt" style:font-style-asian="italic"/>
    </style:style>
    <style:style style:name="T182" style:family="text">
      <style:text-properties fo:color="#2a00ff" style:font-name="Consolas" fo:font-size="10pt" fo:font-style="italic" style:font-size-asian="10pt" style:font-style-asian="italic" fo:background-color="#e8f2fe"/>
    </style:style>
    <style:style style:name="T183" style:family="text">
      <style:text-properties fo:color="#2a00ff" style:font-name="Consolas" fo:font-size="10pt" fo:font-style="italic" fo:background-color="#e8f2fe" loext:char-shading-value="0" style:font-size-asian="10pt" style:font-style-asian="italic"/>
    </style:style>
    <style:style style:name="T184" style:family="text">
      <style:text-properties fo:color="#2a00ff" style:font-name="Consolas" fo:font-size="10pt" fo:font-style="italic" fo:font-weight="bold" style:font-size-asian="10pt" style:font-style-asian="italic" style:font-weight-asian="bold" style:font-weight-complex="bold"/>
    </style:style>
    <style:style style:name="T185"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6" style:family="text">
      <style:text-properties fo:color="#2a00ff" style:font-name="Consolas" fo:font-size="10pt" fo:background-color="#e8f2fe" loext:char-shading-value="0" style:font-size-asian="10pt"/>
    </style:style>
    <style:style style:name="T187" style:family="text">
      <style:text-properties fo:color="#2a00ff" style:font-name="Consolas" fo:font-size="10pt" officeooo:rsid="022637ab" fo:background-color="#e8f2fe" loext:char-shading-value="0" style:font-size-asian="10pt"/>
    </style:style>
    <style:style style:name="T188" style:family="text">
      <style:text-properties fo:color="#2a00ff" style:font-name="Consolas" fo:font-size="10pt" fo:font-weight="bold" fo:background-color="#e8f2fe" loext:char-shading-value="0" style:font-size-asian="10pt" style:font-weight-asian="bold" style:font-weight-complex="bold"/>
    </style:style>
    <style:style style:name="T189"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90"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1" style:family="text">
      <style:text-properties officeooo:rsid="00413cc0"/>
    </style:style>
    <style:style style:name="T192" style:family="text">
      <style:text-properties officeooo:rsid="0045c0f4"/>
    </style:style>
    <style:style style:name="T193" style:family="text">
      <style:text-properties officeooo:rsid="0046269d"/>
    </style:style>
    <style:style style:name="T194" style:family="text">
      <style:text-properties style:text-position="super 58%"/>
    </style:style>
    <style:style style:name="T195" style:family="text">
      <style:text-properties style:text-position="super 58%" officeooo:rsid="0045c0f4"/>
    </style:style>
    <style:style style:name="T196" style:family="text">
      <style:text-properties style:text-position="super 58%" officeooo:rsid="0025f220"/>
    </style:style>
    <style:style style:name="T197" style:family="text">
      <style:text-properties officeooo:rsid="00486f29"/>
    </style:style>
    <style:style style:name="T198" style:family="text">
      <style:text-properties officeooo:rsid="004a56c7"/>
    </style:style>
    <style:style style:name="T199" style:family="text">
      <style:text-properties officeooo:rsid="004ddddb"/>
    </style:style>
    <style:style style:name="T200" style:family="text">
      <style:text-properties officeooo:rsid="004de4b5"/>
    </style:style>
    <style:style style:name="T201" style:family="text">
      <style:text-properties officeooo:rsid="004f4bca"/>
    </style:style>
    <style:style style:name="T202" style:family="text">
      <style:text-properties officeooo:rsid="004fb4cf"/>
    </style:style>
    <style:style style:name="T203" style:family="text">
      <style:text-properties officeooo:rsid="00509e12"/>
    </style:style>
    <style:style style:name="T204" style:family="text">
      <style:text-properties officeooo:rsid="00552693"/>
    </style:style>
    <style:style style:name="T205" style:family="text">
      <style:text-properties officeooo:rsid="0058768d"/>
    </style:style>
    <style:style style:name="T206" style:family="text">
      <style:text-properties officeooo:rsid="0059a9f0"/>
    </style:style>
    <style:style style:name="T207" style:family="text">
      <style:text-properties officeooo:rsid="005b1545"/>
    </style:style>
    <style:style style:name="T208" style:family="text">
      <style:text-properties officeooo:rsid="005e8856"/>
    </style:style>
    <style:style style:name="T209" style:family="text">
      <style:text-properties officeooo:rsid="0061d27a"/>
    </style:style>
    <style:style style:name="T210" style:family="text">
      <style:text-properties officeooo:rsid="00655520"/>
    </style:style>
    <style:style style:name="T211" style:family="text">
      <style:text-properties officeooo:rsid="006773dc"/>
    </style:style>
    <style:style style:name="T212" style:family="text">
      <style:text-properties officeooo:rsid="006d308c"/>
    </style:style>
    <style:style style:name="T213" style:family="text">
      <style:text-properties officeooo:rsid="006d6731"/>
    </style:style>
    <style:style style:name="T214" style:family="text">
      <style:text-properties officeooo:rsid="0075babf"/>
    </style:style>
    <style:style style:name="T215" style:family="text">
      <style:text-properties style:font-name="Monaco"/>
    </style:style>
    <style:style style:name="T216" style:family="text">
      <style:text-properties style:font-name="Monaco" fo:font-size="8pt" style:font-size-asian="8pt" style:font-size-complex="8pt"/>
    </style:style>
    <style:style style:name="T217" style:family="text">
      <style:text-properties style:font-name="Monaco" fo:font-size="11pt" style:font-size-asian="11pt"/>
    </style:style>
    <style:style style:name="T218" style:family="text">
      <style:text-properties style:font-name="Monaco" fo:font-size="11pt" officeooo:rsid="00c17a25" style:font-size-asian="11pt"/>
    </style:style>
    <style:style style:name="T219" style:family="text">
      <style:text-properties fo:color="#7f007f" style:font-name="Monaco"/>
    </style:style>
    <style:style style:name="T220" style:family="text">
      <style:text-properties fo:color="#7f007f" style:font-name="Monaco" fo:font-size="11pt" style:font-size-asian="11pt"/>
    </style:style>
    <style:style style:name="T221" style:family="text">
      <style:text-properties fo:color="#7f007f" style:font-name="Monaco" fo:font-size="11pt" officeooo:rsid="0075babf" style:font-size-asian="11pt"/>
    </style:style>
    <style:style style:name="T222" style:family="text">
      <style:text-properties fo:color="#7f007f" style:font-name="Monaco" fo:font-size="11pt" officeooo:rsid="00c17a25" style:font-size-asian="11pt"/>
    </style:style>
    <style:style style:name="T223" style:family="text">
      <style:text-properties fo:color="#7f007f" style:font-name="Monaco" fo:font-size="11pt" officeooo:rsid="01c26dc2" style:font-size-asian="11pt"/>
    </style:style>
    <style:style style:name="T224" style:family="text">
      <style:text-properties fo:color="#7f007f" style:font-name="Monaco" fo:font-size="11pt" officeooo:rsid="01c3bcfd" style:font-size-asian="11pt"/>
    </style:style>
    <style:style style:name="T225" style:family="text">
      <style:text-properties fo:color="#7f007f" style:font-name="Monaco" fo:font-size="11pt" officeooo:rsid="01c47527" style:font-size-asian="11pt"/>
    </style:style>
    <style:style style:name="T226" style:family="text">
      <style:text-properties fo:color="#7f007f" style:font-name="Monaco" fo:font-size="11pt" fo:font-style="normal" officeooo:rsid="0075babf" style:font-size-asian="11pt" style:font-style-asian="normal" style:font-style-complex="normal"/>
    </style:style>
    <style:style style:name="T227" style:family="text">
      <style:text-properties fo:color="#7f007f" style:font-name="Monaco" fo:font-size="8pt" style:font-size-asian="8pt" style:font-size-complex="8pt"/>
    </style:style>
    <style:style style:name="T228" style:family="text">
      <style:text-properties fo:color="#7f007f" style:font-name="Monaco" fo:font-weight="bold" fo:background-color="#bce4e5" loext:char-shading-value="0" style:font-weight-asian="bold" style:font-weight-complex="bold"/>
    </style:style>
    <style:style style:name="T229" style:family="text">
      <style:text-properties fo:color="#7f007f" style:font-name="Monaco" fo:background-color="#bce4e5" loext:char-shading-value="0"/>
    </style:style>
    <style:style style:name="T230" style:family="text">
      <style:text-properties fo:color="#7f007f" style:font-name="Monospace"/>
    </style:style>
    <style:style style:name="T231" style:family="text">
      <style:text-properties fo:color="#7f007f" style:font-name="Monospace" officeooo:rsid="0207dc5f"/>
    </style:style>
    <style:style style:name="T232" style:family="text">
      <style:text-properties fo:color="#7f007f" style:font-name="Consolas" fo:font-size="10pt" style:font-size-asian="10pt"/>
    </style:style>
    <style:style style:name="T233" style:family="text">
      <style:text-properties fo:color="#7f007f" style:font-name="Consolas" fo:font-size="10pt" officeooo:rsid="01bc2314" style:font-size-asian="10pt"/>
    </style:style>
    <style:style style:name="T234" style:family="text">
      <style:text-properties fo:color="#7f007f" style:font-name="Consolas" fo:font-size="10pt" fo:background-color="#e8f2fe" loext:char-shading-value="0" style:font-size-asian="10pt"/>
    </style:style>
    <style:style style:name="T235" style:family="text">
      <style:text-properties fo:color="#000000" style:font-name="Monaco"/>
    </style:style>
    <style:style style:name="T236" style:family="text">
      <style:text-properties fo:color="#000000" style:font-name="Monaco" fo:font-size="11pt" style:font-size-asian="11pt"/>
    </style:style>
    <style:style style:name="T237" style:family="text">
      <style:text-properties fo:color="#000000" style:font-name="Monaco" fo:font-size="11pt" officeooo:rsid="0075babf" style:font-size-asian="11pt"/>
    </style:style>
    <style:style style:name="T238" style:family="text">
      <style:text-properties fo:color="#000000" style:font-name="Monaco" fo:font-size="11pt" officeooo:rsid="00c17a25" style:font-size-asian="11pt"/>
    </style:style>
    <style:style style:name="T239" style:family="text">
      <style:text-properties fo:color="#000000" style:font-name="Monaco" fo:font-size="11pt" officeooo:rsid="01e5695f" style:font-size-asian="11pt"/>
    </style:style>
    <style:style style:name="T240" style:family="text">
      <style:text-properties fo:color="#000000" style:font-name="Monaco" fo:font-size="11pt" fo:font-style="normal" officeooo:rsid="0075babf" style:font-size-asian="11pt" style:font-style-asian="normal" style:font-style-complex="normal"/>
    </style:style>
    <style:style style:name="T241" style:family="text">
      <style:text-properties fo:color="#000000" style:font-name="Monaco" fo:font-size="8pt" style:font-size-asian="8pt" style:font-size-complex="8pt"/>
    </style:style>
    <style:style style:name="T242" style:family="text">
      <style:text-properties fo:color="#000000" style:font-name="Monaco" fo:font-size="10pt" style:font-size-asian="10pt" style:font-size-complex="10pt"/>
    </style:style>
    <style:style style:name="T243" style:family="text">
      <style:text-properties fo:color="#000000" style:font-name="Monaco" fo:background-color="#bce4e5" loext:char-shading-value="0"/>
    </style:style>
    <style:style style:name="T244" style:family="text">
      <style:text-properties fo:color="#000000" style:font-name="Courier New" fo:font-size="10pt" officeooo:rsid="00961739" style:font-size-asian="10pt"/>
    </style:style>
    <style:style style:name="T245"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46" style:family="text">
      <style:text-properties fo:color="#000000" style:font-name="Consolas" fo:font-size="10pt" style:font-size-asian="10pt"/>
    </style:style>
    <style:style style:name="T247" style:family="text">
      <style:text-properties fo:color="#000000" style:font-name="Consolas" fo:font-size="10pt" officeooo:rsid="01bc2314" style:font-size-asian="10pt"/>
    </style:style>
    <style:style style:name="T248" style:family="text">
      <style:text-properties fo:color="#000000" style:font-name="Consolas" fo:font-size="10pt" fo:background-color="#e8f2fe" loext:char-shading-value="0" style:font-size-asian="10pt"/>
    </style:style>
    <style:style style:name="T249" style:family="text">
      <style:text-properties fo:color="#000000" style:font-name="Consolas" fo:font-size="10pt" officeooo:rsid="022637ab" fo:background-color="#e8f2fe" loext:char-shading-value="0" style:font-size-asian="10pt"/>
    </style:style>
    <style:style style:name="T250" style:family="text">
      <style:text-properties fo:color="#000000" style:font-name="Consolas" fo:font-size="10pt" fo:font-weight="bold" fo:background-color="#e8f2fe" loext:char-shading-value="0" style:font-size-asian="10pt" style:font-weight-asian="bold" style:font-weight-complex="bold"/>
    </style:style>
    <style:style style:name="T251"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52" style:family="text">
      <style:text-properties fo:color="#000000" officeooo:rsid="0238aa4c"/>
    </style:style>
    <style:style style:name="T253" style:family="text">
      <style:text-properties fo:color="#000000" style:font-name="Liberation Serif" officeooo:rsid="0238aa4c"/>
    </style:style>
    <style:style style:name="T254" style:family="text">
      <style:text-properties officeooo:rsid="00779117"/>
    </style:style>
    <style:style style:name="T255" style:family="text">
      <style:text-properties fo:color="#008080" style:font-name="Monaco"/>
    </style:style>
    <style:style style:name="T256" style:family="text">
      <style:text-properties fo:color="#008080" style:font-name="Monaco" fo:font-size="8pt" fo:font-style="italic" fo:background-color="#e8f2fe" loext:char-shading-value="0" style:font-size-asian="8pt" style:font-style-asian="italic" style:font-size-complex="8pt"/>
    </style:style>
    <style:style style:name="T257" style:family="text">
      <style:text-properties fo:color="#008080" style:font-name="Monaco" fo:font-size="8pt" style:font-size-asian="8pt" style:font-size-complex="8pt"/>
    </style:style>
    <style:style style:name="T258" style:family="text">
      <style:text-properties fo:color="#008080" style:font-name="Monaco" fo:font-size="11pt" style:font-size-asian="11pt"/>
    </style:style>
    <style:style style:name="T259" style:family="text">
      <style:text-properties fo:color="#008080" style:font-name="Monaco" fo:font-size="11pt" officeooo:rsid="00c17a25" style:font-size-asian="11pt"/>
    </style:style>
    <style:style style:name="T260" style:family="text">
      <style:text-properties fo:color="#008080" style:font-name="Monaco" fo:font-size="11pt" fo:font-weight="bold" style:font-size-asian="11pt" style:font-weight-asian="bold" style:font-weight-complex="bold"/>
    </style:style>
    <style:style style:name="T261" style:family="text">
      <style:text-properties fo:color="#008080" style:font-name="Monaco" fo:font-size="11pt" fo:font-weight="bold" officeooo:rsid="00da7d22" style:font-size-asian="11pt" style:font-weight-asian="bold" style:font-weight-complex="bold"/>
    </style:style>
    <style:style style:name="T262" style:family="text">
      <style:text-properties fo:color="#008080" style:font-name="Monaco" fo:font-size="11pt" fo:font-weight="bold" officeooo:rsid="00da8a43" style:font-size-asian="11pt" style:font-weight-asian="bold" style:font-weight-complex="bold"/>
    </style:style>
    <style:style style:name="T263" style:family="text">
      <style:text-properties fo:color="#008080" style:font-name="Monaco" fo:font-size="10pt" style:font-size-asian="10pt" style:font-size-complex="10pt"/>
    </style:style>
    <style:style style:name="T264" style:family="text">
      <style:text-properties fo:color="#008080" style:font-name="Monospace"/>
    </style:style>
    <style:style style:name="T265" style:family="text">
      <style:text-properties fo:color="#008080" style:font-name="Monospace" fo:font-size="9pt" style:font-size-asian="9pt" style:font-size-complex="9pt"/>
    </style:style>
    <style:style style:name="T266" style:family="text">
      <style:text-properties fo:color="#008080" style:font-name="Consolas" fo:font-size="10pt" style:font-size-asian="10pt"/>
    </style:style>
    <style:style style:name="T267" style:family="text">
      <style:text-properties fo:color="#008080" style:font-name="Consolas" fo:font-size="10pt" officeooo:rsid="01bc2314" style:font-size-asian="10pt"/>
    </style:style>
    <style:style style:name="T268" style:family="text">
      <style:text-properties fo:color="#008080" style:font-name="Consolas" fo:font-size="10pt" fo:background-color="#e8f2fe" loext:char-shading-value="0" style:font-size-asian="10pt"/>
    </style:style>
    <style:style style:name="T269" style:family="text">
      <style:text-properties fo:color="#3f7f7f" style:font-name="Monaco"/>
    </style:style>
    <style:style style:name="T270" style:family="text">
      <style:text-properties fo:color="#3f7f7f" style:font-name="Monaco" fo:font-size="8pt" style:font-size-asian="8pt" style:font-size-complex="8pt"/>
    </style:style>
    <style:style style:name="T271" style:family="text">
      <style:text-properties fo:color="#3f7f7f" style:font-name="Monaco" fo:font-size="11pt" style:font-size-asian="11pt"/>
    </style:style>
    <style:style style:name="T272" style:family="text">
      <style:text-properties fo:color="#3f7f7f" style:font-name="Monaco" fo:font-size="11pt" officeooo:rsid="00c17a25" style:font-size-asian="11pt"/>
    </style:style>
    <style:style style:name="T273" style:family="text">
      <style:text-properties fo:color="#3f7f7f" style:font-name="Monaco" fo:font-size="11pt" fo:font-style="italic" officeooo:rsid="00c17a25" style:font-size-asian="11pt" style:font-style-asian="italic"/>
    </style:style>
    <style:style style:name="T274" style:family="text">
      <style:text-properties fo:color="#3f7f7f" style:font-name="Monaco" fo:font-size="11pt" fo:font-style="italic" officeooo:rsid="01c0c0d8" style:font-size-asian="11pt" style:font-style-asian="italic"/>
    </style:style>
    <style:style style:name="T275" style:family="text">
      <style:text-properties fo:color="#3f7f7f" style:font-name="Monaco" fo:font-size="10pt" style:font-size-asian="10pt" style:font-size-complex="10pt"/>
    </style:style>
    <style:style style:name="T276" style:family="text">
      <style:text-properties fo:color="#3f7f7f" style:font-name="Monospace" fo:font-size="9pt" style:font-size-asian="9pt" style:font-size-complex="9pt"/>
    </style:style>
    <style:style style:name="T277" style:family="text">
      <style:text-properties fo:color="#3f7f7f" style:font-name="Consolas" fo:font-size="10pt" style:font-size-asian="10pt"/>
    </style:style>
    <style:style style:name="T278" style:family="text">
      <style:text-properties fo:color="#3f7f7f" style:font-name="Consolas" fo:font-size="10pt" fo:background-color="#e8f2fe" loext:char-shading-value="0" style:font-size-asian="10pt"/>
    </style:style>
    <style:style style:name="T279" style:family="text">
      <style:text-properties officeooo:rsid="00784650"/>
    </style:style>
    <style:style style:name="T280" style:family="text">
      <style:text-properties officeooo:rsid="007b09df"/>
    </style:style>
    <style:style style:name="T281" style:family="text">
      <style:text-properties officeooo:rsid="007b7da4"/>
    </style:style>
    <style:style style:name="T282" style:family="text">
      <style:text-properties officeooo:rsid="007cfb05"/>
    </style:style>
    <style:style style:name="T283" style:family="text">
      <style:text-properties officeooo:rsid="007e2e7c"/>
    </style:style>
    <style:style style:name="T284" style:family="text">
      <style:text-properties officeooo:rsid="007e988e"/>
    </style:style>
    <style:style style:name="T285" style:family="text">
      <style:text-properties officeooo:rsid="007f2694"/>
    </style:style>
    <style:style style:name="T286" style:family="text">
      <style:text-properties officeooo:rsid="007f78e2"/>
    </style:style>
    <style:style style:name="T287" style:family="text">
      <style:text-properties officeooo:rsid="00810d14"/>
    </style:style>
    <style:style style:name="T288" style:family="text">
      <style:text-properties officeooo:rsid="00816823"/>
    </style:style>
    <style:style style:name="T289" style:family="text">
      <style:text-properties officeooo:rsid="0082a3c9"/>
    </style:style>
    <style:style style:name="T290" style:family="text">
      <style:text-properties officeooo:rsid="0085c8ba"/>
    </style:style>
    <style:style style:name="T291" style:family="text">
      <style:text-properties officeooo:rsid="0087da99"/>
    </style:style>
    <style:style style:name="T292" style:family="text">
      <style:text-properties officeooo:rsid="008884d4"/>
    </style:style>
    <style:style style:name="T293" style:family="text">
      <style:text-properties officeooo:rsid="008a23a7"/>
    </style:style>
    <style:style style:name="T294" style:family="text">
      <style:text-properties officeooo:rsid="008a5819"/>
    </style:style>
    <style:style style:name="T295" style:family="text">
      <style:text-properties officeooo:rsid="008b4949"/>
    </style:style>
    <style:style style:name="T296" style:family="text">
      <style:text-properties officeooo:rsid="008cedc5"/>
    </style:style>
    <style:style style:name="T297" style:family="text">
      <style:text-properties officeooo:rsid="0091c899"/>
    </style:style>
    <style:style style:name="T298" style:family="text">
      <style:text-properties fo:font-weight="normal" style:font-weight-asian="normal" style:font-weight-complex="normal"/>
    </style:style>
    <style:style style:name="T299" style:family="text">
      <style:text-properties fo:font-weight="normal" officeooo:rsid="0091c899" style:font-weight-asian="normal" style:font-weight-complex="normal"/>
    </style:style>
    <style:style style:name="T300" style:family="text">
      <style:text-properties fo:font-weight="normal" officeooo:rsid="0114df32" style:font-weight-asian="normal" style:font-weight-complex="normal"/>
    </style:style>
    <style:style style:name="T301" style:family="text">
      <style:text-properties fo:font-weight="normal" officeooo:rsid="01165e32" style:font-weight-asian="normal" style:font-weight-complex="normal"/>
    </style:style>
    <style:style style:name="T302" style:family="text">
      <style:text-properties fo:font-weight="normal" officeooo:rsid="0117cb7a" style:font-weight-asian="normal" style:font-weight-complex="normal"/>
    </style:style>
    <style:style style:name="T303" style:family="text">
      <style:text-properties fo:font-weight="normal" officeooo:rsid="011873c5" style:font-weight-asian="normal" style:font-weight-complex="normal"/>
    </style:style>
    <style:style style:name="T304" style:family="text">
      <style:text-properties fo:font-weight="normal" officeooo:rsid="01a2e880" style:font-weight-asian="normal" style:font-weight-complex="normal"/>
    </style:style>
    <style:style style:name="T305" style:family="text">
      <style:text-properties fo:font-weight="normal" officeooo:rsid="01a40355" style:font-weight-asian="normal" style:font-weight-complex="normal"/>
    </style:style>
    <style:style style:name="T306" style:family="text">
      <style:text-properties fo:font-weight="normal" officeooo:rsid="021fcc26" style:font-weight-asian="normal" style:font-weight-complex="normal"/>
    </style:style>
    <style:style style:name="T307" style:family="text">
      <style:text-properties fo:font-weight="normal" officeooo:rsid="02206712" style:font-weight-asian="normal" style:font-weight-complex="normal"/>
    </style:style>
    <style:style style:name="T308" style:family="text">
      <style:text-properties officeooo:rsid="0091d01b"/>
    </style:style>
    <style:style style:name="T309" style:family="text">
      <style:text-properties officeooo:rsid="0093138e"/>
    </style:style>
    <style:style style:name="T310" style:family="text">
      <style:text-properties officeooo:rsid="0094a311"/>
    </style:style>
    <style:style style:name="T311" style:family="text">
      <style:text-properties officeooo:rsid="0096ab56"/>
    </style:style>
    <style:style style:name="T312" style:family="text">
      <style:text-properties officeooo:rsid="00976af7"/>
    </style:style>
    <style:style style:name="T313" style:family="text">
      <style:text-properties officeooo:rsid="00990aa0"/>
    </style:style>
    <style:style style:name="T314" style:family="text">
      <style:text-properties officeooo:rsid="009ca87b"/>
    </style:style>
    <style:style style:name="T315" style:family="text">
      <style:text-properties officeooo:rsid="009d4b7d"/>
    </style:style>
    <style:style style:name="T316" style:family="text">
      <style:text-properties officeooo:rsid="009eaddf"/>
    </style:style>
    <style:style style:name="T317" style:family="text">
      <style:text-properties officeooo:rsid="00a616d9"/>
    </style:style>
    <style:style style:name="T318" style:family="text">
      <style:text-properties officeooo:rsid="00afa10f"/>
    </style:style>
    <style:style style:name="T319" style:family="text">
      <style:text-properties officeooo:rsid="00b1110d"/>
    </style:style>
    <style:style style:name="T320" style:family="text">
      <style:text-properties officeooo:rsid="00b27d15"/>
    </style:style>
    <style:style style:name="T321" style:family="text">
      <style:text-properties officeooo:rsid="00bd5778"/>
    </style:style>
    <style:style style:name="T322" style:family="text">
      <style:text-properties officeooo:rsid="00bec492"/>
    </style:style>
    <style:style style:name="T323" style:family="text">
      <style:text-properties officeooo:rsid="00c055b0"/>
    </style:style>
    <style:style style:name="T324" style:family="text">
      <style:text-properties officeooo:rsid="00c17a25"/>
    </style:style>
    <style:style style:name="T325" style:family="text">
      <style:text-properties officeooo:rsid="00c42674"/>
    </style:style>
    <style:style style:name="T326" style:family="text">
      <style:text-properties officeooo:rsid="00c49c61"/>
    </style:style>
    <style:style style:name="T327" style:family="text">
      <style:text-properties officeooo:rsid="00c6929c"/>
    </style:style>
    <style:style style:name="T328" style:family="text">
      <style:text-properties officeooo:rsid="00c83609"/>
    </style:style>
    <style:style style:name="T329" style:family="text">
      <style:text-properties officeooo:rsid="00cc2904"/>
    </style:style>
    <style:style style:name="T330" style:family="text">
      <style:text-properties officeooo:rsid="00cd5627"/>
    </style:style>
    <style:style style:name="T331" style:family="text">
      <style:text-properties officeooo:rsid="00d1a634"/>
    </style:style>
    <style:style style:name="T332" style:family="text">
      <style:text-properties officeooo:rsid="00d52e18"/>
    </style:style>
    <style:style style:name="T33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3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35" style:family="text">
      <style:text-properties fo:font-size="12pt" officeooo:rsid="00d7bdca" style:font-size-asian="12pt" style:font-size-complex="12pt"/>
    </style:style>
    <style:style style:name="T33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38" style:family="text">
      <style:text-properties officeooo:rsid="00d8dca9"/>
    </style:style>
    <style:style style:name="T339" style:family="text">
      <style:text-properties officeooo:rsid="00da4a3b"/>
    </style:style>
    <style:style style:name="T340" style:family="text">
      <style:text-properties officeooo:rsid="00da8a43"/>
    </style:style>
    <style:style style:name="T341" style:family="text">
      <style:text-properties officeooo:rsid="00dca0b7"/>
    </style:style>
    <style:style style:name="T342" style:family="text">
      <style:text-properties officeooo:rsid="00de343d"/>
    </style:style>
    <style:style style:name="T343" style:family="text">
      <style:text-properties officeooo:rsid="0025f220"/>
    </style:style>
    <style:style style:name="T344" style:family="text">
      <style:text-properties officeooo:rsid="00e5370c"/>
    </style:style>
    <style:style style:name="T345" style:family="text">
      <style:text-properties officeooo:rsid="00e56329"/>
    </style:style>
    <style:style style:name="T346" style:family="text">
      <style:text-properties fo:font-size="11pt" fo:font-weight="bold" style:font-size-asian="11pt" style:font-weight-asian="bold" style:font-size-complex="11pt" style:font-weight-complex="bold"/>
    </style:style>
    <style:style style:name="T347" style:family="text">
      <style:text-properties fo:font-size="11pt" fo:font-weight="bold" officeooo:rsid="00e5370c" style:font-size-asian="11pt" style:font-weight-asian="bold" style:font-size-complex="11pt" style:font-weight-complex="bold"/>
    </style:style>
    <style:style style:name="T348" style:family="text">
      <style:text-properties fo:font-size="11pt" fo:font-weight="bold" officeooo:rsid="014ebfe7" style:font-size-asian="11pt" style:font-weight-asian="bold" style:font-size-complex="11pt" style:font-weight-complex="bold"/>
    </style:style>
    <style:style style:name="T349" style:family="text">
      <style:text-properties fo:font-size="11pt" fo:font-weight="normal" officeooo:rsid="00e5370c" style:font-size-asian="11pt" style:font-weight-asian="normal" style:font-size-complex="11pt" style:font-weight-complex="normal"/>
    </style:style>
    <style:style style:name="T350" style:family="text">
      <style:text-properties fo:font-size="11pt" fo:font-weight="normal" officeooo:rsid="01d90249" style:font-size-asian="11pt" style:font-weight-asian="normal" style:font-size-complex="11pt" style:font-weight-complex="normal"/>
    </style:style>
    <style:style style:name="T351" style:family="text">
      <style:text-properties fo:font-size="11pt" style:font-size-asian="11pt" style:font-size-complex="11pt"/>
    </style:style>
    <style:style style:name="T352" style:family="text">
      <style:text-properties fo:font-size="11pt" officeooo:rsid="01dfcadf" style:font-size-asian="11pt" style:font-size-complex="11pt"/>
    </style:style>
    <style:style style:name="T353" style:family="text">
      <style:text-properties officeooo:rsid="00ed47c0"/>
    </style:style>
    <style:style style:name="T354" style:family="text">
      <style:text-properties officeooo:rsid="00ef8281"/>
    </style:style>
    <style:style style:name="T355" style:family="text">
      <style:text-properties officeooo:rsid="00f6c859"/>
    </style:style>
    <style:style style:name="T356" style:family="text">
      <style:text-properties officeooo:rsid="00fa11d9"/>
    </style:style>
    <style:style style:name="T357" style:family="text">
      <style:text-properties officeooo:rsid="00fd23fe"/>
    </style:style>
    <style:style style:name="T358" style:family="text">
      <style:text-properties officeooo:rsid="00fe070b"/>
    </style:style>
    <style:style style:name="T359" style:family="text">
      <style:text-properties officeooo:rsid="00ffcb32"/>
    </style:style>
    <style:style style:name="T360" style:family="text">
      <style:text-properties officeooo:rsid="0107cdef"/>
    </style:style>
    <style:style style:name="T361" style:family="text">
      <style:text-properties officeooo:rsid="010ad891"/>
    </style:style>
    <style:style style:name="T362" style:family="text">
      <style:text-properties officeooo:rsid="010c468e"/>
    </style:style>
    <style:style style:name="T363" style:family="text">
      <style:text-properties officeooo:rsid="010d34d8"/>
    </style:style>
    <style:style style:name="T364" style:family="text">
      <style:text-properties officeooo:rsid="011091fe"/>
    </style:style>
    <style:style style:name="T365" style:family="text">
      <style:text-properties officeooo:rsid="011470a4"/>
    </style:style>
    <style:style style:name="T366" style:family="text">
      <style:text-properties officeooo:rsid="0114df32"/>
    </style:style>
    <style:style style:name="T367" style:family="text">
      <style:text-properties officeooo:rsid="011bc1c2"/>
    </style:style>
    <style:style style:name="T368" style:family="text">
      <style:text-properties fo:font-size="10pt"/>
    </style:style>
    <style:style style:name="T369" style:family="text">
      <style:text-properties fo:font-size="10pt" style:font-size-asian="10pt" style:font-size-complex="10pt"/>
    </style:style>
    <style:style style:name="T370" style:family="text">
      <style:text-properties fo:font-size="10pt" officeooo:rsid="011a3a45" style:font-size-asian="10pt" style:font-size-complex="10pt"/>
    </style:style>
    <style:style style:name="T371" style:family="text">
      <style:text-properties fo:font-size="10pt" officeooo:rsid="011cade6" style:font-size-asian="10pt" style:font-size-complex="10pt"/>
    </style:style>
    <style:style style:name="T372" style:family="text">
      <style:text-properties fo:font-size="10pt" officeooo:rsid="01352f54" style:font-size-asian="10pt" style:font-size-complex="10pt"/>
    </style:style>
    <style:style style:name="T373" style:family="text">
      <style:text-properties fo:font-size="10pt" officeooo:rsid="0168db67" style:font-size-asian="10pt" style:font-size-complex="10pt"/>
    </style:style>
    <style:style style:name="T374" style:family="text">
      <style:text-properties fo:font-size="10pt" officeooo:rsid="00f6c859" style:font-size-asian="10pt" style:font-size-complex="10pt"/>
    </style:style>
    <style:style style:name="T375" style:family="text">
      <style:text-properties fo:font-size="10pt" officeooo:rsid="01a75d43" style:font-size-asian="10pt" style:font-size-complex="10pt"/>
    </style:style>
    <style:style style:name="T376" style:family="text">
      <style:text-properties fo:font-size="10pt" officeooo:rsid="0135ceb6"/>
    </style:style>
    <style:style style:name="T377" style:family="text">
      <style:text-properties fo:font-size="10pt" officeooo:rsid="013d8111"/>
    </style:style>
    <style:style style:name="T378" style:family="text">
      <style:text-properties officeooo:rsid="011f6af8"/>
    </style:style>
    <style:style style:name="T379" style:family="text">
      <style:text-properties officeooo:rsid="0122aed0"/>
    </style:style>
    <style:style style:name="T380" style:family="text">
      <style:text-properties officeooo:rsid="012acabe"/>
    </style:style>
    <style:style style:name="T381" style:family="text">
      <style:text-properties officeooo:rsid="012ca6ad"/>
    </style:style>
    <style:style style:name="T382" style:family="text">
      <style:text-properties officeooo:rsid="013905f6"/>
    </style:style>
    <style:style style:name="T383" style:family="text">
      <style:text-properties officeooo:rsid="0139a206"/>
    </style:style>
    <style:style style:name="T384" style:family="text">
      <style:text-properties officeooo:rsid="013c6995"/>
    </style:style>
    <style:style style:name="T385" style:family="text">
      <style:text-properties officeooo:rsid="013d8111"/>
    </style:style>
    <style:style style:name="T386" style:family="text">
      <style:text-properties officeooo:rsid="0143af28"/>
    </style:style>
    <style:style style:name="T387" style:family="text">
      <style:text-properties officeooo:rsid="014560bf"/>
    </style:style>
    <style:style style:name="T388" style:family="text">
      <style:text-properties officeooo:rsid="0146e3e0"/>
    </style:style>
    <style:style style:name="T389" style:family="text">
      <style:text-properties officeooo:rsid="01487ee1"/>
    </style:style>
    <style:style style:name="T390" style:family="text">
      <style:text-properties officeooo:rsid="0149df8e"/>
    </style:style>
    <style:style style:name="T391" style:family="text">
      <style:text-properties officeooo:rsid="014b80e0"/>
    </style:style>
    <style:style style:name="T392" style:family="text">
      <style:text-properties officeooo:rsid="014cddd9"/>
    </style:style>
    <style:style style:name="T393" style:family="text">
      <style:text-properties officeooo:rsid="014fe6ce"/>
    </style:style>
    <style:style style:name="T394" style:family="text">
      <style:text-properties officeooo:rsid="01529ab7"/>
    </style:style>
    <style:style style:name="T395" style:family="text">
      <style:text-properties officeooo:rsid="0153e177"/>
    </style:style>
    <style:style style:name="T396" style:family="text">
      <style:text-properties officeooo:rsid="01558a1f"/>
    </style:style>
    <style:style style:name="T397" style:family="text">
      <style:text-properties officeooo:rsid="01558b7b"/>
    </style:style>
    <style:style style:name="T398" style:family="text">
      <style:text-properties style:font-name="Liberation Serif2"/>
    </style:style>
    <style:style style:name="T399" style:family="text">
      <style:text-properties style:font-name="Liberation Serif2" officeooo:rsid="01558b7b"/>
    </style:style>
    <style:style style:name="T400" style:family="text">
      <style:text-properties officeooo:rsid="0158ce0c"/>
    </style:style>
    <style:style style:name="T401" style:family="text">
      <style:text-properties officeooo:rsid="01599ca6"/>
    </style:style>
    <style:style style:name="T402" style:family="text">
      <style:text-properties officeooo:rsid="015ab279"/>
    </style:style>
    <style:style style:name="T403" style:family="text">
      <style:text-properties officeooo:rsid="015e09fe"/>
    </style:style>
    <style:style style:name="T404" style:family="text">
      <style:text-properties officeooo:rsid="01609c86"/>
    </style:style>
    <style:style style:name="T405" style:family="text">
      <style:text-properties officeooo:rsid="0161ced8"/>
    </style:style>
    <style:style style:name="T406" style:family="text">
      <style:text-properties officeooo:rsid="0166e72a"/>
    </style:style>
    <style:style style:name="T407" style:family="text">
      <style:text-properties officeooo:rsid="016ab46a"/>
    </style:style>
    <style:style style:name="T408" style:family="text">
      <style:text-properties officeooo:rsid="016ba78c"/>
    </style:style>
    <style:style style:name="T409" style:family="text">
      <style:text-properties officeooo:rsid="016deaa3"/>
    </style:style>
    <style:style style:name="T410" style:family="text">
      <style:text-properties officeooo:rsid="0171aac5"/>
    </style:style>
    <style:style style:name="T411" style:family="text">
      <style:text-properties fo:font-size="9pt" fo:background-color="#eeeeee" loext:char-shading-value="0" style:font-size-asian="9pt" style:font-size-complex="9pt"/>
    </style:style>
    <style:style style:name="T412" style:family="text">
      <style:text-properties fo:font-size="9pt" style:font-size-asian="9pt" style:font-size-complex="9pt"/>
    </style:style>
    <style:style style:name="T413" style:family="text">
      <style:text-properties fo:font-size="9pt" officeooo:rsid="015c85ec" style:font-size-asian="9pt" style:font-size-complex="9pt"/>
    </style:style>
    <style:style style:name="T414" style:family="text">
      <style:text-properties fo:font-size="9pt" officeooo:rsid="0207dc5f" style:font-size-asian="9pt" style:font-size-complex="9pt"/>
    </style:style>
    <style:style style:name="T415" style:family="text">
      <style:text-properties fo:font-size="9pt" fo:font-weight="bold" officeooo:rsid="015e09fe" style:font-size-asian="9pt" style:font-weight-asian="bold" style:font-size-complex="9pt" style:font-weight-complex="bold"/>
    </style:style>
    <style:style style:name="T416" style:family="text">
      <style:text-properties fo:font-size="9pt" fo:font-weight="bold" officeooo:rsid="0205f518" style:font-size-asian="9pt" style:font-weight-asian="bold" style:font-size-complex="9pt" style:font-weight-complex="bold"/>
    </style:style>
    <style:style style:name="T417" style:family="text">
      <style:text-properties officeooo:rsid="0176c712"/>
    </style:style>
    <style:style style:name="T418" style:family="text">
      <style:text-properties fo:background-color="#cfe7f5" loext:char-shading-value="0"/>
    </style:style>
    <style:style style:name="T419" style:family="text">
      <style:text-properties officeooo:rsid="008a5819" fo:background-color="#cfe7f5" loext:char-shading-value="0"/>
    </style:style>
    <style:style style:name="T420" style:family="text">
      <style:text-properties officeooo:rsid="01802fd9" fo:background-color="#cfe7f5" loext:char-shading-value="0"/>
    </style:style>
    <style:style style:name="T421" style:family="text">
      <style:text-properties officeooo:rsid="017e8a6f" fo:background-color="#cfe7f5" loext:char-shading-value="0"/>
    </style:style>
    <style:style style:name="T422" style:family="text">
      <style:text-properties officeooo:rsid="0184c999" fo:background-color="#cfe7f5" loext:char-shading-value="0"/>
    </style:style>
    <style:style style:name="T423" style:family="text">
      <style:text-properties officeooo:rsid="0158ce0c" fo:background-color="#cfe7f5" loext:char-shading-value="0"/>
    </style:style>
    <style:style style:name="T424" style:family="text">
      <style:text-properties officeooo:rsid="0139a206" fo:background-color="#cfe7f5" loext:char-shading-value="0"/>
    </style:style>
    <style:style style:name="T425" style:family="text">
      <style:text-properties officeooo:rsid="01859836" fo:background-color="#cfe7f5" loext:char-shading-value="0"/>
    </style:style>
    <style:style style:name="T426" style:family="text">
      <style:text-properties officeooo:rsid="02236fa5" fo:background-color="#cfe7f5" loext:char-shading-value="0"/>
    </style:style>
    <style:style style:name="T427" style:family="text">
      <style:text-properties officeooo:rsid="017cbc3a"/>
    </style:style>
    <style:style style:name="T428" style:family="text">
      <style:text-properties officeooo:rsid="017e8a6f"/>
    </style:style>
    <style:style style:name="T429" style:family="text">
      <style:text-properties officeooo:rsid="01802fd9"/>
    </style:style>
    <style:style style:name="T430" style:family="text">
      <style:text-properties officeooo:rsid="0180f043"/>
    </style:style>
    <style:style style:name="T431" style:family="text">
      <style:text-properties officeooo:rsid="0184c999"/>
    </style:style>
    <style:style style:name="T432" style:family="text">
      <style:text-properties officeooo:rsid="01859836"/>
    </style:style>
    <style:style style:name="T433" style:family="text">
      <style:text-properties officeooo:rsid="0187546c"/>
    </style:style>
    <style:style style:name="T434" style:family="text">
      <style:text-properties officeooo:rsid="0192c4de"/>
    </style:style>
    <style:style style:name="T435" style:family="text">
      <style:text-properties officeooo:rsid="019388d9"/>
    </style:style>
    <style:style style:name="T436" style:family="text">
      <style:text-properties officeooo:rsid="0195c830"/>
    </style:style>
    <style:style style:name="T437" style:family="text">
      <style:text-properties officeooo:rsid="01991d39"/>
    </style:style>
    <style:style style:name="T438" style:family="text">
      <style:text-properties officeooo:rsid="019e48c8"/>
    </style:style>
    <style:style style:name="T439" style:family="text">
      <style:text-properties officeooo:rsid="019f9761"/>
    </style:style>
    <style:style style:name="T440" style:family="text">
      <style:text-properties officeooo:rsid="01a01c9c"/>
    </style:style>
    <style:style style:name="T441" style:family="text">
      <style:text-properties officeooo:rsid="01a2e880"/>
    </style:style>
    <style:style style:name="T442" style:family="text">
      <style:text-properties officeooo:rsid="01a51c1f"/>
    </style:style>
    <style:style style:name="T443" style:family="text">
      <style:text-properties officeooo:rsid="01a75d43"/>
    </style:style>
    <style:style style:name="T444" style:family="text">
      <style:text-properties officeooo:rsid="01a9781d"/>
    </style:style>
    <style:style style:name="T445" style:family="text">
      <style:text-properties officeooo:rsid="01af6bf5"/>
    </style:style>
    <style:style style:name="T446" style:family="text">
      <style:text-properties officeooo:rsid="01b733f6"/>
    </style:style>
    <style:style style:name="T447" style:family="text">
      <style:text-properties officeooo:rsid="01bd2492"/>
    </style:style>
    <style:style style:name="T448" style:family="text">
      <style:text-properties officeooo:rsid="01bfaf5c"/>
    </style:style>
    <style:style style:name="T449" style:family="text">
      <style:text-properties officeooo:rsid="01bfc1bb"/>
    </style:style>
    <style:style style:name="T450" style:family="text">
      <style:text-properties officeooo:rsid="01c044f9"/>
    </style:style>
    <style:style style:name="T451" style:family="text">
      <style:text-properties officeooo:rsid="01c0c0d8"/>
    </style:style>
    <style:style style:name="T452" style:family="text">
      <style:text-properties officeooo:rsid="01c58164"/>
    </style:style>
    <style:style style:name="T453" style:family="text">
      <style:text-properties officeooo:rsid="01c7d769"/>
    </style:style>
    <style:style style:name="T454" style:family="text">
      <style:text-properties officeooo:rsid="01c8c243"/>
    </style:style>
    <style:style style:name="T455" style:family="text">
      <style:text-properties officeooo:rsid="01c955d4"/>
    </style:style>
    <style:style style:name="T456" style:family="text">
      <style:text-properties officeooo:rsid="01cb12fd"/>
    </style:style>
    <style:style style:name="T457" style:family="text">
      <style:text-properties officeooo:rsid="01cc8f78"/>
    </style:style>
    <style:style style:name="T458" style:family="text">
      <style:text-properties fo:color="#3333ff"/>
    </style:style>
    <style:style style:name="T459" style:family="text">
      <style:text-properties fo:color="#3333ff" fo:font-size="10pt" style:font-size-asian="10pt" style:font-size-complex="10pt"/>
    </style:style>
    <style:style style:name="T460" style:family="text">
      <style:text-properties fo:color="#3333ff" fo:font-size="10pt" officeooo:rsid="02114966" style:font-size-asian="10pt" style:font-size-complex="10pt"/>
    </style:style>
    <style:style style:name="T461" style:family="text">
      <style:text-properties fo:color="#3333ff" fo:font-size="10pt" officeooo:rsid="0211fb3c" style:font-size-asian="10pt" style:font-size-complex="10pt"/>
    </style:style>
    <style:style style:name="T462" style:family="text">
      <style:text-properties fo:color="#009900"/>
    </style:style>
    <style:style style:name="T463" style:family="text">
      <style:text-properties fo:color="#009900" fo:font-size="10pt" style:font-size-asian="10pt" style:font-size-complex="10pt"/>
    </style:style>
    <style:style style:name="T464" style:family="text">
      <style:text-properties fo:color="#009900" fo:font-size="9pt" style:font-size-asian="9pt" style:font-size-complex="9pt"/>
    </style:style>
    <style:style style:name="T465" style:family="text">
      <style:text-properties fo:color="#ff0000"/>
    </style:style>
    <style:style style:name="T466" style:family="text">
      <style:text-properties fo:color="#cc0000"/>
    </style:style>
    <style:style style:name="T467" style:family="text">
      <style:text-properties fo:color="#cc0000" fo:font-size="10pt" style:font-size-asian="10pt" style:font-size-complex="10pt"/>
    </style:style>
    <style:style style:name="T468" style:family="text">
      <style:text-properties fo:color="#cc0000" fo:font-size="10pt" officeooo:rsid="02114966" style:font-size-asian="10pt" style:font-size-complex="10pt"/>
    </style:style>
    <style:style style:name="T469" style:family="text">
      <style:text-properties fo:color="#cc0000" fo:font-size="9pt" style:font-size-asian="9pt" style:font-size-complex="9pt"/>
    </style:style>
    <style:style style:name="T470" style:family="text">
      <style:text-properties officeooo:rsid="01ce78c7"/>
    </style:style>
    <style:style style:name="T471" style:family="text">
      <style:text-properties officeooo:rsid="01d3e4bb"/>
    </style:style>
    <style:style style:name="T472" style:family="text">
      <style:text-properties officeooo:rsid="01d4695f"/>
    </style:style>
    <style:style style:name="T473" style:family="text">
      <style:text-properties officeooo:rsid="01d601d3"/>
    </style:style>
    <style:style style:name="T474" style:family="text">
      <style:text-properties officeooo:rsid="01d7f8cc"/>
    </style:style>
    <style:style style:name="T475" style:family="text">
      <style:text-properties officeooo:rsid="01d90249"/>
    </style:style>
    <style:style style:name="T476" style:family="text">
      <style:text-properties officeooo:rsid="01d9fa89"/>
    </style:style>
    <style:style style:name="T477" style:family="text">
      <style:text-properties officeooo:rsid="01dbf29a"/>
    </style:style>
    <style:style style:name="T478" style:family="text">
      <style:text-properties officeooo:rsid="01dd8e45"/>
    </style:style>
    <style:style style:name="T479" style:family="text">
      <style:text-properties officeooo:rsid="01e64b85"/>
    </style:style>
    <style:style style:name="T480" style:family="text">
      <style:text-properties officeooo:rsid="01ea476c"/>
    </style:style>
    <style:style style:name="T481" style:family="text">
      <style:text-properties officeooo:rsid="01efa73a"/>
    </style:style>
    <style:style style:name="T482" style:family="text">
      <style:text-properties officeooo:rsid="01f309fa"/>
    </style:style>
    <style:style style:name="T483" style:family="text">
      <style:text-properties officeooo:rsid="01f43ef1"/>
    </style:style>
    <style:style style:name="T484" style:family="text">
      <style:text-properties officeooo:rsid="01f574ac"/>
    </style:style>
    <style:style style:name="T485" style:family="text">
      <style:text-properties officeooo:rsid="01f932a2"/>
    </style:style>
    <style:style style:name="T486" style:family="text">
      <style:text-properties fo:color="#3f7f5f" style:font-name="Monaco" fo:font-size="11pt" fo:background-color="#e8f2fe" loext:char-shading-value="0" style:font-size-asian="11pt"/>
    </style:style>
    <style:style style:name="T487" style:family="text">
      <style:text-properties fo:color="#3f7f5f" style:font-name="Monaco" fo:font-size="11pt" fo:background-color="#ceccf7" loext:char-shading-value="0" style:font-size-asian="11pt"/>
    </style:style>
    <style:style style:name="T488" style:family="text">
      <style:text-properties officeooo:rsid="01fda5e5"/>
    </style:style>
    <style:style style:name="T489" style:family="text">
      <style:text-properties officeooo:rsid="02033653"/>
    </style:style>
    <style:style style:name="T490" style:family="text">
      <style:text-properties fo:color="#3c3c3c" style:font-name="Monospace"/>
    </style:style>
    <style:style style:name="T491" style:family="text">
      <style:text-properties fo:color="#3c3c3c" style:font-name="Monospace" fo:font-size="10pt" style:font-size-asian="10pt"/>
    </style:style>
    <style:style style:name="T492" style:family="text">
      <style:text-properties fo:color="#3c3c3c" style:font-name="Monospace" fo:font-size="9pt" style:font-size-asian="9pt" style:font-size-complex="9pt"/>
    </style:style>
    <style:style style:name="T493" style:family="text">
      <style:text-properties style:font-name="Monospace"/>
    </style:style>
    <style:style style:name="T494" style:family="text">
      <style:text-properties officeooo:rsid="02081e6f"/>
    </style:style>
    <style:style style:name="T495" style:family="text">
      <style:text-properties style:font-name="Consolas" fo:font-size="10pt" style:font-size-asian="10pt"/>
    </style:style>
    <style:style style:name="T496" style:family="text">
      <style:text-properties style:font-name="Consolas" fo:font-size="10pt" officeooo:rsid="01bc2314" style:font-size-asian="10pt"/>
    </style:style>
    <style:style style:name="T497" style:family="text">
      <style:text-properties style:font-name="Consolas" fo:font-size="10pt" fo:background-color="#e8f2fe" loext:char-shading-value="0" style:font-size-asian="10pt"/>
    </style:style>
    <style:style style:name="T498" style:family="text">
      <style:text-properties officeooo:rsid="0209dc14"/>
    </style:style>
    <style:style style:name="T499" style:family="text">
      <style:text-properties officeooo:rsid="020ab59e"/>
    </style:style>
    <style:style style:name="T500" style:family="text">
      <style:text-properties officeooo:rsid="020c1bec"/>
    </style:style>
    <style:style style:name="T501" style:family="text">
      <style:text-properties officeooo:rsid="020cf43f"/>
    </style:style>
    <style:style style:name="T502" style:family="text">
      <style:text-properties officeooo:rsid="02114966"/>
    </style:style>
    <style:style style:name="T503" style:family="text">
      <style:text-properties officeooo:rsid="0215b863"/>
    </style:style>
    <style:style style:name="T504" style:family="text">
      <style:text-properties officeooo:rsid="0216866a"/>
    </style:style>
    <style:style style:name="T505" style:family="text">
      <style:text-properties officeooo:rsid="0216e019"/>
    </style:style>
    <style:style style:name="T506" style:family="text">
      <style:text-properties officeooo:rsid="02196403"/>
    </style:style>
    <style:style style:name="T507" style:family="text">
      <style:text-properties officeooo:rsid="021db716"/>
    </style:style>
    <style:style style:name="T508" style:family="text">
      <style:text-properties officeooo:rsid="021fcc26"/>
    </style:style>
    <style:style style:name="T509" style:family="text">
      <style:text-properties officeooo:rsid="022637ab"/>
    </style:style>
    <style:style style:name="T510" style:family="text">
      <style:text-properties officeooo:rsid="02274967"/>
    </style:style>
    <style:style style:name="T511" style:family="text">
      <style:text-properties officeooo:rsid="022aa5e6"/>
    </style:style>
    <style:style style:name="T512" style:family="text">
      <style:text-properties officeooo:rsid="022ce67e"/>
    </style:style>
    <style:style style:name="T513" style:family="text">
      <style:text-properties officeooo:rsid="0230c3e3"/>
    </style:style>
    <style:style style:name="T514" style:family="text">
      <style:text-properties officeooo:rsid="023139fd"/>
    </style:style>
    <style:style style:name="T515" style:family="text">
      <style:text-properties officeooo:rsid="0231d436"/>
    </style:style>
    <style:style style:name="T516" style:family="text">
      <style:text-properties officeooo:rsid="0233a6f0"/>
    </style:style>
    <style:style style:name="T517" style:family="text">
      <style:text-properties officeooo:rsid="02355dfb"/>
    </style:style>
    <style:style style:name="T518" style:family="text">
      <style:text-properties officeooo:rsid="0238aa4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90"><text:a xlink:type="simple" xlink:href="#__RefHeading__312_428440488" text:style-name="Index_20_Link" text:visited-style-name="Index_20_Link">1. <text:s/>Introduction<text:tab/>3</text:a></text:p>
          <text:p text:style-name="P490"><text:a xlink:type="simple" xlink:href="#__RefHeading__1404_428440488" text:style-name="Index_20_Link" text:visited-style-name="Index_20_Link">2. <text:s/>Glossary<text:tab/>3</text:a></text:p>
          <text:p text:style-name="P490"><text:a xlink:type="simple" xlink:href="#__RefHeading___Toc16936_1028802410" text:style-name="Index_20_Link" text:visited-style-name="Index_20_Link">3. <text:s/>Basic Functional Overview<text:tab/>3</text:a></text:p>
          <text:p text:style-name="P490"><text:a xlink:type="simple" xlink:href="#__RefHeading__314_428440488" text:style-name="Index_20_Link" text:visited-style-name="Index_20_Link">4. <text:s/>Installing OpenAS2<text:tab/>4</text:a></text:p>
          <text:p text:style-name="P493"><text:a xlink:type="simple" xlink:href="#__RefHeading___Toc4725_956961535" text:style-name="Index_20_Link" text:visited-style-name="Index_20_Link">4.1. <text:s/>System Requirements<text:tab/>4</text:a></text:p>
          <text:p text:style-name="P493"><text:a xlink:type="simple" xlink:href="#__RefHeading___Toc4727_956961535" text:style-name="Index_20_Link" text:visited-style-name="Index_20_Link">4.2. <text:s/>Installing Application<text:tab/>4</text:a></text:p>
          <text:p text:style-name="P493"><text:a xlink:type="simple" xlink:href="#__RefHeading___Toc4729_956961535" text:style-name="Index_20_Link" text:visited-style-name="Index_20_Link">4.3. <text:s/>Tuning Java<text:tab/>5</text:a></text:p>
          <text:p text:style-name="P490"><text:a xlink:type="simple" xlink:href="#__RefHeading__836_428440488" text:style-name="Index_20_Link" text:visited-style-name="Index_20_Link">5. <text:s/>Configuration Overview<text:tab/>6</text:a></text:p>
          <text:p text:style-name="P493"><text:a xlink:type="simple" xlink:href="#__RefHeading___Toc7095_2287571052" text:style-name="Index_20_Link" text:visited-style-name="Index_20_Link">5.1. <text:s/>“home” Configuration Parameter<text:tab/>6</text:a></text:p>
          <text:p text:style-name="P490"><text:a xlink:type="simple" xlink:href="#__RefHeading__849_428440488" text:style-name="Index_20_Link" text:visited-style-name="Index_20_Link">6. <text:s/>Application Configuration<text:tab/>7</text:a></text:p>
          <text:p text:style-name="P493"><text:a xlink:type="simple" xlink:href="#__RefHeading___Toc5987_46039121" text:style-name="Index_20_Link" text:visited-style-name="Index_20_Link">6.1. <text:s/>AS2 Message Tracking<text:tab/>8</text:a></text:p>
          <text:p text:style-name="P493"><text:a xlink:type="simple" xlink:href="#__RefHeading__10009_839132087" text:style-name="Index_20_Link" text:visited-style-name="Index_20_Link">6.2. <text:s/>Overriding Certificate Store Password<text:tab/>9</text:a></text:p>
          <text:p text:style-name="P493"><text:a xlink:type="simple" xlink:href="#__RefHeading___Toc2706_906183738" text:style-name="Index_20_Link" text:visited-style-name="Index_20_Link">6.3. <text:s/>Resend Retry Configuration<text:tab/>10</text:a></text:p>
          <text:p text:style-name="P493"><text:a xlink:type="simple" xlink:href="#__RefHeading___Toc5278_961763789" text:style-name="Index_20_Link" text:visited-style-name="Index_20_Link">6.4. <text:s/>File Name Parsing<text:tab/>10</text:a></text:p>
          <text:p text:style-name="P493"><text:a xlink:type="simple" xlink:href="#__RefHeading___Toc5867_265005647" text:style-name="Index_20_Link" text:visited-style-name="Index_20_Link">6.5. <text:s/>Using A Proxy Server<text:tab/>11</text:a></text:p>
          <text:p text:style-name="P493"><text:a xlink:type="simple" xlink:href="#__RefHeading___Toc6898_1876499903" text:style-name="Index_20_Link" text:visited-style-name="Index_20_Link">6.6. <text:s/>Health Check For High Availability Deployment<text:tab/>12</text:a></text:p>
          <text:p text:style-name="P507"><text:a xlink:type="simple" xlink:href="#__RefHeading___Toc7610_1325209677" text:style-name="Index_20_Link" text:visited-style-name="Index_20_Link">6.6.1. <text:s/>Healthcheck URI On Exisitng AS2 Listener<text:tab/>12</text:a></text:p>
          <text:p text:style-name="P507"><text:a xlink:type="simple" xlink:href="#__RefHeading___Toc7612_1325209677" text:style-name="Index_20_Link" text:visited-style-name="Index_20_Link">6.6.2. <text:s/>Dedicated Healthcheck Module<text:tab/>12</text:a></text:p>
          <text:p text:style-name="P507"><text:a xlink:type="simple" xlink:href="#__RefHeading___Toc7614_1325209677" text:style-name="Index_20_Link" text:visited-style-name="Index_20_Link">6.6.3. <text:s/>HTTP User Agent Header<text:tab/>13</text:a></text:p>
          <text:p text:style-name="P490"><text:a xlink:type="simple" xlink:href="#__RefHeading__851_428440488" text:style-name="Index_20_Link" text:visited-style-name="Index_20_Link">7. <text:s/>Partner Configuration<text:tab/>13</text:a></text:p>
          <text:p text:style-name="P493"><text:a xlink:type="simple" xlink:href="#__RefHeading__1406_428440488" text:style-name="Index_20_Link" text:visited-style-name="Index_20_Link">7.1. <text:s/>Partner Definition<text:tab/>14</text:a></text:p>
          <text:p text:style-name="P493"><text:a xlink:type="simple" xlink:href="#__RefHeading__1408_428440488" text:style-name="Index_20_Link" text:visited-style-name="Index_20_Link">7.2. <text:s/>Partnership Definition<text:tab/>14</text:a></text:p>
          <text:p text:style-name="P507"><text:a xlink:type="simple" xlink:href="#__RefHeading___Toc6279_251630543" text:style-name="Index_20_Link" text:visited-style-name="Index_20_Link">7.2.1. <text:s/>Signing<text:tab/>15</text:a></text:p>
          <text:p text:style-name="P507"><text:a xlink:type="simple" xlink:href="#__RefHeading___Toc6281_251630543" text:style-name="Index_20_Link" text:visited-style-name="Index_20_Link">7.2.2. <text:s/>Encryption<text:tab/>15</text:a></text:p>
          <text:p text:style-name="P507"><text:a xlink:type="simple" xlink:href="#__RefHeading___Toc7454_1325209677" text:style-name="Index_20_Link" text:visited-style-name="Index_20_Link">7.2.3. <text:s/>MDN MIC Algorithm<text:tab/>15</text:a></text:p>
          <text:p text:style-name="P493"><text:a xlink:type="simple" xlink:href="#__RefHeading___Toc5280_961763789" text:style-name="Index_20_Link" text:visited-style-name="Index_20_Link">7.3. <text:s/>Configuring the AS2 Message ID<text:tab/>15</text:a></text:p>
          <text:p text:style-name="P493"><text:a xlink:type="simple" xlink:href="#__RefHeading___Toc7616_1325209677" text:style-name="Index_20_Link" text:visited-style-name="Index_20_Link">7.4. <text:s/>Content Transfer Encoding<text:tab/>16</text:a></text:p>
          <text:p text:style-name="P493"><text:a xlink:type="simple" xlink:href="#__RefHeading___Toc2803_1980047770" text:style-name="Index_20_Link" text:visited-style-name="Index_20_Link">7.5. <text:s/>Supported Encoding Algorithms<text:tab/>16</text:a></text:p>
          <text:p text:style-name="P493"><text:a xlink:type="simple" xlink:href="#__RefHeading__5129_428440488" text:style-name="Index_20_Link" text:visited-style-name="Index_20_Link">7.6. <text:s/>Message Compression<text:tab/>17</text:a></text:p>
          <text:p text:style-name="P493"><text:a xlink:type="simple" xlink:href="#__RefHeading___Toc3421_1718686002" text:style-name="Index_20_Link" text:visited-style-name="Index_20_Link">7.7. <text:s/>Custom Mime Headers<text:tab/>17</text:a></text:p>
          <text:p text:style-name="P507"><text:a xlink:type="simple" xlink:href="#__RefHeading___Toc3423_1718686002" text:style-name="Index_20_Link" text:visited-style-name="Index_20_Link">7.7.1. <text:s/>Static Header Values<text:tab/>17</text:a></text:p>
          <text:p text:style-name="P507"><text:a xlink:type="simple" xlink:href="#__RefHeading___Toc3425_1718686002" text:style-name="Index_20_Link" text:visited-style-name="Index_20_Link">7.7.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17</text:a></text:p>
          <text:p text:style-name="P491"><text:a xlink:type="simple" xlink:href="#__RefHeading___Toc4817_1644467721" text:style-name="Index_20_Link" text:visited-style-name="Index_20_Link">Delimiter Mode<text:tab/>18</text:a></text:p>
          <text:p text:style-name="P491"><text:a xlink:type="simple" xlink:href="#__RefHeading___Toc4819_1644467721" text:style-name="Index_20_Link" text:visited-style-name="Index_20_Link">Regular Expression Mode<text:tab/>18</text:a></text:p>
          <text:p text:style-name="P507"><text:a xlink:type="simple" xlink:href="#__RefHeading___Toc3427_1718686002" text:style-name="Index_20_Link" text:visited-style-name="Index_20_Link">7.7.3. <text:s/>Adding Custom Headers To HTTP<text:tab/>19</text:a></text:p>
          <text:p text:style-name="P493"><text:a xlink:type="simple" xlink:href="#__RefHeading___Toc4777_1644467721" text:style-name="Index_20_Link" text:visited-style-name="Index_20_Link">7.8. <text:s/>Setting Dynamic Attributes From File Name<text:tab/>19</text:a></text:p>
          <text:p text:style-name="P490"><text:a xlink:type="simple" xlink:href="#__RefHeading__857_428440488" text:style-name="Index_20_Link" text:visited-style-name="Index_20_Link">8. <text:s/>Certificate Configuration<text:tab/>20</text:a></text:p>
          <text:p text:style-name="P493"><text:a xlink:type="simple" xlink:href="#__RefHeading___Toc23765_2542679005" text:style-name="Index_20_Link" text:visited-style-name="Index_20_Link">8.1. <text:s/>Possible Issues With Older Certificates<text:tab/>21</text:a></text:p>
          <text:p text:style-name="P493"><text:a xlink:type="simple" xlink:href="#__RefHeading___Toc20317_1139753342" text:style-name="Index_20_Link" text:visited-style-name="Index_20_Link">8.2. <text:s/>My Certificates<text:tab/>21</text:a></text:p>
          <text:p text:style-name="P507"><text:a xlink:type="simple" xlink:href="#__RefHeading___Toc5135_44288151" text:style-name="Index_20_Link" text:visited-style-name="Index_20_Link">8.2.1. <text:s/>Creating Certificates And Importing Into OpenAS2 Keystore<text:tab/>21</text:a></text:p>
          <text:p text:style-name="P507"><text:a xlink:type="simple" xlink:href="#__RefHeading___Toc20319_1139753342" text:style-name="Index_20_Link" text:visited-style-name="Index_20_Link">8.2.2. <text:s/>Creating Public Certificate For Sending To Partner<text:tab/>22</text:a></text:p>
          <text:p text:style-name="P507"><text:a xlink:type="simple" xlink:href="#__RefHeading___Toc5137_44288151" text:style-name="Index_20_Link" text:visited-style-name="Index_20_Link">8.2.3. <text:s/>Supporting Multiple Certificates<text:tab/>22</text:a></text:p>
          <text:p text:style-name="P493"><text:a xlink:type="simple" xlink:href="#__RefHeading___Toc20321_1139753342" text:style-name="Index_20_Link" text:visited-style-name="Index_20_Link">8.3. <text:s/>Partner Certificates<text:tab/>23</text:a></text:p>
          <text:p text:style-name="P490"><text:a xlink:type="simple" xlink:href="#__RefHeading__868_428440488" text:style-name="Index_20_Link" text:visited-style-name="Index_20_Link">9. <text:s/>Logging System<text:tab/>23</text:a></text:p>
          <text:p text:style-name="P493"><text:soft-page-break/><text:a xlink:type="simple" xlink:href="#__RefHeading___Toc6577_251630543" text:style-name="Index_20_Link" text:visited-style-name="Index_20_Link">9.1. <text:s/>Log Output Targets<text:tab/>24</text:a></text:p>
          <text:p text:style-name="P507"><text:a xlink:type="simple" xlink:href="#__RefHeading___Toc6579_251630543" text:style-name="Index_20_Link" text:visited-style-name="Index_20_Link">9.1.1. <text:s/>Console Logger<text:tab/>24</text:a></text:p>
          <text:p text:style-name="P507"><text:a xlink:type="simple" xlink:href="#__RefHeading___Toc6581_251630543" text:style-name="Index_20_Link" text:visited-style-name="Index_20_Link">9.1.2. <text:s/>File Logger<text:tab/>24</text:a></text:p>
          <text:p text:style-name="P507"><text:a xlink:type="simple" xlink:href="#__RefHeading___Toc6583_251630543" text:style-name="Index_20_Link" text:visited-style-name="Index_20_Link">9.1.3. <text:s/>Email Logger<text:tab/>24</text:a></text:p>
          <text:p text:style-name="P507"><text:a xlink:type="simple" xlink:href="#__RefHeading___Toc6585_251630543" text:style-name="Index_20_Link" text:visited-style-name="Index_20_Link">9.1.4. <text:s/>Socket Logger<text:tab/>25</text:a></text:p>
          <text:p text:style-name="P507"><text:a xlink:type="simple" xlink:href="#__RefHeading___Toc6587_251630543" text:style-name="Index_20_Link" text:visited-style-name="Index_20_Link">9.1.5. <text:s/>Sentry Logger<text:tab/>25</text:a></text:p>
          <text:p text:style-name="P493"><text:a xlink:type="simple" xlink:href="#__RefHeading___Toc5957_192589941" text:style-name="Index_20_Link" text:visited-style-name="Index_20_Link">9.2. <text:s/>Log Level Configuration<text:tab/>25</text:a></text:p>
          <text:p text:style-name="P493"><text:a xlink:type="simple" xlink:href="#__RefHeading___Toc6201_251630543" text:style-name="Index_20_Link" text:visited-style-name="Index_20_Link">9.3. <text:s/>Log Date Format Configuration<text:tab/>25</text:a></text:p>
          <text:p text:style-name="P490"><text:a xlink:type="simple" xlink:href="#__RefHeading__2689_807116821" text:style-name="Index_20_Link" text:visited-style-name="Index_20_Link">10. <text:s/>MDN Configuration<text:tab/>26</text:a></text:p>
          <text:p text:style-name="P493"><text:a xlink:type="simple" xlink:href="#__RefHeading__2691_807116821" text:style-name="Index_20_Link" text:visited-style-name="Index_20_Link">10.1. <text:s/>Asynchronous MDN Receiver Configuration<text:tab/>26</text:a></text:p>
          <text:p text:style-name="P493"><text:a xlink:type="simple" xlink:href="#__RefHeading__2693_807116821" text:style-name="Index_20_Link" text:visited-style-name="Index_20_Link">10.2. <text:s/>MDN Sender Configuration<text:tab/>27</text:a></text:p>
          <text:p text:style-name="P490"><text:a xlink:type="simple" xlink:href="#__RefHeading__2695_807116821" text:style-name="Index_20_Link" text:visited-style-name="Index_20_Link">11. <text:s/>Configuring HTTPS Transport<text:tab/>27</text:a></text:p>
          <text:p text:style-name="P493"><text:a xlink:type="simple" xlink:href="#__RefHeading__10058_839132087" text:style-name="Index_20_Link" text:visited-style-name="Index_20_Link">11.1. <text:s/>Inbound Transfers<text:tab/>27</text:a></text:p>
          <text:p text:style-name="P493"><text:a xlink:type="simple" xlink:href="#__RefHeading__10060_839132087" text:style-name="Index_20_Link" text:visited-style-name="Index_20_Link">11.2. <text:s/>Outbound Transfers<text:tab/>27</text:a></text:p>
          <text:p text:style-name="P490"><text:a xlink:type="simple" xlink:href="#__RefHeading__853_428440488" text:style-name="Index_20_Link" text:visited-style-name="Index_20_Link">12. <text:s/>Running OpenAS2<text:tab/>27</text:a></text:p>
          <text:p text:style-name="P493"><text:a xlink:type="simple" xlink:href="#__RefHeading___Toc4497_2145116181" text:style-name="Index_20_Link" text:visited-style-name="Index_20_Link">12.1. <text:s/>Starting OpenAS2<text:tab/>28</text:a></text:p>
          <text:p text:style-name="P493"><text:a xlink:type="simple" xlink:href="#__RefHeading___Toc4503_2145116181" text:style-name="Index_20_Link" text:visited-style-name="Index_20_Link">12.2. <text:s/>Command Entry<text:tab/>29</text:a></text:p>
          <text:p text:style-name="P493"><text:a xlink:type="simple" xlink:href="#__RefHeading___Toc4945_29068426" text:style-name="Index_20_Link" text:visited-style-name="Index_20_Link">12.3. <text:s/>Automated Launching As UNIX Daemon<text:tab/>30</text:a></text:p>
          <text:p text:style-name="P507"><text:a xlink:type="simple" xlink:href="#__RefHeading___Toc5278_1106674864" text:style-name="Index_20_Link" text:visited-style-name="Index_20_Link">12.3.1. <text:s/>INIT.D Service<text:tab/>30</text:a></text:p>
          <text:p text:style-name="P507"><text:a xlink:type="simple" xlink:href="#__RefHeading___Toc5280_1106674864" text:style-name="Index_20_Link" text:visited-style-name="Index_20_Link">12.3.2. <text:s/>SYSTEMD Service<text:tab/>31</text:a></text:p>
          <text:p text:style-name="P493"><text:a xlink:type="simple" xlink:href="#__RefHeading___Toc8049_2542679005" text:style-name="Index_20_Link" text:visited-style-name="Index_20_Link">12.4. <text:s/>Windows Service Install<text:tab/>31</text:a></text:p>
          <text:p text:style-name="P490"><text:a xlink:type="simple" xlink:href="#__RefHeading__1410_428440488" text:style-name="Index_20_Link" text:visited-style-name="Index_20_Link">13. <text:s/>Testing OpenAS2 Transfers<text:tab/>32</text:a></text:p>
          <text:p text:style-name="P493"><text:a xlink:type="simple" xlink:href="#__RefHeading__10011_839132087" text:style-name="Index_20_Link" text:visited-style-name="Index_20_Link">13.1. <text:s/>Using HTTPS Transport<text:tab/>32</text:a></text:p>
          <text:p text:style-name="P490"><text:a xlink:type="simple" xlink:href="#__RefHeading___Toc2946_573125491" text:style-name="Index_20_Link" text:visited-style-name="Index_20_Link">14. <text:s/>Troubleshooting OpenAS2<text:tab/>33</text:a></text:p>
          <text:p text:style-name="P493"><text:a xlink:type="simple" xlink:href="#__RefHeading___Toc2948_573125491" text:style-name="Index_20_Link" text:visited-style-name="Index_20_Link">14.1. <text:s/>Canonicalization For MIC Algorithm<text:tab/>33</text:a></text:p>
          <text:p text:style-name="P493"><text:a xlink:type="simple" xlink:href="#__RefHeading___Toc2950_573125491" text:style-name="Index_20_Link" text:visited-style-name="Index_20_Link">14.2. <text:s/>Binary Encoding<text:tab/>34</text:a></text:p>
          <text:p text:style-name="P493"><text:a xlink:type="simple" xlink:href="#__RefHeading___Toc9717_1522890752" text:style-name="Index_20_Link" text:visited-style-name="Index_20_Link">14.3. <text:s/>HTTP Restricted Headers<text:tab/>34</text:a></text:p>
          <text:p text:style-name="P493"><text:a xlink:type="simple" xlink:href="#__RefHeading___Toc3148_1718686002" text:style-name="Index_20_Link" text:visited-style-name="Index_20_Link">14.4. <text:s/>CMS Algorithm Protection<text:tab/>34</text:a></text:p>
          <text:p text:style-name="P493"><text:a xlink:type="simple" xlink:href="#__RefHeading___Toc8051_1250320161" text:style-name="Index_20_Link" text:visited-style-name="Index_20_Link">14.5. <text:s/>Content Length Versus Chunked<text:tab/>35</text:a></text:p>
          <text:p text:style-name="P493"><text:a xlink:type="simple" xlink:href="#__RefHeading___Toc10258_1653414910" text:style-name="Index_20_Link" text:visited-style-name="Index_20_Link">14.6. <text:s/>SSL Certificate Exceptions<text:tab/>35</text:a></text:p>
          <text:p text:style-name="P493"><text:a xlink:type="simple" xlink:href="#__RefHeading___Toc3150_1718686002" text:style-name="Index_20_Link" text:visited-style-name="Index_20_Link">14.7. <text:s/>Java Versions Prior To 1.7<text:tab/>36</text:a></text:p>
          <text:p text:style-name="P493"><text:a xlink:type="simple" xlink:href="#__RefHeading___Toc3440_1718686002" text:style-name="Index_20_Link" text:visited-style-name="Index_20_Link">14.8. <text:s/>Mime Body Part Logging<text:tab/>36</text:a></text:p>
          <text:p text:style-name="P493"><text:a xlink:type="simple" xlink:href="#__RefHeading___Toc4844_1644467721" text:style-name="Index_20_Link" text:visited-style-name="Index_20_Link">14.9. <text:s/>TLSv1.2<text:tab/>37</text:a></text:p>
          <text:p text:style-name="P493"><text:a xlink:type="simple" xlink:href="#__RefHeading___Toc6192_2000164280" text:style-name="Index_20_Link" text:visited-style-name="Index_20_Link">14.10. <text:s/>HTTP Read Timeout Errors<text:tab/>37</text:a></text:p>
          <text:p text:style-name="P493"><text:a xlink:type="simple" xlink:href="#__RefHeading___Toc6266_1592440588" text:style-name="Index_20_Link" text:visited-style-name="Index_20_Link">14.11. <text:s/>Out Of Memory And File Size Issues<text:tab/>37</text:a></text:p>
          <text:p text:style-name="P493"><text:a xlink:type="simple" xlink:href="#__RefHeading___Toc6268_1592440588" text:style-name="Index_20_Link" text:visited-style-name="Index_20_Link">14.12. <text:s/>File System Issues<text:tab/>37</text:a></text:p>
          <text:p text:style-name="P493"><text:a xlink:type="simple" xlink:href="#__RefHeading___Toc7618_1325209677" text:style-name="Index_20_Link" text:visited-style-name="Index_20_Link">14.13. <text:s/>Header Folding<text:tab/>38</text:a></text:p>
          <text:p text:style-name="P490"><text:a xlink:type="simple" xlink:href="#__RefHeading___Toc5063_1522890752" text:style-name="Index_20_Link" text:visited-style-name="Index_20_Link">15. <text:s/>Partner AS2 Compatibility Settings<text:tab/>38</text:a></text:p>
          <text:p text:style-name="P490"><text:a xlink:type="simple" xlink:href="#__RefHeading__855_428440488" text:style-name="Index_20_Link" text:visited-style-name="Index_20_Link">16. <text:s/>Remote Control<text:tab/>39</text:a></text:p>
          <text:p text:style-name="P490"><text:a xlink:type="simple" xlink:href="#__RefHeading__838_428440488" text:style-name="Index_20_Link" text:visited-style-name="Index_20_Link">17. <text:s/>Dynamic Variables<text:tab/>39</text:a></text:p>
          <text:p text:style-name="P490"><text:a xlink:type="simple" xlink:href="#__RefHeading__842_428440488" text:style-name="Index_20_Link" text:visited-style-name="Index_20_Link">18. <text:s/>Appendix: config.xml file structure<text:tab/>41</text:a></text:p>
          <text:p text:style-name="P490"><text:a xlink:type="simple" xlink:href="#__RefHeading__844_428440488" text:style-name="Index_20_Link" text:visited-style-name="Index_20_Link">19. <text:s/>Appendix: partnership.xml file structure<text:tab/>49</text:a></text:p>
          <text:p text:style-name="P490"><text:a xlink:type="simple" xlink:href="#__RefHeading__846_428440488" text:style-name="Index_20_Link" text:visited-style-name="Index_20_Link">20. <text:s/>Appendix: command.xml file structure<text:tab/>51</text:a></text:p>
          <text:p text:style-name="P490"><text:a xlink:type="simple" xlink:href="#__RefHeading___Toc5989_46039121" text:style-name="Index_20_Link" text:visited-style-name="Index_20_Link">21. <text:s/>Appendix: Updating database structure<text:tab/>51</text:a></text:p>
          <text:p text:style-name="P490"><text:a xlink:type="simple" xlink:href="#__RefHeading___Toc5991_46039121" text:style-name="Index_20_Link" text:visited-style-name="Index_20_Link">22. <text:s/>Appendix: Creating database DDL for external databases<text:tab/>52</text:a></text:p>
          <text:p text:style-name="P490"><text:a xlink:type="simple" xlink:href="#__RefHeading___Toc6158_2000164280" text:style-name="Index_20_Link" text:visited-style-name="Index_20_Link">23. <text:s/>Appendix: Upgrading<text:tab/>53</text:a></text:p>
          <text:p text:style-name="P490"><text:a xlink:type="simple" xlink:href="#__RefHeading___Toc6900_1876499903" text:style-name="Index_20_Link" text:visited-style-name="Index_20_Link">24. <text:s/>Appendix: Clustering and Load Balancing<text:tab/>54</text:a></text:p>
          <text:p text:style-name="P490"><text:a xlink:type="simple" xlink:href="#__RefHeading___Toc6902_1876499903" text:style-name="Index_20_Link" text:visited-style-name="Index_20_Link">25. <text:s/>Appendix: Maven Artifacts<text:tab/>55</text:a></text:p>
        </text:index-body>
      </text:table-of-content>
      <text:p text:style-name="P49"/>
      <text:h text:style-name="Heading_20_1" text:outline-level="1"><text:bookmark-start text:name="__RefHeading__312_428440488"/><text:bookmark text:name="N1005D"/><text:soft-page-break/>Introduction<text:bookmark-end text:name="__RefHeading__312_428440488"/></text:h>
      <text:p text:style-name="P65"><text:span text:style-name="T111">The </text:span>OpenAS2 <text:span text:style-name="T111">application </text:span>enables you to transmit and receive AS2 messages with EDI-X12, EDIFACT, XML, or binary payloads between trading partners. <text:span text:style-name="T210">The AS2 implementation conforms with </text:span><text:a xlink:type="simple" xlink:href="http://www.ietf.org/rfc/rfc4130.txt" text:style-name="Internet_20_link" text:visited-style-name="Visited_20_Internet_20_Link"><text:span text:style-name="T210">RFC4130</text:span></text:a><text:span text:style-name="T210"> supporting the 1.1 specification.</text:span></text:p>
      <text:p text:style-name="P156"><text:span text:style-name="T210">This document describes</text:span> how to install, configure and use OpenAS2. <text:span text:style-name="T453">An appendix provides information on upgrade procedures as new versions of the application are released.</text:span></text:p>
      <text:p text:style-name="P159">In this document a partner can be either your own company or a company you will be exchanging data with using AS2.</text:p>
      <text:p text:style-name="P86">The <text:span text:style-name="T212">sample configurations</text:span> in this document are based on Unix type OS but in general the only signif<text:span text:style-name="T211">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87">This document is valid for version <text:span text:style-name="T364">2</text:span>.<text:span text:style-name="T512">6.2</text:span> and up.</text:p>
      <text:h text:style-name="P494" text:outline-level="1"><text:bookmark-start text:name="__RefHeading__1404_428440488"/>Glossary<text:bookmark-end text:name="__RefHeading__1404_428440488"/></text:h>
      <text:p text:style-name="P57">EDI – El<text:span text:style-name="T202">e</text:span>ctronic Data Interchange</text:p>
      <text:p text:style-name="P177"><text:span text:style-name="T201">MDN - </text:span>Message Disposition Notification</text:p>
      <text:p text:style-name="P178">JCE - Java Cryptography Extension</text:p>
      <text:h text:style-name="P495" text:outline-level="1"><text:bookmark-start text:name="__RefHeading___Toc16936_1028802410"/>Basic Functional Overview<text:bookmark-end text:name="__RefHeading___Toc16936_1028802410"/></text:h>
      <text:p text:style-name="P210"><text:span text:style-name="T513">The </text:span>OpenAS2 <text:span text:style-name="T513">application provides the following mechanisms for sending and receiving files with a vanilla deployment:</text:span></text:p>
      <text:list xml:id="list2788145060" text:style-name="L1">
        <text:list-item>
          <text:p text:style-name="P399">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00">Received files <text:span text:style-name="T514">from partners </text:span>are placed <text:span text:style-name="T515">a location defined the the message storage module. The default configuration for OpenAS2 creates dedicated inbox folders per partnership.<text:line-break/> </text:span>If configured for an MDN response, <text:span text:style-name="T515">the application will automatically send an MDN that is by default signed.</text:span></text:p>
        </text:list-item>
      </text:list>
      <text:p text:style-name="P211">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360" text:outline-level="2"><text:bookmark-start text:name="__RefHeading___Toc4725_956961535"/>System Requirements<text:bookmark-end text:name="__RefHeading___Toc4725_956961535"/></text:h>
      <text:p text:style-name="P42">To be able to run the <text:span text:style-name="T6">OpenAS2</text:span>, you will need:</text:p>
      <text:list xml:id="list1584905122" text:style-name="L2">
        <text:list-item>
          <text:p text:style-name="P401">Java™ installed <text:span text:style-name="T6">on the machine you intend to run the OpenAS2 server on </text:span>– th<text:span text:style-name="T6">is document</text:span> <text:s/>uses Java 1.6.</text:p>
        </text:list-item>
        <text:list-item>
          <text:p text:style-name="P402"><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01">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60"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4191950202" text:style-name="L3">
        <text:list-item>
          <text:p text:style-name="P448">Unzip the downloaded OpenAS2 package into a suitable location, which we will <text:span text:style-name="T434">refer to as</text:span> <text:span text:style-name="Source_20_Text">&lt;install_dir&gt;</text:span>. </text:p>
          <text:p text:style-name="P44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47">For the encryption and certificate management to work correctly, you must have the proper JCE policy files installed in your version of Java <text:span text:style-name="T36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60">The file structure will look something like the figure below without the data and logs folders which are created automatically by the server when it starts based on configuration if they do not exist.</text:p>
      <text:p text:style-name="P260"><draw:frame draw:style-name="fr1" draw:name="Image4" text:anchor-type="paragraph" svg:width="12.7cm" svg:height="10.428cm" draw:z-index="3"><draw:image xlink:href="Pictures/100002010000029900000222D50E8CB80E28C4DC.png" xlink:type="simple" xlink:show="embed" xlink:actuate="onLoad" loext:mime-type="image/png"/></draw:frame><text:soft-page-break/></text:p>
      <text:h text:style-name="P361" text:outline-level="2"><text:bookmark-start text:name="__RefHeading___Toc4729_956961535"/><text:span text:style-name="Strong_20_Emphasis"><text:span text:style-name="T366">Tuning Java</text:span></text:span><text:bookmark-end text:name="__RefHeading___Toc4729_956961535"/></text:h>
      <text:p text:style-name="P113"><text:span text:style-name="Strong_20_Emphasis"><text:span text:style-name="T300">The default settings for the Java virtual machine in the startup script </text:span></text:span><text:span text:style-name="Strong_20_Emphasis"><text:span text:style-name="T301">(start_openas2.sh or start_openas2.bat) </text:span></text:span><text:span text:style-name="Strong_20_Emphasis"><text:span text:style-name="T30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3"><text:span text:style-name="Strong_20_Emphasis"><text:span text:style-name="T30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3"><text:span text:style-name="Strong_20_Emphasis"><text:span text:style-name="T30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04">r</text:span></text:span><text:span text:style-name="Strong_20_Emphasis"><text:span text:style-name="T300"> files or busy systems </text:span></text:span><text:span text:style-name="Strong_20_Emphasis"><text:span text:style-name="T302">and for very large files given enough RAM you can set it to 6g or 8g</text:span></text:span><text:span text:style-name="Strong_20_Emphasis"><text:span text:style-name="T300">. </text:span></text:span><text:span text:style-name="Strong_20_Emphasis"><text:span text:style-name="T302">Search for “-Xmx” in the startup script and adjust accordingly.</text:span></text:span></text:p>
      <text:p text:style-name="P114"><text:span text:style-name="Strong_20_Emphasis"><text:span text:style-name="T302">For garbage collection you may want to allocate a more appropriate garbage </text:span></text:span><text:span text:style-name="Strong_20_Emphasis"><text:span text:style-name="T303">collector</text:span></text:span><text:span text:style-name="Strong_20_Emphasis"><text:span text:style-name="T302"> than the default </text:span></text:span><text:span text:style-name="Strong_20_Emphasis"><text:span text:style-name="T303">parallel collector </text:span></text:span><text:span text:style-name="Strong_20_Emphasis"><text:span text:style-name="T302">that </text:span></text:span><text:span text:style-name="Strong_20_Emphasis"><text:span text:style-name="T303">is the default in</text:span></text:span><text:span text:style-name="Strong_20_Emphasis"><text:span text:style-name="T302"> Java. In Java 7 and up, the G1 collector is ideal if </text:span></text:span><text:span text:style-name="Strong_20_Emphasis"><text:span text:style-name="T303">you use large heap space allocation. To enable it add this to the command line parameter:</text:span></text:span></text:p>
      <text:p text:style-name="P114"><text:span text:style-name="Strong_20_Emphasis"><text:span text:style-name="T303"><text:s/>–</text:span></text:span><text:span text:style-name="Strong_20_Emphasis"><text:span text:style-name="T43">XX:+UseG1GC </text:span></text:span><text:span text:style-name="Strong_20_Emphasis"><text:span text:style-name="T302"><text:s/></text:span></text:span></text:p>
      <text:p text:style-name="P148"><text:span text:style-name="Strong_20_Emphasis"><text:span text:style-name="T305">Based on basic internal testing and user feedback, the following are guidelines for setting your heap space (Xmx):</text:span></text:span></text:p>
      <text:list xml:id="list739780551" text:style-name="L4">
        <text:list-item>
          <text:p text:style-name="P384"><text:soft-page-break/><text:span text:style-name="Strong_20_Emphasis"><text:span text:style-name="T298">files up to 50MB – 384m</text:span></text:span></text:p>
        </text:list-item>
        <text:list-item>
          <text:p text:style-name="P384"><text:span text:style-name="Strong_20_Emphasis"><text:span text:style-name="T298">files up to 150MB – 756m</text:span></text:span></text:p>
        </text:list-item>
        <text:list-item>
          <text:p text:style-name="P384"><text:span text:style-name="Strong_20_Emphasis"><text:span text:style-name="T298">files up to 300MB - 2g</text:span></text:span></text:p>
        </text:list-item>
        <text:list-item>
          <text:p text:style-name="P384"><text:span text:style-name="Strong_20_Emphasis"><text:span text:style-name="T298">files up to 500MB – 3g</text:span></text:span></text:p>
        </text:list-item>
        <text:list-item>
          <text:p text:style-name="P384"><text:span text:style-name="Strong_20_Emphasis"><text:span text:style-name="T298">files up to 750MB - 4g</text:span></text:span></text:p>
        </text:list-item>
      </text:list>
      <text:p text:style-name="P114"><text:span text:style-name="Strong_20_Emphasis"><text:span text:style-name="T302"/></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9">The OpenAS2 server uses</text:span> four files <text:span text:style-name="T109">to configure and execute:</text:span></text:p>
      <text:list xml:id="list3452459072" text:style-name="L5">
        <text:list-item>
          <text:p text:style-name="P403"><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403"><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404"><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405"><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3"><text:span text:style-name="Source_20_Text"><text:span text:style-name="T121">IMPORTANT: A restart of the application is required to load any configuration changes.</text:span></text:span></text:p>
      <text:h text:style-name="P362" text:outline-level="2"><text:bookmark-start text:name="__RefHeading___Toc7095_2287571052"/><text:span text:style-name="Source_20_Text"><text:span text:style-name="T481">“home” Configuration Parameter</text:span></text:span><text:bookmark-end text:name="__RefHeading___Toc7095_2287571052"/></text:h>
      <text:p text:style-name="P209"><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text:span></text:span><text:soft-page-break/><text:span text:style-name="Source_20_Text"><text:span text:style-name="T117">parameter and it is how the default config.xml file defines the location of other configuration and data file locations used by the OpenAS2 application.</text:span></text:span></text:p>
      <text:p text:style-name="P209"><text:span text:style-name="Source_20_Text"><text:span text:style-name="T148">T</text:span></text:span><text:span text:style-name="Source_20_Text"><text:span text:style-name="T117">he</text:span></text:span><text:span text:style-name="Source_20_Text"><text:span text:style-name="T148">refore the</text:span></text:span><text:span text:style-name="Source_20_Text"><text:span text:style-name="T117"> default home location </text:span></text:span><text:span text:style-name="Source_20_Text"><text:span text:style-name="T148">for %home% </text:span></text:span><text:span text:style-name="Source_20_Text"><text:span text:style-name="T11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1175750543" text:style-name="L6">
        <text:list-item>
          <text:p text:style-name="P406">define the modules to be activated in the OpenAS2 application</text:p>
        </text:list-item>
        <text:list-item>
          <text:p text:style-name="P407">override module default classes in the AS2 code base</text:p>
        </text:list-item>
        <text:list-item>
          <text:p text:style-name="P408">enhance or change behaviour of modules and the inputs and outputs of the modules.</text:p>
        </text:list-item>
        <text:list-item>
          <text:p text:style-name="P406"><text:span text:style-name="T70">d</text:span>efine the location of the certificates keystore <text:span text:style-name="T281">and password</text:span></text:p>
        </text:list-item>
        <text:list-item>
          <text:p text:style-name="P406"><text:span text:style-name="T70">d</text:span>efine the location of the partnerships configuration file</text:p>
        </text:list-item>
        <text:list-item>
          <text:p text:style-name="P409">specify the listening ports</text:p>
        </text:list-item>
        <text:list-item>
          <text:p text:style-name="P410">enable support for high availability/load balanced environments</text:p>
        </text:list-item>
        <text:list-item>
          <text:p text:style-name="P411">change system behaviour via properties</text:p>
        </text:list-item>
      </text:list>
      <text:p text:style-name="P44">See appendices for <text:span text:style-name="T203">a detailed </text:span>definition of the config.xml file structure.</text:p>
      <text:p text:style-name="P60">There are 2 listening ports for inbound connections (see partnerships.xml config for outbound connections) used for:</text:p>
      <text:list xml:id="list3930842296" text:style-name="L7">
        <text:list-item>
          <text:p text:style-name="P412">receiving messages and synchronous MDN's – default port number 10080</text:p>
        </text:list-item>
        <text:list-item>
          <text:p text:style-name="P412">receiving asynchronous MDN's - default port number 10081 </text:p>
        </text:list-item>
      </text:list>
      <text:p text:style-name="P51"><text:span text:style-name="T191">The port numbers are arbitrary and defaulted to a number above 1024 that does not require root access to listen on (normally on Unix type systems any port below 1024 requires root access). </text:span>The port values <text:span text:style-name="T192">are important to the partner you will be communicating with if they will be sending AS2 messages to your system</text:span>. <text:span text:style-name="T197">For outbound only systems, it is only necessary to have a listener for asynchronous MDN's if using that mechanism for MDN's.</text:span></text:p>
      <text:p text:style-name="P197">Each module has a number of attributes that can be configured on the module element to control and change how the module behaves.</text:p>
      <text:p text:style-name="P198">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407">AS2 </text:span>Message Tracking<text:bookmark-end text:name="__RefHeading___Toc5987_46039121"/></text:h>
      <text:p text:style-name="P137">As of version 2.1.0 the system will <text:span text:style-name="T355">track</text:span> key events in the message transmission and reception process <text:span text:style-name="T355">and invokes any configured action handlers that can then process the information in some way. The default deployment of OpenAS2 supports a database tracking module that will write the message state </text:span>to an embedded H2 database. <text:span text:style-name="T408">As an AS2 message is processed, key points are logged to the database for a given message as a single record. As the message reaches the next state, the system overwrites the previous state.</text:span></text:p>
      <text:p text:style-name="P139">The <text:span text:style-name="T409">database tracking uses the module "org.openas2.processor.msgtracking.DbTrackingModule".</text:span></text:p>
      <text:p text:style-name="P138"><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8">Function</text:p>
            </table:table-cell>
            <table:table-cell table:style-name="Table1.A1" office:value-type="string">
              <text:p text:style-name="P348">Attribute Name</text:p>
            </table:table-cell>
            <table:table-cell table:style-name="Table1.C1" office:value-type="string">
              <text:p text:style-name="P347">Default Value</text:p>
            </table:table-cell>
          </table:table-row>
        </table:table-header-rows>
        <table:table-row table:style-name="Table1.1">
          <table:table-cell table:style-name="Table1.A2" office:value-type="string">
            <text:p text:style-name="P333">Database name</text:p>
          </table:table-cell>
          <table:table-cell table:style-name="Table1.A2" office:value-type="string">
            <text:p text:style-name="P335">db_name</text:p>
          </table:table-cell>
          <table:table-cell table:style-name="Table1.C2" office:value-type="string">
            <text:p text:style-name="P333">openas2</text:p>
          </table:table-cell>
        </table:table-row>
        <table:table-row table:style-name="Table1.1">
          <table:table-cell table:style-name="Table1.A2" office:value-type="string">
            <text:p text:style-name="P333">Database user name</text:p>
          </table:table-cell>
          <table:table-cell table:style-name="Table1.A2" office:value-type="string">
            <text:p text:style-name="P335">db_user</text:p>
          </table:table-cell>
          <table:table-cell table:style-name="Table1.C2" office:value-type="string">
            <text:p text:style-name="P333">sa</text:p>
          </table:table-cell>
        </table:table-row>
        <table:table-row table:style-name="Table1.1">
          <table:table-cell table:style-name="Table1.A2" office:value-type="string">
            <text:p text:style-name="P333">Database password</text:p>
          </table:table-cell>
          <table:table-cell table:style-name="Table1.A2" office:value-type="string">
            <text:p text:style-name="P335">db_pwd</text:p>
          </table:table-cell>
          <table:table-cell table:style-name="Table1.C2" office:value-type="string">
            <text:p text:style-name="P333">OpenAS2</text:p>
          </table:table-cell>
        </table:table-row>
        <table:table-row table:style-name="Table1.1">
          <table:table-cell table:style-name="Table1.A2" office:value-type="string">
            <text:p text:style-name="P334">Database file directory – used for embedded database</text:p>
          </table:table-cell>
          <table:table-cell table:style-name="Table1.A2" office:value-type="string">
            <text:p text:style-name="P335">db_directory</text:p>
          </table:table-cell>
          <table:table-cell table:style-name="Table1.C2" office:value-type="string">
            <text:p text:style-name="P261"><text:span text:style-name="Source_20_Text"><text:span text:style-name="T369">%</text:span></text:span><text:span text:style-name="Source_20_Text"><text:span text:style-name="T373">home%</text:span></text:span><text:span text:style-name="Source_20_Text"><text:span text:style-name="T369">/</text:span></text:span><text:span text:style-name="Source_20_Text"><text:span text:style-name="T374">config/DB</text:span></text:span></text:p>
          </table:table-cell>
        </table:table-row>
        <table:table-row table:style-name="Table1.1">
          <table:table-cell table:style-name="Table1.A2" office:value-type="string">
            <text:p text:style-name="P334">Use Embedded Database</text:p>
          </table:table-cell>
          <table:table-cell table:style-name="Table1.A2" office:value-type="string">
            <text:p text:style-name="P335">use_embedded_db</text:p>
          </table:table-cell>
          <table:table-cell table:style-name="Table1.C2" office:value-type="string">
            <text:p text:style-name="P262">true</text:p>
          </table:table-cell>
        </table:table-row>
        <table:table-row table:style-name="Table1.1">
          <table:table-cell table:style-name="Table1.A2" office:value-type="string">
            <text:p text:style-name="P337">Escape character for SQL strings</text:p>
          </table:table-cell>
          <table:table-cell table:style-name="Table1.A2" office:value-type="string">
            <text:p text:style-name="P337">sql_escape_character</text:p>
          </table:table-cell>
          <table:table-cell table:style-name="Table1.C2" office:value-type="string">
            <text:p text:style-name="P262">‘ <text:s/><text:span text:style-name="T410">(single quote)</text:span></text:p>
          </table:table-cell>
        </table:table-row>
        <table:table-row table:style-name="Table1.1">
          <table:table-cell table:style-name="Table1.A2" office:value-type="string">
            <text:p text:style-name="P333">JDBC connect string</text:p>
          </table:table-cell>
          <table:table-cell table:style-name="Table1.A2" office:value-type="string">
            <text:p text:style-name="P335">jdbc_connect_string</text:p>
          </table:table-cell>
          <table:table-cell table:style-name="Table1.C2" office:value-type="string">
            <text:p text:style-name="P336">jdbc:h2:$component.db_directory$/$component.db_name$</text:p>
          </table:table-cell>
        </table:table-row>
        <table:table-row table:style-name="Table1.1">
          <table:table-cell table:style-name="Table1.A2" office:value-type="string">
            <text:p text:style-name="P335">JDBC Driver – not necessary if using at least JDBC 4.0</text:p>
          </table:table-cell>
          <table:table-cell table:style-name="Table1.A2" office:value-type="string">
            <text:p text:style-name="P335">jdbc_driver</text:p>
          </table:table-cell>
          <table:table-cell table:style-name="Table1.C2" office:value-type="string">
            <text:p text:style-name="P335">org.h2.Driver</text:p>
          </table:table-cell>
        </table:table-row>
        <table:table-row table:style-name="Table1.1">
          <table:table-cell table:style-name="Table1.A2" office:value-type="string">
            <text:p text:style-name="P336">Force loading of the JDBC driver class. Use if there are issues with JDBC</text:p>
          </table:table-cell>
          <table:table-cell table:style-name="Table1.A2" office:value-type="string">
            <text:p text:style-name="P335">force_load_jdbc_driver</text:p>
          </table:table-cell>
          <table:table-cell table:style-name="Table1.C2" office:value-type="string">
            <text:p text:style-name="P335">false</text:p>
          </table:table-cell>
        </table:table-row>
        <table:table-row table:style-name="Table1.1">
          <table:table-cell table:style-name="Table1.A2" office:value-type="string">
            <text:p text:style-name="P337">Provide JDBC access to H2 via TCP</text:p>
          </table:table-cell>
          <table:table-cell table:style-name="Table1.A2" office:value-type="string">
            <text:p text:style-name="P337">tcp_server_start</text:p>
          </table:table-cell>
          <table:table-cell table:style-name="Table1.C2" office:value-type="string">
            <text:p text:style-name="P337">true</text:p>
          </table:table-cell>
        </table:table-row>
        <table:table-row table:style-name="Table1.1">
          <table:table-cell table:style-name="Table1.A2" office:value-type="string">
            <text:p text:style-name="P337">H2 Listening port for the JDBC access</text:p>
          </table:table-cell>
          <table:table-cell table:style-name="Table1.A2" office:value-type="string">
            <text:p text:style-name="P337">tcp_server_port</text:p>
          </table:table-cell>
          <table:table-cell table:style-name="Table1.C2" office:value-type="string">
            <text:p text:style-name="P337">9092</text:p>
          </table:table-cell>
        </table:table-row>
        <table:table-row table:style-name="Table1.1">
          <table:table-cell table:style-name="Table1.A2" office:value-type="string">
            <text:p text:style-name="P337">H2 Password for the TCP server</text:p>
          </table:table-cell>
          <table:table-cell table:style-name="Table1.A2" office:value-type="string">
            <text:p text:style-name="P337">tcp_server_password</text:p>
          </table:table-cell>
          <table:table-cell table:style-name="Table1.C2" office:value-type="string">
            <text:p text:style-name="P337">openas2</text:p>
          </table:table-cell>
        </table:table-row>
      </table:table>
      <text:p text:style-name="P138"><text:span text:style-name="Source_20_Text"><text:span text:style-name="T126"/></text:span></text:p>
      <text:p text:style-name="P145">Use of an external database can be configured for any database that has a JDBC driver such as Oracle, MySql or Postgresql.</text:p>
      <text:p text:style-name="P151"><text:span text:style-name="Source_20_Text"><text:span text:style-name="T136">To use an external database:</text:span></text:span></text:p>
      <text:list xml:id="list253055188" text:style-name="L8">
        <text:list-item>
          <text:p text:style-name="P385"><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385"><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1"><text:span text:style-name="Source_20_Text"><text:span text:style-name="T138"/></text:span></text:p>
      <text:p text:style-name="P151"><text:span text:style-name="Source_20_Text"><text:span text:style-name="T138">Below is a sample configuration for using Postgresql database:</text:span></text:span></text:p>
      <text:p text:style-name="Standard"><text:span text:style-name="Source_20_Text"><text:span text:style-name="T411">&lt;module classname="org.openas2.processor.msgtracking.DbTrackingModule"</text:span></text:span></text:p>
      <text:p text:style-name="Standard"><text:span text:style-name="Source_20_Text"><text:span text:style-name="T411"><text:s text:c="3"/>use_embedded_db="false"</text:span></text:span></text:p>
      <text:p text:style-name="Standard"><text:span text:style-name="Source_20_Text"><text:span text:style-name="T411"><text:s text:c="3"/>force_load_jdbc_driver="false"</text:span></text:span></text:p>
      <text:p text:style-name="Standard"><text:span text:style-name="Source_20_Text"><text:span text:style-name="T411"><text:s text:c="3"/>db_user="sa"</text:span></text:span></text:p>
      <text:p text:style-name="Standard"><text:span text:style-name="Source_20_Text"><text:span text:style-name="T411"><text:s text:c="3"/>db_pwd="OpenAS2"</text:span></text:span></text:p>
      <text:p text:style-name="Standard"><text:span text:style-name="Source_20_Text"><text:span text:style-name="T411"><text:s text:c="3"/>db_name="openas2"</text:span></text:span></text:p>
      <text:p text:style-name="Standard"><text:span text:style-name="Source_20_Text"><text:span text:style-name="T411"><text:s text:c="3"/>db_directory="%home%/DB"</text:span></text:span></text:p>
      <text:p text:style-name="Standard"><text:soft-page-break/><text:span text:style-name="Source_20_Text"><text:span text:style-name="T411"><text:s text:c="3"/>jdbc_driver="org.postgresql.Driver"</text:span></text:span></text:p>
      <text:p text:style-name="Standard"><text:span text:style-name="Source_20_Text"><text:span text:style-name="T411"><text:s text:c="3"/>jdbc_connect_string="jdbc:postgresql://localhost:5432/$component.db_name$"</text:span></text:span></text:p>
      <text:p text:style-name="Standard"><text:span text:style-name="Source_20_Text"><text:span text:style-name="T411"><text:s text:c="3"/>sql_escape_character="'"</text:span></text:span></text:p>
      <text:p text:style-name="Standard"><text:span text:style-name="Source_20_Text"><text:span text:style-name="T411">/&gt;</text:span></text:span></text:p>
      <text:p text:style-name="P138"><text:span text:style-name="Source_20_Text"><text:span text:style-name="T130"/></text:span></text:p>
      <text:p text:style-name="P140"><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0"><text:span text:style-name="Source_20_Text"><text:span text:style-name="T140">To connect to the H2 database whilst OpenAS2 is running use this JDBC connect string:</text:span></text:span></text:p>
      <text:p text:style-name="P282"><text:span text:style-name="Source_20_Text"><text:span text:style-name="T131">j</text:span></text:span><text:span text:style-name="Source_20_Text"><text:span text:style-name="T132">dbc:h2:tcp://localhost:9092/openas2</text:span></text:span></text:p>
      <text:p text:style-name="P138"><text:span text:style-name="Source_20_Text"><text:span text:style-name="T130">To query the database from the command line, you must have OpenAS2 running then use this command:</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8"><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8"><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8"><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3"><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2664030078" text:style-name="L9">
        <text:list-item>
          <text:p text:style-name="P413">-Dorg.openas2.cert.Password=myCertificateStorePassword</text:p>
        </text:list-item>
      </text:list>
      <text:p text:style-name="P74">This can be set by using an additional parameter to the batch script file so that it can be set as <text:span text:style-name="T289">part</text:span> of invoking the script. <text:span text:style-name="T289">The UNIX shell script will support the password as a parameter</text:span>. <text:span text:style-name="T289">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5">When failures occur transferring a message to a trading partner, the system will automatically try to resend the message. By default the system will retry indefinitely.</text:p>
      <text:p text:style-name="P105">IMPORTANT: A message that is put into the retry queue will use exactly the same param<text:span text:style-name="T45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5">Restricting the retry attempts can be done at the processor level (applies to all partnerships configured on the server) and at the partnership level. Partnership configuration will override processor settings.</text:p>
      <text:p text:style-name="P264">To define the processor level retry count, set the “<text:span text:style-name="T45">resend_max_retries</text:span>” attribute on the processor element to a valid integer.</text:p>
      <text:p text:style-name="P269">Example snippet: </text:p>
      <text:p text:style-name="P315">&lt;processor classname="org.openas2.processor.DefaultProcessor" </text:p>
      <text:p text:style-name="P315">pendingMDN="%home%/../data/pendingMDN3"</text:p>
      <text:p text:style-name="P315">pendingMDNinfo="%home%/../data/pendinginfoMDN3"</text:p>
      <text:p text:style-name="P315">resend_max_retries="10" &gt;</text:p>
      <text:p text:style-name="P264"/>
      <text:p text:style-name="P85">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9">Example snippet: </text:p>
      <text:p text:style-name="P295">&lt;partnership name="OpenAS2A-to-OpenAS2B"&gt;</text:p>
      <text:p text:style-name="P295"><text:tab/>&lt;attribute name="resend_max_retries" value="3"/&gt;</text:p>
      <text:p text:style-name="P295"><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500">To change the wait time before the application decides the partner will not respond can be done using a property in the config.xml file usinmg the attribute name </text:span><text:span text:style-name="T248"><text:s/></text:span><text:span text:style-name="T186">"as2_mdn_response_max_wait_seconds"</text:span><text:span text:style-name="T500">. For example:</text:span></text:p>
      <text:p text:style-name="P38"><text:span text:style-name="T248"><text:s/>&lt;properties </text:span><text:span text:style-name="T186">as2_mdn_response_max_wait_seconds=”100” /&gt;</text:span></text:p>
      <text:h text:style-name="Heading_20_2" text:outline-level="2"><text:bookmark-start text:name="__RefHeading___Toc5278_961763789"/>File Name Parsing<text:bookmark-end text:name="__RefHeading___Toc5278_961763789"/></text:h>
      <text:p text:style-name="P133">The <text:span text:style-name="T406">name of the </text:span>file <text:span text:style-name="T406">passed into the OpenAS2 application for sending to a remote partner</text:span> can be used to provide information to the AS2 handler that can be used to affect various aspects of how the file is handled.</text:p>
      <text:p text:style-name="P135">When the file is picked up for processing by the directory poller, it will look for an attribute named “<text:span text:style-name="T45">format</text:span>” on the AS2DirectoryPollingModule component <text:span text:style-name="T406">for that directory </text:span>in the config.xml file. This attribute is used to break the actual file name into multiple parts and the values assigned to the relevant objects defined in the “<text:span text:style-name="T45">format</text:span>” attribute. <text:s/></text:p>
      <text:p text:style-name="P134"><text:soft-page-break/>An example format in the config.xml is: </text:p>
      <text:p text:style-name="P281">format=”sender.as2_id, receiver.as2_id, attributes.file<text:span text:style-name="T404">name</text:span>"</text:p>
      <text:p text:style-name="P134"><text:span text:style-name="T404">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0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41">The file name can also be configured to be parsed on a per partnership basis <text:span text:style-name="T405">if a partner requires a different file name format to be sent or custom headers added to the AS2 message </text:span>using partnership attributes as defined in section <text:bookmark-ref text:reference-format="number-all-superior" text:ref-name="__RefHeading___Toc3425_1718686002">7.7.2</text:bookmark-ref><text:bookmark-ref text:reference-format="text" text:ref-name="__RefHeading___Toc3425_1718686002">Dynamic Header Values From File Name</text:bookmark-ref>.</text:p>
      <text:h text:style-name="P363" text:outline-level="2"><text:bookmark-start text:name="__RefHeading___Toc5867_265005647"/>Using A Proxy Server<text:bookmark-end text:name="__RefHeading___Toc5867_265005647"/></text:h>
      <text:p text:style-name="P242">Th<text:span text:style-name="T434">e application uses the java.net.HttpURLConnection class for HTTP communication and as such should automatically use a proxy server if the appropriate system properties are set. </text:span></text:p>
      <text:p text:style-name="P243">As of version 2.3.0, OpenAS2 also supports proxy server authentication and the setting of the proxy server host, port, username and password via the properties in the config.xml file. <text:span text:style-name="T437">The settings in the config.xml will override any system properties passed in to the Java virtual machine from the command line.</text:span></text:p>
      <text:p text:style-name="P243">The following properties are supported <text:span text:style-name="T435">in the config.xml file</text:span>:</text:p>
      <text:list xml:id="list3227053303" text:style-name="L10">
        <text:list-item>
          <text:p text:style-name="P386">http.<text:span text:style-name="T435">proxyH</text:span>ost</text:p>
        </text:list-item>
        <text:list-item>
          <text:p text:style-name="P388">https.proxyHost</text:p>
        </text:list-item>
        <text:list-item>
          <text:p text:style-name="P387">http.<text:span text:style-name="T435">proxyPort</text:span></text:p>
        </text:list-item>
        <text:list-item>
          <text:p text:style-name="P388">https.proxyPort</text:p>
        </text:list-item>
        <text:list-item>
          <text:p text:style-name="P387">http.<text:span text:style-name="T435">proxyUser</text:span></text:p>
        </text:list-item>
        <text:list-item>
          <text:p text:style-name="P388">http.proxyPassword</text:p>
        </text:list-item>
      </text:list>
      <text:p text:style-name="P245">To bypass the proxy for certain destination hosts you will need to use the system property </text:p>
      <text:p text:style-name="P246">This is an example of a proxy server configuration using OpenAS2 properties for HTTP connections:</text:p>
      <text:p text:style-name="P316">&lt;<text:span text:style-name="T462">openas2</text:span>&gt;</text:p>
      <text:p text:style-name="P316"><text:s text:c="4"/>&lt;<text:span text:style-name="T462">properties</text:span></text:p>
      <text:p text:style-name="P316"><text:s text:c="7"/><text:span text:style-name="T466">http.proxyHost</text:span>="1<text:span text:style-name="T438">92.168.1.1</text:span>"</text:p>
      <text:p text:style-name="P316"><text:s text:c="7"/><text:span text:style-name="T466">http.proxyPort</text:span>="<text:span text:style-name="T438">1099</text:span>"</text:p>
      <text:p text:style-name="P316"><text:s text:c="7"/><text:span text:style-name="T466">http.proxyUser</text:span>="<text:span text:style-name="T438">acme</text:span>"</text:p>
      <text:p text:style-name="P316"><text:s text:c="7"/><text:span text:style-name="T466">http.proxyPassword</text:span>="<text:span text:style-name="T438">secret</text:span>"</text:p>
      <text:p text:style-name="P316"><text:s text:c="4"/>/&gt;</text:p>
      <text:p text:style-name="P316"><text:s text:c="4"/>&lt;<text:span text:style-name="T462">certificates</text:span> <text:span text:style-name="T466">classname</text:span>="…</text:p>
      <text:p text:style-name="P316"><text:s text:c="4"/>….</text:p>
      <text:p text:style-name="P316"><text:s text:c="4"/>….</text:p>
      <text:p text:style-name="P279">&lt;/<text:span text:style-name="T462">openas2</text:span>&gt;</text:p>
      <text:p text:style-name="P244"><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64" text:outline-level="2"><text:bookmark-start text:name="__RefHeading___Toc6898_1876499903"/>Health Check For High Availability Deployment<text:bookmark-end text:name="__RefHeading___Toc6898_1876499903"/></text:h>
      <text:p text:style-name="P255">There are 2 ways to implement a health check.</text:p>
      <text:list xml:id="list1354894209" text:style-name="L11">
        <text:list-item>
          <text:p text:style-name="P414">Use a specific URI on the existing AS2 receiver HTTP listener – provides a simple HTTP 200 response but does not do any checking of application status</text:p>
        </text:list-item>
        <text:list-item>
          <text:p text:style-name="P414">Use a dedicated healthcheck module that runs on a separate HTTP port <text:span text:style-name="T483">and provides extended checking of the status of the application and its modules</text:span>.</text:p>
        </text:list-item>
      </text:list>
      <text:h text:style-name="P536" text:outline-level="3"><text:bookmark-start text:name="__RefHeading___Toc7610_1325209677"/>Healthcheck URI On Exisitng AS2 Listener<text:bookmark-end text:name="__RefHeading___Toc7610_1325209677"/></text:h>
      <text:p text:style-name="P185">This mechanism simply provides validation that the application is listening on the specified socket and does not provide any verification of the health of other components of the application.</text:p>
      <text:p text:style-name="P180">The AS2 receiver module can be configured to recogni<text:span text:style-name="T483">z</text:span>e a specific URI as a health check request <text:span text:style-name="T483">instead of a normal AS2 message</text:span>. By default, the healthcheck URI is set to “/<text:span text:style-name="T482">healthcheck”. <text:s/>The full URL would be the combination of host name/ip address and port number with the URI as suffix. </text:span></text:p>
      <text:p text:style-name="P181">e.g http://localhost:10080/healthcheck</text:p>
      <text:p text:style-name="P179"/>
      <text:h text:style-name="P536" text:outline-level="3"><text:bookmark-start text:name="__RefHeading___Toc7612_1325209677"/>Dedicated Healthcheck Module<text:bookmark-end text:name="__RefHeading___Toc7612_1325209677"/></text:h>
      <text:p text:style-name="P250">As of version 2.4.0, a health check module is included in the OpenAS2 deployment.</text:p>
      <text:p text:style-name="P253">This module adds a listener on a specified HTTP or HTTPS port that can be invoked by a load balancer or other application to check if the application is running.</text:p>
      <text:p text:style-name="P254">It is invoked by any GET request on the specified host and port irrespective of URI</text:p>
      <text:p text:style-name="P254">e.g http://localhost:10080/ <text:s/>or http://localhost:10080/some/random/uri</text:p>
      <text:p text:style-name="P251"><text:span text:style-name="T484">Currently</text:span> <text:span text:style-name="T484">the module</text:span> <text:span text:style-name="T48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51"><text:span text:style-name="T48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56">e</text:span>nable the module you need to uncomment the definition at the bottom of the config.xml file setting the port as appropriate for your environment. <text:span text:style-name="T457">Below is the sample entry in the config.xml file:</text:span></text:p>
      <text:p text:style-name="P290"><text:span text:style-name="T369">&lt;</text:span><text:span text:style-name="T463">module</text:span><text:span text:style-name="T369"> </text:span><text:span text:style-name="T467">classname</text:span><text:span text:style-name="T369">="</text:span><text:span text:style-name="T459">org.openas2.processor.receiver.HealthCheckModule</text:span><text:span text:style-name="T369">" </text:span><text:span text:style-name="T467">port</text:span><text:span text:style-name="T369">="</text:span><text:span text:style-name="T459">10099</text:span><text:span text:style-name="T369">"/&gt;</text:span></text:p>
      <text:p text:style-name="P256"><text:soft-page-break/>If desired you can bind the healthcheck module to a specific IP address using the “address” attribute:</text:p>
      <text:p text:style-name="P291"><text:span text:style-name="T369">&lt;</text:span><text:span text:style-name="T463">module</text:span><text:span text:style-name="T369"> </text:span><text:span text:style-name="T467">classname</text:span><text:span text:style-name="T369">="</text:span><text:span text:style-name="T459">org.openas2.processor.receiver.HealthCheckModule</text:span><text:span text:style-name="T369">" </text:span><text:span text:style-name="T468">address</text:span><text:span text:style-name="T369">="</text:span><text:span text:style-name="T459">10.</text:span><text:span text:style-name="T460">0.2.1</text:span><text:span text:style-name="T369">"/ </text:span><text:span text:style-name="T467">port</text:span><text:span text:style-name="T369">="</text:span><text:span text:style-name="T459">10099</text:span><text:span text:style-name="T369">"/&gt;</text:span></text:p>
      <text:p text:style-name="P247">HTTPS transport can be configured as per section <text:bookmark-ref text:reference-format="text" text:ref-name="__RefHeading__2695_807116821">Configuring HTTPS Transport</text:bookmark-ref><text:s/><text:span text:style-name="T457">in this document.</text:span></text:p>
      <text:p text:style-name="P252">See the appendix for notes on deploying OpenAS2 in a clustered/load balanced environment.</text:p>
      <text:h text:style-name="Heading_20_3" text:outline-level="3"><text:bookmark-start text:name="__RefHeading___Toc7614_1325209677"/><text:span text:style-name="T488">HTTP </text:span>User Agent <text:span text:style-name="T488">Header</text:span><text:bookmark-end text:name="__RefHeading___Toc7614_1325209677"/></text:h>
      <text:p text:style-name="P184"><text:span text:style-name="T488">By default, the “User-Agent” header sent in the HTTP requests will contain the application title and version along with the module name sending the request. This can be overridden using the property name "</text:span><text:span text:style-name="T161">http.user.agent</text:span><text:span text:style-name="T488">”. For example:</text:span></text:p>
      <text:p text:style-name="P267"><text:span text:style-name="T235"><text:s text:c="4"/></text:span><text:span text:style-name="T255">&lt;</text:span><text:span text:style-name="T269">properties</text:span></text:p>
      <text:p text:style-name="P258"><text:span text:style-name="T215"><text:s text:c="8"/></text:span><text:span text:style-name="T229">http.user.agent</text:span><text:span text:style-name="T243">=</text:span><text:span text:style-name="T174">"AS2 1.1 Compliant Server"</text:span></text:p>
      <text:p text:style-name="P258"><text:span text:style-name="T215"><text:s text:c="8"/></text:span><text:span text:style-name="T219">log_date_format</text:span><text:span text:style-name="T235">=</text:span><text:span text:style-name="T167">"yyyy-MM-dd HH:mm:ss.SSS"</text:span></text:p>
      <text:p text:style-name="P258"><text:span text:style-name="T215"><text:s text:c="8"/></text:span><text:span text:style-name="T219">sql_timestamp_format</text:span><text:span text:style-name="T235">=</text:span><text:span text:style-name="T167">"yyyy-MM-dd HH:mm:ss.SSS"</text:span></text:p>
      <text:p text:style-name="P357"><text:span text:style-name="T215"><text:s text:c="4"/></text:span><text:span text:style-name="T255">/&gt;</text:span></text:p>
      <text:h text:style-name="Heading_20_1" text:outline-level="1"><text:bookmark-start text:name="__RefHeading__851_428440488"/>Partner Configuration<text:bookmark-end text:name="__RefHeading__851_428440488"/></text:h>
      <text:p text:style-name="P174">The file named partnerships.xml configures all the information relating to the partners you will be exchanging data with. <text:span text:style-name="T198">See the appendix for information on the structure of this file.</text:span></text:p>
      <text:p text:style-name="P175">The “partnerships” element in the application configuration file <text:span text:style-name="T479">(</text:span>described in section <text:bookmark-ref text:reference-format="text" text:ref-name="__RefHeading__849_428440488">Application Configuration</text:bookmark-ref><text:s/>above<text:span text:style-name="T479">) causes the partnerships to be loaded by the application</text:span>. The default <text:span text:style-name="T479">entry in the application configuration file </text:span>for this element is as below:</text:p>
      <text:p text:style-name="P26"><text:span text:style-name="T236"><text:tab/></text:span><text:span text:style-name="T258">&lt;</text:span><text:span text:style-name="T271">partnerships</text:span><text:span text:style-name="T217"> </text:span><text:span text:style-name="T220">classname</text:span><text:span text:style-name="T236">=</text:span><text:span text:style-name="T151">"org.openas2.partner.XMLPartnershipFactory"</text:span></text:p>
      <text:p text:style-name="P226"><text:span text:style-name="T217"><text:tab/><text:tab/></text:span><text:span text:style-name="T220">filename</text:span><text:span text:style-name="T236">=</text:span><text:span text:style-name="T151">"%home%/partnerships.xml"</text:span></text:p>
      <text:p text:style-name="P226"><text:span text:style-name="T217"><text:tab/><text:tab/></text:span><text:span text:style-name="T220">interval</text:span><text:span text:style-name="T236">=</text:span><text:span text:style-name="T151">"120"</text:span><text:span text:style-name="T258">/&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79">It is important to keep in mind that the word </text:span><text:span text:style-name="T18">partner</text:span><text:span text:style-name="T198">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21776201" text:style-name="L12">
        <text:list-item>
          <text:p text:style-name="P415"><text:span text:style-name="T114">a </text:span><text:span text:style-name="T46">&lt;partner&gt;</text:span><text:span text:style-name="T114"> element – key information defining the partner</text:span></text:p>
        </text:list-item>
        <text:list-item>
          <text:p text:style-name="P416"><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2">The <text:span text:style-name="T46">&lt;partner&gt;</text:span><text:span text:style-name="T114"> element </text:span>requires 3 attributes to enable AS2 partner identification:</text:p>
      <text:list xml:id="list3101202444" text:style-name="L13">
        <text:list-item>
          <text:p text:style-name="P417">partner name – this is the key to connect partnerships to a partner definition </text:p>
        </text:list-item>
        <text:list-item>
          <text:p text:style-name="P418">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17">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200">The &lt;partnership&gt; element identifies a </text:span><text:span text:style-name="T47">specific direction</text:span><text:span text:style-name="T200"> of AS2 message transfer </text:span><text:span text:style-name="T47">from</text:span><text:span text:style-name="T200"> one partner </text:span><text:span text:style-name="T47">to</text:span><text:span text:style-name="T20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497636120" text:style-name="L14">
        <text:list-item>
          <text:p text:style-name="P419"><text:span text:style-name="T200">&lt;sender name=”</text:span><text:span text:style-name="T13">xxx</text:span><text:span text:style-name="T200">”&gt; - identifies the sending partner definition such that </text:span><text:span text:style-name="T13">xxx</text:span><text:span text:style-name="T200"> must match the “name” attribute of a &lt;partner&gt; element</text:span></text:p>
        </text:list-item>
        <text:list-item text:start-value="1">
          <text:p text:style-name="P419"><text:span text:style-name="T200">&lt;receiver name=”</text:span><text:span text:style-name="T13">yyy</text:span><text:span text:style-name="T200">”&gt; - identifies the receiving partner definition such that </text:span><text:span text:style-name="T13">yyy</text:span><text:span text:style-name="T200"> must match the “name” attribute of a &lt;partner&gt; element</text:span></text:p>
        </text:list-item>
        <text:list-item>
          <text:p text:style-name="P419"><text:span text:style-name="T201">&lt;as2_url&gt; - a fully qualifie</text:span>d <text:span text:style-name="T201">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20"><text:span text:style-name="T201">&lt;as2_mdn_to&gt; - neccesary if an MDN response is required and can be any random string</text:span> <text:span text:style-name="T317">but is most commonly configured with an email address</text:span></text:p>
        </text:list-item>
      </text:list>
      <text:p text:style-name="P193">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6">For instance you can have :</text:p>
      <text:p text:style-name="P37"><text:span text:style-name="T268">&lt;</text:span><text:span text:style-name="T278">attribute</text:span><text:span text:style-name="T497"> </text:span><text:span text:style-name="T234">name</text:span><text:span text:style-name="T248">=</text:span><text:span text:style-name="T183">"some_attrib_name"</text:span><text:span text:style-name="T497"> </text:span><text:span text:style-name="T234">value</text:span><text:span text:style-name="T248">=</text:span><text:span text:style-name="T183">"My value: $attribute.other_attrib"</text:span><text:span text:style-name="T268">/&gt;</text:span></text:p>
      <text:p text:style-name="P37"><text:span text:style-name="T268">&lt;</text:span><text:span text:style-name="T278">attribute</text:span><text:span text:style-name="T497"> </text:span><text:span text:style-name="T234">name</text:span><text:span text:style-name="T248">=</text:span><text:span text:style-name="T183">"other_attrib"</text:span><text:span text:style-name="T497"> </text:span><text:span text:style-name="T234">value</text:span><text:span text:style-name="T248">=</text:span><text:span text:style-name="T183">"</text:span><text:a xlink:type="simple" xlink:href="http://localhost:20080/" text:style-name="Internet_20_link" text:visited-style-name="Visited_20_Internet_20_Link">b</text:a><text:span text:style-name="T183">ingo"</text:span><text:span text:style-name="T268">/&gt;</text:span></text:p>
      <text:p text:style-name="P8"/>
      <text:p text:style-name="P196">The value for <text:span text:style-name="T183">"some_attrib_name"</text:span> will be <text:span text:style-name="T183">"My value: bingo"</text:span> after the application starts up.</text:p>
      <text:p text:style-name="P196"><text:soft-page-break/>For an implemented example see the <text:bookmark-ref text:reference-format="text" text:ref-name="__RefHeading___Toc7454_1325209677">MDN MIC Algorithm</text:bookmark-ref><text:s/>section below.</text:p>
      <text:p text:style-name="P194"><text:span text:style-name="T499">NOTE: </text:span>This feature does <text:span text:style-name="T498">cascade the replacement. ie it will </text:span>NOT <text:span text:style-name="T49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37" text:outline-level="3"><text:bookmark-start text:name="__RefHeading___Toc6279_251630543"/>Signing<text:bookmark-end text:name="__RefHeading___Toc6279_251630543"/></text:h>
      <text:p text:style-name="P191">Signing is controlled by the “<text:span text:style-name="T447">sign” attribute in the “partnership” element. Remove this element from the partnership to send a message without signing.</text:span></text:p>
      <text:h text:style-name="P537" text:outline-level="3"><text:bookmark-start text:name="__RefHeading___Toc6281_251630543"/>Encryption<text:bookmark-end text:name="__RefHeading___Toc6281_251630543"/></text:h>
      <text:p text:style-name="P190">Encryption is controlled by the “<text:span text:style-name="T447">encrypt” attribute in the “partnership” element. Remove this element from the partnership to send a message without encryption.</text:span></text:p>
      <text:h text:style-name="P538" text:outline-level="3"><text:bookmark-start text:name="__RefHeading___Toc7454_1325209677"/>MDN MIC Algorithm<text:bookmark-end text:name="__RefHeading___Toc7454_1325209677"/></text:h>
      <text:p text:style-name="P192"><text:span text:style-name="T494">The MDN must be signed using the same algorithm that the sent message was signed with. The recipient partner is told the signature algorithm via a field in the “</text:span><text:span text:style-name="T64">as2_mdn_options</text:span><text:span text:style-name="T494">” attribute and the value uses the </text:span><text:span text:style-name="T40">$attribute.sign$</text:span><text:span text:style-name="T494"> dynamic variable to ensure it matches the “</text:span><text:span text:style-name="T64">sign</text:span><text:span text:style-name="T494">” attribute as shown in the example below:</text:span></text:p>
      <text:p text:style-name="P35"><text:span text:style-name="T246"><text:s text:c="2"/></text:span><text:span text:style-name="T266">&lt;</text:span><text:span text:style-name="T277">attribute</text:span><text:span text:style-name="T495"> </text:span><text:span text:style-name="T232">name</text:span><text:span text:style-name="T246">=</text:span><text:span text:style-name="T179">"as2_mdn_options"</text:span></text:p>
      <text:p text:style-name="P36"><text:span text:style-name="T496"><text:s text:c="19"/></text:span><text:span text:style-name="T233">value</text:span><text:span text:style-name="T247">=</text:span><text:span text:style-name="T180">"signed-receipt-protocol=optional, pkcs7-signature; signed-receipt-micalg=optional, </text:span><text:span text:style-name="T185">$attribute.sign$"</text:span><text:span text:style-name="T267">/&gt;</text:span></text:p>
      <text:p text:style-name="P9"/>
      <text:p text:style-name="P195">If you receive errors something like “mismatched Message Digest” or similar messages then ensure you have this attribute set correctly.</text:p>
      <text:p text:style-name="P208">If you need to send an unsigned MDN then set the attribute on the partnership as below:</text:p>
      <text:p text:style-name="P319"><text:span text:style-name="T266">&lt;</text:span><text:span text:style-name="T277">attribute</text:span><text:span text:style-name="T495"> </text:span><text:span text:style-name="T232">name</text:span><text:span text:style-name="T246">=</text:span><text:span text:style-name="T179">"as2_mdn_options" </text:span><text:span text:style-name="T232">value</text:span><text:span text:style-name="T246">=</text:span><text:span text:style-name="T179">"</text:span><text:span text:style-name="T181">none</text:span><text:span text:style-name="T184">"</text:span><text:span text:style-name="T266">/&gt;</text:span></text:p>
      <text:h text:style-name="Heading_20_2" text:outline-level="2"><text:bookmark-start text:name="__RefHeading___Toc5280_961763789"/>Configuring the AS2 Message ID<text:bookmark-end text:name="__RefHeading___Toc5280_961763789"/></text:h>
      <text:p text:style-name="P136">The message ID used for uniquely identifying the message sent to a partner defaults to the following format:</text:p>
      <text:p text:style-name="P280">OPENAS2-$date.ddMMyyyyHHmmssZ$-$rand.<text:span text:style-name="T401">UUID</text:span>$@$msg.sender.as2_id$_$msg.receiver.as2_id$</text:p>
      <text:p text:style-name="P188"><text:span text:style-name="T403">To change this globally for all partnership definitions, change the property in the config.xml file to the desired format string using the attribute name “</text:span><text:span text:style-name="T56">as2_message_id_format</text:span><text:span text:style-name="T403">” in the “</text:span><text:span text:style-name="T56">properties</text:span><text:span text:style-name="T403">” element.</text:span></text:p>
      <text:p text:style-name="P32"><text:span text:style-name="T491"><text:s text:c="3"/></text:span><text:span text:style-name="T492"><text:s/></text:span><text:span text:style-name="T265">&lt;</text:span><text:span text:style-name="T276">properties</text:span></text:p>
      <text:p text:style-name="P234"><text:span text:style-name="T493"><text:s text:c="8"/></text:span><text:span text:style-name="T230">log_date_format</text:span><text:span text:style-name="T490">=</text:span><text:span text:style-name="T177">"yyyy-MM-dd HH:mm:ss.SSS"</text:span></text:p>
      <text:p text:style-name="P234"><text:span text:style-name="T493"><text:s text:c="8"/></text:span><text:span text:style-name="T230">sql_timestamp_format</text:span><text:span text:style-name="T490">=</text:span><text:span text:style-name="T177">"yyyy-MM-dd HH:mm:ss.SSS"</text:span></text:p>
      <text:p text:style-name="P234"><text:span text:style-name="T493"><text:s text:c="8"/></text:span><text:span text:style-name="T230">as2_message_id_format</text:span><text:span text:style-name="T490">=</text:span><text:span text:style-name="T177">"&amp;lt;OPENAS2-$date.ddMMyyyyHHmmssZ$-$rand.UUID$@$msg.sender.as2_id$_$msg.receiver.as2_id$&gt;"</text:span></text:p>
      <text:p text:style-name="P234"><text:span text:style-name="T493"><text:s text:c="4"/></text:span><text:span text:style-name="T264">/&gt;</text:span></text:p>
      <text:p text:style-name="P33"/>
      <text:p text:style-name="P186"><text:span text:style-name="T403">The message ID that is generated can be overridden on a partnership by partnership basis. To set it for a particular partnership, add</text:span> an attribute named "<text:span text:style-name="T56">as2_message_id_format</text:span>" to the partnership <text:soft-page-break/>definition and use any dynamic param<text:span text:style-name="T402">e</text:span>ters <text:span text:style-name="T402">as specified in the dynamic parameters section of this document</text:span>.</text:p>
      <text:p text:style-name="Text_20_body">Something like this:</text:p>
      <text:p text:style-name="P350"><text:s/>&lt;<text:span text:style-name="T462">partnership</text:span> <text:span text:style-name="T466">name</text:span>="OpenAS2B-to-OpenAS2A"&gt;</text:p>
      <text:p text:style-name="P350"><text:s text:c="8"/>&lt;<text:span text:style-name="T462">sender</text:span> <text:span text:style-name="T466">name</text:span>="OpenAS2B"/&gt;</text:p>
      <text:p text:style-name="P350"><text:s text:c="8"/>&lt;<text:span text:style-name="T462">receiver</text:span> <text:span text:style-name="T466">name</text:span>="OpenAS2A"/&gt;</text:p>
      <text:p text:style-name="P350"><text:s text:c="8"/>&lt;<text:span text:style-name="T462">attribute</text:span> <text:span text:style-name="T466">name</text:span>="protocol" <text:span text:style-name="T466">value</text:span>="as2"/&gt;</text:p>
      <text:p text:style-name="P350"><text:s text:c="8"/>&lt;<text:span text:style-name="T462">attribute</text:span> <text:span text:style-name="T466">name</text:span>="content_transfer_encoding" value="binary"/&gt;</text:p>
      <text:p text:style-name="P353"><text:span text:style-name="T412"><text:s text:c="8"/>&lt;</text:span><text:span text:style-name="T464">attribute</text:span><text:span text:style-name="T412"> </text:span><text:span text:style-name="T469">name</text:span><text:span text:style-name="T412">="</text:span><text:span text:style-name="T415">as2_message_id_format</text:span><text:span text:style-name="T412">" </text:span><text:span text:style-name="T469">value</text:span><text:span text:style-name="T412">="</text:span><text:span text:style-name="T413">ACME</text:span><text:span text:style-name="T412">-$date.yyyy</text:span><text:span text:style-name="T413">MMdd</text:span><text:span text:style-name="T412">HHmmssZ$-$rand.UUID$"/&gt;</text:span></text:p>
      <text:p text:style-name="P19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91"><text:s text:c="3"/></text:span><text:span text:style-name="T492"><text:s/></text:span><text:span text:style-name="T265">&lt;</text:span><text:span text:style-name="T276">properties</text:span></text:p>
      <text:p text:style-name="P235"><text:span text:style-name="T493"><text:s text:c="8"/></text:span><text:span text:style-name="T230">log_date_format</text:span><text:span text:style-name="T490">=</text:span><text:span text:style-name="T177">"yyyy-MM-dd HH:mm:ss.SSS"</text:span></text:p>
      <text:p text:style-name="P235"><text:span text:style-name="T493"><text:s text:c="8"/></text:span><text:span text:style-name="T230">sql_timestamp_format</text:span><text:span text:style-name="T490">=</text:span><text:span text:style-name="T177">"yyyy-MM-dd HH:mm:ss.SSS"</text:span></text:p>
      <text:p text:style-name="P235"><text:span text:style-name="T493"><text:s text:c="8"/></text:span><text:span text:style-name="T230">as2_</text:span><text:span text:style-name="T231">mdn_</text:span><text:span text:style-name="T230">message_id_format</text:span><text:span text:style-name="T490">=</text:span><text:span text:style-name="T177">"&amp;lt;OPENAS2-</text:span><text:span text:style-name="T178">MDN</text:span><text:span text:style-name="T177">-$rand.UUID$@$msg.sender.as2_id$_$msg.receiver.as2_id$&gt;"</text:span></text:p>
      <text:p text:style-name="P235"><text:span text:style-name="T493"><text:s text:c="4"/></text:span><text:span text:style-name="T264">/&gt;</text:span></text:p>
      <text:p text:style-name="P189"><text:span text:style-name="T489">To set it for a particular partnership, add</text:span> an attribute named "<text:span text:style-name="T56">as2_</text:span><text:span text:style-name="T63">mdn_</text:span><text:span text:style-name="T56">message_id_format</text:span>" to the partnership definition and use any dynamic param<text:span text:style-name="T402">e</text:span>ters <text:span text:style-name="T402">as specified in the dynamic parameters section of this document</text:span>.</text:p>
      <text:p text:style-name="P187">Something like this:</text:p>
      <text:p text:style-name="P351"><text:s/>&lt;<text:span text:style-name="T462">partnership</text:span> <text:span text:style-name="T466">name</text:span>="OpenAS2B-to-OpenAS2A"&gt;</text:p>
      <text:p text:style-name="P351"><text:s text:c="8"/>&lt;<text:span text:style-name="T462">sender</text:span> <text:span text:style-name="T466">name</text:span>="OpenAS2B"/&gt;</text:p>
      <text:p text:style-name="P351"><text:s text:c="8"/>&lt;<text:span text:style-name="T462">receiver</text:span> <text:span text:style-name="T466">name</text:span>="OpenAS2A"/&gt;</text:p>
      <text:p text:style-name="P351"><text:s text:c="8"/>&lt;<text:span text:style-name="T462">attribute</text:span> <text:span text:style-name="T466">name</text:span>="protocol" <text:span text:style-name="T466">value</text:span>="as2"/&gt;</text:p>
      <text:p text:style-name="P351"><text:s text:c="8"/>&lt;<text:span text:style-name="T462">attribute</text:span> <text:span text:style-name="T466">name</text:span>="content_transfer_encoding" value="binary"/&gt;</text:p>
      <text:p text:style-name="P354"><text:span text:style-name="T412"><text:s text:c="8"/>&lt;</text:span><text:span text:style-name="T464">attribute</text:span><text:span text:style-name="T412"> </text:span><text:span text:style-name="T469">name</text:span><text:span text:style-name="T412">="</text:span><text:span text:style-name="T415">as2_</text:span><text:span text:style-name="T416">mdn_</text:span><text:span text:style-name="T415">message_id_format</text:span><text:span text:style-name="T412">" </text:span><text:span text:style-name="T469">value</text:span><text:span text:style-name="T412">="</text:span><text:span text:style-name="T413">ACME</text:span><text:span text:style-name="T412">-</text:span><text:span text:style-name="T414">MDN-</text:span><text:span text:style-name="T412">$date.yyyy</text:span><text:span text:style-name="T413">MMdd</text:span><text:span text:style-name="T412">HHmmssZ$-$rand.UUID$"/&gt;</text:span></text:p>
      <text:h text:style-name="Heading_20_2" text:outline-level="2"><text:bookmark-start text:name="__RefHeading___Toc7616_1325209677"/><text:span text:style-name="T510">Content </text:span>Transfer Encoding<text:bookmark-end text:name="__RefHeading___Toc7616_1325209677"/></text:h>
      <text:p text:style-name="P205"><text:span text:style-name="T318">As of version 1.3.7, t</text:span>he default content transfer encoding uses “<text:span text:style-name="T57">binary</text:span>” <text:span text:style-name="T197">if not explicitly overwritten in the configuration</text:span>. <text:span text:style-name="T318">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06"><text:span text:style-name="Citation"><text:span text:style-name="T9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8"><text:span text:style-name="Citation"><text:span text:style-name="T86">The currently supported encoding algorithms are:</text:span></text:span></text:p>
      <text:list xml:id="list1273364029" text:style-name="L15">
        <text:list-item>
          <text:p text:style-name="P457"><text:soft-page-break/><text:span text:style-name="Citation"><text:span text:style-name="T86">MD</text:span></text:span><text:span text:style-name="Citation"><text:span text:style-name="T87">5</text:span></text:span></text:p>
        </text:list-item>
        <text:list-item>
          <text:p text:style-name="P449"><text:span text:style-name="Citation"><text:span text:style-name="T86">SHA1</text:span></text:span></text:p>
        </text:list-item>
        <text:list-item>
          <text:p text:style-name="P449"><text:span text:style-name="Citation"><text:span text:style-name="T86">SHA224</text:span></text:span></text:p>
        </text:list-item>
        <text:list-item>
          <text:p text:style-name="P449"><text:span text:style-name="Citation"><text:span text:style-name="T86">SHA256</text:span></text:span></text:p>
        </text:list-item>
        <text:list-item>
          <text:p text:style-name="P449"><text:span text:style-name="Citation"><text:span text:style-name="T86">SHA384</text:span></text:span></text:p>
        </text:list-item>
        <text:list-item>
          <text:p text:style-name="P449"><text:span text:style-name="Citation"><text:span text:style-name="T86">SHA512</text:span></text:span></text:p>
        </text:list-item>
        <text:list-item>
          <text:p text:style-name="P449"><text:span text:style-name="Citation"><text:span text:style-name="T86">CAST5</text:span></text:span></text:p>
        </text:list-item>
        <text:list-item>
          <text:p text:style-name="P449"><text:span text:style-name="Citation"><text:span text:style-name="T86">3DES</text:span></text:span></text:p>
        </text:list-item>
        <text:list-item>
          <text:p text:style-name="P449"><text:span text:style-name="Citation"><text:span text:style-name="T86">IDEA</text:span></text:span></text:p>
        </text:list-item>
        <text:list-item>
          <text:p text:style-name="P449"><text:span text:style-name="Citation"><text:span text:style-name="T86">RC2_CBC</text:span></text:span></text:p>
        </text:list-item>
        <text:list-item>
          <text:p text:style-name="P450"><text:span text:style-name="Citation"><text:span text:style-name="T89">AES128 (CBC mode)</text:span></text:span></text:p>
        </text:list-item>
        <text:list-item>
          <text:p text:style-name="P450"><text:span text:style-name="Citation"><text:span text:style-name="T89">AES192 (CBC mode)</text:span></text:span></text:p>
        </text:list-item>
        <text:list-item>
          <text:p text:style-name="P450"><text:span text:style-name="Citation"><text:span text:style-name="T89">AES256 (CBC mode)</text:span></text:span></text:p>
        </text:list-item>
        <text:list-item>
          <text:p text:style-name="P450"><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2"><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3"><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3"><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68"><text:span text:style-name="Citation"><text:span text:style-name="T33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34">custom_mime_headers</text:span></text:span><text:span text:style-name="Citation"><text:span text:style-name="T333">” and a sample entry of 2 static headers is shown below:</text:span></text:span></text:p>
      <text:p text:style-name="P296"><text:span text:style-name="T255">&lt;</text:span><text:span text:style-name="T269">attribute</text:span><text:span text:style-name="T215"> </text:span><text:span text:style-name="T219">name</text:span><text:span text:style-name="T235">=</text:span><text:span text:style-name="T167">"custom_mime_headers"</text:span><text:span text:style-name="T215"> </text:span><text:span text:style-name="T219">value</text:span><text:span text:style-name="T235">=</text:span><text:span text:style-name="T167">"X-Custom</text:span><text:span text:style-name="T168">Route</text:span><text:span text:style-name="T167">: </text:span><text:span text:style-name="T168">X1Z34Y</text:span><text:span text:style-name="T167"> ; X-CustomShape:oblong"</text:span><text:span text:style-name="T255">/&gt;</text:span></text:p>
      <text:p text:style-name="P214"><text:span text:style-name="T235"><text:tab/></text:span><text:span text:style-name="T335">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6">Dynamic headers require 2 attributes to configure their behaviour and there are 2 different <text:soft-page-break/>modes of <text:s/><text:span text:style-name="T332">operation for extracting the value(s) for the defined header(s) from the file name:</text:span></text:p>
      <text:list xml:id="list1746981049" text:style-name="L16">
        <text:list-item>
          <text:p text:style-name="P421">delimiter mode</text:p>
        </text:list-item>
        <text:list-item>
          <text:p text:style-name="P421">regular expression mode</text:p>
        </text:list-item>
      </text:list>
      <text:p text:style-name="P27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74"><text:span text:style-name="T338">Both modes use an attribute named “</text:span><text:span text:style-name="T54">custom_mime_header_names_from_filename</text:span><text:span text:style-name="T338">” to enter the list of header names but the format for the two are slightly different. The second attribute required has a different name for each of the modes, “</text:span><text:span text:style-name="T54">custom_mime_header_name_delimiters_in_filename</text:span><text:span text:style-name="T338">” for delimiter mode and “</text:span><text:span text:style-name="T54">custom_mime_header_names_regex_on_filename</text:span><text:span text:style-name="T338">” for regular expression mode.</text:span></text:p>
      <text:p text:style-name="P275">IMPORTANT: if both delimiter mode and <text:span text:style-name="T356">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70">In delimiter mode, the values in the file name are separated by<text:span text:style-name="T359"> </text:span>specifi<text:span text:style-name="T35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3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72">Below is an example of a delimiter based configuration.</text:p>
      <text:p text:style-name="P297"><text:span text:style-name="T255">&lt;</text:span><text:span text:style-name="T269">attribute</text:span><text:span text:style-name="T215"> </text:span><text:span text:style-name="T219">name</text:span><text:span text:style-name="T235">=</text:span><text:span text:style-name="T167">"custom_mime_header_names_from_filename"</text:span></text:p>
      <text:p text:style-name="P297"><text:span text:style-name="T167"><text:tab/></text:span><text:span text:style-name="T215"> </text:span><text:span text:style-name="T219">value</text:span><text:span text:style-name="T235">=</text:span><text:span text:style-name="T167">"header.X-</text:span><text:span text:style-name="T169">Header1</text:span><text:span text:style-name="T167">,header.</text:span><text:span text:style-name="T169">Y</text:span><text:span text:style-name="T167">-</text:span><text:span text:style-name="T169">Header2</text:span><text:span text:style-name="T167">, junk.extraStuff"</text:span><text:span text:style-name="T255">/&gt;</text:span></text:p>
      <text:p text:style-name="P214"><text:span text:style-name="T235"><text:s text:c="8"/></text:span><text:span text:style-name="T255">&lt;</text:span><text:span text:style-name="T269">attribute</text:span><text:span text:style-name="T215"> </text:span><text:span text:style-name="T219">name</text:span><text:span text:style-name="T235">=</text:span><text:span text:style-name="T167">"custom_mime_header_name_delimiters_in_filename"</text:span><text:span text:style-name="T215"> </text:span><text:span text:style-name="T219">value</text:span><text:span text:style-name="T235">=</text:span><text:span text:style-name="T167">"-_"</text:span><text:span text:style-name="T255">/&gt;</text:span></text:p>
      <text:p text:style-name="P307"><text:span text:style-name="T339">Using this configuration, given a file name </text:span><text:span text:style-name="T53">ABC-123-INVOICES.csv</text:span><text:span text:style-name="T339"> there would be 2 headers added as:<text:line-break/>X-Header1 <text:s text:c="2"/>value ABC<text:line-break/>Y-Header2 <text:s text:c="2"/>value 123</text:span></text:p>
      <text:p text:style-name="P303">If the file name was <text:span text:style-name="T260">ABC-123-</text:span><text:span text:style-name="T261">H4FT_</text:span><text:span text:style-name="T260">INVOICES.csv </text:span><text:span text:style-name="T338">the system would throw an error as there would be 4 string sequences extracted so you could fix this by appending junk.moreStuff to the “custom_mime_headers_from_filename” attribute.</text:span></text:p>
      <text:p text:style-name="P308">Another example of delimiter mode in the partnership:</text:p>
      <text:p text:style-name="P298"><text:span text:style-name="T255">&lt;</text:span><text:span text:style-name="T269">attribute</text:span><text:span text:style-name="T215"> </text:span><text:span text:style-name="T219">name</text:span><text:span text:style-name="T235">=</text:span><text:span text:style-name="T167">"custom_mime_header_names_from_filename"</text:span></text:p>
      <text:p text:style-name="P298"><text:span text:style-name="T167"><text:tab/></text:span><text:span text:style-name="T215"> </text:span><text:span text:style-name="T219">value</text:span><text:span text:style-name="T235">=</text:span><text:span text:style-name="T167">"header.X-</text:span><text:span text:style-name="T169">Header1</text:span><text:span text:style-name="T167">, </text:span><text:span text:style-name="T170">other.string1</text:span><text:span text:style-name="T167">,header.</text:span><text:span text:style-name="T169">Y</text:span><text:span text:style-name="T167">-</text:span><text:span text:style-name="T169">Header2</text:span><text:span text:style-name="T167">"</text:span><text:span text:style-name="T255">/&gt;</text:span></text:p>
      <text:p text:style-name="P215"><text:span text:style-name="T235"><text:s text:c="8"/></text:span><text:span text:style-name="T255">&lt;</text:span><text:span text:style-name="T269">attribute</text:span><text:span text:style-name="T215"> </text:span><text:span text:style-name="T219">name</text:span><text:span text:style-name="T235">=</text:span><text:span text:style-name="T167">"custom_mime_header_name_delimiters_in_filename"</text:span><text:span text:style-name="T215"> </text:span><text:span text:style-name="T219">value</text:span><text:span text:style-name="T235">=</text:span><text:span text:style-name="T167">"-"</text:span><text:span text:style-name="T255">/&gt;</text:span></text:p>
      <text:p text:style-name="P308"><text:span text:style-name="T339">Using this configuration, given a file name </text:span><text:span text:style-name="T53">ABC-123_</text:span><text:span text:style-name="T45">TEST</text:span><text:span text:style-name="T53">-INVOICES.csv</text:span><text:span text:style-name="T339"> there would be 2 headers added as:<text:line-break/>X-Header1 <text:s text:c="2"/>value ABC<text:line-break/>Y-Header2 <text:s text:c="2"/>value </text:span>INVOICES</text:p>
      <text:p text:style-name="P303"/>
      <text:h text:style-name="Heading_20_5" text:outline-level="5"><text:bookmark-start text:name="__RefHeading___Toc4819_1644467721"/>Regular Expression Mode<text:bookmark-end text:name="__RefHeading___Toc4819_1644467721"/></text:h>
      <text:p text:style-name="P309">Regular expression based mode uses Java regular expressions and requires that the regular <text:soft-page-break/>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58">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10">An example for a regular expression mode configuration is shown below:</text:p>
      <text:p text:style-name="P300"><text:span text:style-name="T255">&lt;</text:span><text:span text:style-name="T269">attribute</text:span><text:span text:style-name="T215"> </text:span><text:span text:style-name="T219">name</text:span><text:span text:style-name="T235">=</text:span><text:span text:style-name="T167">"custom_mime_header_names_from_filename"</text:span><text:span text:style-name="T215"> </text:span><text:span text:style-name="T219">value</text:span><text:span text:style-name="T235">=</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5">/&gt;</text:span></text:p>
      <text:p text:style-name="P214"><text:span text:style-name="T235"><text:s text:c="8"/></text:span><text:span text:style-name="T255">&lt;</text:span><text:span text:style-name="T269">attribute</text:span><text:span text:style-name="T215"> </text:span><text:span text:style-name="T219">name</text:span><text:span text:style-name="T235">=</text:span><text:span text:style-name="T167">"custom_mime_header_names_regex_on_filename"</text:span><text:span text:style-name="T215"> </text:span><text:span text:style-name="T219">value</text:span><text:span text:style-name="T235">=</text:span><text:span text:style-name="T167">"([^-]*)-([^.]*).</text:span><text:span text:style-name="T171">csv</text:span><text:span text:style-name="T167">"</text:span><text:span text:style-name="T255">/&gt;</text:span></text:p>
      <text:p text:style-name="P312"><text:span text:style-name="T339">Using this configuration, given a file name </text:span><text:span text:style-name="T53">ABC-123-INVOICES.csv</text:span><text:span text:style-name="T339"> there would be 2 headers added as:<text:line-break/>X-Header1 <text:s text:c="2"/>value ABC<text:line-break/>Y-Header2 <text:s text:c="2"/>value 123-INVOICES</text:span></text:p>
      <text:p text:style-name="P304">If the file name was <text:span text:style-name="T260">ABC-123-</text:span><text:span text:style-name="T261">H4FT_</text:span><text:span text:style-name="T260">INVOICES.csv </text:span><text:span text:style-name="T338">the</text:span>re would be 2 headers added as:<text:line-break/>X-Header1 <text:s text:c="2"/>value ABC<text:line-break/>Y-Header2 <text:s text:c="2"/>value 123—<text:span text:style-name="T340">HFT_</text:span>INVOICES</text:p>
      <text:p text:style-name="P304">If the file name was <text:span text:style-name="T260">ABC-123-</text:span><text:span text:style-name="T261">H4FT_</text:span><text:span text:style-name="T260">INVOICES.</text:span><text:span text:style-name="T262">txt </text:span><text:span text:style-name="T338">or </text:span><text:span text:style-name="T260">AB</text:span><text:span text:style-name="T262">C_123.csv</text:span><text:span text:style-name="T338"> the system would throw an error since there would be no match.</text:span></text:p>
      <text:p text:style-name="P310"/>
      <text:p text:style-name="P310">Another example for a regular expression mode configuration is shown below:</text:p>
      <text:p text:style-name="P301"><text:span text:style-name="T255">&lt;</text:span><text:span text:style-name="T269">attribute</text:span><text:span text:style-name="T215"> </text:span><text:span text:style-name="T219">name</text:span><text:span text:style-name="T235">=</text:span><text:span text:style-name="T167">"custom_mime_header_names_from_filename"</text:span><text:span text:style-name="T215"> </text:span><text:span text:style-name="T219">value</text:span><text:span text:style-name="T235">=</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55">/&gt;</text:span></text:p>
      <text:p text:style-name="P216"><text:span text:style-name="T235"><text:s text:c="8"/></text:span><text:span text:style-name="T255">&lt;</text:span><text:span text:style-name="T269">attribute</text:span><text:span text:style-name="T215"> </text:span><text:span text:style-name="T219">name</text:span><text:span text:style-name="T235">=</text:span><text:span text:style-name="T167">"custom_mime_header_names_regex_on_filename"</text:span><text:span text:style-name="T215"> </text:span><text:span text:style-name="T219">value</text:span><text:span text:style-name="T235">=</text:span><text:span text:style-name="T167">"([^-]*)-([^.]*).</text:span><text:span text:style-name="T171">csv</text:span><text:span text:style-name="T167">"</text:span><text:span text:style-name="T255">/&gt;</text:span></text:p>
      <text:p text:style-name="P312"><text:span text:style-name="T339">Using this configuration, given a file name </text:span><text:span text:style-name="T53">ABC-123-INVOICES.csv</text:span><text:span text:style-name="T339"> there would be 2 headers added as:<text:line-break/>X-Header1 <text:s text:c="2"/>value ABC<text:line-break/>Y-Header2 <text:s text:c="2"/>value 123-INVOICES</text:span></text:p>
      <text:p text:style-name="P304"/>
      <text:h text:style-name="Heading_20_3" text:outline-level="3"><text:bookmark-start text:name="__RefHeading___Toc3427_1718686002"/>Adding Custom Headers To HTTP<text:bookmark-end text:name="__RefHeading___Toc3427_1718686002"/></text:h>
      <text:p text:style-name="P273">The following attribute set to <text:span text:style-name="T455">a</text:span> value of “true” will additionally add the headers to the HTTP headers for both static and dynamic header mechanisms:</text:p>
      <text:p text:style-name="P299"><text:span text:style-name="T255">&lt;</text:span><text:span text:style-name="T269">attribute</text:span><text:span text:style-name="T215"> </text:span><text:span text:style-name="T219">name</text:span><text:span text:style-name="T235">=</text:span><text:span text:style-name="T167">"add_custom_mime_headers_to_http"</text:span><text:span text:style-name="T215"> </text:span><text:span text:style-name="T219">value</text:span><text:span text:style-name="T235">=</text:span><text:span text:style-name="T167">"true"</text:span><text:span text:style-name="T255">/&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9"><text:span text:style-name="Citation"><text:span text:style-name="T96">Partnership</text:span></text:span><text:span text:style-name="Citation"><text:span text:style-name="T90"> attributes can be added </text:span></text:span><text:span text:style-name="Citation"><text:span text:style-name="T336">to the partnership definition based on parsing the file name of the document to be sent <text:s/></text:span></text:span><text:span text:style-name="Citation"><text:span text:style-name="T337">using a</text:span></text:span><text:span text:style-name="Citation"><text:span text:style-name="T336"> regular expression. </text:span></text:span>Dynamic attributes require 2 <text:span text:style-name="T357">partnership </text:span>attributes to configure their behaviour<text:span text:style-name="T357"> for extracting the value(s) for the defined attribute(s) from the file name. </text:span></text:p>
      <text:list xml:id="list1432719592" text:style-name="L17">
        <text:list-item>
          <text:p text:style-name="P422"><text:span text:style-name="T357">“</text:span><text:span text:style-name="T54">attribute_names_from_filename</text:span><text:span text:style-name="T338">” <text:s/>- when added to a partnership it must contain a list of comma separated attribute names</text:span></text:p>
        </text:list-item>
        <text:list-item>
          <text:p text:style-name="P423"><text:span text:style-name="T338">“</text:span><text:span text:style-name="T54">attribute_</text:span><text:span text:style-name="T66">valu</text:span><text:span text:style-name="T54">es_regex_on_filename</text:span><text:span text:style-name="T338">” - defines the regular expression </text:span></text:p>
        </text:list-item>
      </text:list>
      <text:p text:style-name="P224">The extracted name/value pairs can then be referenced in config using the format:</text:p>
      <text:p text:style-name="P314">$attributes.&lt;attribute name&gt;$</text:p>
      <text:p text:style-name="P314"/>
      <text:p text:style-name="P219">Regular expression<text:span text:style-name="T357">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text:soft-page-break/>examples but there are many sites that provide regular expression tutorials if you need a complicated <text:span text:style-name="T359">solution.</text:span></text:p>
      <text:p text:style-name="P311"/>
      <text:p text:style-name="P220">An example for a regular expression mode configuration is shown below:</text:p>
      <text:p text:style-name="P302"><text:span text:style-name="T255">&lt;</text:span><text:span text:style-name="T269">attribute</text:span><text:span text:style-name="T215"> </text:span><text:span text:style-name="T219">name</text:span><text:span text:style-name="T235">=</text:span><text:span text:style-name="T167">"attribute_names_from_filename"</text:span><text:span text:style-name="T215"> </text:span><text:span text:style-name="T219">value</text:span><text:span text:style-name="T235">=</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5">/&gt;</text:span></text:p>
      <text:p text:style-name="P217"><text:span text:style-name="T235"><text:s text:c="8"/></text:span><text:span text:style-name="T255">&lt;</text:span><text:span text:style-name="T269">attribute</text:span><text:span text:style-name="T215"> </text:span><text:span text:style-name="T219">name</text:span><text:span text:style-name="T235">=</text:span><text:span text:style-name="T167">"attribute_</text:span><text:span text:style-name="T173">value</text:span><text:span text:style-name="T167">s_regex_on_filename"</text:span><text:span text:style-name="T215"> </text:span><text:span text:style-name="T219">value</text:span><text:span text:style-name="T235">=</text:span><text:span text:style-name="T167">"([^-]*)-([^.]*).</text:span><text:span text:style-name="T171">csv</text:span><text:span text:style-name="T167">"</text:span><text:span text:style-name="T255">/&gt;</text:span></text:p>
      <text:p text:style-name="P223"><text:span text:style-name="T339">Using this configuration, given a file name </text:span><text:span text:style-name="T53">ABC-123-INVOICES.csv</text:span><text:span text:style-name="T339"> there would be 2 attributes added as:</text:span></text:p>
      <text:p text:style-name="P306">X-attribute1 <text:s text:c="2"/>value ABC<text:line-break/>Y-attribute2 <text:s text:c="2"/>value 123-INVOICES</text:p>
      <text:p text:style-name="P305"/>
      <text:p text:style-name="P222">If the file name was <text:span text:style-name="T260">ABC-123-</text:span><text:span text:style-name="T261">H4FT_</text:span><text:span text:style-name="T260">INVOICES.csv </text:span><text:span text:style-name="T338">the</text:span>re would be 2 attributes added as:</text:p>
      <text:p text:style-name="P306">X-attribute1 <text:s text:c="2"/>value ABC<text:line-break/>Y-attribute2 <text:s text:c="2"/>value 123—<text:span text:style-name="T340">HFT_</text:span>INVOICES</text:p>
      <text:p text:style-name="P221">If the file name was <text:span text:style-name="T260">ABC-123-</text:span><text:span text:style-name="T261">H4FT_</text:span><text:span text:style-name="T260">INVOICES.</text:span><text:span text:style-name="T262">txt </text:span><text:span text:style-name="T338">or </text:span><text:span text:style-name="T260">AB</text:span><text:span text:style-name="T262">C_123.csv</text:span><text:span text:style-name="T338"> the system would throw an error since there would be no match.</text:span></text:p>
      <text:p text:style-name="P311"/>
      <text:p text:style-name="P220">Another example for a regular expression mode configuration is shown below:</text:p>
      <text:p text:style-name="P302"><text:span text:style-name="T255">&lt;</text:span><text:span text:style-name="T269">attribute</text:span><text:span text:style-name="T215"> </text:span><text:span text:style-name="T219">name</text:span><text:span text:style-name="T235">=</text:span><text:span text:style-name="T167">"attribute_names_from_filename"</text:span><text:span text:style-name="T215"> </text:span><text:span text:style-name="T219">value</text:span><text:span text:style-name="T235">=</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55">/&gt;</text:span></text:p>
      <text:p text:style-name="P217"><text:span text:style-name="T235"><text:s text:c="8"/></text:span><text:span text:style-name="T255">&lt;</text:span><text:span text:style-name="T269">attribute</text:span><text:span text:style-name="T215"> </text:span><text:span text:style-name="T219">name</text:span><text:span text:style-name="T235">=</text:span><text:span text:style-name="T167">"attribute_</text:span><text:span text:style-name="T173">valu</text:span><text:span text:style-name="T167">es_regex_on_filename"</text:span><text:span text:style-name="T215"> </text:span><text:span text:style-name="T219">value</text:span><text:span text:style-name="T235">=</text:span><text:span text:style-name="T167">"([^-]*)-([^.]*).</text:span><text:span text:style-name="T171">csv</text:span><text:span text:style-name="T167">"</text:span><text:span text:style-name="T255">/&gt;</text:span></text:p>
      <text:p text:style-name="P223"><text:span text:style-name="T339">Using this configuration, given a file name </text:span><text:span text:style-name="T53">ABC-123-INVOICES.csv</text:span><text:span text:style-name="T339"> there would be 2 attributes added as:</text:span></text:p>
      <text:p text:style-name="P306">X-attribute1 <text:s text:c="2"/>value ABC<text:line-break/>Y-attribute2 <text:s text:c="2"/>value 123-INVOICES</text:p>
      <text:p text:style-name="P313"/>
      <text:p text:style-name="P225">The above attributes could be referenced in config to set a more dynamic subject using something like this:</text:p>
      <text:p text:style-name="P218"><text:span text:style-name="T235"><text:s text:c="8"/></text:span><text:span text:style-name="T255">&lt;</text:span><text:span text:style-name="T269">attribute</text:span><text:span text:style-name="T215"> </text:span><text:span text:style-name="T219">name</text:span><text:span text:style-name="T235">=</text:span><text:span text:style-name="T167">"</text:span><text:span text:style-name="T172">subject</text:span><text:span text:style-name="T167">"</text:span><text:span text:style-name="T215"> </text:span><text:span text:style-name="T219">value</text:span><text:span text:style-name="T235">=</text:span><text:span text:style-name="T167">"</text:span><text:span text:style-name="T172">Target product: $attributes.X-attribute1$ Sequence Count: $attributes.Y-attribute2$</text:span><text:span text:style-name="T167">"</text:span><text:span text:style-name="T255">/&gt;</text:span></text:p>
      <text:p text:style-name="P225">This would produce a subject looking like this:</text:p>
      <text:p text:style-name="P225"><text:s/><text:span text:style-name="T163">Target product: ABC Sequence Count: 123-INVOICES</text:span></text:p>
      <text:h text:style-name="Heading_20_1" text:outline-level="1"><text:bookmark-start text:name="__RefHeading__857_428440488"/>Certificate Configuration<text:bookmark-end text:name="__RefHeading__857_428440488"/></text:h>
      <text:p text:style-name="P160">The first step is to set up your own private certificates so that you can accept inbound messages and an associated public certificate that your partner will use to encrypt and sign the message they send to you <text:span text:style-name="T472">and for any MDN responses that your partner returns as a result of sending them a message</text:span>.</text:p>
      <text:p text:style-name="P160">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6">The “<text:span text:style-name="T60">certificates</text:span>” element in the application configuration file <text:span text:style-name="T479">(</text:span>described in section <text:bookmark-ref text:reference-format="text" text:ref-name="__RefHeading__849_428440488">Application Configuration</text:bookmark-ref><text:s/>above<text:span text:style-name="T479">) causes the certificates stored in the keystore pointed to by the “</text:span><text:span text:style-name="T61">filename</text:span><text:span text:style-name="T479">” attribute to be loaded by the application</text:span>. The default <text:span text:style-name="T479">entry in the application configuration file </text:span>for this element is as below:</text:p>
      <text:p text:style-name="P232"><text:span text:style-name="T239"><text:tab/></text:span><text:span text:style-name="T258">&lt;</text:span><text:span text:style-name="T271">certificates</text:span><text:span text:style-name="T217"> </text:span><text:span text:style-name="T220">classname</text:span><text:span text:style-name="T236">=</text:span><text:span text:style-name="T151">"org.openas2.cert.PKCS12CertificateFactory"</text:span></text:p>
      <text:p text:style-name="P226"><text:span text:style-name="T217"><text:tab/><text:tab/></text:span><text:span text:style-name="T220">filename</text:span><text:span text:style-name="T236">=</text:span><text:span text:style-name="T151">"%home%/as2_certs.p12"</text:span></text:p>
      <text:p text:style-name="P226"><text:span text:style-name="T217"><text:tab/><text:tab/></text:span><text:span text:style-name="T220">password</text:span><text:span text:style-name="T236">=</text:span><text:span text:style-name="T151">"testas2"</text:span></text:p>
      <text:p text:style-name="P226"><text:span text:style-name="T217"><text:tab/><text:tab/></text:span><text:span text:style-name="T220">interval</text:span><text:span text:style-name="T236">=</text:span><text:span text:style-name="T151">"300"</text:span><text:span text:style-name="T258">/&gt;</text:span></text:p>
      <text:p text:style-name="P7"/>
      <text:p text:style-name="P29"><text:soft-page-break/>The “<text:span text:style-name="T45">password</text:span>” attribute specifies the password to open the keystore.</text:p>
      <text:p text:style-name="P27"><text:span text:style-name="T479">The “</text:span><text:span text:style-name="T61">interval</text:span><text:span text:style-name="T479">” attribute specifies the number of seconds between each check for a changed certificate file. If a change of the certificate file is detected, the certificate file will be automatically reloaded.</text:span></text:p>
      <text:p text:style-name="P28"/>
      <text:p text:style-name="P167"><text:span text:style-name="T343">The application supports certificate management via the command interface but the functionality is limited and you will need to use 3</text:span><text:span text:style-name="T196">rd</text:span><text:span text:style-name="T343"> party tools for creating and manipulating certificates to a format that can be used in the OpenAS2 command interface. </text:span></text:p>
      <text:p text:style-name="P167">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65" text:outline-level="2"><text:bookmark-start text:name="__RefHeading___Toc23765_2542679005"/>Possible Issues With Older Certificates<text:bookmark-end text:name="__RefHeading___Toc23765_2542679005"/></text:h>
      <text:p text:style-name="P203">With the latest version of cryptographic libraries it is possible that importing older certificates will cause a failure relating to certificates with something like this in the error:</text:p>
      <text:p text:style-name="P278">Caused by: java.lang.IllegalArgumentException: invalid info structure in RSA public key </text:p>
      <text:p text:style-name="P203">See this discussion for more information: <text:a xlink:type="simple" xlink:href="https://github.com/OpenAS2/OpenAs2App/issues/98" text:style-name="Internet_20_link" text:visited-style-name="Visited_20_Internet_20_Link">https://github.com/OpenAS2/OpenAs2App/issues/98</text:a></text:p>
      <text:p text:style-name="P203">To solve this problem if you have to use an older certificate, add the following option to the startup script (in the latest scripts it is in the file but commented out):</text:p>
      <text:p text:style-name="P294"><text:span text:style-name="Source_20_Text">-Dorg.bouncycastle.asn1.allow_unsafe_integer=true</text:span> </text:p>
      <text:h text:style-name="P366" text:outline-level="2"><text:bookmark-start text:name="__RefHeading___Toc20317_1139753342"/>My Certificates<text:bookmark-end text:name="__RefHeading___Toc20317_1139753342"/></text:h>
      <text:p text:style-name="P161">You can have multiple certificates per trading partner (each partner is sent a unique <text:span text:style-name="T476">certificate</text:span> and there is a matching private key for each <text:span text:style-name="T476">certificate</text:span> <text:span text:style-name="T473">in your keystore</text:span>). <text:span text:style-name="T480">Alternatively you can</text:span> have a single certificate for all trading partners (all partners are sent the same <text:span text:style-name="T476">certificate</text:span> and there is only one private key in your keystore to match). <text:span text:style-name="T480">For increased security it is highly recommended you use multiple certificates.</text:span></text:p>
      <text:p text:style-name="P168">Your own certificate(s) will always be imported from a keystore that contains both the private key and the certificate.</text:p>
      <text:p text:style-name="P128">NOTE: SHA1 certificates are no longer supported and are rapidly being phased out so you should use SHA256 for all partners that do support SHA256 certificates.</text:p>
      <text:h text:style-name="P539" text:outline-level="3"><text:bookmark-start text:name="__RefHeading___Toc5135_44288151"/>Creating <text:span text:style-name="T476">Certificates And Importing Into OpenAS2 Keystore</text:span><text:bookmark-end text:name="__RefHeading___Toc5135_44288151"/></text:h>
      <text:p text:style-name="P172">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74">signed certificates</text:span> for each of your trading partners.</text:p>
      <text:p text:style-name="Text_20_body">The certificates must be stored with the matching alias as specified in the partner definition of each partner in the partnership.xml file. </text:p>
      <text:p text:style-name="P165">The <text:span text:style-name="T393">OpenAS2 command processor (or remote OpenAS2 app) </text:span>import command for a <text:span text:style-name="T476">certificates </text:span><text:soft-page-break/><text:span text:style-name="T476">contained in a</text:span> PKCS12 keystore would be in this format:</text:p>
      <text:p text:style-name="P286">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3"><text:span text:style-name="T344">The following steps will create an X509 self signed certificate using OpenSSL</text:span>:</text:p>
      <text:p text:style-name="P287"><text:span text:style-name="T346">openssl req -x509 -newkey rsa:4096 -keyout priv.key -out selfcert.crt -days </text:span><text:span text:style-name="T347">3650 </text:span><text:span text:style-name="T348">-sha256</text:span></text:p>
      <text:p text:style-name="P170"><text:span text:style-name="T475">To import the public certificate and private key</text:span> you create <text:span text:style-name="T475">a temporary</text:span> PKCS12 key store <text:span text:style-name="T477">that will be used to import the public/private key pair</text:span>:</text:p>
      <text:p text:style-name="P288">openssl pkcs12 -export -in selfcert.crt -inkey priv.key -out certs.p12 -name my_new_alias</text:p>
      <text:p text:style-name="P166"><text:span text:style-name="T344">The file named</text:span><text:span text:style-name="T347"> certs.p12</text:span><text:span text:style-name="T349"> </text:span><text:span text:style-name="T350">is now a </text:span><text:span text:style-name="T344">PKCS12 keystore containing the private key and the certificate and can be imported into the OpenAS2 keystore via the command interface using a command like this:</text:span></text:p>
      <text:p text:style-name="P285">c<text:span text:style-name="T45">ert import </text:span><text:span text:style-name="T59">my_new_alias</text:span><text:span text:style-name="T15"> </text:span><text:span text:style-name="T39">certs.p12</text:span><text:span text:style-name="T15"> &lt;keystore password&gt;</text:span></text:p>
      <text:p text:style-name="P173">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6"><text:span text:style-name="T476">NOTE: </text:span>It is important to use ".p12" <text:span text:style-name="T476">as the </text:span>extension when importing certificates from a PKCS12 keystore as the import<text:span text:style-name="T345">er</text:span> requires <text:span text:style-name="T344">the “.p12”</text:span> extension to detect that you are not importing a certificate directly but rather the certificates in a PKCS12 keystore.</text:p>
      <text:h text:style-name="P540" text:outline-level="3"><text:bookmark-start text:name="__RefHeading___Toc20319_1139753342"/>Creating Public Certificate For Sending To Partner<text:bookmark-end text:name="__RefHeading___Toc20319_1139753342"/></text:h>
      <text:p text:style-name="P171"><text:span text:style-name="T478">Most systems will support a </text:span>base64 (ASCII) encoded <text:span text:style-name="T478">PEM format. If your partner needs a different format there are numerous methods to convert certificates to other formats including using openssl but that is not covered in this document.</text:span></text:p>
      <text:p text:style-name="P169">You can create the certificate using this command against the keystore that contains the private key and certificate that you want create it from:</text:p>
      <text:p text:style-name="P289">openssl pkcs12 <text:s/>-clcerts -nokeys -out &lt;output file&gt; -in &lt;keystore file&gt;</text:p>
      <text:p text:style-name="P248"><text:span text:style-name="T351">This </text:span><text:span text:style-name="T352">should</text:span><text:span text:style-name="T351"> be run against the temporary keystore when creating the private key and certificate in the section above </text:span><text:span text:style-name="T352">as it will create a PEM file containng only that specific certificate.</text:span></text:p>
      <text:p text:style-name="P248"><text:span text:style-name="T352">You can run it against </text:span><text:span text:style-name="T351">the keystore as configured in the OpenAS2 application </text:span><text:span text:style-name="T352">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8">In the case where you need to support multiple certificates such as when one partner needs SHA1 and another needs SHA256 or when you want to set up different certificates per partner, follow these steps below.</text:p>
      <text:p text:style-name="P131">The key to supporting multiple certificates is ensuring you use a separate <text:span text:style-name="T15">as2_id</text:span> and <text:span text:style-name="T15">x509_alias</text:span> attribute.</text:p>
      <text:p text:style-name="P128"><text:soft-page-break/>In the partnership.xml you would add another partner element <text:span text:style-name="T393">pointing to a different certificate</text:span>.</text:p>
      <text:p text:style-name="Text_20_body"><text:span text:style-name="T392">If for</text:span> example <text:span text:style-name="T393">you have a &lt;partner&gt; element definition for your company as below</text:span>:</text:p>
      <text:p text:style-name="P352">&lt;<text:span text:style-name="T462">partner</text:span> <text:span text:style-name="T465">name</text:span>="<text:span text:style-name="T15">MyCompany</text:span>" <text:span text:style-name="T465">as2_id</text:span>="<text:span text:style-name="T15">MyCompany</text:span><text:span text:style-name="T32">_OID</text:span>" <text:span text:style-name="T465">x509_alias</text:span>="<text:span text:style-name="T15">MyCompany</text:span><text:span text:style-name="T32">Cert</text:span>" <text:span text:style-name="T465">email</text:span>="me@MyCompany.com"/&gt;</text:p>
      <text:p text:style-name="P129"><text:span text:style-name="T392">For each additional certificate you support, y</text:span>ou then add another <text:span text:style-name="T392">&lt;partner&gt; element. If for instance you have SHA1 already deployed and working with existing partners and you create a SHA256 certificate to support a new partner, you add a new &lt;partner&gt; element </text:span>something like this:</text:p>
      <text:p text:style-name="P352">&lt;<text:span text:style-name="T462">partner</text:span> <text:span text:style-name="T465">name</text:span>="<text:span text:style-name="T15">MyCompany256</text:span>" <text:span text:style-name="T465">as2_id</text:span>="<text:span text:style-name="T15">MyCompany2_</text:span><text:span text:style-name="T32">OID</text:span>" <text:span text:style-name="T465">x509_alias</text:span>="<text:span text:style-name="T15">MyCompany</text:span><text:span text:style-name="T32">Cert</text:span><text:span text:style-name="T15">256</text:span>" <text:span text:style-name="T465">email</text:span>="me@MyCompany.com"/&gt;</text:p>
      <text:p text:style-name="P130"><text:span text:style-name="T395">I</text:span>n your partnership definition for the partners using the SHA256 certificate you set the "<text:span text:style-name="T15">sender</text:span>" <text:span text:style-name="T396">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96">as shown in the snippet below</text:span>.</text:p>
      <text:p text:style-name="P12"><text:s text:c="3"/>&lt;<text:span text:style-name="T462">partnership</text:span> <text:span text:style-name="T465">name</text:span>="<text:span text:style-name="T396">MyCompany256</text:span>-to-<text:span text:style-name="T396">MyPartner256</text:span>"&gt;</text:p>
      <text:p text:style-name="P13"><text:s text:c="8"/>&lt;<text:span text:style-name="T462">sender</text:span> <text:span text:style-name="T465">name</text:span>="<text:span text:style-name="T33">MyCompany256</text:span>"/&gt;</text:p>
      <text:p text:style-name="P13"><text:s text:c="8"/>&lt;<text:span text:style-name="T462">receiver</text:span> <text:span text:style-name="T465">name</text:span>="<text:span text:style-name="T396">MyPartner256</text:span>"/&gt;</text:p>
      <text:p text:style-name="P12"><text:s text:c="8"/>&lt;<text:span text:style-name="T462">attribute</text:span> <text:span text:style-name="T465">name</text:span>="protocol" <text:span text:style-name="T465">value</text:span>="as2"/&gt;</text:p>
      <text:p text:style-name="P12"><text:s text:c="8"/>...</text:p>
      <text:p text:style-name="P12"><text:s text:c="4"/>&lt;/<text:span text:style-name="T462">partnership</text:span>&gt;</text:p>
      <text:p text:style-name="Text_20_body"/>
      <text:p text:style-name="Text_20_body"><text:span text:style-name="T395">I</text:span>mport the <text:span text:style-name="T395">new</text:span> certificate into the existing p12 keystore using <text:span text:style-name="T393">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94">matching public key </text:span>for the <text:span text:style-name="T394">new </text:span>certificate along with the as2_id "<text:span text:style-name="T15">MyCompany2</text:span><text:span text:style-name="T32">56_OID</text:span>" that they will need to use so you can differentiate your target <text:span text:style-name="T394">definition in the partnership file </text:span>containing the SHA1 <text:span text:style-name="T394">certificate</text:span> from the SHA256 certificate. <text:s/><text:span text:style-name="T395">See the previous section for importing certificates into your existing keystore.</text:span></text:p>
      <text:h text:style-name="P367" text:outline-level="2"><text:bookmark-start text:name="__RefHeading___Toc20321_1139753342"/>Partner Certificates<text:bookmark-end text:name="__RefHeading___Toc20321_1139753342"/></text:h>
      <text:p text:style-name="P162">The <text:span text:style-name="T474">certificate(s)</text:span> that you will obtain from your partner(s) will need to be imported into the keystore you have created for your own certificate. The <text:span text:style-name="T474">partner certificates</text:span> must be imported with unique aliases so that they can be uniquely referenced from the partnership configuration <text:span text:style-name="T474">in the same way described in the section above for your own certificates</text:span>.</text:p>
      <text:p text:style-name="P162">As per the section above dealing with your own certificates, you can either use the OpenAS2 command interface or a 3<text:span text:style-name="T194">rd</text:span> party tool to import partner public keys into the keystore.</text:p>
      <text:p text:style-name="P164">The <text:span text:style-name="T393">OpenAS2 command processor (or remote OpenAS2 app) </text:span>import command for <text:span text:style-name="T473">importing your partners certificate would be in this form</text:span>:</text:p>
      <text:p text:style-name="P164">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3">Loggers are configured in the config.xml file using the “loggers” element.</text:p>
      <text:h text:style-name="P368" text:outline-level="2"><text:bookmark-start text:name="__RefHeading___Toc6577_251630543"/><text:soft-page-break/>Log Output Targets<text:bookmark-end text:name="__RefHeading___Toc6577_251630543"/></text:h>
      <text:p text:style-name="P90">The logging output can be directed to to multiple destinations including:</text:p>
      <text:list xml:id="list2422276139" text:style-name="L18">
        <text:list-item>
          <text:p text:style-name="P389">System console</text:p>
        </text:list-item>
        <text:list-item>
          <text:p text:style-name="P389"><text:span text:style-name="T448">File system</text:span> log files</text:p>
        </text:list-item>
        <text:list-item>
          <text:p text:style-name="P389">Email – log messages are emailed to a configured email address.</text:p>
        </text:list-item>
        <text:list-item>
          <text:p text:style-name="P389">Socket – log messages are writ<text:span text:style-name="T446">t</text:span>en to a socket supporting remote logging</text:p>
        </text:list-item>
        <text:list-item>
          <text:p text:style-name="P389">Sentry – support for the Sentry <text:span text:style-name="T449">logger that provides logging management for exceptions</text:span></text:p>
          <text:p text:style-name="P389"/>
        </text:list-item>
      </text:list>
      <text:p text:style-name="P153">By default the OpenAS2 system deploys with the console and file system loggers enabled.</text:p>
      <text:p text:style-name="P90">All log classes can be overridden or custom logger classes can be coded and included via configuration <text:span text:style-name="T449">to support custom logging applications or SaaS log management systems.</text:span></text:p>
      <text:h text:style-name="P541" text:outline-level="3"><text:bookmark-start text:name="__RefHeading___Toc6579_251630543"/>Console Logger<text:bookmark-end text:name="__RefHeading___Toc6579_251630543"/></text:h>
      <text:p text:style-name="P154">The console logger simply logs to the shell/command window that the server is started in or if not started from a shell/command window then it logs to whatever System.out is connected to. The console logger is configured <text:span text:style-name="T451">using this entry in the &lt;loggers&gt; element:</text:span></text:p>
      <text:p text:style-name="P22"><text:span text:style-name="T259">&lt;</text:span><text:span text:style-name="T272">logger</text:span><text:span text:style-name="T218"> </text:span><text:span text:style-name="T222">classname</text:span><text:span text:style-name="T238">=</text:span><text:span text:style-name="T154">"org.openas2.logging.</text:span><text:span text:style-name="T151">Console</text:span><text:span text:style-name="T154">Logger"</text:span> <text:span text:style-name="T272">/</text:span><text:span text:style-name="T271">&gt;</text:span></text:p>
      <text:h text:style-name="P542" text:outline-level="3"><text:bookmark-start text:name="__RefHeading___Toc6581_251630543"/>File Logger<text:bookmark-end text:name="__RefHeading___Toc6581_251630543"/></text:h>
      <text:p text:style-name="P155">The file logger will log to a file on a file system. The file system can be a netwrok file share as long as it has write permissions. The file system directory and <text:s/>file name are configured in the “filename” attribute. <text:span text:style-name="T450">The </text:span>file<text:span text:style-name="T450"> logger is configured using this entry in the &lt;loggers&gt; element:</text:span></text:p>
      <text:p text:style-name="P23"><text:span text:style-name="T259">&lt;</text:span><text:span text:style-name="T272">logger</text:span><text:span text:style-name="T218"> </text:span><text:span text:style-name="T222">classname</text:span><text:span text:style-name="T238">=</text:span><text:span text:style-name="T154">"org.openas2.logging.</text:span><text:span text:style-name="T155">File</text:span><text:span text:style-name="T154">Logger"</text:span> </text:p>
      <text:p text:style-name="P23"><text:span text:style-name="T272"><text:s text:c="8"/></text:span><text:span text:style-name="T223">filen</text:span><text:span text:style-name="T222">ame</text:span><text:span text:style-name="T238">=</text:span><text:span text:style-name="T154">"</text:span><text:span text:style-name="T155">%home%/../logs/log-$date.yyyyMMdd.txt</text:span><text:span text:style-name="T154">"</text:span><text:span text:style-name="T272"> /</text:span><text:span text:style-name="T271">&gt;</text:span></text:p>
      <text:p text:style-name="P155"/>
      <text:h text:style-name="P543" text:outline-level="3"><text:bookmark-start text:name="__RefHeading___Toc6583_251630543"/>Email Logger<text:bookmark-end text:name="__RefHeading___Toc6583_251630543"/></text:h>
      <text:p text:style-name="P18">The email logger uses the javax mail API <text:span text:style-name="T324">to send ERROR level log messages – all log entries below ERROR level are ignored</text:span>. Some of the basic email configuration parameters are supported via config in the config.properties file as indicated in the appendix. The <text:span text:style-name="T320">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20"> attribute on the email logger element.</text:span></text:p>
      <text:p text:style-name="P18"/>
      <text:p text:style-name="P16">The configuration values can overwrite each other depending on the source of the configurtion value. The order of priority is as follows:</text:p>
      <text:list xml:id="list4188727948" text:style-name="L19">
        <text:list-item>
          <text:p text:style-name="P391">values set in the logger element attributes </text:p>
        </text:list-item>
        <text:list-item>
          <text:p text:style-name="P390"><text:span text:style-name="T325">entries in the file identified by </text:span><text:span text:style-name="T25">javax.mail.properties.file</text:span><text:span text:style-name="T320"> </text:span></text:p>
        </text:list-item>
        <text:list-item>
          <text:p text:style-name="P391">entries using system properties</text:p>
        </text:list-item>
      </text:list>
      <text:p text:style-name="P18"/>
      <text:p text:style-name="P19">For example, to pass the port for connection you <text:span text:style-name="T324">c</text:span>ould add this to the command line: -Dmail.smtp.port=529</text:p>
      <text:p text:style-name="P19"/>
      <text:p text:style-name="P20">To point to a properties file containing all the relevant information you would add something like this:</text:p>
      <text:p text:style-name="P15"><text:span text:style-name="T238"><text:tab/></text:span><text:span text:style-name="T259">&lt;</text:span><text:span text:style-name="T272">logger</text:span><text:span text:style-name="T218"> </text:span><text:span text:style-name="T222">classname</text:span><text:span text:style-name="T238">=</text:span><text:span text:style-name="T154">"org.openas2.logging.EmailLogger"</text:span></text:p>
      <text:p text:style-name="P227"><text:soft-page-break/><text:span text:style-name="T217"><text:tab/><text:tab/><text:tab/></text:span><text:span text:style-name="T220">javax.mail.properties.file</text:span><text:span text:style-name="T236">=</text:span><text:span text:style-name="T151">"%home%/java.mail.properties"</text:span></text:p>
      <text:p text:style-name="P20"><text:span text:style-name="T217"><text:tab/><text:tab/><text:tab/></text:span><text:span text:style-name="T220">from</text:span><text:span text:style-name="T236">=</text:span><text:span text:style-name="T151">"openas2"</text:span></text:p>
      <text:p text:style-name="P20"><text:span text:style-name="T218"><text:tab/><text:tab/><text:tab/></text:span><text:span text:style-name="T154">…</text:span></text:p>
      <text:h text:style-name="P542" text:outline-level="3"><text:bookmark-start text:name="__RefHeading___Toc6585_251630543"/>Socket Logger<text:bookmark-end text:name="__RefHeading___Toc6585_251630543"/></text:h>
      <text:p text:style-name="P155">This logger writes to a socket with connection parameters as specified in the attribues for this logger:</text:p>
      <text:p text:style-name="P317"><text:span text:style-name="T259">&lt;</text:span><text:span text:style-name="T272">logger</text:span><text:span text:style-name="T218"> </text:span><text:span text:style-name="T222">classname</text:span><text:span text:style-name="T238">=</text:span><text:span text:style-name="T154">"org.openas2.logging.</text:span><text:span text:style-name="T155">Socket</text:span><text:span text:style-name="T154">Logger"</text:span></text:p>
      <text:p text:style-name="P228"><text:span text:style-name="T217"><text:tab/><text:tab/><text:tab/></text:span><text:span text:style-name="T224">ipaddr</text:span><text:span text:style-name="T236">=</text:span><text:span text:style-name="T151">"</text:span><text:span text:style-name="T156">127.0.0.1</text:span><text:span text:style-name="T151">"</text:span></text:p>
      <text:p text:style-name="P229"><text:span text:style-name="T217"><text:tab/><text:tab/><text:tab/></text:span><text:span text:style-name="T224">portid</text:span><text:span text:style-name="T236">=</text:span><text:span text:style-name="T151">"</text:span><text:span text:style-name="T156">12345</text:span><text:span text:style-name="T151">" </text:span><text:span text:style-name="T273">/</text:span><text:span text:style-name="T274">&gt;</text:span></text:p>
      <text:p text:style-name="P231"/>
      <text:h text:style-name="P542"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18"><text:span text:style-name="T259">&lt;</text:span><text:span text:style-name="T272">logger</text:span><text:span text:style-name="T218"> </text:span><text:span text:style-name="T222">classname</text:span><text:span text:style-name="T238">=</text:span><text:span text:style-name="T154">"org.openas2.logging.</text:span><text:span text:style-name="T155">S</text:span><text:span text:style-name="T157">entry</text:span><text:span text:style-name="T154">Logger"</text:span></text:p>
      <text:p text:style-name="P230"><text:span text:style-name="T217"><text:tab/><text:tab/><text:tab/></text:span><text:span text:style-name="T225">dsn</text:span><text:span text:style-name="T236">=</text:span><text:span text:style-name="T151">"</text:span><text:span text:style-name="T157">SENTRY DSN</text:span><text:span text:style-name="T151">" </text:span><text:span text:style-name="T273">/</text:span><text:span text:style-name="T274">&gt;</text:span></text:p>
      <text:p text:style-name="P21"><text:s/></text:p>
      <text:h text:style-name="Heading_20_2" text:outline-level="2"><text:bookmark-start text:name="__RefHeading___Toc5957_192589941"/><text:span text:style-name="T319">Log Level </text:span>Configuration<text:bookmark-end text:name="__RefHeading___Toc5957_192589941"/></text:h>
      <text:p text:style-name="P3"><text:span text:style-name="T149">The logging system supports the use of either or both the </text:span><text:span text:style-name="T17">commons-logging.properties</text:span><text:span text:style-name="T149"> file or a file named </text:span><text:span text:style-name="T17">openas2log.properties</text:span><text:span text:style-name="T149"> to control the logging level. Properties in openas2log.properties will override commons-logging.properties entries. There is a commons-logging.properties file in the </text:span><text:span text:style-name="T17">bin</text:span><text:span text:style-name="T149">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71">This means that</text:span> if you are invoking the batch script from a folder other than the folder the batch script is in then it will not "see" the commons-logging.properties file in the bin folder. <text:span text:style-name="T471">The solution is to</text:span> set <text:span text:style-name="T471">the</text:span> classpath to point to the bin folder (-cp ${binDir}/:${binDir}/../lib/*) or move the commons-logging.properties file to the folder you are invoking the script from.</text:p>
      <text:p text:style-name="P3"/>
      <text:p text:style-name="P3"/>
      <text:p text:style-name="P3"><text:span text:style-name="T149">The properties in the </text:span><text:span text:style-name="T17">openas2log.properties</text:span><text:span text:style-name="T149"> file should be prefixed by “</text:span><text:span text:style-name="T150">org.openas2.logging.</text:span><text:span text:style-name="T149">”</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97">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369" text:outline-level="2"><text:bookmark-start text:name="__RefHeading___Toc6201_251630543"/><text:span text:style-name="T452">Log </text:span>Date Format Configuration<text:bookmark-end text:name="__RefHeading___Toc6201_251630543"/></text:h>
      <text:p text:style-name="P152">The default format for the timestamp prefixed to all log entries is the international standard <text:soft-page-break/>including millisecond precision as of version 2.3.1 (yyyy-MM-dd HH:mm:ss.SSS).</text:p>
      <text:p text:style-name="P152">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3"><text:span text:style-name="T310">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1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311">“ header in an outbound message, the “</text:span><text:span text:style-name="T49">as2_mdn_to</text:span><text:span text:style-name="T311">” attribute must be set on the partnership.</text:span></text:p>
      <text:p text:style-name="P88"><text:span text:style-name="T315">The other attribute that must be set is the “</text:span><text:span text:style-name="T51">as2_mdn_options”</text:span><text:span text:style-name="T315">. This defines the encryption algorithm and other MDN settings as specified by the AS2 protocol and the value entered for this attribute will be sent in the “</text:span><text:span text:style-name="T49">Disposition-Notification-Options</text:span>” header of the AS2 message<text:span text:style-name="T315">. Generally changing the encryption algorithm to suit the trading partner should be sufficient on this attribute.</text:span></text:p>
      <text:h text:style-name="Heading_20_2" text:outline-level="2"><text:bookmark-start text:name="__RefHeading__2691_807116821"/><text:span text:style-name="T309">Asynchronous</text:span> MDN Re<text:span text:style-name="T309">ceiver</text:span> Configuration<text:bookmark-end text:name="__RefHeading__2691_807116821"/></text:h>
      <text:p text:style-name="P89">In order to specify an asynchronous MDN response from a partner requires setting the following attribute <text:span text:style-name="T313">on the partnership element </text:span>in the <text:span text:style-name="T312">partnership configuration:</text:span></text:p>
      <text:list xml:id="list2702380104" text:style-name="L20">
        <text:list-item>
          <text:p text:style-name="P424"><text:span text:style-name="T50">as2_receipt_option</text:span><text:span text:style-name="T312">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1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12">http://localhost:10081</text:span></text:a></text:p>
        </text:list-item>
      </text:list>
      <text:p text:style-name="P91"><text:span text:style-name="T310">Receiving an asynchronous MDN <text:s/>requires the “</text:span><text:span text:style-name="T22">AS2MDNReceiverModule</text:span><text:span text:style-name="T310">” <text:s/>module. This module declaration requires a port parameter in addition to the class and can be entered as a child member of the processor node in the config file as shown below:</text:span></text:p>
      <text:p text:style-name="P80">&lt;module classname="org.openas2.processor.receiver.AS2MDNReceiverModule" <text:span text:style-name="T314">port=”10081”</text:span><text:tab/>/&gt;</text:p>
      <text:p text:style-name="P292"><text:span text:style-name="T369">&lt;</text:span><text:span text:style-name="T463">module</text:span><text:span text:style-name="T369"> </text:span><text:span text:style-name="T467">classname</text:span><text:span text:style-name="T369">="</text:span><text:span text:style-name="T459">org.openas2.processor.receiver.</text:span><text:span text:style-name="T461">AS2MDNReceiver</text:span><text:span text:style-name="T459">Module</text:span><text:span text:style-name="T369">" </text:span><text:span text:style-name="T467">port</text:span><text:span text:style-name="T369">="</text:span><text:span text:style-name="T459">100</text:span><text:span text:style-name="T461">81</text:span><text:span text:style-name="T369">"/&gt;</text:span></text:p>
      <text:p text:style-name="P257">If desired you can bind the module to a specific IP address using the “address” attribute:</text:p>
      <text:p text:style-name="P292"><text:span text:style-name="T369">&lt;</text:span><text:span text:style-name="T463">module</text:span><text:span text:style-name="T369"> </text:span><text:span text:style-name="T467">classname</text:span><text:span text:style-name="T369">="</text:span><text:span text:style-name="T459">org.openas2.processor.receiver.</text:span><text:span text:style-name="T461">ASMDNREceiver</text:span><text:span text:style-name="T459">Module</text:span><text:span text:style-name="T369">" </text:span><text:span text:style-name="T468">address</text:span><text:span text:style-name="T369">="</text:span><text:span text:style-name="T459">10.</text:span><text:span text:style-name="T460">0.2.1</text:span><text:span text:style-name="T369">"/ </text:span><text:span text:style-name="T467">port</text:span><text:span text:style-name="T369">="</text:span><text:span text:style-name="T459">100</text:span><text:span text:style-name="T461">81</text:span><text:span text:style-name="T369">"/&gt;</text:span></text:p>
      <text:h text:style-name="Heading_20_2" text:outline-level="2"><text:bookmark-start text:name="__RefHeading__2693_807116821"/><text:soft-page-break/>MDN <text:span text:style-name="T314">Sender</text:span> Configuration<text:bookmark-end text:name="__RefHeading__2693_807116821"/></text:h>
      <text:p text:style-name="P84"><text:span text:style-name="T312">Sending an asynchronous or synchronous MDN <text:s/>requires the “</text:span><text:span text:style-name="T245">MDNSenderModule</text:span><text:span text:style-name="T310">” <text:s/>module. This module declaration does not require any parameters other than the class and can be entered as shown below as a child member of the processor node in the config file:</text:span></text:p>
      <text:p text:style-name="P79">&lt;module classname="org.openas2.processor.<text:span text:style-name="T316">send</text:span>er.<text:span text:style-name="T244">MDNSenderModule</text:span>"<text:tab/>/&gt;</text:p>
      <text:h text:style-name="Heading_20_1" text:outline-level="1"><text:bookmark-start text:name="__RefHeading__2695_807116821"/><text:span text:style-name="T283">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1">Configuration for inbound is in the config.xml file. The requirements for receiving AS2 files using HTTPS are:</text:p>
      <text:list xml:id="list3049849849" text:style-name="L21">
        <text:list-item>
          <text:p text:style-name="P458">JKS keystore containing the SSL certificate</text:p>
        </text:list-item>
        <text:list-item>
          <text:p text:style-name="P458">an appropriately configured As2ReceiverModule module element</text:p>
        </text:list-item>
      </text:list>
      <text:p text:style-name="P71">The key attributes that <text:span text:style-name="T283">configure HTTPS are</text:span>:</text:p>
      <text:list xml:id="list3877209120" text:style-name="L22">
        <text:list-item>
          <text:p text:style-name="P392"><text:span text:style-name="T221">protocol</text:span><text:span text:style-name="T237">=</text:span><text:span text:style-name="T152">"https"</text:span></text:p>
        </text:list-item>
        <text:list-item>
          <text:p text:style-name="P392"><text:span text:style-name="T220">ssl_keystore</text:span><text:span text:style-name="T236">=</text:span><text:span text:style-name="T151">"%home%/ssl_certs.jks"</text:span> – <text:span text:style-name="T287">points to the JKS certificate keystore</text:span></text:p>
        </text:list-item>
        <text:list-item>
          <text:p text:style-name="P392"><text:span text:style-name="T220">ssl_keystore_password</text:span><text:span text:style-name="T236">=</text:span><text:span text:style-name="T151">"</text:span><text:span text:style-name="T153">&lt;passwordforkeystorefile</text:span><text:span text:style-name="T151">"</text:span></text:p>
        </text:list-item>
        <text:list-item>
          <text:p text:style-name="P392"><text:span text:style-name="T226">ssl_protocol</text:span><text:span text:style-name="T240">=</text:span><text:span text:style-name="T159">"</text:span><text:span text:style-name="T160">TLS</text:span><text:span text:style-name="T159">"</text:span><text:span text:style-name="T214"> </text:span></text:p>
        </text:list-item>
      </text:list>
      <text:p text:style-name="P81">See the appendix for details on the attributes.</text:p>
      <text:h text:style-name="Heading_20_2" text:outline-level="2"><text:bookmark-start text:name="__RefHeading__10060_839132087"/><text:span text:style-name="T288">Out</text:span>bound Transfers<text:bookmark-end text:name="__RefHeading__10060_839132087"/></text:h>
      <text:p text:style-name="P73">The partnership <text:span text:style-name="T279">definition</text:span> for the connection URL will also have to be set to the appropriate host name.</text:p>
      <text:p text:style-name="P263">The key attributes that <text:span text:style-name="T283">configure HTTPS are</text:span>:</text:p>
      <text:list xml:id="list65013499778275" text:continue-numbering="true" text:style-name="L22">
        <text:list-item>
          <text:p text:style-name="P393">as2_url</text:p>
        </text:list-item>
        <text:list-item>
          <text:p text:style-name="P393">as2_mdn_to <text:span text:style-name="T311">(only if MDN is required)</text:span></text:p>
        </text:list-item>
      </text:list>
      <text:p text:style-name="P6"/>
      <text:p text:style-name="P82">If asynchronous MDN is in use and requires HTTPS then a <text:span text:style-name="T15">As2MDNReceiverModule</text:span> module needs to be configure<text:span text:style-name="T314">d</text:span> in the same way as for the As2ReceiverModule class above.</text:p>
      <text:p text:style-name="P76"><text:span text:style-name="T288">If the target system being connected to uses self signed certificates, the</text:span> following system property will have to be passed to the application in the java command line <text:span text:style-name="T288">with a comma separated list (no spaces before or after comma) of the “Common Name” (CN) in the self signed certificate that will be returned by the target system</text:span>:</text:p>
      <text:p text:style-name="P5">-Dorg.openas2.cert.TrustSelfSignedCN=&lt;Common.Name1&gt;,&lt;Common.Name2&gt;,…</text:p>
      <text:h text:style-name="P497" text:outline-level="1"><text:bookmark-start text:name="__RefHeading__853_428440488"/>Running OpenAS2<text:bookmark-end text:name="__RefHeading__853_428440488"/></text:h>
      <text:p text:style-name="P106">OpenAS2 can be started from the command line in any operating system that supports Java or can be configured to run as a daemon using the appropriate mechanisms for the operating system.</text:p>
      <text:p text:style-name="P106"><text:soft-page-break/>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70" text:outline-level="2"><text:bookmark-start text:name="__RefHeading___Toc4497_2145116181"/>Starting OpenAS2<text:bookmark-end text:name="__RefHeading___Toc4497_2145116181"/></text:h>
      <text:p text:style-name="P63">The default install of the application is as in the figure below <text:span text:style-name="T207">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p>
      <text:p text:style-name="P46">There are <text:span text:style-name="T204">2 </text:span>executable script files in the <text:span text:style-name="T15">bin</text:span> folder of the AS2 application <text:span text:style-name="T205">root as indicated in the screenshot above</text:span>:</text:p>
      <text:list xml:id="list2596987308" text:style-name="L23">
        <text:list-item>
          <text:p text:style-name="P425">start-openas2.sh – for UNIX based systems</text:p>
        </text:list-item>
        <text:list-item>
          <text:p text:style-name="P425">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206">It will create the following folders along with sub folders when it starts assuming no change to the default config:</text:span></text:p>
      <text:list xml:id="list3302117106" text:style-name="L24">
        <text:list-item>
          <text:p text:style-name="P492">logs – <text:span text:style-name="T206">contains the normal program logging <text:s/></text:span></text:p>
        </text:list-item>
        <text:list-item>
          <text:p text:style-name="P492">data – contains all the transferred files and any AS2 specific headers associated with AS2 transfers. <text:span text:style-name="T206">This folder will have a number of sub folders for outbound and inbound files for different partners</text:span></text:p>
        </text:list-item>
      </text:list>
      <text:p text:style-name="P62">In Microsoft Windows you <text:span text:style-name="T207">should</text:span> be able to double click the <text:span text:style-name="T207">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0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36">ba</text:span>sh” to run the script:</text:p>
      <text:p text:style-name="P108">/opt/OpenAS2:&gt;<text:span text:style-name="T436">ba</text:span>sh opensas2.sh</text:p>
      <text:p text:style-name="P108">The output in a Unix based system will be <text:span text:style-name="T353">i</text:span>dentical to that in a Windows based system.</text:p>
      <text:h text:style-name="P371" text:outline-level="2"><text:bookmark-start text:name="__RefHeading___Toc4503_2145116181"/>Command Entry<text:bookmark-end text:name="__RefHeading___Toc4503_2145116181"/></text:h>
      <text:p text:style-name="P107"><text:span text:style-name="T354">After startup of the OpenAS2 application, n</text:span>o command prompt is shown <text:span text:style-name="T354">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7"><text:s/>A <text:span text:style-name="T354">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61">Automated </text:span>Launching As <text:span text:style-name="T361">UNIX </text:span>Daemon<text:bookmark-end text:name="__RefHeading___Toc4945_29068426"/></text:h>
      <text:p text:style-name="P111">Although the application will <text:span text:style-name="T362">launch</text:span> <text:span text:style-name="T362">as a daemon without any change to the default config, it is recommended that the following configuration changes are made to reduce unnecessary processing by modules that are redundant in this mode and filling the system logs with unwanted logging:</text:span></text:p>
      <text:list xml:id="list3060346709" text:style-name="L25">
        <text:list-item>
          <text:p text:style-name="P426">Remove the console logger – remove the element in the &lt;loggers&gt; element as shown below<text:line-break/>&lt;logger classname="org.openas2.logging.ConsoleLogger"/&gt;</text:p>
        </text:list-item>
        <text:list-item>
          <text:p text:style-name="P427">Remove the <text:span text:style-name="T363">stream command processor in the &lt;commandProcessors&gt; element as shown below<text:line-break/>&lt;commandProcessor classname="org.openas2.cmd.processor.StreamCommandProcessor"/&gt;</text:span></text:p>
        </text:list-item>
      </text:list>
      <text:p text:style-name="P122"/>
      <text:h text:style-name="P544" text:outline-level="3"><text:bookmark-start text:name="__RefHeading___Toc5278_1106674864"/>INIT.D Service<text:bookmark-end text:name="__RefHeading___Toc5278_1106674864"/></text:h>
      <text:p text:style-name="P112"><text:span text:style-name="T388">A sample</text:span> “openas2.d” <text:span text:style-name="T388">is provided </text:span>in the bin directory <text:span text:style-name="T389">of the install package. It </text:span>provides support for starting and stopping the OpenAS2 application as a daemon <text:span text:style-name="T388">using the init.d mechanism</text:span>. <text:span text:style-name="T363">Use the appropriate tool for the NIX operating system you are using to install the script in the /etc/init.d folder and create the soft links to launch the OpenAS2 application when the system starts.</text:span></text:p>
      <text:p text:style-name="P127">First modify the <text:span text:style-name="T15">openas2.d</text:span> file to reflect the path where you have installed OpenAS2 then follow one of the options below.</text:p>
      <text:p text:style-name="P125"><text:soft-page-break/>On Redhat based systems <text:span text:style-name="T388">as root</text:span>:</text:p>
      <text:p text:style-name="P321"><text:span text:style-name="Source_20_Text"><text:span text:style-name="T387">$ cp &lt;srcDir&gt;/bin/openas2.d /etc/init.d/</text:span></text:span></text:p>
      <text:p text:style-name="P321"><text:span text:style-name="Source_20_Text"><text:span text:style-name="T387">$ chkconfig --add openas2.d</text:span></text:span></text:p>
      <text:p text:style-name="P320"><text:span text:style-name="Source_20_Text">$ chkconfig --level 2345 </text:span><text:span text:style-name="Source_20_Text"><text:span text:style-name="T387">openas2.d</text:span></text:span><text:span text:style-name="Source_20_Text"> on</text:span></text:p>
      <text:p text:style-name="P126">On <text:span text:style-name="T389">Debian/Ubuntu</text:span> based systems <text:span text:style-name="T388">as root</text:span>:</text:p>
      <text:p text:style-name="P322"><text:span text:style-name="Source_20_Text"><text:span text:style-name="T387">$ cp &lt;srcDir&gt;/bin/openas2.d /etc/init.d/</text:span></text:span></text:p>
      <text:p text:style-name="P322"><text:span text:style-name="Source_20_Text"><text:span text:style-name="T389">$ chmod 750 /etc/init.d/openas2.d</text:span></text:span></text:p>
      <text:p text:style-name="P322"><text:span text:style-name="Source_20_Text"><text:span text:style-name="T389">$ update-rc openas2.d defaults</text:span></text:span></text:p>
      <text:p text:style-name="P322"><text:span text:style-name="Source_20_Text"/></text:p>
      <text:h text:style-name="P544" text:outline-level="3"><text:bookmark-start text:name="__RefHeading___Toc5280_1106674864"/>SYSTEMD Service<text:bookmark-end text:name="__RefHeading___Toc5280_1106674864"/></text:h>
      <text:p text:style-name="P123"><text:span text:style-name="T386">A sample file </text:span><text:span text:style-name="T55">openas2.service</text:span><text:span text:style-name="T386"> is provided in the bin folder of the install package.</text:span></text:p>
      <text:p text:style-name="P124"><text:span text:style-name="T389">First modify the </text:span><text:span text:style-name="T30">openas2.d</text:span><text:span text:style-name="T389"> file to reflect the path where you have installed OpenAS2 then follow the steps below.</text:span></text:p>
      <text:p text:style-name="P324"><text:span text:style-name="Source_20_Text"><text:span text:style-name="T387">$ cp &lt;srcDir&gt;/bin/openas2.service /etc/systemd/system/</text:span></text:span></text:p>
      <text:p text:style-name="P323"><text:span text:style-name="Source_20_Text"><text:span text:style-name="T387">$ </text:span></text:span><text:span text:style-name="Source_20_Text">systemctl daemon-reload</text:span></text:p>
      <text:p text:style-name="P324"><text:span text:style-name="Source_20_Text"><text:span text:style-name="T387">$ systemctl enable openas2.service</text:span></text:span></text:p>
      <text:p text:style-name="P236"><text:span text:style-name="Source_20_Text"/></text:p>
      <text:p text:style-name="P236"><text:span text:style-name="Source_20_Text"><text:span text:style-name="T390">Test that it works using</text:span></text:span> <text:span text:style-name="T390">the below </text:span>commands:</text:p>
      <text:p text:style-name="P324"><text:s/><text:line-break/><text:span text:style-name="Source_20_Text"><text:span text:style-name="T387">$ systemctl enable openas2.service</text:span></text:span><text:line-break/><text:span text:style-name="Source_20_Text"><text:span text:style-name="T387">$ systemctl start openas2.service</text:span></text:span><text:line-break/><text:span text:style-name="Source_20_Text"><text:span text:style-name="T387">$ systemctl stop openas2.service</text:span></text:span></text:p>
      <text:h text:style-name="P372" text:outline-level="2"><text:bookmark-start text:name="__RefHeading___Toc8049_2542679005"/>Windows Service Install<text:bookmark-end text:name="__RefHeading___Toc8049_2542679005"/></text:h>
      <text:p text:style-name="P201">The deployment package contains a version of the Apache Commons Daemon for <text:span text:style-name="T505">W</text:span>indows to support running OpenAS2 as a <text:span text:style-name="T505">W</text:span>indows service. <text:span text:style-name="T504">The default name of the service is </text:span><text:span text:style-name="T41">OpenAS2Server</text:span><text:span text:style-name="T504">.</text:span></text:p>
      <text:p text:style-name="P201">There is a batch script in <text:span text:style-name="T15">&lt;installDir&gt;/bin</text:span> folder named <text:span text:style-name="T15">install_winsvc.bat</text:span> to simplify the install process. </text:p>
      <text:p text:style-name="P201"><text:span text:style-name="T504">NOTE: By default it names the service </text:span><text:span text:style-name="T41">OpenAS2Server</text:span><text:span text:style-name="T504"> and assumes a </text:span><text:span text:style-name="T65">64-bit JVM</text:span><text:span text:style-name="T504">.</text:span></text:p>
      <text:p text:style-name="P200">The following steps will install OpenAS2 as a windows service:</text:p>
      <text:list xml:id="list2141405155" text:style-name="L26">
        <text:list-item>
          <text:p text:style-name="P428">Edit the <text:span text:style-name="T15">install_winsvc.bat</text:span> file and make any changes to the defaults (eg. Change startup to manual, change JVM parameters and set specific JVM instead of default JVM etc). <text:span text:style-name="T504">See the Apache Commons Daemon project for more information on parameter settings for the install command.</text:span></text:p>
        </text:list-item>
        <text:list-item>
          <text:p text:style-name="P428">Run the <text:s/><text:span text:style-name="T15">install_winsvc.bat</text:span> file.</text:p>
        </text:list-item>
      </text:list>
      <text:p text:style-name="P201"><text:s/>The Apache Commons Daemon files are located in <text:span text:style-name="T15">&lt;installDir&gt;/bin/commons-daemon</text:span> folder. The prunmgr.exe has been renamed to the name of the windows service <text:span text:style-name="T504">as specified in the </text:span><text:s/><text:span text:style-name="T15">install_winsvc.bat</text:span> file <text:span text:style-name="T504">(OpenAS2Server.exe)</text:span>. To check the installation or fine tune some of the service settings <text:span text:style-name="T504">run OpenAS2Server.exe</text:span> <text:s/><text:span text:style-name="T504">and adjust as needed.</text:span></text:p>
      <text:p text:style-name="P202">To uninstall the service use this command from the <text:span text:style-name="T42">installDir&gt;/bin</text:span><text:span text:style-name="T503"> folder</text:span>:</text:p>
      <text:p text:style-name="P293">commons-daemon\amd64\prunsrv.exe //DS/OpenAS2Server</text:p>
      <text:p text:style-name="P249"><text:soft-page-break/>For 32-bit JVM remove the “<text:span text:style-name="T45">amd64</text:span>” from the path in install_winsvc.bat file and the uninstall command.</text:p>
      <text:h text:style-name="P498" text:outline-level="1"><text:bookmark-start text:name="__RefHeading__1410_428440488"/>Testing OpenAS2 Transfers<text:bookmark-end text:name="__RefHeading__1410_428440488"/></text:h>
      <text:p text:style-name="P56"><text:span text:style-name="T19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3">”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97">If you wish to run 2 OpenAS2 servers on the same machine then the ports on the 2</text:span><text:span text:style-name="T195">nd</text:span><text:span text:style-name="T192"> instance of OpenAS2 as configured in the config.xml must be different to those configured on the first instance (see </text:span><text:span text:style-name="T192"><text:bookmark-ref text:reference-format="text" text:ref-name="__RefHeading__849_428440488">Application Configuration</text:bookmark-ref></text:span><text:span text:style-name="T192"><text:s/>above). If using asynchronous MDN, the URL entry for the attribute “</text:span><text:span text:style-name="T23">as2_receipt_option</text:span><text:span text:style-name="T192">” in the partnerships.xml file for the 2</text:span><text:span text:style-name="T195">nd</text:span><text:span text:style-name="T192"> instance must match the values configured in the 1</text:span><text:span text:style-name="T195">st</text:span><text:span text:style-name="T192"> instances config.xml for hist name and port and vice-versa.</text:span></text:p>
      <text:h text:style-name="P373" text:outline-level="2"><text:bookmark-start text:name="__RefHeading__10011_839132087"/>Using <text:span text:style-name="T283">HTTPS</text:span> Transport<text:bookmark-end text:name="__RefHeading__10011_839132087"/></text:h>
      <text:p text:style-name="P68">To test on a local machine using the supplied sample self signed SSL certificate (<text:span text:style-name="T283">config</text:span>/ssl_certs.jks) you should create a localhost DNS entry. <text:span text:style-name="T254">The sample certificate was generated for “</text:span><text:a xlink:type="simple" xlink:href="http://www.openas2.localhost/" text:style-name="Internet_20_link" text:visited-style-name="Visited_20_Internet_20_Link"><text:span text:style-name="T254">www.openas2.localhost</text:span></text:a><text:span text:style-name="T254">”.</text:span></text:p>
      <text:p text:style-name="P68">This site will help in how to <text:span text:style-name="T282">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2230237049" text:style-name="L27">
        <text:list-item>
          <text:p text:style-name="P394"><text:span text:style-name="T221">protocol</text:span><text:span text:style-name="T237">=</text:span><text:span text:style-name="T152">"https"</text:span></text:p>
        </text:list-item>
        <text:list-item>
          <text:p text:style-name="P394"><text:span text:style-name="T220">ssl_keystore</text:span><text:span text:style-name="T236">=</text:span><text:span text:style-name="T151">"%home%/ssl_certs.jks"</text:span></text:p>
        </text:list-item>
        <text:list-item>
          <text:p text:style-name="P395"><text:span text:style-name="T220">ssl_keystore_password</text:span><text:span text:style-name="T236">=</text:span><text:span text:style-name="T151">"testas2"</text:span></text:p>
        </text:list-item>
        <text:list-item>
          <text:p text:style-name="P395"><text:span text:style-name="T226">ssl_protocol</text:span><text:span text:style-name="T240">=</text:span><text:span text:style-name="T159">"</text:span><text:span text:style-name="T160">TLS</text:span><text:span text:style-name="T159">"</text:span><text:span text:style-name="T214"> </text:span></text:p>
        </text:list-item>
      </text:list>
      <text:p text:style-name="P72">The partnership <text:span text:style-name="T279">definition</text:span> for the connection URL will also have to be set to the appropriate host name <text:span text:style-name="T283">and use “https” instead of “http”</text:span>:</text:p>
      <text:p text:style-name="P10"><text:span text:style-name="T158"><text:tab/></text:span><text:span text:style-name="T256">&lt;</text:span><text:span text:style-name="T270">attribute</text:span><text:span text:style-name="T216"> </text:span><text:span text:style-name="T227">name</text:span><text:span text:style-name="T241">=</text:span><text:span text:style-name="T163">"as2_url"</text:span><text:span text:style-name="T216"> </text:span><text:span text:style-name="T227">value</text:span><text:span text:style-name="T241">=</text:span><text:span text:style-name="T16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3">"</text:span><text:span text:style-name="T257">/&gt;</text:span></text:p>
      <text:p text:style-name="Standard">If asynchronous MDN is used then the as2_receipt_option attribute must be configured for SSL as well:</text:p>
      <text:p text:style-name="P11"><text:span text:style-name="T158"><text:tab/></text:span><text:span text:style-name="T256">&lt;</text:span><text:span text:style-name="T270">attribute</text:span><text:span text:style-name="T216"> </text:span><text:span text:style-name="T227">name</text:span><text:span text:style-name="T241">=</text:span><text:span text:style-name="T163">"</text:span><text:span text:style-name="T165">as2_receipt_option</text:span><text:span text:style-name="T163">"</text:span><text:span text:style-name="T216"> </text:span><text:span text:style-name="T227">value</text:span><text:span text:style-name="T241">=</text:span><text:span text:style-name="T163">"http</text:span><text:span text:style-name="T164">s</text:span><text:span text:style-name="T163">://www.</text:span><text:span text:style-name="T166">openas2.localhost</text:span><text:span text:style-name="T163">.</text:span><text:span text:style-name="T166">com</text:span><text:span text:style-name="T163">:</text:span><text:span text:style-name="T166">10081</text:span><text:span text:style-name="T163">"</text:span><text:span text:style-name="T257">/&gt;</text:span></text:p>
      <text:p text:style-name="P213"/>
      <text:p text:style-name="P75">The following system property will have to be passed to the application in the java command line:</text:p>
      <text:p text:style-name="P4">-Dorg.openas2.cert.TrustSelfSignedCN=www.openas2.localhost</text:p>
      <text:p text:style-name="P75"><text:soft-page-break/></text:p>
      <text:p text:style-name="P92"><text:span text:style-name="T28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29">Troubleshooting</text:span> <text:span text:style-name="T329">Open</text:span>AS2<text:bookmark-end text:name="__RefHeading___Toc2946_573125491"/></text:h>
      <text:p text:style-name="P437"><text:span text:style-name="T34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21">different to the OpenAS2 default implementation</text:span>. <text:span text:style-name="T321">To accommodate these differences, the OpenAS2 application has some configuration parameters to change the default behaviour on a per partnership basis</text:span> that may help to accommodate the implementation anomalies for various <text:span text:style-name="T321">other AS2 </text:span>systems.</text:p>
      <text:p text:style-name="P440"><text:span text:style-name="T518">As a first step that may shortcut you to a solution, check the compatibility settings for certain AS2 vendor software in this section: </text:span><text:span text:style-name="T518"><text:bookmark-ref text:reference-format="text" text:ref-name="__RefHeading___Toc5063_1522890752">Partner AS2 Compatibility Settings</text:bookmark-ref></text:span></text:p>
      <text:p text:style-name="P440">The sub-sections in this troubleshooting part of the document deal withg specific issues that may be quickly identified via logging (often requiring turning on DEBUG level logging or even more logging using TRACE level to provide some detail to the issue).</text:p>
      <text:p text:style-name="P438">Some of the quick and easy things to try <text:span text:style-name="T517">that have been known </text:span>to <text:span text:style-name="T517">fix</text:span> a specific partnership that is failing when others are working are changes to the following partnership attributes:</text:p>
      <text:list xml:id="list2855093118" text:style-name="L38">
        <text:list-item>
          <text:p text:style-name="P439">content_transfer_encoding – <text:span text:style-name="T517">see here below: </text:span><text:span text:style-name="T517"><text:bookmark-ref text:reference-format="text" text:ref-name="__RefHeading___Toc2950_573125491">Binary Encoding</text:bookmark-ref></text:span></text:p>
        </text:list-item>
        <text:list-item>
          <text:p text:style-name="P439">no_chunked_max_size – see here <text:span text:style-name="T517">below</text:span>: <text:bookmark-ref text:reference-format="text" text:ref-name="__RefHeading___Toc8051_1250320161">Content Length Versus Chunked</text:bookmark-ref></text:p>
        </text:list-item>
        <text:list-item>
          <text:p text:style-name="P441"><text:span text:style-name="T517">remove compression by removing the “</text:span><text:span text:style-name="T182">compression_type</text:span><text:span text:style-name="T517">” attribute from the partnership</text:span></text:p>
        </text:list-item>
        <text:list-item>
          <text:p text:style-name="P444">turn off CMS algorithm protection – see here below” <text:bookmark-ref text:reference-format="text" text:ref-name="__RefHeading___Toc3148_1718686002">CMS Algorithm Protection</text:bookmark-ref></text:p>
        </text:list-item>
        <text:list-item>
          <text:p text:style-name="P445">manage restricted HTTP headers – see here below: <text:bookmark-ref text:reference-format="text" text:ref-name="__RefHeading___Toc10258_1653414910">SSL Certificate Exceptions</text:bookmark-ref></text:p>
        </text:list-item>
        <text:list-item>
          <text:p text:style-name="P442"><text:span text:style-name="T516">content_type – the system default is set in the config.xml file add this to <text:s/>a more specific value than the system default perhaps specifying the character such . For example: </text:span><text:span text:style-name="T458">application/edifact; charset=iso-8859-1</text:span></text:p>
        </text:list-item>
        <text:list-item>
          <text:p text:style-name="P443"><text:span text:style-name="T252">Add an attribute named “</text:span><text:span text:style-name="Source_20_Text"><text:span text:style-name="T253">rename_digest_to_old_name</text:span></text:span><text:span text:style-name="T252"> ” to a value of “true” - this uses the old style of naming the digest algorithm</text:span></text:p>
        </text:list-item>
        <text:list-item>
          <text:p text:style-name="P446">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9">Some systems (including OpenAS2 prior to V1.3.7) do not canonicalize the MimeBodyPart as specified in the RFC <text:span text:style-name="T323">when content transfer encoding is not “binary” (the OpenAS2 default is “binary” but can be set to other values using the “</text:span><text:span text:style-name="T24">content_transfer_encoding</text:span><text:span text:style-name="T323">” attribute on the prtnership)</text:span>. This manifests as errors that cause signature authentication failure that may specifically mention <text:span text:style-name="T323">a </text:span>mismatched MIC. To cater for this set the <text:span text:style-name="T323">following</text:span> attribute on the partnership:</text:p>
      <text:p text:style-name="P98"><text:soft-page-break/>&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69"><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374" text:outline-level="2"><text:bookmark-start text:name="__RefHeading___Toc9717_1522890752"/>HTTP Restricted Headers<text:bookmark-end text:name="__RefHeading___Toc9717_1522890752"/></text:h>
      <text:p text:style-name="P118"><text:span text:style-name="T380">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80">http://stackoverflow.com/questions/11147330/httpurlconnection-wont-let-me-set-via-header</text:span></text:a><text:span text:style-name="T380">).</text:span></text:p>
      <text:p text:style-name="P204"><text:span text:style-name="T50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09">https://www.w3.org/Protocols/rfc2616/rfc2616-sec19.html</text:span></text:a><text:span text:style-name="T509">). This should not be a problem for modern AS2 implementations that OpenAS2 communicates with but there are reports that some systems respond with an HTTP 400 error code and reject the message if the “</text:span>Content-Transfer-Encoding” <text:span text:style-name="T381">header is not present in the HTTP headers (it is present in the mime body part headers of the AS2 message).</text:span></text:p>
      <text:p text:style-name="P119">To solve this, uncomment the line in the startup script file containing this entry</text:p>
      <text:p text:style-name="P40">-Dsun.net.http.allowRestrictedHeaders=tru<text:span text:style-name="T509">e</text:span></text:p>
      <text:p text:style-name="P41">To ensure that other partners do not receive the “content-Transfer-Encoding” header you have 2 options:</text:p>
      <text:list xml:id="list4224264445" text:style-name="L28">
        <text:list-item>
          <text:p text:style-name="P396">Set the following property in the config.xml:<text:line-break/><text:span text:style-name="T188">set_content_transfer_encoding_http_header=”false"</text:span><text:span text:style-name="T186"><text:line-break/></text:span><text:span text:style-name="T248">Set this property in the partnership that requires sending the header:<text:line-break/></text:span><text:span text:style-name="T189">name=”</text:span><text:span text:style-name="T188">set_content_transfer_encoding_http_header” </text:span><text:span text:style-name="T189">value</text:span><text:span text:style-name="T188">=”true"</text:span><text:span text:style-name="T186"><text:line-break/></text:span><text:span text:style-name="T248">Ensure that the partnership has the “</text:span><text:span text:style-name="T250">content_transfer_encoding</text:span><text:span text:style-name="T248">” header set to either “</text:span><text:span text:style-name="T250">binary</text:span><text:span text:style-name="T248">” or “</text:span><text:span text:style-name="T250">8bit</text:span><text:span text:style-name="T248">”</text:span></text:p>
        </text:list-item>
        <text:list-item>
          <text:p text:style-name="P397"><text:span text:style-name="T248">If the config file property “</text:span><text:span text:style-name="T190">set_content_transfer_encoding_http_header</text:span><text:span text:style-name="T248">” is not set it defaults to “</text:span><text:span text:style-name="T188">tru</text:span><text:span text:style-name="T190">e</text:span><text:span text:style-name="T248">” so set </text:span><text:span text:style-name="T249">this property in the partnership</text:span><text:span text:style-name="T248">s</text:span><text:span text:style-name="T249"> that </text:span><text:span text:style-name="T248">do NOT </text:span><text:span text:style-name="T249">require sending the header:<text:line-break/></text:span><text:span text:style-name="T188">name=”</text:span><text:span text:style-name="T190">set_content_transfer_encoding_http_header” </text:span><text:span text:style-name="T188">value</text:span><text:span text:style-name="T190">=”</text:span><text:span text:style-name="T188">false</text:span><text:span text:style-name="T190">"</text:span><text:span text:style-name="T187"><text:line-break/></text:span><text:span text:style-name="T249">Ensure that the partnership</text:span><text:span text:style-name="T248">s</text:span><text:span text:style-name="T249"> ha</text:span><text:span text:style-name="T248">ve</text:span><text:span text:style-name="T249"> the “</text:span><text:span text:style-name="T251">content_transfer_encoding</text:span><text:span text:style-name="T249">” header set to either “</text:span><text:span text:style-name="T251">binary</text:span><text:span text:style-name="T249">” or “</text:span><text:span text:style-name="T251">8bit</text:span><text:span text:style-name="T249">”</text:span></text:p>
        </text:list-item>
      </text:list>
      <text:h text:style-name="P375" text:outline-level="2"><text:bookmark-start text:name="__RefHeading___Toc3148_1718686002"/>CMS Algorithm Protection<text:bookmark-end text:name="__RefHeading___Toc3148_1718686002"/></text:h>
      <text:p text:style-name="P101">Some AS2 systems do not support RFC6211. </text:p>
      <text:p text:style-name="P10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5">To disable the OID from being sent, add this attribute to the partnership <text:span text:style-name="T331">(from a security point of view to include it wherever possible as it plugs a security issue in CMS signed messages)</text:span>:</text:p>
      <text:p text:style-name="P100">&lt;attribute name="remove_cms_algorithm_protection_attrib" value="true"/&gt;</text:p>
      <text:h text:style-name="P376" text:outline-level="2"><text:bookmark-start text:name="__RefHeading___Toc8051_1250320161"/><text:soft-page-break/>Content Length Versus Chunked<text:bookmark-end text:name="__RefHeading___Toc8051_1250320161"/></text:h>
      <text:p text:style-name="P20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7">&lt;attribute name="no_chunked_max_size" value="104857600"/&gt;</text:p>
      <text:p text:style-name="Text_20_body">The value for the "no_chunked_max_size" attribute specifies the maximum size of the file it will attempt to send in bytes so <text:span text:style-name="T511">with</text:span> the above <text:span text:style-name="T511">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7"/>
      <text:h text:style-name="P377" text:outline-level="2"><text:bookmark-start text:name="__RefHeading___Toc10258_1653414910"/>SSL Certificate Exceptions<text:bookmark-end text:name="__RefHeading___Toc10258_1653414910"/></text:h>
      <text:p text:style-name="P120">Sometimes a partner uses a certificate that has intermediate providers not registered in your Java security keystore. Generally this will be manifested by an exception something like this:</text:p>
      <text:p text:style-name="P277">javax.net.ssl.SSLHandshakeException: sun.security.validator.ValidatorException: PKIX path building failed: sun.security.provider.certpath.SunCertPathBuilderException: unable to find valid certification path to requested target</text:p>
      <text:p text:style-name="P277"><text:tab/>at sun.security.ssl.Alerts.getSSLException(Alerts.java:192)</text:p>
      <text:p text:style-name="P277"><text:tab/>at sun.security.ssl.SSLSocketImpl.fatal(SSLSocketImpl.java:1917)</text:p>
      <text:p text:style-name="P277"><text:tab/>at sun.security.ssl.Handshaker.fatalSE(Handshaker.java:301)</text:p>
      <text:p text:style-name="P277"><text:tab/>at sun.security.ssl.Handshaker.fatalSE(Handshaker.java:295)</text:p>
      <text:p text:style-name="P277"><text:tab/>at sun.security.ssl.ClientHandshaker.serverCertificate(ClientHandshaker.java:1369)</text:p>
      <text:p text:style-name="P121">In this case you will need to set up a local trusted certificate provider keystore containing the root or chained (intermediate) certificates that are missing.</text:p>
      <text:p text:style-name="P121">Steps:</text:p>
      <text:list xml:id="list1918471359" text:style-name="L29">
        <text:list-item>
          <text:p text:style-name="P430">Run the class embedded in the OpenAS2 library jar:<text:line-break/> <text:line-break/>java -cp &lt;pathToOpenAS2LibFolder&gt;/openas2-server.jar CheckCertificate &lt;host name&gt;[:port] &lt;localKeystoreFile&gt; [passphrase]</text:p>
          <text:p text:style-name="P358">"&lt;host name&gt;[:port]" should be the same as what you have in the partnerships "as2_url" attribute EXCLUDING the "https://"</text:p>
        </text:list-item>
      </text:list>
      <text:p text:style-name="P349"/>
      <text:list xml:id="list65012601128284" text:continue-numbering="true" text:style-name="L29">
        <text:list-header>
          <text:p text:style-name="P358">"&lt;localKeystoreFile&gt;" is the name you want to give to your local keystore (e.g jssechaincerts)</text:p>
          <text:p text:style-name="P359">"[passphrase]" is the password for the keystore - it will default to <text:soft-page-break/>"changeit" if you do not provide one`</text:p>
          <text:p text:style-name="P429"><text:span text:style-name="T38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85">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84">it was unable to successfully complete an SSL handshake and it will</text:span> <text:span text:style-name="T384">import the certificate (root or chain <text:s/>as necessary) into the key</text:span>store.</text:p>
        </text:list-header>
        <text:list-item>
          <text:p text:style-name="P429">Add the local cert store to the OpenAS2 startup by adding this to the startup command in the relevant batch file you are using to start OpenAS2:<text:line-break/><text:span text:style-name="Source_20_Text"><text:span text:style-name="T368">-Djavax.net.ssl.trustStore=&lt;pathTo</text:span></text:span><text:span text:style-name="Source_20_Text"><text:span text:style-name="T377">Keystore</text:span></text:span><text:span text:style-name="Source_20_Text"><text:span text:style-name="T368">&gt;/</text:span></text:span><text:span text:style-name="Source_20_Text"><text:span text:style-name="T376">&lt;localKeystoreFile&gt;</text:span></text:span></text:p>
        </text:list-item>
      </text:list>
      <text:p text:style-name="P132"><text:span text:style-name="Source_20_Text">NOTE: If you ran the CheckCertificate mechanism </text:span><text:span text:style-name="Source_20_Text"><text:span text:style-name="T39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2"><text:span text:style-name="Source_20_Text"><text:span text:style-name="T399">For example, </text:span></text:span><text:span text:style-name="Source_20_Text"><text:span text:style-name="T398">run it once like this:<text:line-break/>java -cp openas2-server.jar CheckCertificate </text:span></text:span><text:span text:style-name="Source_20_Text"><text:span text:style-name="T399">as2.xyz</text:span></text:span><text:span text:style-name="Source_20_Text"><text:span text:style-name="T398">.com:</text:span></text:span><text:span text:style-name="Source_20_Text"><text:span text:style-name="T399">98765</text:span></text:span><text:span text:style-name="Source_20_Text"><text:span text:style-name="T398"> jssechaincerts</text:span></text:span></text:p>
      <text:p text:style-name="P132">Then run it like this:<text:line-break/>java -Djavax.net.ssl.trustStore=jssechaincerts -cp openas2-server.jar CheckCertificate <text:span text:style-name="Source_20_Text"><text:span text:style-name="T399">as2.xyz</text:span></text:span><text:span text:style-name="Source_20_Text"><text:span text:style-name="T398">.com:</text:span></text:span><text:span text:style-name="Source_20_Text"><text:span text:style-name="T399">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07">7</text:span><text:bookmark-end text:name="__RefHeading___Toc3150_1718686002"/></text:h>
      <text:p text:style-name="P182">Java versions below 1.<text:span text:style-name="T507">7</text:span> are no longer supported.</text:p>
      <text:h text:style-name="P378" text:outline-level="2"><text:bookmark-start text:name="__RefHeading___Toc3440_1718686002"/>Mime Body Part Logging<text:bookmark-end text:name="__RefHeading___Toc3440_1718686002"/></text:h>
      <text:p text:style-name="P10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4">IMPORTANT: this could produce large log files so use sparingly and disable as soon as possible.</text:p>
      <text:p text:style-name="P266"><text:soft-page-break/>The startup variables are:<text:line-break/><text:span text:style-name="T342">logRxdMsgMimeBodyParts=true<text:line-break/>logRxdMdnMimeBodyParts=true</text:span></text:p>
      <text:h text:style-name="P37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0"><text:span text:style-name="T360">If you need to use the protocol, </text:span>add the following to the top of the batch shell script that starts OpenAS2:</text:p>
      <text:p text:style-name="P54"><text:span text:style-name="T360">Windows: </text:span><text:span text:style-name="T15">set EXTRA_PARMS=%EXTRA_PARMS% -Dhttps.protocols=TLSv1.2</text:span></text:p>
      <text:p text:style-name="P149"><text:span text:style-name="T367">Linux/Unix/OSX: </text:span><text:span text:style-name="T15">EXTR</text:span><text:span text:style-name="T27">A</text:span><text:span text:style-name="T15">_PARMS=</text:span><text:span text:style-name="T26">$</text:span><text:span text:style-name="T15">EXTRA_PARMS -Dhttps.protocols=TLSv1.2</text:span></text:p>
      <text:h text:style-name="P380"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55"><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40">So you would need something like this in the config.xml <text:span text:style-name="T442">for a 2 minute timeout</text:span>:</text:p>
      <text:p text:style-name="P325"> <text:span text:style-name="T369">&lt;module classname="org.openas2.processor.sender.AS2SenderModule" retries="3" readtimeout="120000"&gt;<text:line-break/> &lt;/module&gt;</text:span></text:p>
      <text:h text:style-name="P381" text:outline-level="2"><text:bookmark-start text:name="__RefHeading___Toc6266_1592440588"/>Out Of Memory And File Size Issues<text:bookmark-end text:name="__RefHeading___Toc6266_1592440588"/></text:h>
      <text:p text:style-name="P150">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382"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369">&lt;&gt;:\"|?*</text:span></text:p>
      <text:p text:style-name="Text_20_body">To change the default, set the following property in the config.xml “properties” element <text:span text:style-name="T443">escaping XML reserved characters as appropriate</text:span>: <text:span text:style-name="T45">reservedFilenameCharacters</text:span></text:p>
      <text:p text:style-name="P326"><text:span text:style-name="T369">e.g reservedFilenameCharacters="%</text:span><text:span text:style-name="T375">lt;&amp;gt;</text:span><text:span text:style-name="T369">:&amp;quot;|?*"</text:span></text:p>
      <text:h text:style-name="P383" text:outline-level="2"><text:bookmark-start text:name="__RefHeading___Toc7618_1325209677"/><text:soft-page-break/>Header Folding<text:bookmark-end text:name="__RefHeading___Toc7618_1325209677"/></text:h>
      <text:p text:style-name="P183"><text:span text:style-name="T48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86">https://tools.</text:span></text:a><text:a xlink:type="simple" xlink:href="https://tools.ietf.org/html/draft-ietf-httpbis-p1-messaging-13#section-3.2" text:style-name="Internet_20_link" text:visited-style-name="Visited_20_Internet_20_Link"><text:span text:style-name="T487">ietf</text:span></text:a><text:a xlink:type="simple" xlink:href="https://tools.ietf.org/html/draft-ietf-httpbis-p1-messaging-13#section-3.2" text:style-name="Internet_20_link" text:visited-style-name="Visited_20_Internet_20_Link"><text:span text:style-name="T486">.org/html/draft-</text:span></text:a><text:a xlink:type="simple" xlink:href="https://tools.ietf.org/html/draft-ietf-httpbis-p1-messaging-13#section-3.2" text:style-name="Internet_20_link" text:visited-style-name="Visited_20_Internet_20_Link"><text:span text:style-name="T487">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485">). It is possible to disable removal of header folding using a property name “</text:span><text:span text:style-name="T62">remove_http_header_folding</text:span><text:span text:style-name="T485">” set to a value of “</text:span><text:span text:style-name="T62">false</text:span><text:span text:style-name="T485">” in the &lt;properties&gt; element of the configuration file. <text:s/>An example is shown below:</text:span></text:p>
      <text:p text:style-name="P31"><text:span text:style-name="T236"><text:s/></text:span><text:span text:style-name="T242"><text:s text:c="3"/></text:span><text:span text:style-name="T263">&lt;</text:span><text:span text:style-name="T275">properties</text:span></text:p>
      <text:p text:style-name="P233"><text:span text:style-name="T215"><text:s text:c="8"/></text:span><text:span text:style-name="T219">log_date_format</text:span><text:span text:style-name="T235">=</text:span><text:span text:style-name="T167">"yyyy-MM-dd HH:mm:ss.SSS"</text:span></text:p>
      <text:p text:style-name="P233"><text:span text:style-name="T215"><text:s text:c="8"/></text:span><text:span text:style-name="T219">sql_timestamp_format</text:span><text:span text:style-name="T235">=</text:span><text:span text:style-name="T167">"yyyy-MM-dd HH:mm:ss.SSS"</text:span></text:p>
      <text:p text:style-name="P233"><text:span text:style-name="T215"><text:s text:c="8"/></text:span><text:span text:style-name="T219">as2_message_id_format</text:span><text:span text:style-name="T235">=</text:span><text:span text:style-name="T167">"&amp;lt;OPENAS2-$date.ddMMyyyyHHmmssZ$-$rand.UUID$@$msg.sender.as2_id$_$msg.receiver.as2_id$&gt;"</text:span></text:p>
      <text:p text:style-name="P233"><text:span text:style-name="T215"><text:s text:c="8"/></text:span><text:span text:style-name="T228">remove_http_header_folding</text:span><text:span text:style-name="T243">=</text:span><text:span text:style-name="T174">"</text:span><text:span text:style-name="T175">false</text:span><text:span text:style-name="T174">"</text:span></text:p>
      <text:p text:style-name="P14"><text:span text:style-name="T215"><text:s text:c="4"/></text:span><text:span text:style-name="T255">/&gt;</text:span></text:p>
      <text:p text:style-name="P183"/>
      <text:h text:style-name="P499" text:outline-level="1"><text:bookmark-start text:name="__RefHeading___Toc5063_1522890752"/>Partner AS2 Compatibility Settings<text:bookmark-end text:name="__RefHeading___Toc5063_1522890752"/></text:h>
      <text:p text:style-name="P115">The below table provides configuration settings for other AS2 systems that are known to work <text:span text:style-name="T379">based on user feedback</text:span>.</text:p>
      <text:p text:style-name="P116">PLEASE FEEL FREE TO PROVIDE SETTINGS FOR ANY SYSTEMS THAT REQUIRE A CHANGE FROM THE DEFAULT <text:span text:style-name="T391">PROVIDED WITH THE OPENAS2 INSTALL PACKAGE </text:span>TO COMMUNICATE WITH <text:span text:style-name="T391">OTHER AS2 SYSTEMS</text:span>. <text:tab/></text:p>
      <text:p text:style-name="P11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3">AS2 System</text:p>
            </table:table-cell>
            <table:table-cell table:style-name="Table2.A1" office:value-type="string">
              <text:p text:style-name="P346"><text:span text:style-name="T370">Allow Restricted Headers<text:line-break/></text:span><text:span text:style-name="T371">(startup script property: </text:span><text:span text:style-name="T372">sun.net.http.allowRestrictedHeaders</text:span><text:span text:style-name="T371">)</text:span></text:p>
            </table:table-cell>
            <table:table-cell table:style-name="Table2.A1" office:value-type="string">
              <text:p text:style-name="P344">Prevent Canonicalization For MIC</text:p>
              <text:p text:style-name="P344">(partner attribute: <text:span text:style-name="T12">prevent_cononicalization_for_mic</text:span>)</text:p>
            </table:table-cell>
            <table:table-cell table:style-name="Table2.A1" office:value-type="string">
              <text:p text:style-name="P344"><text:span text:style-name="T379">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45">Other</text:p>
            </table:table-cell>
          </table:table-row>
        </table:table-header-rows>
        <table:table-row>
          <table:table-cell table:style-name="Table2.A2" office:value-type="string">
            <text:p text:style-name="P327"><text:span text:style-name="T378">IBM </text:span>Sterling</text:p>
          </table:table-cell>
          <table:table-cell table:style-name="Table2.A2" office:value-type="string">
            <text:p text:style-name="P332">false</text:p>
          </table:table-cell>
          <table:table-cell table:style-name="Table2.A2" office:value-type="string">
            <text:p text:style-name="P327"/>
          </table:table-cell>
          <table:table-cell table:style-name="Table2.A2" office:value-type="string">
            <text:p text:style-name="P341">true</text:p>
          </table:table-cell>
          <table:table-cell table:style-name="Table2.E2" office:value-type="string">
            <text:p text:style-name="P341"/>
          </table:table-cell>
        </table:table-row>
        <table:table-row>
          <table:table-cell table:style-name="Table2.A2" office:value-type="string">
            <text:p text:style-name="P329">IBM Datapower</text:p>
          </table:table-cell>
          <table:table-cell table:style-name="Table2.A2" office:value-type="string">
            <text:p text:style-name="P332">false</text:p>
          </table:table-cell>
          <table:table-cell table:style-name="Table2.A2" office:value-type="string">
            <text:p text:style-name="P329"/>
          </table:table-cell>
          <table:table-cell table:style-name="Table2.A2" office:value-type="string">
            <text:p text:style-name="P341">true</text:p>
          </table:table-cell>
          <table:table-cell table:style-name="Table2.E2" office:value-type="string">
            <text:p text:style-name="P341"/>
          </table:table-cell>
        </table:table-row>
        <table:table-row>
          <table:table-cell table:style-name="Table2.A2" office:value-type="string">
            <text:p text:style-name="P327">Mendelson</text:p>
          </table:table-cell>
          <table:table-cell table:style-name="Table2.A2" office:value-type="string">
            <text:p text:style-name="P332">false</text:p>
          </table:table-cell>
          <table:table-cell table:style-name="Table2.A2" office:value-type="string">
            <text:p text:style-name="P340">true</text:p>
          </table:table-cell>
          <table:table-cell table:style-name="Table2.A2" office:value-type="string">
            <text:p text:style-name="P328"/>
          </table:table-cell>
          <table:table-cell table:style-name="Table2.E2" office:value-type="string">
            <text:p text:style-name="P328"/>
          </table:table-cell>
        </table:table-row>
        <table:table-row>
          <table:table-cell table:style-name="Table2.A2" office:value-type="string">
            <text:p text:style-name="P330">Seeburger <text:span text:style-name="T506">(older versions)</text:span></text:p>
          </table:table-cell>
          <table:table-cell table:style-name="Table2.A2" office:value-type="string">
            <text:p text:style-name="P330"/>
          </table:table-cell>
          <table:table-cell table:style-name="Table2.A2" office:value-type="string">
            <text:p text:style-name="P331"/>
          </table:table-cell>
          <table:table-cell table:style-name="Table2.A2" office:value-type="string">
            <text:p text:style-name="P331"/>
          </table:table-cell>
          <table:table-cell table:style-name="Table2.E2" office:value-type="string">
            <text:p text:style-name="P339">Add partner attribute:</text:p>
            <text:p text:style-name="P339"><text:span text:style-name="Source_20_Text"><text:span text:style-name="T1">&lt;attribute name="rename_digest_to_old_name" value="true"/&gt;</text:span></text:span> </text:p>
          </table:table-cell>
        </table:table-row>
        <table:table-row>
          <table:table-cell table:style-name="Table2.A2" office:value-type="string">
            <text:p text:style-name="P332">Oracle Integration B2B</text:p>
          </table:table-cell>
          <table:table-cell table:style-name="Table2.A2" office:value-type="string">
            <text:p text:style-name="P332">false</text:p>
          </table:table-cell>
          <table:table-cell table:style-name="Table2.A2" office:value-type="string">
            <text:p text:style-name="P332">false</text:p>
          </table:table-cell>
          <table:table-cell table:style-name="Table2.A2" office:value-type="string">
            <text:p text:style-name="P332">false</text:p>
          </table:table-cell>
          <table:table-cell table:style-name="Table2.E2" office:value-type="string">
            <text:p text:style-name="P332"/>
          </table:table-cell>
        </table:table-row>
        <table:table-row>
          <table:table-cell table:style-name="Table2.A2" office:value-type="string">
            <text:p text:style-name="P338">Amazon</text:p>
          </table:table-cell>
          <table:table-cell table:style-name="Table2.A2" office:value-type="string">
            <text:p text:style-name="P338">false</text:p>
          </table:table-cell>
          <table:table-cell table:style-name="Table2.A2" office:value-type="string">
            <text:p text:style-name="P342">true</text:p>
          </table:table-cell>
          <table:table-cell table:style-name="Table2.A2" office:value-type="string">
            <text:p text:style-name="P338">false</text:p>
          </table:table-cell>
          <table:table-cell table:style-name="Table2.E2" office:value-type="string">
            <text:p text:style-name="P338"/>
          </table:table-cell>
        </table:table-row>
      </table:table>
      <text:p text:style-name="P117"/>
      <text:h text:style-name="P496" text:outline-level="1"><text:bookmark-start text:name="__RefHeading__855_428440488"/><text:soft-page-break/>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22">for the latest release. This cipher is not available in older Java versions and it may be necessary to switch to </text:span>SSL_DH_anon_WITH_RC4_128_MD5</text:p>
      <text:p text:style-name="P97">To switch cipher <text:span text:style-name="T322">you will need to start the OpenAS2 server and the remote command client passing the cipher name as a system property using the -D switch that can be added to the batch script that starts the application. The property must be named <text:s/>“</text:span><text:span text:style-name="T161">CmdProcessorSocketCipher</text:span><text:span text:style-name="T322">”. </text:span></text:p>
      <text:p text:style-name="P97"><text:span text:style-name="T322">e.g java -D</text:span><text:span text:style-name="T162">CmdProcessorSocketCipher=SSL_DH_anon_WITH_RC4_128_MD5 …</text:span></text:p>
      <text:h text:style-name="P500" text:outline-level="1"><text:bookmark-start text:name="__RefHeading__838_428440488"/><text:bookmark text:name="variables"/>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989570538" text:style-name="L30">
        <text:list-header>
          <text:p text:style-name="P465"><text:span text:style-name="T15">$date.xxx$</text:span> <text:span text:style-name="T432">- create date strings in a defined format</text:span> </text:p>
          <text:p text:style-name="P525">where <text:span text:style-name="T45">xxx</text:span> is any valid character formatting string defined in java.text.SimpleDateFormat <text:line-break/>for example:<text:span text:style-name="Citation"> $date.YYYY$ </text:span>gets the four digit year </text:p>
          <text:p text:style-name="P466"><text:span text:style-name="T15">$msg.xxx.</text:span><text:span text:style-name="T16">yyy</text:span><text:span text:style-name="T15">$ </text:span><text:span text:style-name="T37">- </text:span><text:s/><text:span text:style-name="T293">accesses various information contained in</text:span> the <text:span text:style-name="T428">AS2</text:span> message.</text:p>
          <text:list>
            <text:list-header>
              <text:p text:style-name="P466"><text:span text:style-name="T430">Typically u</text:span>sed by <text:span text:style-name="T430">f</text:span>ile <text:span text:style-name="T430">m</text:span>odule<text:span text:style-name="T430">s</text:span> <text:span text:style-name="T428">to configure the name of files used to persist the message payload</text:span>. </text:p>
              <text:p text:style-name="P470">The “<text:span text:style-name="T45">xxx</text:span>” part can be any one of the following:</text:p>
            </text:list-header>
            <text:list-item>
              <text:p text:style-name="P512"><text:span text:style-name="T15">sender</text:span> – accesses the “sender” element of the partnership in use for the current message. “<text:span text:style-name="T45">yyy</text:span>” can be any attribute name within the “sender” element<text:line-break/><text:span text:style-name="T418">eg. </text:span><text:span text:style-name="T419">$msg.sender.as2_id$ - retrieves the AS2 ID of the sender of the message</text:span></text:p>
            </text:list-item>
            <text:list-item>
              <text:p text:style-name="P512"><text:span text:style-name="T15">receiver</text:span> - accesses the “receiver” element of the partnership in use for the current message. “<text:span text:style-name="T45">yyy</text:span>” can be any attribute name within the “receiver” <text:soft-page-break/>element<text:line-break/><text:span text:style-name="T418">eg. </text:span><text:span text:style-name="T419">$msg.receiver.as2_id$ - retrieves the AS2 ID of the receiver of the message</text:span></text:p>
            </text:list-item>
            <text:list-item>
              <text:p text:style-name="P512"><text:span text:style-name="T15">attributes</text:span> – accesses any attributes on the message. T<text:span text:style-name="T294">he attribute </text:span>name<text:span text:style-name="T294"> is used in place of “</text:span><text:span text:style-name="T34">yyy</text:span><text:span text:style-name="T294">”<text:line-break/></text:span><text:span text:style-name="T418">e.g $msg.attribute</text:span><text:span text:style-name="T426">s</text:span><text:span text:style-name="T418">.filename$ accesses the name of the file contained in the AS2 message</text:span></text:p>
            </text:list-item>
            <text:list-item>
              <text:p text:style-name="P512"><text:span text:style-name="T15">headers</text:span> - accesses any headers on the message. T<text:span text:style-name="T294">he header </text:span>name<text:span text:style-name="T294"> is used in place of “</text:span><text:span text:style-name="T34">yyy</text:span><text:span text:style-name="T294">”<text:line-break/></text:span><text:span text:style-name="T418">e.g $msg.</text:span><text:span text:style-name="T420">headers</text:span><text:span text:style-name="T418">.</text:span><text:span text:style-name="T420">content-type</text:span><text:span text:style-name="T418">$ accesses the </text:span><text:span text:style-name="T420">content type</text:span><text:span text:style-name="T418"> </text:span><text:span text:style-name="T420">header for the</text:span><text:span text:style-name="T418"> AS2 message</text:span></text:p>
            </text:list-item>
            <text:list-item>
              <text:p text:style-name="P513"><text:span text:style-name="T35">content-disposition</text:span><text:span text:style-name="T293"> - </text:span>used to access any <text:span text:style-name="T293">content-disposition </text:span>attribute in the <text:span text:style-name="T429">received </text:span>message <text:span text:style-name="T293">content disposition </text:span>where the attribute identifier is used in place of “<text:span text:style-name="T15">yyy</text:span>”<text:line-break/><text:span text:style-name="T421">e.g $msg.</text:span><text:span text:style-name="T420">content-disposition</text:span><text:span text:style-name="T421">.</text:span><text:span text:style-name="T420">fielname</text:span><text:span text:style-name="T421">$ accesses the </text:span><text:span text:style-name="T420">name of the file received from the partner</text:span><text:span text:style-name="T421"> </text:span></text:p>
            </text:list-item>
          </text:list>
          <text:p text:style-name="P467"/>
          <text:p text:style-name="P465"><text:span text:style-name="T15">$mdn.</text:span><text:span text:style-name="T21">zzz</text:span><text:span text:style-name="T15">$</text:span> for message mdn parameters, used by EmailLogger and MDNFileModule </text:p>
          <text:p text:style-name="P508">where <text:span text:style-name="T21">zzz</text:span> can be any of the following values:</text:p>
          <text:list text:continue-numbering="true">
            <text:list-item>
              <text:p text:style-name="P508"><text:span text:style-name="T45">msg</text:span> – <text:span text:style-name="T295">requires “zzz” to be in the form “xxx.yyy” and can access data points as defined for $msg.xxx.yyy$ format dynamic variables above</text:span></text:p>
            </text:list-item>
            <text:list-item>
              <text:p text:style-name="P508"><text:span text:style-name="T45">sender</text:span> – <text:span text:style-name="T296">gets the as2_id of the sender</text:span></text:p>
            </text:list-item>
            <text:list-item>
              <text:p text:style-name="P509"><text:span text:style-name="T45">receiver</text:span> <text:s/>– <text:span text:style-name="T296">gets the as2_id of the receiver</text:span></text:p>
            </text:list-item>
            <text:list-item>
              <text:p text:style-name="P510">text - gets the text portion of the MDN</text:p>
            </text:list-item>
            <text:list-item>
              <text:p text:style-name="P510"><text:span text:style-name="T45">attributes</text:span> <text:s/>– <text:span text:style-name="T295">requires “zzz” to be in the form “xxx.yyy” and can access data points as defined for $msg.xxx.yyy$ format dynamic variables above</text:span></text:p>
            </text:list-item>
            <text:list-item>
              <text:p text:style-name="P510"><text:span text:style-name="T45">headers</text:span> – <text:span text:style-name="T295">requires “zzz” to be in the form “xxx.yyy” and can access data points as defined for $msg.xxx.yyy$ format dynamic variables above</text:span></text:p>
            </text:list-item>
          </text:list>
          <text:p text:style-name="P525"><text:line-break/><text:span text:style-name="T422">eg.</text:span><text:span text:style-name="T418">:</text:span><text:span text:style-name="Citation"><text:span text:style-name="T418"> $mdn.text$ </text:span></text:span><text:span text:style-name="T418">gets the text portion of the MDN </text:span></text:p>
          <text:p text:style-name="P468"><text:span text:style-name="T15">$</text:span><text:span text:style-name="T29">rand</text:span><text:span text:style-name="T15">.</text:span><text:span text:style-name="T21">zzz</text:span><text:span text:style-name="T15">$</text:span> <text:span text:style-name="T382">can be used on most strings to produce random strings.</text:span></text:p>
          <text:list text:continue-numbering="true">
            <text:list-header>
              <text:p text:style-name="P468"><text:span text:style-name="T382"><text:s/>Produces a random UUID or a 0 padded random number of a defined number of digits </text:span>where <text:span text:style-name="T295">zzz</text:span> can be any <text:span text:style-name="T382">string of any number of characters</text:span> </text:p>
            </text:list-header>
            <text:list-item>
              <text:p text:style-name="P514">if “<text:span text:style-name="T431">zzz”</text:span> is “UUID” or “uuid” (e.g $rand.UUID<text:span text:style-name="T400">$</text:span>) then it <text:span text:style-name="T383">produces a random UUID</text:span></text:p>
            </text:list-item>
            <text:list-item>
              <text:p text:style-name="P515">for any other string of characters other than UUID, the number of characters in the string determines the number of digits in the random number that is generated and will be zero padded</text:p>
              <text:p text:style-name="P515"><text:span text:style-name="T418">e.g $rand.1234</text:span><text:span text:style-name="T423">$</text:span><text:span text:style-name="T418">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511"><text:span text:style-name="T424"><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471"/>
          <text:p text:style-name="P469"><text:span text:style-name="T15">$exception.xxx$ </text:span><text:span text:style-name="T36">-</text:span>used by EmailLogger</text:p>
          <text:p text:style-name="P508">where <text:span text:style-name="T45">xxx</text:span> can be any of the following </text:p>
          <text:list text:continue-numbering="true">
            <text:list-item>
              <text:p text:style-name="P508">name <text:s/><text:span text:style-name="T432">- retrieves name of the exception</text:span></text:p>
            </text:list-item>
            <text:list-item>
              <text:p text:style-name="P508">message –<text:span text:style-name="T432"> retrieves the exception message</text:span></text:p>
            </text:list-item>
            <text:list-item>
              <text:p text:style-name="P508">trace –<text:span text:style-name="T432"> retrieves the trace log for the exception</text:span></text:p>
            </text:list-item>
          </text:list>
          <text:p text:style-name="P525"><text:line-break/><text:span text:style-name="T425">eg.</text:span><text:span text:style-name="T418">:</text:span><text:span text:style-name="Citation"><text:span text:style-name="T418"> $exception.trace$ </text:span></text:span><text:span text:style-name="T418">gets the trace log of the exception </text:span></text:p>
          <text:p text:style-name="P468"><text:span text:style-name="T15">$</text:span><text:span text:style-name="T36">component</text:span><text:span text:style-name="T15">.xxx$ </text:span><text:span text:style-name="T36">-</text:span>used <text:span text:style-name="T432">in module configuration</text:span></text:p>
          <text:p text:style-name="P511">where <text:span text:style-name="T45">xxx</text:span> can be any of the <text:span text:style-name="T433">attribute names specified above the attribute in the same </text:span><text:soft-page-break/><text:span text:style-name="T433">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1697804810" text:style-name="L31">
        <text:list-item>
          <text:p text:style-name="P451">Node: <text:span text:style-name="T45">properties</text:span></text:p>
        </text:list-item>
      </text:list>
      <text:p text:style-name="P35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65013673415021" text:continue-numbering="true" text:style-name="L31">
        <text:list-item>
          <text:p text:style-name="P452">Node: <text:span text:style-name="T44">openas2 </text:span></text:p>
          <text:list>
            <text:list-item>
              <text:p text:style-name="P452">Node: <text:span text:style-name="T44">certificates </text:span></text:p>
              <text:list>
                <text:list-header>
                  <text:p text:style-name="P431"><text:line-break/><text:span text:style-name="T44">Attributes </text:span></text:p>
                  <text:p text:style-name="P472">classname </text:p>
                  <text:p text:style-name="P516">describes the Java class to process the certificate file. <text:line-break/>for example: <text:span text:style-name="Citation">org.openas2.cert.PKCS12CertificateFactory </text:span></text:p>
                  <text:p text:style-name="P472">filename </text:p>
                  <text:p text:style-name="P516">defines the file name containing the certificates <text:line-break/>for example: <text:span text:style-name="Citation">%home%/certs.p12 </text:span></text:p>
                  <text:p text:style-name="P472">password </text:p>
                  <text:p text:style-name="P516">opens the file using this password <text:line-break/>for example: <text:span text:style-name="Citation">test</text:span></text:p>
                  <text:list>
                    <text:list-item>
                      <text:list>
                        <text:list-header>
                          <text:p text:style-name="P529"><text:span text:style-name="Citation"><text:span text:style-name="T285">NOTE: this can be overriden using a java system property when starting the application: -Dorg.openas2.cert.Password=&lt;somePassword&gt;</text:span></text:span></text:p>
                        </text:list-header>
                      </text:list>
                    </text:list-item>
                  </text:list>
                  <text:p text:style-name="P472">interval </text:p>
                  <text:p text:style-name="P516">describes how often the file should be check up for updates. Specified in seconds. <text:line-break/>for example: <text:span text:style-name="Citation">300 </text:span></text:p>
                </text:list-header>
              </text:list>
            </text:list-item>
            <text:list-item>
              <text:p text:style-name="P452">Node: <text:span text:style-name="T44">partnerships </text:span><text:line-break/>Describes the OpenAS2 classes to handle the trading partner identifications. </text:p>
              <text:list>
                <text:list-header>
                  <text:p text:style-name="P431"><text:line-break/><text:span text:style-name="T44">Attributes </text:span></text:p>
                  <text:p text:style-name="P472">classname </text:p>
                  <text:p text:style-name="P516">describes the Java class to process the partnerships file <text:line-break/>for example: <text:span text:style-name="Citation">org.openas2.partner.XMLPartnershipFactory </text:span></text:p>
                  <text:p text:style-name="P472">defines the file name containing the partnerships definitions </text:p>
                  <text:p text:style-name="P516">describes <text:line-break/>for example: <text:span text:style-name="Citation">%home%/partnerships.xml </text:span></text:p>
                </text:list-header>
              </text:list>
            </text:list-item>
            <text:list-item>
              <text:p text:style-name="P452">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text:span><text:soft-page-break/><text:span text:style-name="T44">more information.</text:span> <text:line-break/>Do not use this node when using other logging packages (e.g. log4j) with the OpenAS2 package. </text:p>
              <text:list>
                <text:list-header>
                  <text:p text:style-name="P452"/>
                </text:list-header>
                <text:list-item>
                  <text:p text:style-name="P452">Node: <text:span text:style-name="T44">logger </text:span>(for E-mail logging) <text:line-break/>Optional, if not specified no E-mail logging is performed. </text:p>
                  <text:list>
                    <text:list-header>
                      <text:p text:style-name="P431"><text:line-break/><text:span text:style-name="T44">Attributes </text:span></text:p>
                      <text:p text:style-name="P472">classname </text:p>
                      <text:p text:style-name="P516">describes the Java class to process E-mail logging <text:line-break/>for example: <text:span text:style-name="Citation">org.openas2.logging.EmailLogger </text:span></text:p>
                      <text:p text:style-name="P472">show (Optional) </text:p>
                      <text:p text:style-name="P516">describes what level of logging to handle </text:p>
                      <text:list>
                        <text:list-header>
                          <text:p text:style-name="P516">Possible values </text:p>
                        </text:list-header>
                        <text:list-item>
                          <text:p text:style-name="P516">all = all exceptions (terminated or not) and info </text:p>
                        </text:list-item>
                        <text:list-item>
                          <text:p text:style-name="P516">terminated = all terminated exceptions <text:span text:style-name="T44">Default value</text:span> </text:p>
                        </text:list-item>
                        <text:list-item>
                          <text:p text:style-name="P516">exceptions = all non-terminated exceptions </text:p>
                        </text:list-item>
                      </text:list>
                      <text:p text:style-name="P516"><text:line-break/>for example: <text:span text:style-name="Citation">terminated </text:span></text:p>
                      <text:p text:style-name="P472">from </text:p>
                      <text:p text:style-name="P516"><text:span text:style-name="T325">defines the source email address</text:span> <text:line-break/>for example: <text:span text:style-name="T326">logger@</text:span><text:span text:style-name="Citation">openas2.</text:span><text:span text:style-name="Citation"><text:span text:style-name="T325">org</text:span></text:span></text:p>
                      <text:p text:style-name="P473">from_<text:span text:style-name="T325">display</text:span> </text:p>
                      <text:p text:style-name="P517"><text:span text:style-name="T325">defines the displayed text of the source email address</text:span> <text:line-break/>for example: <text:span text:style-name="T325">O</text:span><text:span text:style-name="Citation">penas2 </text:span></text:p>
                      <text:p text:style-name="P473">to </text:p>
                      <text:p text:style-name="P516">de<text:span text:style-name="T326">fines the recipient email address</text:span> <text:line-break/>for example: <text:span text:style-name="Citation">your</text:span><text:span text:style-name="Citation"><text:span text:style-name="T327">@</text:span></text:span><text:span text:style-name="Citation">e-mailaddress.</text:span><text:span text:style-name="Citation"><text:span text:style-name="T327">com</text:span></text:span><text:span text:style-name="Citation"> </text:span></text:p>
                      <text:p text:style-name="P472">smtpserver </text:p>
                      <text:p text:style-name="P516">describes the SMTP server to process outgoing e-mail <text:line-break/>for example: <text:span text:style-name="Citation">mySillyMailerDot.com </text:span></text:p>
                      <text:p text:style-name="P474">smtp<text:span text:style-name="T328">port</text:span> </text:p>
                      <text:p text:style-name="P518">de<text:span text:style-name="T328">fin</text:span>es the SMTP server <text:span text:style-name="T328">port </text:span>to <text:span text:style-name="T328">connect to</text:span> <text:line-break/>for example: <text:span text:style-name="T328">587</text:span><text:span text:style-name="Citation"> </text:span></text:p>
                      <text:p text:style-name="P474">smtp<text:span text:style-name="T328">auth</text:span> </text:p>
                      <text:p text:style-name="P518">de<text:span text:style-name="T328">fin</text:span>es <text:span text:style-name="T328">whether authentication is required for </text:span>the SMTP server <text:span text:style-name="T328">(Possible values: true, false)</text:span><text:line-break/>for example: <text:span text:style-name="T328">true</text:span><text:span text:style-name="Citation"> </text:span></text:p>
                      <text:p text:style-name="P474">smtp<text:span text:style-name="T328">user</text:span> </text:p>
                      <text:p text:style-name="P518">de<text:span text:style-name="T328">fin</text:span>es <text:span text:style-name="T328">user name if authentication is required for </text:span>the SMTP server<text:line-break/></text:p>
                      <text:p text:style-name="P474">smtp<text:span text:style-name="T328">pwd</text:span> </text:p>
                      <text:p text:style-name="P518">de<text:span text:style-name="T328">fin</text:span>es <text:span text:style-name="T328">user password if authentication is required for </text:span>the SMTP server<text:line-break/></text:p>
                      <text:p text:style-name="P474">subject </text:p>
                      <text:p text:style-name="P519">describes the e-mail to the receiving party <text:line-break/>for example: <text:span text:style-name="Citation">$exception.name$: $exception.message$ <text:s/></text:span><text:span text:style-name="Citation"><text:span text:style-name="T330">(only relevant for specific exceptions type)</text:span></text:span></text:p>
                      <text:p text:style-name="P472"><text:soft-page-break/>bodytemplate </text:p>
                      <text:p text:style-name="P516">defines the file that contains the body of the message <text:line-break/>for example: <text:span text:style-name="Citation">%home%/emailtemplate.txt </text:span></text:p>
                    </text:list-header>
                  </text:list>
                </text:list-item>
                <text:list-item>
                  <text:p text:style-name="P452">Node: <text:span text:style-name="T44">logger </text:span>(for file logging) <text:line-break/>Optional, if not specified no file logging is performed. </text:p>
                  <text:list>
                    <text:list-header>
                      <text:p text:style-name="P431"><text:line-break/><text:span text:style-name="T44">Attributes </text:span></text:p>
                      <text:p text:style-name="P472">classname </text:p>
                      <text:p text:style-name="P516">describes the Java class to log messages <text:line-break/>for example: <text:span text:style-name="Citation">org.openas2.logging.FileLogger </text:span></text:p>
                      <text:p text:style-name="P472">filename </text:p>
                      <text:p text:style-name="P516">defines the name of the output log file.<text:line-break/>for example: <text:span text:style-name="Citation">%home%/log-$date.MMddyyyy$.txt </text:span></text:p>
                      <text:p text:style-name="P472">show (Optional) </text:p>
                      <text:p text:style-name="P516">describes what level of logging to handle </text:p>
                      <text:list>
                        <text:list-header>
                          <text:p text:style-name="P516">Possible values </text:p>
                        </text:list-header>
                        <text:list-item>
                          <text:p text:style-name="P516">all = all exceptions (terminated or not) and info <text:span text:style-name="T44">Default value</text:span> </text:p>
                        </text:list-item>
                        <text:list-item>
                          <text:p text:style-name="P516">terminated = all terminated exceptions </text:p>
                        </text:list-item>
                        <text:list-item>
                          <text:p text:style-name="P516">exceptions = all non-terminated exceptions </text:p>
                        </text:list-item>
                        <text:list-item>
                          <text:p text:style-name="P516">info = all info log entries </text:p>
                        </text:list-item>
                      </text:list>
                      <text:p text:style-name="P516"><text:line-break/>for example: <text:span text:style-name="Citation">terminated </text:span></text:p>
                    </text:list-header>
                  </text:list>
                </text:list-item>
                <text:list-item>
                  <text:p text:style-name="P452">Node: <text:span text:style-name="T44">logger </text:span>(for Console logging, writes to System.out) <text:line-break/>Optional, if not specified no console logging is performed. </text:p>
                  <text:list>
                    <text:list-header>
                      <text:p text:style-name="P431"><text:line-break/><text:span text:style-name="T44">Attributes </text:span></text:p>
                      <text:p text:style-name="P472">classname </text:p>
                      <text:p text:style-name="P516">describes the Java class to log messages <text:line-break/>for example: <text:span text:style-name="Citation">org.openas2.logging.ConsoleLogger </text:span></text:p>
                      <text:p text:style-name="P472">show (Optional) </text:p>
                      <text:p text:style-name="P516">describes what level of logging to handle </text:p>
                      <text:list>
                        <text:list-header>
                          <text:p text:style-name="P516">Possible values </text:p>
                        </text:list-header>
                        <text:list-item>
                          <text:p text:style-name="P516">all = all exceptions (terminated or not) and info <text:span text:style-name="T44">Default value</text:span> </text:p>
                        </text:list-item>
                        <text:list-item>
                          <text:p text:style-name="P516">terminated = all terminated exceptions </text:p>
                        </text:list-item>
                        <text:list-item>
                          <text:p text:style-name="P516">exceptions = all non-terminated exceptions </text:p>
                        </text:list-item>
                        <text:list-item>
                          <text:p text:style-name="P516">info = all info log entries </text:p>
                        </text:list-item>
                      </text:list>
                      <text:p text:style-name="P516"><text:line-break/>for example: <text:span text:style-name="Citation">info </text:span></text:p>
                    </text:list-header>
                  </text:list>
                </text:list-item>
              </text:list>
            </text:list-item>
            <text:list-item>
              <text:p text:style-name="P452">Node: <text:span text:style-name="T44">commands </text:span><text:line-break/>Describes the OpenAS2 command classes to use </text:p>
              <text:list>
                <text:list-header>
                  <text:p text:style-name="P431"><text:line-break/><text:span text:style-name="T44">Attributes </text:span></text:p>
                  <text:p text:style-name="P472">classname </text:p>
                  <text:p text:style-name="P51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72"><text:soft-page-break/>filename </text:p>
                  <text:p text:style-name="P516">defines the name of the file command all possible commands <text:line-break/>for example: <text:span text:style-name="Citation">%home%/commands.xml </text:span></text:p>
                </text:list-header>
              </text:list>
            </text:list-item>
            <text:list-item>
              <text:p text:style-name="P452">Node: <text:span text:style-name="T44">processor </text:span><text:line-break/>Describes the OpenAS2 class to handle the message processors. </text:p>
              <text:list>
                <text:list-header>
                  <text:p text:style-name="P431"><text:line-break/><text:span text:style-name="T44">Attributes </text:span></text:p>
                  <text:p text:style-name="P472">classname </text:p>
                  <text:p text:style-name="P516">describes the default Java class to handle outgoing message <text:line-break/>for example: <text:span text:style-name="Citation">org.openas2.processor.DefaultProcessor </text:span></text:p>
                </text:list-header>
                <text:list-item>
                  <text:p text:style-name="P452">Node: <text:span text:style-name="T44">module </text:span><text:line-break/>Module that sends out AS2 messages. </text:p>
                  <text:list>
                    <text:list-header>
                      <text:p text:style-name="P431"><text:line-break/><text:span text:style-name="T44">Attributes </text:span></text:p>
                      <text:p text:style-name="P472">classname </text:p>
                      <text:p text:style-name="P516">describes the Java class to send outgoing Messages <text:line-break/>for example: <text:span text:style-name="Citation">org.openas2.processor.sender.AS2SenderModule </text:span></text:p>
                      <text:p text:style-name="P472">retry </text:p>
                      <text:p text:style-name="P516">defines the number of attempts for sending a message,default is -1 aka infinite. <text:line-break/>for example <text:span text:style-name="Citation">retries="3"</text:span> will stop sending the message after 3 failures. </text:p>
                      <text:p text:style-name="P472">connecttimeout </text:p>
                      <text:p text:style-name="P516">defines the millisecond count before a connection times out. default value is 30000 or 30 seconds. <text:line-break/>for example <text:span text:style-name="Citation">connecttimeout="60000"</text:span> will time out after 60 seconds. </text:p>
                      <text:p text:style-name="P472">readtimeout </text:p>
                      <text:p text:style-name="P516">defines the millisecond count before a read times out. default value is 30000 or 30 seconds. <text:line-break/>for example <text:span text:style-name="Citation">readtimeout="60000"</text:span> will time out after 60 seconds. </text:p>
                    </text:list-header>
                  </text:list>
                </text:list-item>
                <text:list-item>
                  <text:p text:style-name="P452">Node: <text:span text:style-name="T44">module </text:span><text:line-break/>Module that sends out AS2 MDNs. </text:p>
                  <text:list>
                    <text:list-header>
                      <text:p text:style-name="P431"><text:line-break/><text:span text:style-name="T44">Attributes </text:span></text:p>
                      <text:p text:style-name="P472">classname </text:p>
                      <text:p text:style-name="P516">describes the Java class to send <text:span text:style-name="T501">synchronous or asynchronous</text:span> MDN <text:line-break/>for example: <text:span text:style-name="Citation">org.openas2.processor.sender.MDNSenderModule </text:span></text:p>
                      <text:p text:style-name="P472">retry </text:p>
                      <text:p text:style-name="P516">defines the number of attempts for sending a message, default value is -1 (infinite.) <text:line-break/>for example <text:span text:style-name="Citation">retries="3"</text:span> will stop sending the message after 3 failures. </text:p>
                      <text:p text:style-name="P472">connecttimeout </text:p>
                      <text:p text:style-name="P516">defines the millisecond count before a connection times out. default value is 30000 or 30 seconds. <text:line-break/><text:soft-page-break/>for example <text:span text:style-name="Citation">connecttimeout="60000"</text:span> will time out after 60 seconds. </text:p>
                      <text:p text:style-name="P472">readtimeout </text:p>
                      <text:p text:style-name="P516">defines the millisecond count before a read times out. default value is 30000 or 30 seconds. <text:line-break/>for example <text:span text:style-name="Citation">readtimeout="60000"</text:span> will time out after 60 seconds. </text:p>
                    </text:list-header>
                  </text:list>
                </text:list-item>
                <text:list-item>
                  <text:p text:style-name="P452">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31"><text:line-break/><text:span text:style-name="T44">Attributes </text:span></text:p>
                      <text:p text:style-name="P472">classname </text:p>
                      <text:p text:style-name="P516">describes the Java class to process files to be sent to the AS2SenderModule for its delivery process. <text:line-break/>for example: <text:span text:style-name="Citation">org.openas2.processor.receiver.AS2DirectoryPollingModule </text:span></text:p>
                      <text:p text:style-name="P472">outboxdir </text:p>
                      <text:p text:style-name="P516">defines the directory where files are to be found. <text:line-break/>for example: <text:span text:style-name="Citation">%home%/toAny </text:span></text:p>
                      <text:p text:style-name="P475"><text:span text:style-name="T291">fileextensionfilter</text:span> </text:p>
                      <text:p text:style-name="P520">defines the <text:span text:style-name="T291">extension of the file name if file filtering is required</text:span>. <text:line-break/><text:span text:style-name="T291">The system will prefix the text entered in this attribute with a period and only files matching that extension will be picked up by the polling module</text:span><text:line-break/>for example: <text:span text:style-name="T291">txt</text:span><text:span text:style-name="Citation"> <text:s/>- </text:span><text:span text:style-name="Citation"><text:span text:style-name="T292">this will only find files like test.txt but not mytxt</text:span></text:span></text:p>
                      <text:p text:style-name="P475">errordir </text:p>
                      <text:p text:style-name="P516">defines directory where files containing errors are redirected to. <text:line-break/>for example: <text:span text:style-name="Citation">%home%/toAny/error </text:span></text:p>
                      <text:p text:style-name="P472">interval </text:p>
                      <text:p text:style-name="P516">describes how often the directory is to be checked for work. Specified in seconds. Default is 30 seconds. <text:line-break/>for example: <text:span text:style-name="Citation">5 </text:span></text:p>
                      <text:p text:style-name="P472">delimiters </text:p>
                      <text:p text:style-name="P516">defines the characters used to parse the incoming file name. Characters are separate the tokens: sender, receiver and file id. <text:line-break/>for example: <text:span text:style-name="Citation">-. </text:span></text:p>
                      <text:p text:style-name="P472"><text:bookmark text:name="messageFormat"/>format </text:p>
                      <text:p text:style-name="P51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72">mimetype </text:p>
                      <text:p text:style-name="P516">describes the outgoing message mime message type. <text:line-break/><text:soft-page-break/>for example: <text:span text:style-name="Citation">application/EDI-X12 </text:span></text:p>
                    </text:list-header>
                  </text:list>
                </text:list-item>
                <text:list-item>
                  <text:p text:style-name="P452">Node: <text:span text:style-name="T44">module </text:span></text:p>
                  <text:list>
                    <text:list-header>
                      <text:p text:style-name="P431"><text:line-break/><text:span text:style-name="T44">Attributes </text:span></text:p>
                      <text:p text:style-name="P472">classname </text:p>
                      <text:p text:style-name="P51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72">outboxdir </text:p>
                      <text:p text:style-name="P516">defines the directory where outgoing message are defined. <text:line-break/>for example: <text:span text:style-name="Citation">%home%/toOpenAS2A/ </text:span></text:p>
                      <text:p text:style-name="P472">errordir </text:p>
                      <text:p text:style-name="P516">defines the directory where erroneous messages are left. <text:line-break/>for example: <text:span text:style-name="Citation">%home%/toOpenAS2A/error </text:span></text:p>
                      <text:p text:style-name="P472">interval </text:p>
                      <text:p text:style-name="P516">describes how often the incoming directory is searched. Defined in seconds, default is 30 seconds. <text:line-break/>for example: <text:span text:style-name="Citation">5 </text:span></text:p>
                      <text:p text:style-name="P472">defaults </text:p>
                      <text:p text:style-name="P516">describes the AS2 sender and receiver ids as defined in the partnership.xml file. <text:line-break/>for example: <text:span text:style-name="Citation">defaults="sender.as2_id=OpenAS2A_</text:span><text:span text:style-name="Citation"><text:span text:style-name="T199">OID</text:span></text:span><text:span text:style-name="Citation">, receiver.as2_id=OpenAS2B_</text:span><text:span text:style-name="Citation"><text:span text:style-name="T199">OID</text:span></text:span><text:span text:style-name="Citation">" </text:span></text:p>
                      <text:p text:style-name="P472">protocol </text:p>
                      <text:p text:style-name="P516">describes the AS2 protocol, which is AS2. <text:line-break/>for example: <text:span text:style-name="Citation">as2 </text:span></text:p>
                      <text:p text:style-name="P472">mimetype </text:p>
                      <text:p text:style-name="P516">describes the outgoing message mime message type. <text:line-break/>for example: <text:span text:style-name="Citation">application/EDI-X12 </text:span></text:p>
                    </text:list-header>
                  </text:list>
                </text:list-item>
                <text:list-item>
                  <text:p text:style-name="P452">Node: <text:span text:style-name="T44">module </text:span></text:p>
                  <text:list>
                    <text:list-header>
                      <text:p text:style-name="P431"><text:line-break/><text:span text:style-name="T44">Attributes </text:span></text:p>
                      <text:p text:style-name="P472">classname </text:p>
                      <text:p text:style-name="P516">describes the Java class to process incoming MDNs <text:line-break/>for example: <text:span text:style-name="Citation">org.openas2.processor.storage.MDNFileModule </text:span></text:p>
                      <text:p text:style-name="P472">filename </text:p>
                      <text:p text:style-name="P516">describes <text:line-break/>for example: <text:span text:style-name="Citation">%home%/mdn/$date.yyyy$/$date.MM$/$mdn.msg.sender.as2_id$-$mdn.msg.receiver.as2_id$-$mdn.msg.headers.message-id$ </text:span></text:p>
                      <text:p text:style-name="P472">protocol </text:p>
                      <text:p text:style-name="P516">describes <text:line-break/>for example: <text:span text:style-name="Citation">as2 </text:span></text:p>
                      <text:p text:style-name="P472">tempdir </text:p>
                      <text:p text:style-name="P516">describes <text:line-break/>for example: <text:span text:style-name="Citation">%home%/temp </text:span></text:p>
                    </text:list-header>
                  </text:list>
                </text:list-item>
                <text:list-item>
                  <text:p text:style-name="P452">Node: <text:span text:style-name="T44">module </text:span>Defines the module to handle messages. </text:p>
                  <text:list>
                    <text:list-header>
                      <text:p text:style-name="P431"><text:line-break/><text:soft-page-break/><text:span text:style-name="T44">Attributes </text:span></text:p>
                      <text:p text:style-name="P472">classname </text:p>
                      <text:p text:style-name="P516">describes the Java class to process and store incoming messages <text:line-break/>for example: <text:span text:style-name="Citation">org.openas2.processor.storage.MessageFileModule </text:span></text:p>
                      <text:p text:style-name="P472">filename </text:p>
                      <text:p text:style-name="P516">describes the location and formatted filename of the stored MDNs. <text:line-break/>for example: <text:span text:style-name="Citation">%home%/inbox/$msg.sender.as2_id$-$msg.receiver.as2_id$-$msg.headers.message-id$ </text:span></text:p>
                      <text:p text:style-name="P472">protocol </text:p>
                      <text:p text:style-name="P516">describes the AS2 protocol <text:line-break/>for example: <text:span text:style-name="Citation">as2 </text:span></text:p>
                      <text:p text:style-name="P472">tempdir (Optional) </text:p>
                      <text:p text:style-name="P516">defines temporary directory used to store MDNs during message processing. <text:line-break/>for example: <text:span text:style-name="Citation">%home%/temp </text:span></text:p>
                    </text:list-header>
                  </text:list>
                </text:list-item>
                <text:list-item>
                  <text:p text:style-name="P452">Node: <text:span text:style-name="T44">module </text:span></text:p>
                  <text:list>
                    <text:list-header>
                      <text:p text:style-name="P431"><text:line-break/><text:span text:style-name="T44">Attributes </text:span></text:p>
                      <text:p text:style-name="P472">classname </text:p>
                      <text:p text:style-name="P516">describes the Java class to process handle incoming <text:span text:style-name="T290">transfers</text:span> <text:line-break/>for example: <text:span text:style-name="Citation">org.openas2.processor.receiver.AS2ReceiverModule </text:span></text:p>
                      <text:p text:style-name="P476"><text:span text:style-name="T502">address</text:span> </text:p>
                      <text:p text:style-name="P521"><text:span text:style-name="T502">an optional attribute that </text:span>defines the <text:span text:style-name="T502">host name or ip address to bind the listener to on</text:span> the server. <text:span text:style-name="T502">It defaults to localhost (127.0.0.,1)</text:span> <text:line-break/>for example: <text:span text:style-name="T502">192.168.1.3</text:span><text:span text:style-name="Citation"> </text:span></text:p>
                      <text:p text:style-name="P472">port </text:p>
                      <text:p text:style-name="P516">defines the port the server listens on. <text:line-break/>for example: <text:span text:style-name="Citation">10080 </text:span></text:p>
                      <text:p text:style-name="P472">errordir </text:p>
                      <text:p text:style-name="P516">defines directory where invalid incoming messages are stored. <text:line-break/>for example: <text:span text:style-name="Citation">%home%/inbox/error </text:span></text:p>
                      <text:p text:style-name="P472">errorformat </text:p>
                      <text:p text:style-name="P522">defines the format of filenames for invalid incoming messages. <text:line-break/>for example: <text:span text:style-name="Citation">sender.as2_id, receiver.as2_id, headers.message-id</text:span></text:p>
                      <text:p text:style-name="P477"><text:span text:style-name="T284">protocol</text:span> </text:p>
                      <text:list>
                        <text:list-header>
                          <text:p text:style-name="P481">optional and defaults to “http” if not present</text:p>
                          <text:p text:style-name="P530"><text:span text:style-name="Citation"><text:span text:style-name="T104">set to “</text:span></text:span><text:span text:style-name="Citation"><text:span text:style-name="T284">https” </text:span></text:span><text:span text:style-name="Citation"><text:span text:style-name="T104">for SSL transport protocol</text:span></text:span><text:span text:style-name="Citation"><text:span text:style-name="T103"> </text:span></text:span></text:p>
                        </text:list-header>
                      </text:list>
                      <text:p text:style-name="P478"><text:span text:style-name="T286">ssl_protocol</text:span> </text:p>
                      <text:list text:continue-numbering="true">
                        <text:list-header>
                          <text:p text:style-name="P482">optional and defaults to “TLS” if not present</text:p>
                          <text:p text:style-name="P531"><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531"><text:span text:style-name="Citation"><text:span text:style-name="T106">for example: SSLv3</text:span></text:span></text:p>
                        </text:list-header>
                      </text:list>
                      <text:p text:style-name="P478"><text:span text:style-name="T285">ssl_keystore</text:span> </text:p>
                      <text:list text:continue-numbering="true">
                        <text:list-header>
                          <text:p text:style-name="P485">The name of the file including path containing SSL certificate</text:p>
                          <text:p text:style-name="P483">only required for “protocol” attribute set to “https”</text:p>
                          <text:p text:style-name="P529"><text:span text:style-name="Citation"><text:span text:style-name="T105">for example: </text:span></text:span><text:span text:style-name="Citation"><text:span text:style-name="T284">%home%/ssl_certs.jks</text:span></text:span></text:p>
                        </text:list-header>
                      </text:list>
                      <text:p text:style-name="P479"><text:span text:style-name="T285">ssl_keystore_password</text:span> </text:p>
                      <text:list text:continue-numbering="true">
                        <text:list-header>
                          <text:p text:style-name="P485"><text:soft-page-break/>The password to open the SSL keystore</text:p>
                          <text:p text:style-name="P483">only required for “protocol” attribute set to “https”</text:p>
                          <text:p text:style-name="P529"><text:span text:style-name="Citation"><text:span text:style-name="T105">for example: </text:span></text:span><text:span text:style-name="Citation"><text:span text:style-name="T285">mySecretPassword</text:span></text:span></text:p>
                          <text:p text:style-name="P529"><text:span text:style-name="Citation"><text:span text:style-name="T285">NOTE: this can be overriden using a java system property when starting the application: -Dorg.openas2.sslPassword=&lt;somePassword&gt;</text:span></text:span></text:p>
                        </text:list-header>
                      </text:list>
                    </text:list-header>
                  </text:list>
                </text:list-item>
                <text:list-item>
                  <text:p text:style-name="P453">Node: <text:span text:style-name="T44">module </text:span></text:p>
                  <text:list>
                    <text:list-header>
                      <text:p text:style-name="P432"><text:line-break/><text:span text:style-name="T44">Attributes </text:span></text:p>
                      <text:p text:style-name="P480">classname </text:p>
                      <text:p text:style-name="P523">describes the Java class to <text:span text:style-name="T290">send asynchronous MDN response</text:span> <text:line-break/>for example: <text:span text:style-name="Citation">org.openas2.processor.receiver.AS2</text:span><text:span text:style-name="Citation"><text:span text:style-name="T290">MDN</text:span></text:span><text:span text:style-name="Citation">ReceiverModule </text:span></text:p>
                      <text:p text:style-name="P476"><text:span text:style-name="T502">address</text:span> </text:p>
                      <text:p text:style-name="P521"><text:span text:style-name="T502">an optional attribute that </text:span>defines the <text:span text:style-name="T502">host name or ip address to bind the listener to on</text:span> the server. <text:span text:style-name="T502">It defaults to localhost (127.0.0.,1)</text:span> <text:line-break/>for example: <text:span text:style-name="T502">192.168.1.3</text:span><text:span text:style-name="Citation"> </text:span></text:p>
                      <text:p text:style-name="P480">port </text:p>
                      <text:p text:style-name="P523">defines the port the server listens on. <text:line-break/>for example: <text:span text:style-name="Citation">10080 </text:span></text:p>
                      <text:p text:style-name="P480"><text:span text:style-name="T284">protocol</text:span> </text:p>
                      <text:list>
                        <text:list-header>
                          <text:p text:style-name="P484">optional and defaults to “http” if not present</text:p>
                          <text:p text:style-name="P532"><text:span text:style-name="Citation"><text:span text:style-name="T104">set to “</text:span></text:span><text:span text:style-name="Citation"><text:span text:style-name="T284">https” </text:span></text:span><text:span text:style-name="Citation"><text:span text:style-name="T104">for SSL transport protocol</text:span></text:span><text:span text:style-name="Citation"><text:span text:style-name="T103"> </text:span></text:span></text:p>
                        </text:list-header>
                      </text:list>
                      <text:p text:style-name="P480"><text:span text:style-name="T286">ssl_protocol</text:span> </text:p>
                      <text:list text:continue-numbering="true">
                        <text:list-header>
                          <text:p text:style-name="P484">optional and defaults to “TLS” if not present</text:p>
                          <text:p text:style-name="P532"><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532"><text:span text:style-name="Citation"><text:span text:style-name="T106">for example: SSLv3</text:span></text:span></text:p>
                        </text:list-header>
                      </text:list>
                      <text:p text:style-name="P480"><text:span text:style-name="T285">ssl_keystore</text:span> </text:p>
                      <text:list text:continue-numbering="true">
                        <text:list-header>
                          <text:p text:style-name="P486">The name of the file including path containing SSL certificate</text:p>
                          <text:p text:style-name="P484">only required for “protocol” attribute set to “https”</text:p>
                          <text:p text:style-name="P532"><text:span text:style-name="Citation"><text:span text:style-name="T105">for example: </text:span></text:span><text:span text:style-name="Citation"><text:span text:style-name="T284">%home%/ssl_certs.jks</text:span></text:span></text:p>
                        </text:list-header>
                      </text:list>
                      <text:p text:style-name="P480"><text:span text:style-name="T285">ssl_keystore_password</text:span> </text:p>
                      <text:list text:continue-numbering="true">
                        <text:list-header>
                          <text:p text:style-name="P486">The password to open the SSL keystore</text:p>
                          <text:p text:style-name="P484">only required for “protocol” attribute set to “https”</text:p>
                          <text:p text:style-name="P532"><text:span text:style-name="Citation"><text:span text:style-name="T105">for example: </text:span></text:span><text:span text:style-name="Citation"><text:span text:style-name="T285">mySecretPassword</text:span></text:span></text:p>
                          <text:p text:style-name="P532"><text:span text:style-name="Citation"><text:span text:style-name="T28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65012762892812" text:continue-numbering="true" text:style-name="L31">
        <text:list-item>
          <text:list>
            <text:list-item>
              <text:list>
                <text:list-item>
                  <text:p text:style-name="P452">Node: <text:span text:style-name="T44">module </text:span></text:p>
                  <text:list>
                    <text:list-header>
                      <text:p text:style-name="P431"><text:line-break/><text:span text:style-name="T44">Attributes </text:span></text:p>
                      <text:p text:style-name="P472">classname </text:p>
                      <text:p text:style-name="P516">describes the Java class to <text:span text:style-name="T290">re</text:span>handle messages <text:line-break/>for example: <text:span text:style-name="Citation">org.openas2.processor.resender.DirectoryResenderModule </text:span></text:p>
                      <text:p text:style-name="P472">resenddir </text:p>
                      <text:p text:style-name="P516">defines the directory to find message to resend <text:line-break/><text:soft-page-break/>for example: <text:span text:style-name="Citation">%home%/resend </text:span></text:p>
                      <text:p text:style-name="P472">errordir </text:p>
                      <text:p text:style-name="P516">defines the director to store resend messages that are in error. <text:line-break/>for example: <text:span text:style-name="Citation">%home%/resend/error </text:span></text:p>
                      <text:p text:style-name="P472">resenddelay </text:p>
                      <text:p text:style-name="P526">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4"><text:span text:style-name="T71">This file</text:span> describe<text:span text:style-name="T71">s</text:span> you<text:span text:style-name="T71">r company</text:span> and your trading partners. This file requires modification to work with your application</text:p>
      <text:list xml:id="list1623479759" text:style-name="L32">
        <text:list-item>
          <text:p text:style-name="P454">Node: <text:span text:style-name="T44">partnerships </text:span><text:line-break/>The root node. </text:p>
          <text:list>
            <text:list-item>
              <text:p text:style-name="P433">Node: <text:span text:style-name="T44">partner </text:span><text:line-break/>partner definition <text:line-break/><text:span text:style-name="T44">Attributes </text:span></text:p>
              <text:p text:style-name="P487">name </text:p>
              <text:p text:style-name="P524">partner name as defined in OpenAS2 configuration file. <text:line-break/><text:span text:style-name="Citation">OpenAS2A </text:span></text:p>
              <text:p text:style-name="P487">as2_id </text:p>
              <text:p text:style-name="P524">partner name as defined in partnership node <text:line-break/><text:span text:style-name="Citation">OpenAS2A </text:span></text:p>
              <text:p text:style-name="P487">x509_alias </text:p>
              <text:p text:style-name="P524">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487">email </text:p>
              <text:p text:style-name="P524">E-mail address of partner <text:line-break/><text:a xlink:type="simple" xlink:href="mailto:as2a@MySillyMailerServer.com" text:style-name="Internet_20_link" text:visited-style-name="Visited_20_Internet_20_Link"><text:span text:style-name="Citation">as2a@MySillyMailerServer.com</text:span></text:a></text:p>
              <text:p text:style-name="P533"><text:span text:style-name="Citation"/></text:p>
            </text:list-item>
            <text:list-item>
              <text:p text:style-name="P454">Node: <text:span text:style-name="T44">partnership </text:span><text:line-break/>defines partner relationships between sender and receiver </text:p>
              <text:list>
                <text:list-item>
                  <text:p text:style-name="P433">Node: <text:span text:style-name="T44">partnership </text:span><text:line-break/><text:span text:style-name="T44">Attributes </text:span></text:p>
                  <text:p text:style-name="P487">name </text:p>
                  <text:p text:style-name="P524">Unique name of partnership relation. See filename parsing above. <text:line-break/><text:span text:style-name="Citation">OpenAS2A-OpenAS2B </text:span></text:p>
                </text:list-item>
                <text:list-item>
                  <text:p text:style-name="P433">Node: <text:span text:style-name="T44">sender </text:span><text:line-break/><text:span text:style-name="T44">Attributes </text:span></text:p>
                  <text:p text:style-name="P487">name </text:p>
                  <text:p text:style-name="P524">Unique name of Sender <text:line-break/><text:span text:style-name="Citation">OpenAS2A </text:span></text:p>
                </text:list-item>
                <text:list-item>
                  <text:p text:style-name="P433">Node: <text:span text:style-name="T44">receiver </text:span><text:line-break/><text:span text:style-name="T44">Attributes </text:span></text:p>
                  <text:p text:style-name="P487"><text:soft-page-break/>name </text:p>
                  <text:p text:style-name="P527">Unique name of receiver <text:line-break/><text:span text:style-name="Citation">OpenAS2B </text:span></text:p>
                  <text:p text:style-name="P433"><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54">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454">Node: <text:span text:style-name="T44">attribute </text:span><text:line-break/><text:span text:style-name="T44">name </text:span>is <text:span text:style-name="T44">subject </text:span>defines text used in E-mail subject line <text:line-break/><text:span text:style-name="T44">value – </text:span><text:span text:style-name="T306">can use references to message parameters </text:span><text:span text:style-name="T307">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08">File $attributes.filename$ sent f</text:span></text:span><text:span text:style-name="Citation">rom </text:span><text:span text:style-name="Citation"><text:span text:style-name="T508">$sender.name$</text:span></text:span><text:span text:style-name="Citation"> to </text:span><text:span text:style-name="Citation"><text:span text:style-name="T508">$receiver.name$</text:span></text:span><text:span text:style-name="Citation">" </text:span></text:p>
                </text:list-item>
                <text:list-item>
                  <text:p text:style-name="P454">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455">Node: <text:span text:style-name="T44">attribute </text:span><text:line-break/><text:span text:style-name="T44">name </text:span>is <text:span text:style-name="T44">as2_mdn_to</text:span><text:span text:style-name="T298"> </text:span><text:span text:style-name="T299">when set this specifies that an MDN response is required and </text:span>defines <text:span text:style-name="T297">value of the “</text:span><text:span text:style-name="T176">"Disposition-Notification-To"</text:span> header <text:span text:style-name="T297">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08">datamanager@mypartner.com</text:span></text:span><text:span text:style-name="Citation">" </text:span></text:p>
                </text:list-item>
                <text:list-item>
                  <text:p text:style-name="P454">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454">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454">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459"><text:span text:style-name="Citation">Node: </text:span><text:span text:style-name="Citation"><text:span text:style-name="T44">attribute (optional) </text:span></text:span><text:span text:style-name="Citation"><text:line-break/></text:span><text:soft-page-break/><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460"><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9">if defined it determines</text:span></text:span><text:span text:style-name="Citation"> what the </text:span><text:span text:style-name="Citation"><text:span text:style-name="T208">type of compression to use. Leave this attribute out if no compression is required</text:span></text:span><text:span text:style-name="Citation"><text:line-break/></text:span><text:span text:style-name="Citation"><text:span text:style-name="T44">value </text:span></text:span><text:span text:style-name="Citation"><text:span text:style-name="T208">ZLIB </text:span></text:span><text:span text:style-name="Citation">(default) – </text:span><text:span text:style-name="Citation"><text:span text:style-name="T209">no other supported options</text:span></text:span><text:span text:style-name="Citation"><text:line-break/>name="</text:span><text:span text:style-name="Citation"><text:span text:style-name="T208">compression_type</text:span></text:span><text:span text:style-name="Citation">" value="</text:span><text:span text:style-name="Citation"><text:span text:style-name="T209">ZLIB</text:span></text:span><text:span text:style-name="Citation">" </text:span></text:p>
                </text:list-item>
                <text:list-item>
                  <text:p text:style-name="P461"><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9">if defined it determines</text:span></text:span><text:span text:style-name="Citation"> </text:span><text:span text:style-name="Citation"><text:span text:style-name="T213">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3">compress-after-signing”</text:span></text:span><text:span text:style-name="Citation"><text:line-break/>name="</text:span><text:span text:style-name="Citation"><text:span text:style-name="T208">compression_mode</text:span></text:span><text:span text:style-name="Citation">" value="</text:span><text:span text:style-name="Citation"><text:span text:style-name="T213">compress-after-signing</text:span></text:span><text:span text:style-name="Citation">" </text:span></text:p>
                </text:list-item>
              </text:list>
            </text:list-item>
          </text:list>
        </text:list-item>
      </text:list>
      <text:h text:style-name="P501" text:outline-level="1"><text:bookmark-start text:name="__RefHeading__846_428440488"/>Appendix: <text:span text:style-name="T110">command</text:span>.xml file structure<text:bookmark-end text:name="__RefHeading__846_428440488"/></text:h>
      <text:p text:style-name="P212">List of commands available to the OpenAS2 server Application. </text:p>
      <text:list xml:id="list1705011212" text:style-name="L33">
        <text:list-item>
          <text:p text:style-name="P456">Node: <text:span text:style-name="T44">commands </text:span>the root node </text:p>
          <text:list>
            <text:list-item>
              <text:p text:style-name="P434">Node: <text:span text:style-name="T44">multicommand </text:span></text:p>
              <text:p text:style-name="P463">attribute </text:p>
              <text:p text:style-name="P488">name </text:p>
              <text:p text:style-name="P534">value "cert|part", certificate commands or partnership commands </text:p>
              <text:p text:style-name="P488">description </text:p>
              <text:p text:style-name="P534">value is some useful text </text:p>
              <text:list>
                <text:list-item>
                  <text:p text:style-name="P434">Node: <text:span text:style-name="T44">command </text:span></text:p>
                  <text:p text:style-name="P464">attribute </text:p>
                  <text:p text:style-name="P489">classname </text:p>
                  <text:p text:style-name="P535">value is a OpenAS2 classname that will process a command</text:p>
                </text:list-item>
              </text:list>
            </text:list-item>
          </text:list>
        </text:list-item>
      </text:list>
      <text:h text:style-name="P506" text:outline-level="1"><text:bookmark-start text:name="__RefHeading___Toc5989_46039121"/>Appendix: Updating database <text:span text:style-name="T417">structure</text:span><text:bookmark-end text:name="__RefHeading___Toc5989_46039121"/></text:h>
      <text:p text:style-name="P141">The table structure for message tracking is stored in an XML file structure that uses the Apache DDLUtils project structure.</text:p>
      <text:p text:style-name="P141">OpenAS2 includes a jar file that uses the Apache DDLUtils project to generate DDL statements to create or update the database to match the XML definition of the database and can also be used to automatically update the target database. <text:span text:style-name="T417">Configuration for the database update functionality comprises 3 files located in the &lt;installDir&gt;/resources/DB folder:</text:span></text:p>
      <text:list xml:id="list186008217" text:style-name="L34">
        <text:list-item>
          <text:p text:style-name="P435"><text:soft-page-break/>openas2-schema.xml – the XML definition of the table used to capture AS2 message states</text:p>
        </text:list-item>
        <text:list-item>
          <text:p text:style-name="P435">jdbc.properties.h2 – defines the connection parameters for the databases</text:p>
        </text:list-item>
        <text:list-item>
          <text:p text:style-name="P435">build.xml – the Ant build file that invokes </text:p>
        </text:list-item>
      </text:list>
      <text:p text:style-name="P142">Run this command in the dorectory containing the Ant build file to generate a DDL file containing statements to update the DB to match the XML definition:</text:p>
      <text:p text:style-name="P283">ant -Djdbc.properties.file=jdbc.properties.h2</text:p>
      <text:p text:style-name="P142">To directly update the database without generating a DDL file use this command:</text:p>
      <text:p text:style-name="P283">ant -Djdbc.properties.file=jdbc.properties.h2 writeSchemaToDb</text:p>
      <text:h text:style-name="P502" text:outline-level="1"><text:bookmark-start text:name="__RefHeading___Toc5991_46039121"/>Appendix: Creating database DDL for external databases<text:bookmark-end text:name="__RefHeading___Toc5991_46039121"/></text:h>
      <text:p text:style-name="P239">The deployment package for OpenAS2 conta<text:span text:style-name="T445">i</text:span>ns resources to generate DDL statements for the database table used to log AS2 message state. <text:span text:style-name="T445">The tool requires Ant to be installed (https://ant.apache.org/).</text:span></text:p>
      <text:p text:style-name="P238">It supports the following database platforms:</text:p>
      <text:list xml:id="list260882286" text:style-name="L35">
        <text:list-item>
          <text:p text:style-name="P398">axion</text:p>
        </text:list-item>
        <text:list-item>
          <text:p text:style-name="P398">cloudscape</text:p>
        </text:list-item>
        <text:list-item>
          <text:p text:style-name="P398">db2</text:p>
        </text:list-item>
        <text:list-item>
          <text:p text:style-name="P398">derby</text:p>
        </text:list-item>
        <text:list-item>
          <text:p text:style-name="P398">firebird</text:p>
        </text:list-item>
        <text:list-item>
          <text:p text:style-name="P398">h2</text:p>
        </text:list-item>
        <text:list-item>
          <text:p text:style-name="P398">hsqldb</text:p>
        </text:list-item>
        <text:list-item>
          <text:p text:style-name="P398">interbase</text:p>
        </text:list-item>
        <text:list-item>
          <text:p text:style-name="P398">maxdb</text:p>
        </text:list-item>
        <text:list-item>
          <text:p text:style-name="P398">mckoi</text:p>
        </text:list-item>
        <text:list-item>
          <text:p text:style-name="P398">mssql</text:p>
        </text:list-item>
        <text:list-item>
          <text:p text:style-name="P398">mysql</text:p>
        </text:list-item>
        <text:list-item>
          <text:p text:style-name="P398">oracle</text:p>
        </text:list-item>
        <text:list-item>
          <text:p text:style-name="P398">postgresql</text:p>
        </text:list-item>
        <text:list-item>
          <text:p text:style-name="P398">sapdb</text:p>
        </text:list-item>
        <text:list-item>
          <text:p text:style-name="P398">sybase</text:p>
        </text:list-item>
      </text:list>
      <text:p text:style-name="P237"/>
      <text:p text:style-name="P237">To use a different database system than H2, follow these steps:</text:p>
      <text:list xml:id="list2163397574" text:style-name="L36">
        <text:list-item>
          <text:p text:style-name="P528">Create a database with the desired name , user and password in the target database system</text:p>
        </text:list-item>
        <text:list-item>
          <text:p text:style-name="P528">Change the property named “platform” in the build.xml file to the required database platform</text:p>
        </text:list-item>
        <text:list-item>
          <text:p text:style-name="P528">Set up a jdbc.properties file with the appropriate settings using the jdbc.properties.h2 file as a template.</text:p>
        </text:list-item>
        <text:list-item>
          <text:p text:style-name="P528"><text:soft-page-break/>Create the database table. To generate DDL statements to an SQL file that can then be used to apply to the database use this command:</text:p>
          <text:p text:style-name="P462">ant -Djdbc.properties.file=jdbc.properties</text:p>
          <text:p text:style-name="P462">To directly update the database without generating a DDL file use this command:</text:p>
          <text:p text:style-name="P462">ant -Djdbc.properties.file=jdbc.properties writeSchemaToDb</text:p>
        </text:list-item>
        <text:list-item>
          <text:p text:style-name="P528">Change the appropriate param<text:span text:style-name="T427">e</text:span>ters in the config.xml file for the database tracking module.</text:p>
        </text:list-item>
      </text:list>
      <text:p text:style-name="P355"/>
      <text:h text:style-name="P503" text:outline-level="1"><text:bookmark-start text:name="__RefHeading___Toc6158_2000164280"/>Appendix: Upgrading<text:bookmark-end text:name="__RefHeading___Toc6158_2000164280"/></text:h>
      <text:p text:style-name="P146">Each <text:span text:style-name="T440">release contains a </text:span>RELEASE-NOTES.txt file. <text:span text:style-name="T440">This file</text:span> contains a section specifically about upgrading to use new functionality if there was any config related new functionality in that release. There will be no upgrade notes <text:span text:style-name="T444">for the particular release</text:span> if it was just a bugfix or minor enhancement where there is no config to be done. <text:span text:style-name="T440">You should add any configuration related elements to the appropriate XML file(s) if you wish to use new functionality that requires configuration settings.</text:span></text:p>
      <text:p text:style-name="P147">The basic upgrade path is as follows:</text:p>
      <text:list xml:id="list316410413" text:style-name="L37">
        <text:list-item>
          <text:p text:style-name="P43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36">config.xml: Review and merge any new configuration into your existing config.xml. Generally it should be fairly obvious where there are "missing" items in your existing file compared to the ver<text:span text:style-name="T439">s</text:span>ion you are upgrading to. <text:span text:style-name="T439">For performance purposes, m</text:span>ake sure you do not add unwanted modules and perhaps a good idea to review any modules you have not used but have enabled such as the remote command processor, socket logging etc.</text:p>
        </text:list-item>
        <text:list-item>
          <text:p text:style-name="P436">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39">s</text:span>ion into the new version <text:span text:style-name="T440">and replace the old version </text:span>if necessary. <text:span text:style-name="T440">Specifically ensure you set the classpath appropriately to cater for upgraded or new libraries.</text:span></text:p>
        </text:list-item>
        <text:list-item>
          <text:p text:style-name="P436">Delete all files in your "lib" folder and copy all the files from the release package "lib" folder into your deployed folder.<text:line-break/></text:p>
        </text:list-item>
      </text:list>
      <text:p text:style-name="Text_20_body"><text:span text:style-name="T45">NOTE: </text:span><text:span text:style-name="T439">The alternative route is to</text:span> unzip the new rel<text:span text:style-name="T439">e</text:span>ase into a new folder on your server and follow steps 1, 2 and <text:span text:style-name="T440">3</text:span> above <text:span text:style-name="T441">except </text:span>merging the changes you made ori<text:span text:style-name="T439">g</text:span>inally into the new deployment. <text:span text:style-name="T444">This route may be the quicker route if you have not customized the configuration files </text:span><text:soft-page-break/><text:span text:style-name="T444">extensively and will ensure you do not miss newly added configuration.</text:span></text:p>
      <text:h text:style-name="P504" text:outline-level="1"><text:bookmark-start text:name="__RefHeading___Toc6900_1876499903"/>Appendix: Clustering and Load Balancing<text:bookmark-end text:name="__RefHeading___Toc6900_1876499903"/></text:h>
      <text:p text:style-name="P15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54">guarantee</text:span> which node will receive the MDN unless you have dedicated host names for each node in a cluster just to ensure the MDN is returned to the node that sent the mes<text:span text:style-name="T454">s</text:span>age (the sender includes the MDN response host name as part of the sent AS2 message to the recipient <text:span text:style-name="T45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55">relying on using only synchronous MDN </text:span>may not cater for all your partners you <text:span text:style-name="T455">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55">high availability</text:span>. The asynchronous MDN response means there is no guarantee which node will receive the MDN and therefore any <text:soft-page-break/>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05" text:outline-level="1"><text:bookmark-start text:name="__RefHeading___Toc6902_1876499903"/>Appendix: Maven Artifacts<text:bookmark-end text:name="__RefHeading___Toc6902_1876499903"/></text:h>
      <text:p text:style-name="P158">If you are using Maven for your project and building custom modules to enhance the OpenAS2 application or you are including OpenAS2 into a larger project and using it as a library then you can use the maven dependency in your om.xml as follows:</text:p>
      <text:p text:style-name="P284">&lt;<text:span text:style-name="T462">dependency</text:span>&gt;</text:p>
      <text:p text:style-name="P284"><text:tab/>&lt;<text:span text:style-name="T462">groupId</text:span>&gt;net.sf.openas2&lt;/<text:span text:style-name="T462">groupId</text:span>&gt;</text:p>
      <text:p text:style-name="P284"><text:tab/>&lt;<text:span text:style-name="T462">artifactId</text:span>&gt;openas2-server&lt;/<text:span text:style-name="T462">artifactId</text:span>&gt;</text:p>
      <text:p text:style-name="P284"><text:tab/>&lt;<text:span text:style-name="T462">version</text:span>&gt;2.<text:span text:style-name="T470">4</text:span>.<text:span text:style-name="T470">0&lt;</text:span>/<text:span text:style-name="T462">version</text:span>&gt;</text:p>
      <text:p text:style-name="P284">&lt;/<text:span text:style-name="T462">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10-03T06:50:11.206000000</dc:date>
    <meta:editing-duration>P51DT15H22M53S</meta:editing-duration>
    <meta:editing-cycles>355</meta:editing-cycles>
    <meta:generator>LibreOffice/6.0.3.2$Windows_X86_64 LibreOffice_project/8f48d515416608e3a835360314dac7e47fd0b821</meta:generator>
    <meta:document-statistic meta:table-count="2" meta:image-count="4" meta:object-count="0" meta:page-count="55" meta:paragraph-count="1196" meta:word-count="17275" meta:character-count="116520" meta:non-whitespace-character-count="99729"/>
  </office:meta>
</office:document-meta>
</file>

<file path=VersionList.xml><?xml version="1.0" encoding="utf-8"?>
<VL:version-list xmlns:dc="http://purl.org/dc/elements/1.1/" xmlns:VL="http://openoffice.org/2001/versions-list">
  <VL:version-entry VL:title="Version1" VL:comment="C. Broderick" VL:creator="" dc:date-time="2015-08-16T20:13:03"/>
</VL:version-list>
</file>